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6689in"/>
    </style:style>
    <style:style style:name="co3" style:family="table-column">
      <style:table-column-properties fo:break-before="auto" style:column-width="1.3535in"/>
    </style:style>
    <style:style style:name="co4" style:family="table-column">
      <style:table-column-properties fo:break-before="auto" style:column-width="0.5937in"/>
    </style:style>
    <style:style style:name="co5" style:family="table-column">
      <style:table-column-properties fo:break-before="auto" style:column-width="0.5472in"/>
    </style:style>
    <style:style style:name="co6" style:family="table-column">
      <style:table-column-properties fo:break-before="auto" style:column-width="0.8189in"/>
    </style:style>
    <style:style style:name="co7" style:family="table-column">
      <style:table-column-properties fo:break-before="auto" style:column-width="1.1661in"/>
    </style:style>
    <style:style style:name="co8" style:family="table-column">
      <style:table-column-properties fo:break-before="auto" style:column-width="0.7161in"/>
    </style:style>
    <style:style style:name="co9" style:family="table-column">
      <style:table-column-properties fo:break-before="auto" style:column-width="0.8283in"/>
    </style:style>
    <style:style style:name="co10" style:family="table-column">
      <style:table-column-properties fo:break-before="auto" style:column-width="1.2783in"/>
    </style:style>
    <style:style style:name="co11" style:family="table-column">
      <style:table-column-properties fo:break-before="auto" style:column-width="0.6783in"/>
    </style:style>
    <style:style style:name="co12" style:family="table-column">
      <style:table-column-properties fo:break-before="auto" style:column-width="1.3437in"/>
    </style:style>
    <style:style style:name="co13" style:family="table-column">
      <style:table-column-properties fo:break-before="auto" style:column-width="1.2689in"/>
    </style:style>
    <style:style style:name="co14" style:family="table-column">
      <style:table-column-properties fo:break-before="auto" style:column-width="1.569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f6f9d4" style:text-align-source="fix" style:repeat-content="false"/>
      <style:paragraph-properties fo:text-align="end" fo:margin-left="0in"/>
    </style:style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in"/>
    </style:style>
    <style:style style:name="ce7" style:family="table-cell" style:parent-style-name="Default" style:data-style-name="N2"/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4">
      <style:table-cell-properties fo:background-color="#f6f9d4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</style:style>
    <style:style style:name="ce12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in"/>
    </style:style>
    <style:style style:name="ce13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>
      <style:table-cell-properties fo:background-color="#f6f9d4"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in"/>
    </style:style>
    <style:style style:name="ce31" style:family="table-cell" style:parent-style-name="Default" style:data-style-name="N2"/>
    <style:style style:name="ce32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33" style:family="table-cell" style:parent-style-name="Default" style:data-style-name="N4">
      <style:table-cell-properties fo:background-color="#f6f9d4" style:text-align-source="fix" style:repeat-content="false"/>
      <style:paragraph-properties fo:text-align="end" fo:margin-left="0in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5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</style:style>
    <style:style style:name="ce3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in"/>
    </style:style>
    <style:style style:name="ce3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iter.mean</text:p>
          </table:table-cell>
          <table:table-cell office:value-type="string" calcext:value-type="string">
            <text:p>iter.sd</text:p>
          </table:table-cell>
          <table:table-cell office:value-type="string" calcext:value-type="string">
            <text:p>iter.max</text:p>
          </table:table-cell>
          <table:table-cell office:value-type="string" calcext:value-type="string">
            <text:p>iter.min</text:p>
          </table:table-cell>
          <table:table-cell office:value-type="string" calcext:value-type="string">
            <text:p>time.mean</text:p>
          </table:table-cell>
          <table:table-cell office:value-type="string" calcext:value-type="string">
            <text:p>time.sd</text:p>
          </table:table-cell>
          <table:table-cell office:value-type="string" calcext:value-type="string">
            <text:p>memusage.mean</text:p>
          </table:table-cell>
          <table:table-cell office:value-type="string" calcext:value-type="string">
            <text:p>memusage.sd</text:p>
          </table:table-cell>
          <table:table-cell office:value-type="string" calcext:value-type="string">
            <text:p>cost.initial</text:p>
          </table:table-cell>
          <table:table-cell office:value-type="string" calcext:value-type="string">
            <text:p>cost.mean</text:p>
          </table:table-cell>
          <table:table-cell office:value-type="string" calcext:value-type="string">
            <text:p>cost.sd</text:p>
          </table:table-cell>
          <table:table-cell office:value-type="string" calcext:value-type="string">
            <text:p>cost.min</text:p>
          </table:table-cell>
          <table:table-cell office:value-type="string" calcext:value-type="string">
            <text:p>cost.max</text:p>
          </table:table-cell>
          <table:table-cell office:value-type="string" calcext:value-type="string">
            <text:p>dist.mean</text:p>
          </table:table-cell>
          <table:table-cell office:value-type="string" calcext:value-type="string">
            <text:p>dist.sd</text:p>
          </table:table-cell>
          <table:table-cell office:value-type="string" calcext:value-type="string">
            <text:p>tard.mean</text:p>
          </table:table-cell>
          <table:table-cell office:value-type="string" calcext:value-type="string">
            <text:p>tard.sd</text:p>
          </table:table-cell>
          <table:table-cell office:value-type="string" calcext:value-type="string">
            <text:p>tmax.mean</text:p>
          </table:table-cell>
          <table:table-cell office:value-type="string" calcext:value-type="string">
            <text:p>tmax.sd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8.85" calcext:value-type="float">
            <text:p>8.85</text:p>
          </table:table-cell>
          <table:table-cell office:value-type="float" office:value="1.69441808051583" calcext:value-type="float">
            <text:p>1.6944180805158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17375" calcext:value-type="float">
            <text:p>0.17375</text:p>
          </table:table-cell>
          <table:table-cell office:value-type="float" office:value="0.0303936887493024" calcext:value-type="float">
            <text:p>0.030393688749302</text:p>
          </table:table-cell>
          <table:table-cell office:value-type="float" office:value="134.1166" calcext:value-type="float">
            <text:p>134.1166</text:p>
          </table:table-cell>
          <table:table-cell office:value-type="float" office:value="0.03938260369356" calcext:value-type="float">
            <text:p>0.03938260369356</text:p>
          </table:table-cell>
          <table:table-cell office:value-type="float" office:value="271.211" calcext:value-type="float">
            <text:p>271.211</text:p>
          </table:table-cell>
          <table:table-cell office:value-type="float" office:value="219.191" calcext:value-type="float">
            <text:p>219.191</text:p>
          </table:table-cell>
          <table:table-cell office:value-type="float" office:value="4.43635886735958" calcext:value-type="float">
            <text:p>4.43635886735958</text:p>
          </table:table-cell>
          <table:table-cell office:value-type="float" office:value="218.199" calcext:value-type="float">
            <text:p>218.199</text:p>
          </table:table-cell>
          <table:table-cell office:value-type="float" office:value="238.039" calcext:value-type="float">
            <text:p>238.039</text:p>
          </table:table-cell>
          <table:table-cell office:value-type="float" office:value="657.57205" calcext:value-type="float">
            <text:p>657.57205</text:p>
          </table:table-cell>
          <table:table-cell office:value-type="float" office:value="13.3093002088765" calcext:value-type="float">
            <text:p>13.30930020887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7.35" calcext:value-type="float">
            <text:p>7.35</text:p>
          </table:table-cell>
          <table:table-cell office:value-type="float" office:value="0.670820393249937" calcext:value-type="float">
            <text:p>0.67082039324993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18125" calcext:value-type="float">
            <text:p>0.18125</text:p>
          </table:table-cell>
          <table:table-cell office:value-type="float" office:value="0.0161697410713898" calcext:value-type="float">
            <text:p>0.01616974107139</text:p>
          </table:table-cell>
          <table:table-cell office:value-type="float" office:value="134.1414" calcext:value-type="float">
            <text:p>134.1414</text:p>
          </table:table-cell>
          <table:table-cell office:value-type="float" office:value="0.0643848625556928" calcext:value-type="float">
            <text:p>0.064384862555693</text:p>
          </table:table-cell>
          <table:table-cell office:value-type="float" office:value="248.127" calcext:value-type="float">
            <text:p>248.127</text:p>
          </table:table-cell>
          <table:table-cell office:value-type="float" office:value="246.626" calcext:value-type="float">
            <text:p>246.6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6.626" calcext:value-type="float">
            <text:p>246.626</text:p>
          </table:table-cell>
          <table:table-cell office:value-type="float" office:value="687.289" calcext:value-type="float">
            <text:p>687.289</text:p>
          </table:table-cell>
          <table:table-cell office:value-type="float" office:value="0" calcext:value-type="float">
            <text:p>0</text:p>
          </table:table-cell>
          <table:table-cell office:value-type="float" office:value="26.2947" calcext:value-type="float">
            <text:p>26.2947</text:p>
          </table:table-cell>
          <table:table-cell office:value-type="float" office:value="0" calcext:value-type="float">
            <text:p>0</text:p>
          </table:table-cell>
          <table:table-cell office:value-type="float" office:value="26.2947" calcext:value-type="float">
            <text:p>26.2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7.15" calcext:value-type="float">
            <text:p>7.15</text:p>
          </table:table-cell>
          <table:table-cell office:value-type="float" office:value="0.366347548532523" calcext:value-type="float">
            <text:p>0.3663475485325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4678" calcext:value-type="float">
            <text:p>0.4678</text:p>
          </table:table-cell>
          <table:table-cell office:value-type="float" office:value="0.12372022767859" calcext:value-type="float">
            <text:p>0.12372022767859</text:p>
          </table:table-cell>
          <table:table-cell office:value-type="float" office:value="134.2536" calcext:value-type="float">
            <text:p>134.2536</text:p>
          </table:table-cell>
          <table:table-cell office:value-type="float" office:value="0.152219854849906" calcext:value-type="float">
            <text:p>0.152219854849906</text:p>
          </table:table-cell>
          <table:table-cell office:value-type="float" office:value="339.072" calcext:value-type="float">
            <text:p>339.072</text:p>
          </table:table-cell>
          <table:table-cell office:value-type="float" office:value="305.86" calcext:value-type="float">
            <text:p>305.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5.86" calcext:value-type="float">
            <text:p>305.86</text:p>
          </table:table-cell>
          <table:table-cell office:value-type="float" office:value="741.138" calcext:value-type="float">
            <text:p>741.138</text:p>
          </table:table-cell>
          <table:table-cell office:value-type="float" office:value="0" calcext:value-type="float">
            <text:p>0</text:p>
          </table:table-cell>
          <table:table-cell office:value-type="float" office:value="99.3063" calcext:value-type="float">
            <text:p>99.3063</text:p>
          </table:table-cell>
          <table:table-cell office:value-type="float" office:value="0" calcext:value-type="float">
            <text:p>0</text:p>
          </table:table-cell>
          <table:table-cell office:value-type="float" office:value="77.1347" calcext:value-type="float">
            <text:p>77.1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7.7" calcext:value-type="float">
            <text:p>7.7</text:p>
          </table:table-cell>
          <table:table-cell office:value-type="float" office:value="1.21828179265546" calcext:value-type="float">
            <text:p>1.2182817926554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3018" calcext:value-type="float">
            <text:p>1.3018</text:p>
          </table:table-cell>
          <table:table-cell office:value-type="float" office:value="0.515081965884021" calcext:value-type="float">
            <text:p>0.515081965884021</text:p>
          </table:table-cell>
          <table:table-cell office:value-type="float" office:value="134.2516" calcext:value-type="float">
            <text:p>134.2516</text:p>
          </table:table-cell>
          <table:table-cell office:value-type="float" office:value="0.0831127325732328" calcext:value-type="float">
            <text:p>0.083112732573233</text:p>
          </table:table-cell>
          <table:table-cell office:value-type="float" office:value="210.415" calcext:value-type="float">
            <text:p>210.415</text:p>
          </table:table-cell>
          <table:table-cell office:value-type="float" office:value="189.2488" calcext:value-type="float">
            <text:p>189.2488</text:p>
          </table:table-cell>
          <table:table-cell office:value-type="float" office:value="7.2386876653016" calcext:value-type="float">
            <text:p>7.2386876653016</text:p>
          </table:table-cell>
          <table:table-cell office:value-type="float" office:value="186.897" calcext:value-type="float">
            <text:p>186.897</text:p>
          </table:table-cell>
          <table:table-cell office:value-type="float" office:value="210.415" calcext:value-type="float">
            <text:p>210.415</text:p>
          </table:table-cell>
          <table:table-cell office:value-type="float" office:value="467.4327" calcext:value-type="float">
            <text:p>467.4327</text:p>
          </table:table-cell>
          <table:table-cell office:value-type="float" office:value="37.4298448386058" calcext:value-type="float">
            <text:p>37.4298448386058</text:p>
          </table:table-cell>
          <table:table-cell office:value-type="float" office:value="61.54266" calcext:value-type="float">
            <text:p>61.54266</text:p>
          </table:table-cell>
          <table:table-cell office:value-type="float" office:value="10.4758750813677" calcext:value-type="float">
            <text:p>10.4758750813677</text:p>
          </table:table-cell>
          <table:table-cell office:value-type="float" office:value="38.77133" calcext:value-type="float">
            <text:p>38.77133</text:p>
          </table:table-cell>
          <table:table-cell office:value-type="float" office:value="5.23793754068386" calcext:value-type="float">
            <text:p>5.23793754068386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9.25" calcext:value-type="float">
            <text:p>9.25</text:p>
          </table:table-cell>
          <table:table-cell office:value-type="float" office:value="1.91599912097552" calcext:value-type="float">
            <text:p>1.9159991209755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0558432957857121" calcext:value-type="float">
            <text:p>0.055843295785712</text:p>
          </table:table-cell>
          <table:table-cell office:value-type="float" office:value="134.2972" calcext:value-type="float">
            <text:p>134.2972</text:p>
          </table:table-cell>
          <table:table-cell office:value-type="float" office:value="0.0735731644440832" calcext:value-type="float">
            <text:p>0.073573164444083</text:p>
          </table:table-cell>
          <table:table-cell office:value-type="float" office:value="271.428" calcext:value-type="float">
            <text:p>271.428</text:p>
          </table:table-cell>
          <table:table-cell office:value-type="float" office:value="194.0031" calcext:value-type="float">
            <text:p>194.0031</text:p>
          </table:table-cell>
          <table:table-cell office:value-type="float" office:value="13.727898144405" calcext:value-type="float">
            <text:p>13.727898144405</text:p>
          </table:table-cell>
          <table:table-cell office:value-type="float" office:value="189.543" calcext:value-type="float">
            <text:p>189.543</text:p>
          </table:table-cell>
          <table:table-cell office:value-type="float" office:value="234.144" calcext:value-type="float">
            <text:p>234.144</text:p>
          </table:table-cell>
          <table:table-cell office:value-type="float" office:value="582.0102" calcext:value-type="float">
            <text:p>582.0102</text:p>
          </table:table-cell>
          <table:table-cell office:value-type="float" office:value="41.1833866397093" calcext:value-type="float">
            <text:p>41.18338663970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7.95" calcext:value-type="float">
            <text:p>7.95</text:p>
          </table:table-cell>
          <table:table-cell office:value-type="float" office:value="1.7614288458372" calcext:value-type="float">
            <text:p>1.761428845837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1753" calcext:value-type="float">
            <text:p>0.1753</text:p>
          </table:table-cell>
          <table:table-cell office:value-type="float" office:value="0.0487939815098025" calcext:value-type="float">
            <text:p>0.048793981509803</text:p>
          </table:table-cell>
          <table:table-cell office:value-type="float" office:value="134.28535" calcext:value-type="float">
            <text:p>134.28535</text:p>
          </table:table-cell>
          <table:table-cell office:value-type="float" office:value="0.156540990091884" calcext:value-type="float">
            <text:p>0.156540990091884</text:p>
          </table:table-cell>
          <table:table-cell office:value-type="float" office:value="200.159" calcext:value-type="float">
            <text:p>200.159</text:p>
          </table:table-cell>
          <table:table-cell office:value-type="float" office:value="200.114" calcext:value-type="float">
            <text:p>200.114</text:p>
          </table:table-cell>
          <table:table-cell office:value-type="float" office:value="0.0266556994991602" calcext:value-type="float">
            <text:p>0.02665569949916</text:p>
          </table:table-cell>
          <table:table-cell office:value-type="float" office:value="200.099" calcext:value-type="float">
            <text:p>200.099</text:p>
          </table:table-cell>
          <table:table-cell office:value-type="float" office:value="200.159" calcext:value-type="float">
            <text:p>200.159</text:p>
          </table:table-cell>
          <table:table-cell office:value-type="float" office:value="600.34225" calcext:value-type="float">
            <text:p>600.34225</text:p>
          </table:table-cell>
          <table:table-cell office:value-type="float" office:value="0.0804113601557641" calcext:value-type="float">
            <text:p>0.0804113601557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7.35" calcext:value-type="float">
            <text:p>7.35</text:p>
          </table:table-cell>
          <table:table-cell office:value-type="float" office:value="0.5871429486124" calcext:value-type="float">
            <text:p>0.587142948612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0101052357455769" calcext:value-type="float">
            <text:p>0.010105235745577</text:p>
          </table:table-cell>
          <table:table-cell office:value-type="float" office:value="134.21465" calcext:value-type="float">
            <text:p>134.21465</text:p>
          </table:table-cell>
          <table:table-cell office:value-type="float" office:value="0.125358968776197" calcext:value-type="float">
            <text:p>0.125358968776197</text:p>
          </table:table-cell>
          <table:table-cell office:value-type="float" office:value="383.437" calcext:value-type="float">
            <text:p>383.437</text:p>
          </table:table-cell>
          <table:table-cell office:value-type="float" office:value="225.369" calcext:value-type="float">
            <text:p>225.3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369" calcext:value-type="float">
            <text:p>225.369</text:p>
          </table:table-cell>
          <table:table-cell office:value-type="float" office:value="676.106" calcext:value-type="float">
            <text:p>676.1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.45" calcext:value-type="float">
            <text:p>7.45</text:p>
          </table:table-cell>
          <table:table-cell office:value-type="float" office:value="0.51041778553404" calcext:value-type="float">
            <text:p>0.5104177855340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18535" calcext:value-type="float">
            <text:p>0.18535</text:p>
          </table:table-cell>
          <table:table-cell office:value-type="float" office:value="0.0174062148610625" calcext:value-type="float">
            <text:p>0.017406214861063</text:p>
          </table:table-cell>
          <table:table-cell office:value-type="float" office:value="134.2912" calcext:value-type="float">
            <text:p>134.2912</text:p>
          </table:table-cell>
          <table:table-cell office:value-type="float" office:value="0.0670974154337883" calcext:value-type="float">
            <text:p>0.067097415433788</text:p>
          </table:table-cell>
          <table:table-cell office:value-type="float" office:value="295.98" calcext:value-type="float">
            <text:p>295.98</text:p>
          </table:table-cell>
          <table:table-cell office:value-type="float" office:value="232.049" calcext:value-type="float">
            <text:p>232.0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2.049" calcext:value-type="float">
            <text:p>232.049</text:p>
          </table:table-cell>
          <table:table-cell office:value-type="float" office:value="653.268" calcext:value-type="float">
            <text:p>653.268</text:p>
          </table:table-cell>
          <table:table-cell office:value-type="float" office:value="0" calcext:value-type="float">
            <text:p>0</text:p>
          </table:table-cell>
          <table:table-cell office:value-type="float" office:value="26.5071" calcext:value-type="float">
            <text:p>26.5071</text:p>
          </table:table-cell>
          <table:table-cell office:value-type="float" office:value="0" calcext:value-type="float">
            <text:p>0</text:p>
          </table:table-cell>
          <table:table-cell office:value-type="float" office:value="16.3711" calcext:value-type="float">
            <text:p>16.3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8.7" calcext:value-type="float">
            <text:p>8.7</text:p>
          </table:table-cell>
          <table:table-cell office:value-type="float" office:value="2.34183913331292" calcext:value-type="float">
            <text:p>2.3418391333129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.49885" calcext:value-type="float">
            <text:p>2.49885</text:p>
          </table:table-cell>
          <table:table-cell office:value-type="float" office:value="1.52891200652105" calcext:value-type="float">
            <text:p>1.52891200652105</text:p>
          </table:table-cell>
          <table:table-cell office:value-type="float" office:value="134.59005" calcext:value-type="float">
            <text:p>134.59005</text:p>
          </table:table-cell>
          <table:table-cell office:value-type="float" office:value="0.432644800828825" calcext:value-type="float">
            <text:p>0.432644800828825</text:p>
          </table:table-cell>
          <table:table-cell office:value-type="float" office:value="275.97" calcext:value-type="float">
            <text:p>275.97</text:p>
          </table:table-cell>
          <table:table-cell office:value-type="float" office:value="222.295" calcext:value-type="float">
            <text:p>222.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2.295" calcext:value-type="float">
            <text:p>222.295</text:p>
          </table:table-cell>
          <table:table-cell office:value-type="float" office:value="666.885" calcext:value-type="float">
            <text:p>666.88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7.7" calcext:value-type="float">
            <text:p>7.7</text:p>
          </table:table-cell>
          <table:table-cell office:value-type="float" office:value="0.656946685331786" calcext:value-type="float">
            <text:p>0.65694668533178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022291135835621" calcext:value-type="float">
            <text:p>0.022291135835621</text:p>
          </table:table-cell>
          <table:table-cell office:value-type="float" office:value="134.10875" calcext:value-type="float">
            <text:p>134.10875</text:p>
          </table:table-cell>
          <table:table-cell office:value-type="float" office:value="0.080445388471408" calcext:value-type="float">
            <text:p>0.080445388471408</text:p>
          </table:table-cell>
          <table:table-cell office:value-type="float" office:value="261.745" calcext:value-type="float">
            <text:p>261.745</text:p>
          </table:table-cell>
          <table:table-cell office:value-type="float" office:value="226.5521" calcext:value-type="float">
            <text:p>226.5521</text:p>
          </table:table-cell>
          <table:table-cell office:value-type="float" office:value="6.91436940002485" calcext:value-type="float">
            <text:p>6.91436940002485</text:p>
          </table:table-cell>
          <table:table-cell office:value-type="float" office:value="225.006" calcext:value-type="float">
            <text:p>225.006</text:p>
          </table:table-cell>
          <table:table-cell office:value-type="float" office:value="255.928" calcext:value-type="float">
            <text:p>255.928</text:p>
          </table:table-cell>
          <table:table-cell office:value-type="float" office:value="679.65625" calcext:value-type="float">
            <text:p>679.65625</text:p>
          </table:table-cell>
          <table:table-cell office:value-type="float" office:value="20.7428845932768" calcext:value-type="float">
            <text:p>20.7428845932768</text:p>
          </table:table-cell>
          <table:table-cell office:value-type="float" office:value="-0.0000000000000454748" calcext:value-type="float">
            <text:p>-4.54748E-14</text:p>
          </table:table-cell>
          <table:table-cell office:value-type="float" office:value="0.0000000000000933123207308039" calcext:value-type="float">
            <text:p>9.33123207308039E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.65" calcext:value-type="float">
            <text:p>25.65</text:p>
          </table:table-cell>
          <table:table-cell office:value-type="float" office:value="7.51332150250473" calcext:value-type="float">
            <text:p>7.51332150250473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2.9526" calcext:value-type="float">
            <text:p>42.9526</text:p>
          </table:table-cell>
          <table:table-cell office:value-type="float" office:value="24.2762726597934" calcext:value-type="float">
            <text:p>24.2762726597934</text:p>
          </table:table-cell>
          <table:table-cell office:value-type="float" office:value="137.15245" calcext:value-type="float">
            <text:p>137.15245</text:p>
          </table:table-cell>
          <table:table-cell office:value-type="float" office:value="0.932946180824911" calcext:value-type="float">
            <text:p>0.932946180824911</text:p>
          </table:table-cell>
          <table:table-cell office:value-type="float" office:value="787.913" calcext:value-type="float">
            <text:p>787.913</text:p>
          </table:table-cell>
          <table:table-cell office:value-type="float" office:value="434.7863" calcext:value-type="float">
            <text:p>434.7863</text:p>
          </table:table-cell>
          <table:table-cell office:value-type="float" office:value="8.06129198930556" calcext:value-type="float">
            <text:p>8.06129198930556</text:p>
          </table:table-cell>
          <table:table-cell office:value-type="float" office:value="428.097" calcext:value-type="float">
            <text:p>428.097</text:p>
          </table:table-cell>
          <table:table-cell office:value-type="float" office:value="454.787" calcext:value-type="float">
            <text:p>454.787</text:p>
          </table:table-cell>
          <table:table-cell office:value-type="float" office:value="1281.9745" calcext:value-type="float">
            <text:p>1281.9745</text:p>
          </table:table-cell>
          <table:table-cell office:value-type="float" office:value="12.1002994634539" calcext:value-type="float">
            <text:p>12.1002994634539</text:p>
          </table:table-cell>
          <table:table-cell office:value-type="float" office:value="12.378095" calcext:value-type="float">
            <text:p>12.378095</text:p>
          </table:table-cell>
          <table:table-cell office:value-type="float" office:value="9.62094606560821" calcext:value-type="float">
            <text:p>9.62094606560821</text:p>
          </table:table-cell>
          <table:table-cell office:value-type="float" office:value="10.00504" calcext:value-type="float">
            <text:p>10.00504</text:p>
          </table:table-cell>
          <table:table-cell office:value-type="float" office:value="6.93308065622233" calcext:value-type="float">
            <text:p>6.93308065622233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5.75" calcext:value-type="float">
            <text:p>25.75</text:p>
          </table:table-cell>
          <table:table-cell office:value-type="float" office:value="6.10327780786685" calcext:value-type="float">
            <text:p>6.1032778078668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2.87995" calcext:value-type="float">
            <text:p>12.87995</text:p>
          </table:table-cell>
          <table:table-cell office:value-type="float" office:value="6.2819192631669" calcext:value-type="float">
            <text:p>6.2819192631669</text:p>
          </table:table-cell>
          <table:table-cell office:value-type="float" office:value="135.8904" calcext:value-type="float">
            <text:p>135.8904</text:p>
          </table:table-cell>
          <table:table-cell office:value-type="float" office:value="0.457464568659633" calcext:value-type="float">
            <text:p>0.457464568659633</text:p>
          </table:table-cell>
          <table:table-cell office:value-type="float" office:value="650.851" calcext:value-type="float">
            <text:p>650.851</text:p>
          </table:table-cell>
          <table:table-cell office:value-type="float" office:value="483.02965" calcext:value-type="float">
            <text:p>483.02965</text:p>
          </table:table-cell>
          <table:table-cell office:value-type="float" office:value="17.710280957904" calcext:value-type="float">
            <text:p>17.710280957904</text:p>
          </table:table-cell>
          <table:table-cell office:value-type="float" office:value="476.049" calcext:value-type="float">
            <text:p>476.049</text:p>
          </table:table-cell>
          <table:table-cell office:value-type="float" office:value="533.075" calcext:value-type="float">
            <text:p>533.075</text:p>
          </table:table-cell>
          <table:table-cell office:value-type="float" office:value="1330.292" calcext:value-type="float">
            <text:p>1330.292</text:p>
          </table:table-cell>
          <table:table-cell office:value-type="float" office:value="58.9357084680551" calcext:value-type="float">
            <text:p>58.9357084680551</text:p>
          </table:table-cell>
          <table:table-cell office:value-type="float" office:value="65.419565" calcext:value-type="float">
            <text:p>65.419565</text:p>
          </table:table-cell>
          <table:table-cell office:value-type="float" office:value="14.7606068363086" calcext:value-type="float">
            <text:p>14.7606068363086</text:p>
          </table:table-cell>
          <table:table-cell office:value-type="float" office:value="53.375" calcext:value-type="float">
            <text:p>53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35.45" calcext:value-type="float">
            <text:p>35.45</text:p>
          </table:table-cell>
          <table:table-cell office:value-type="float" office:value="13.2723495718691" calcext:value-type="float">
            <text:p>13.2723495718691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210.9738" calcext:value-type="float">
            <text:p>210.9738</text:p>
          </table:table-cell>
          <table:table-cell office:value-type="float" office:value="91.9307655819542" calcext:value-type="float">
            <text:p>91.9307655819542</text:p>
          </table:table-cell>
          <table:table-cell office:value-type="float" office:value="138.3277" calcext:value-type="float">
            <text:p>138.3277</text:p>
          </table:table-cell>
          <table:table-cell office:value-type="float" office:value="0.820292316318107" calcext:value-type="float">
            <text:p>0.820292316318107</text:p>
          </table:table-cell>
          <table:table-cell office:value-type="float" office:value="1328.21" calcext:value-type="float">
            <text:p>1328.21</text:p>
          </table:table-cell>
          <table:table-cell office:value-type="float" office:value="419.5074" calcext:value-type="float">
            <text:p>419.5074</text:p>
          </table:table-cell>
          <table:table-cell office:value-type="float" office:value="12.0660616842622" calcext:value-type="float">
            <text:p>12.0660616842622</text:p>
          </table:table-cell>
          <table:table-cell office:value-type="float" office:value="399.092" calcext:value-type="float">
            <text:p>399.092</text:p>
          </table:table-cell>
          <table:table-cell office:value-type="float" office:value="456.236" calcext:value-type="float">
            <text:p>456.236</text:p>
          </table:table-cell>
          <table:table-cell office:value-type="float" office:value="972.2372" calcext:value-type="float">
            <text:p>972.2372</text:p>
          </table:table-cell>
          <table:table-cell office:value-type="float" office:value="36.1311476584372" calcext:value-type="float">
            <text:p>36.1311476584372</text:p>
          </table:table-cell>
          <table:table-cell office:value-type="float" office:value="205.38085" calcext:value-type="float">
            <text:p>205.38085</text:p>
          </table:table-cell>
          <table:table-cell office:value-type="float" office:value="3.11693395696881" calcext:value-type="float">
            <text:p>3.11693395696881</text:p>
          </table:table-cell>
          <table:table-cell office:value-type="float" office:value="80.9043" calcext:value-type="float">
            <text:p>80.9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30" calcext:value-type="float">
            <text:p>30</text:p>
          </table:table-cell>
          <table:table-cell office:value-type="float" office:value="9.99473545633426" calcext:value-type="float">
            <text:p>9.99473545633426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0.7589" calcext:value-type="float">
            <text:p>20.7589</text:p>
          </table:table-cell>
          <table:table-cell office:value-type="float" office:value="10.7046744973744" calcext:value-type="float">
            <text:p>10.7046744973744</text:p>
          </table:table-cell>
          <table:table-cell office:value-type="float" office:value="136.2577" calcext:value-type="float">
            <text:p>136.2577</text:p>
          </table:table-cell>
          <table:table-cell office:value-type="float" office:value="0.193100764532816" calcext:value-type="float">
            <text:p>0.193100764532816</text:p>
          </table:table-cell>
          <table:table-cell office:value-type="float" office:value="1034.85" calcext:value-type="float">
            <text:p>1034.85</text:p>
          </table:table-cell>
          <table:table-cell office:value-type="float" office:value="439.23045" calcext:value-type="float">
            <text:p>439.23045</text:p>
          </table:table-cell>
          <table:table-cell office:value-type="float" office:value="17.2296569611054" calcext:value-type="float">
            <text:p>17.2296569611054</text:p>
          </table:table-cell>
          <table:table-cell office:value-type="float" office:value="411.296" calcext:value-type="float">
            <text:p>411.296</text:p>
          </table:table-cell>
          <table:table-cell office:value-type="float" office:value="480.179" calcext:value-type="float">
            <text:p>480.179</text:p>
          </table:table-cell>
          <table:table-cell office:value-type="float" office:value="1229.643" calcext:value-type="float">
            <text:p>1229.643</text:p>
          </table:table-cell>
          <table:table-cell office:value-type="float" office:value="46.8296026596763" calcext:value-type="float">
            <text:p>46.8296026596763</text:p>
          </table:table-cell>
          <table:table-cell office:value-type="float" office:value="58.57233" calcext:value-type="float">
            <text:p>58.57233</text:p>
          </table:table-cell>
          <table:table-cell office:value-type="float" office:value="10.6016235464246" calcext:value-type="float">
            <text:p>10.6016235464246</text:p>
          </table:table-cell>
          <table:table-cell office:value-type="float" office:value="29.4762" calcext:value-type="float">
            <text:p>29.4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26.7" calcext:value-type="float">
            <text:p>26.7</text:p>
          </table:table-cell>
          <table:table-cell office:value-type="float" office:value="7.49806992709317" calcext:value-type="float">
            <text:p>7.49806992709317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76.0755" calcext:value-type="float">
            <text:p>76.0755</text:p>
          </table:table-cell>
          <table:table-cell office:value-type="float" office:value="48.3338458982501" calcext:value-type="float">
            <text:p>48.3338458982501</text:p>
          </table:table-cell>
          <table:table-cell office:value-type="float" office:value="139.0654" calcext:value-type="float">
            <text:p>139.0654</text:p>
          </table:table-cell>
          <table:table-cell office:value-type="float" office:value="2.40136731664976" calcext:value-type="float">
            <text:p>2.40136731664976</text:p>
          </table:table-cell>
          <table:table-cell office:value-type="float" office:value="684.46" calcext:value-type="float">
            <text:p>684.46</text:p>
          </table:table-cell>
          <table:table-cell office:value-type="float" office:value="390.17245" calcext:value-type="float">
            <text:p>390.17245</text:p>
          </table:table-cell>
          <table:table-cell office:value-type="float" office:value="20.2950724029128" calcext:value-type="float">
            <text:p>20.2950724029128</text:p>
          </table:table-cell>
          <table:table-cell office:value-type="float" office:value="366.339" calcext:value-type="float">
            <text:p>366.339</text:p>
          </table:table-cell>
          <table:table-cell office:value-type="float" office:value="433.346" calcext:value-type="float">
            <text:p>433.346</text:p>
          </table:table-cell>
          <table:table-cell office:value-type="float" office:value="1125.957" calcext:value-type="float">
            <text:p>1125.957</text:p>
          </table:table-cell>
          <table:table-cell office:value-type="float" office:value="71.1040063346793" calcext:value-type="float">
            <text:p>71.1040063346793</text:p>
          </table:table-cell>
          <table:table-cell office:value-type="float" office:value="27.1441955" calcext:value-type="float">
            <text:p>27.1441955</text:p>
          </table:table-cell>
          <table:table-cell office:value-type="float" office:value="16.9295005030781" calcext:value-type="float">
            <text:p>16.9295005030781</text:p>
          </table:table-cell>
          <table:table-cell office:value-type="float" office:value="17.415075" calcext:value-type="float">
            <text:p>17.415075</text:p>
          </table:table-cell>
          <table:table-cell office:value-type="float" office:value="10.7603027359865" calcext:value-type="float">
            <text:p>10.7603027359865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36.2" calcext:value-type="float">
            <text:p>36.2</text:p>
          </table:table-cell>
          <table:table-cell office:value-type="float" office:value="11.5649197325815" calcext:value-type="float">
            <text:p>11.5649197325815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261.42695" calcext:value-type="float">
            <text:p>261.42695</text:p>
          </table:table-cell>
          <table:table-cell office:value-type="float" office:value="129.018895609774" calcext:value-type="float">
            <text:p>129.018895609774</text:p>
          </table:table-cell>
          <table:table-cell office:value-type="float" office:value="139.17965" calcext:value-type="float">
            <text:p>139.17965</text:p>
          </table:table-cell>
          <table:table-cell office:value-type="float" office:value="2.29505225889361" calcext:value-type="float">
            <text:p>2.29505225889361</text:p>
          </table:table-cell>
          <table:table-cell office:value-type="float" office:value="1835.53" calcext:value-type="float">
            <text:p>1835.53</text:p>
          </table:table-cell>
          <table:table-cell office:value-type="float" office:value="516.9942" calcext:value-type="float">
            <text:p>516.9942</text:p>
          </table:table-cell>
          <table:table-cell office:value-type="float" office:value="84.5935303639207" calcext:value-type="float">
            <text:p>84.5935303639207</text:p>
          </table:table-cell>
          <table:table-cell office:value-type="float" office:value="441.698" calcext:value-type="float">
            <text:p>441.698</text:p>
          </table:table-cell>
          <table:table-cell office:value-type="float" office:value="790.424" calcext:value-type="float">
            <text:p>790.424</text:p>
          </table:table-cell>
          <table:table-cell office:value-type="float" office:value="1074.30405" calcext:value-type="float">
            <text:p>1074.30405</text:p>
          </table:table-cell>
          <table:table-cell office:value-type="float" office:value="132.148011341141" calcext:value-type="float">
            <text:p>132.148011341141</text:p>
          </table:table-cell>
          <table:table-cell office:value-type="float" office:value="351.402" calcext:value-type="float">
            <text:p>351.402</text:p>
          </table:table-cell>
          <table:table-cell office:value-type="float" office:value="133.098407046105" calcext:value-type="float">
            <text:p>133.098407046105</text:p>
          </table:table-cell>
          <table:table-cell office:value-type="float" office:value="125.27555" calcext:value-type="float">
            <text:p>125.27555</text:p>
          </table:table-cell>
          <table:table-cell office:value-type="float" office:value="34.3420329801236" calcext:value-type="float">
            <text:p>34.3420329801236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1.4" calcext:value-type="float">
            <text:p>31.4</text:p>
          </table:table-cell>
          <table:table-cell office:value-type="float" office:value="6.48398837623556" calcext:value-type="float">
            <text:p>6.48398837623556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2.71665" calcext:value-type="float">
            <text:p>42.71665</text:p>
          </table:table-cell>
          <table:table-cell office:value-type="float" office:value="33.7716751907104" calcext:value-type="float">
            <text:p>33.7716751907104</text:p>
          </table:table-cell>
          <table:table-cell office:value-type="float" office:value="138.5742" calcext:value-type="float">
            <text:p>138.5742</text:p>
          </table:table-cell>
          <table:table-cell office:value-type="float" office:value="3.45686515425997" calcext:value-type="float">
            <text:p>3.45686515425997</text:p>
          </table:table-cell>
          <table:table-cell office:value-type="float" office:value="496.669" calcext:value-type="float">
            <text:p>496.669</text:p>
          </table:table-cell>
          <table:table-cell office:value-type="float" office:value="334.32815" calcext:value-type="float">
            <text:p>334.32815</text:p>
          </table:table-cell>
          <table:table-cell office:value-type="float" office:value="9.72017337009669" calcext:value-type="float">
            <text:p>9.72017337009669</text:p>
          </table:table-cell>
          <table:table-cell office:value-type="float" office:value="328.671" calcext:value-type="float">
            <text:p>328.671</text:p>
          </table:table-cell>
          <table:table-cell office:value-type="float" office:value="357.224" calcext:value-type="float">
            <text:p>357.224</text:p>
          </table:table-cell>
          <table:table-cell office:value-type="float" office:value="1002.98365" calcext:value-type="float">
            <text:p>1002.98365</text:p>
          </table:table-cell>
          <table:table-cell office:value-type="float" office:value="29.1605297173657" calcext:value-type="float">
            <text:p>29.16052971736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35.75" calcext:value-type="float">
            <text:p>35.75</text:p>
          </table:table-cell>
          <table:table-cell office:value-type="float" office:value="6.58447136510553" calcext:value-type="float">
            <text:p>6.58447136510553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36.4626" calcext:value-type="float">
            <text:p>36.4626</text:p>
          </table:table-cell>
          <table:table-cell office:value-type="float" office:value="20.1670229919514" calcext:value-type="float">
            <text:p>20.1670229919514</text:p>
          </table:table-cell>
          <table:table-cell office:value-type="float" office:value="137.3219" calcext:value-type="float">
            <text:p>137.3219</text:p>
          </table:table-cell>
          <table:table-cell office:value-type="float" office:value="0.799766735729205" calcext:value-type="float">
            <text:p>0.799766735729205</text:p>
          </table:table-cell>
          <table:table-cell office:value-type="float" office:value="717.198" calcext:value-type="float">
            <text:p>717.198</text:p>
          </table:table-cell>
          <table:table-cell office:value-type="float" office:value="373.9451" calcext:value-type="float">
            <text:p>373.9451</text:p>
          </table:table-cell>
          <table:table-cell office:value-type="float" office:value="16.8480823019307" calcext:value-type="float">
            <text:p>16.8480823019307</text:p>
          </table:table-cell>
          <table:table-cell office:value-type="float" office:value="357.684" calcext:value-type="float">
            <text:p>357.684</text:p>
          </table:table-cell>
          <table:table-cell office:value-type="float" office:value="404.95" calcext:value-type="float">
            <text:p>404.95</text:p>
          </table:table-cell>
          <table:table-cell office:value-type="float" office:value="1101.564" calcext:value-type="float">
            <text:p>1101.564</text:p>
          </table:table-cell>
          <table:table-cell office:value-type="float" office:value="46.6645284422423" calcext:value-type="float">
            <text:p>46.6645284422423</text:p>
          </table:table-cell>
          <table:table-cell office:value-type="float" office:value="10.864944" calcext:value-type="float">
            <text:p>10.864944</text:p>
          </table:table-cell>
          <table:table-cell office:value-type="float" office:value="15.02460242005" calcext:value-type="float">
            <text:p>15.02460242005</text:p>
          </table:table-cell>
          <table:table-cell office:value-type="float" office:value="9.407792" calcext:value-type="float">
            <text:p>9.407792</text:p>
          </table:table-cell>
          <table:table-cell office:value-type="float" office:value="13.4364451095987" calcext:value-type="float">
            <text:p>13.4364451095987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33.2" calcext:value-type="float">
            <text:p>33.2</text:p>
          </table:table-cell>
          <table:table-cell office:value-type="float" office:value="8.55693009388174" calcext:value-type="float">
            <text:p>8.55693009388174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220.289" calcext:value-type="float">
            <text:p>220.289</text:p>
          </table:table-cell>
          <table:table-cell office:value-type="float" office:value="79.9513407839912" calcext:value-type="float">
            <text:p>79.9513407839912</text:p>
          </table:table-cell>
          <table:table-cell office:value-type="float" office:value="139.668" calcext:value-type="float">
            <text:p>139.668</text:p>
          </table:table-cell>
          <table:table-cell office:value-type="float" office:value="2.05452642769697" calcext:value-type="float">
            <text:p>2.05452642769697</text:p>
          </table:table-cell>
          <table:table-cell office:value-type="float" office:value="840.199" calcext:value-type="float">
            <text:p>840.199</text:p>
          </table:table-cell>
          <table:table-cell office:value-type="float" office:value="410.5909" calcext:value-type="float">
            <text:p>410.5909</text:p>
          </table:table-cell>
          <table:table-cell office:value-type="float" office:value="18.5179387107404" calcext:value-type="float">
            <text:p>18.5179387107404</text:p>
          </table:table-cell>
          <table:table-cell office:value-type="float" office:value="402.671" calcext:value-type="float">
            <text:p>402.671</text:p>
          </table:table-cell>
          <table:table-cell office:value-type="float" office:value="488.393" calcext:value-type="float">
            <text:p>488.393</text:p>
          </table:table-cell>
          <table:table-cell office:value-type="float" office:value="1186.3335" calcext:value-type="float">
            <text:p>1186.3335</text:p>
          </table:table-cell>
          <table:table-cell office:value-type="float" office:value="42.0874359643425" calcext:value-type="float">
            <text:p>42.0874359643425</text:p>
          </table:table-cell>
          <table:table-cell office:value-type="float" office:value="29.99287" calcext:value-type="float">
            <text:p>29.99287</text:p>
          </table:table-cell>
          <table:table-cell office:value-type="float" office:value="32.5223538319998" calcext:value-type="float">
            <text:p>32.5223538319998</text:p>
          </table:table-cell>
          <table:table-cell office:value-type="float" office:value="15.4459185" calcext:value-type="float">
            <text:p>15.4459185</text:p>
          </table:table-cell>
          <table:table-cell office:value-type="float" office:value="7.30468381567267" calcext:value-type="float">
            <text:p>7.30468381567267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33.85" calcext:value-type="float">
            <text:p>33.85</text:p>
          </table:table-cell>
          <table:table-cell office:value-type="float" office:value="11.1557160236356" calcext:value-type="float">
            <text:p>11.1557160236356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218.70455" calcext:value-type="float">
            <text:p>218.70455</text:p>
          </table:table-cell>
          <table:table-cell office:value-type="float" office:value="93.5395351672925" calcext:value-type="float">
            <text:p>93.5395351672925</text:p>
          </table:table-cell>
          <table:table-cell office:value-type="float" office:value="141.48125" calcext:value-type="float">
            <text:p>141.48125</text:p>
          </table:table-cell>
          <table:table-cell office:value-type="float" office:value="4.31447144869206" calcext:value-type="float">
            <text:p>4.31447144869206</text:p>
          </table:table-cell>
          <table:table-cell office:value-type="float" office:value="987.874" calcext:value-type="float">
            <text:p>987.874</text:p>
          </table:table-cell>
          <table:table-cell office:value-type="float" office:value="479.4839" calcext:value-type="float">
            <text:p>479.4839</text:p>
          </table:table-cell>
          <table:table-cell office:value-type="float" office:value="17.3083388144498" calcext:value-type="float">
            <text:p>17.3083388144498</text:p>
          </table:table-cell>
          <table:table-cell office:value-type="float" office:value="462.749" calcext:value-type="float">
            <text:p>462.749</text:p>
          </table:table-cell>
          <table:table-cell office:value-type="float" office:value="532.959" calcext:value-type="float">
            <text:p>532.959</text:p>
          </table:table-cell>
          <table:table-cell office:value-type="float" office:value="1364.472" calcext:value-type="float">
            <text:p>1364.472</text:p>
          </table:table-cell>
          <table:table-cell office:value-type="float" office:value="27.082611745313" calcext:value-type="float">
            <text:p>27.082611745313</text:p>
          </table:table-cell>
          <table:table-cell office:value-type="float" office:value="46.64266" calcext:value-type="float">
            <text:p>46.64266</text:p>
          </table:table-cell>
          <table:table-cell office:value-type="float" office:value="28.6900206460163" calcext:value-type="float">
            <text:p>28.6900206460163</text:p>
          </table:table-cell>
          <table:table-cell office:value-type="float" office:value="27.33743" calcext:value-type="float">
            <text:p>27.33743</text:p>
          </table:table-cell>
          <table:table-cell office:value-type="float" office:value="5.12581935900573" calcext:value-type="float">
            <text:p>5.1258193590057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32.15" calcext:value-type="float">
            <text:p>132.15</text:p>
          </table:table-cell>
          <table:table-cell office:value-type="float" office:value="37.8866383890291" calcext:value-type="float">
            <text:p>37.8866383890291</text:p>
          </table:table-cell>
          <table:table-cell office:value-type="float" office:value="223" calcext:value-type="float">
            <text:p>223</text:p>
          </table:table-cell>
          <table:table-cell office:value-type="float" office:value="66" calcext:value-type="float">
            <text:p>66</text:p>
          </table:table-cell>
          <table:table-cell office:value-type="float" office:value="1256.4878" calcext:value-type="float">
            <text:p>1256.4878</text:p>
          </table:table-cell>
          <table:table-cell office:value-type="float" office:value="409.402879799297" calcext:value-type="float">
            <text:p>409.402879799297</text:p>
          </table:table-cell>
          <table:table-cell office:value-type="float" office:value="148.70855" calcext:value-type="float">
            <text:p>148.70855</text:p>
          </table:table-cell>
          <table:table-cell office:value-type="float" office:value="3.61396174906213" calcext:value-type="float">
            <text:p>3.61396174906213</text:p>
          </table:table-cell>
          <table:table-cell office:value-type="float" office:value="4084.06" calcext:value-type="float">
            <text:p>4084.06</text:p>
          </table:table-cell>
          <table:table-cell office:value-type="float" office:value="1001.48145" calcext:value-type="float">
            <text:p>1001.48145</text:p>
          </table:table-cell>
          <table:table-cell office:value-type="float" office:value="60.6697926748386" calcext:value-type="float">
            <text:p>60.6697926748386</text:p>
          </table:table-cell>
          <table:table-cell office:value-type="float" office:value="957.045" calcext:value-type="float">
            <text:p>957.045</text:p>
          </table:table-cell>
          <table:table-cell office:value-type="float" office:value="1157.44" calcext:value-type="float">
            <text:p>1157.44</text:p>
          </table:table-cell>
          <table:table-cell office:value-type="float" office:value="1732.242" calcext:value-type="float">
            <text:p>1732.242</text:p>
          </table:table-cell>
          <table:table-cell office:value-type="float" office:value="39.6887308147314" calcext:value-type="float">
            <text:p>39.6887308147314</text:p>
          </table:table-cell>
          <table:table-cell office:value-type="float" office:value="1078.32395" calcext:value-type="float">
            <text:p>1078.32395</text:p>
          </table:table-cell>
          <table:table-cell office:value-type="float" office:value="134.462397694427" calcext:value-type="float">
            <text:p>134.462397694427</text:p>
          </table:table-cell>
          <table:table-cell office:value-type="float" office:value="193.87755" calcext:value-type="float">
            <text:p>193.87755</text:p>
          </table:table-cell>
          <table:table-cell office:value-type="float" office:value="32.463528195378" calcext:value-type="float">
            <text:p>32.46352819537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01.65" calcext:value-type="float">
            <text:p>101.65</text:p>
          </table:table-cell>
          <table:table-cell office:value-type="float" office:value="28.075602819605" calcext:value-type="float">
            <text:p>28.075602819605</text:p>
          </table:table-cell>
          <table:table-cell office:value-type="float" office:value="154" calcext:value-type="float">
            <text:p>154</text:p>
          </table:table-cell>
          <table:table-cell office:value-type="float" office:value="34" calcext:value-type="float">
            <text:p>34</text:p>
          </table:table-cell>
          <table:table-cell office:value-type="float" office:value="392.436" calcext:value-type="float">
            <text:p>392.436</text:p>
          </table:table-cell>
          <table:table-cell office:value-type="float" office:value="138.01507378315" calcext:value-type="float">
            <text:p>138.01507378315</text:p>
          </table:table-cell>
          <table:table-cell office:value-type="float" office:value="149.40095" calcext:value-type="float">
            <text:p>149.40095</text:p>
          </table:table-cell>
          <table:table-cell office:value-type="float" office:value="3.20838705951826" calcext:value-type="float">
            <text:p>3.20838705951826</text:p>
          </table:table-cell>
          <table:table-cell office:value-type="float" office:value="1014.01" calcext:value-type="float">
            <text:p>1014.01</text:p>
          </table:table-cell>
          <table:table-cell office:value-type="float" office:value="610.953" calcext:value-type="float">
            <text:p>610.953</text:p>
          </table:table-cell>
          <table:table-cell office:value-type="float" office:value="43.5242231999365" calcext:value-type="float">
            <text:p>43.5242231999365</text:p>
          </table:table-cell>
          <table:table-cell office:value-type="float" office:value="582.991" calcext:value-type="float">
            <text:p>582.991</text:p>
          </table:table-cell>
          <table:table-cell office:value-type="float" office:value="785.194" calcext:value-type="float">
            <text:p>785.194</text:p>
          </table:table-cell>
          <table:table-cell office:value-type="float" office:value="1781.769" calcext:value-type="float">
            <text:p>1781.769</text:p>
          </table:table-cell>
          <table:table-cell office:value-type="float" office:value="141.655951772707" calcext:value-type="float">
            <text:p>141.655951772707</text:p>
          </table:table-cell>
          <table:table-cell office:value-type="float" office:value="33.8080065" calcext:value-type="float">
            <text:p>33.8080065</text:p>
          </table:table-cell>
          <table:table-cell office:value-type="float" office:value="26.1621300609006" calcext:value-type="float">
            <text:p>26.1621300609006</text:p>
          </table:table-cell>
          <table:table-cell office:value-type="float" office:value="17.2829245" calcext:value-type="float">
            <text:p>17.2829245</text:p>
          </table:table-cell>
          <table:table-cell office:value-type="float" office:value="12.3325279254543" calcext:value-type="float">
            <text:p>12.332527925454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3.65" calcext:value-type="float">
            <text:p>133.65</text:p>
          </table:table-cell>
          <table:table-cell office:value-type="float" office:value="33.3281531062506" calcext:value-type="float">
            <text:p>33.3281531062506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office:value-type="float" office:value="538.63945" calcext:value-type="float">
            <text:p>538.63945</text:p>
          </table:table-cell>
          <table:table-cell office:value-type="float" office:value="228.274091631432" calcext:value-type="float">
            <text:p>228.274091631432</text:p>
          </table:table-cell>
          <table:table-cell office:value-type="float" office:value="151.0095" calcext:value-type="float">
            <text:p>151.0095</text:p>
          </table:table-cell>
          <table:table-cell office:value-type="float" office:value="6.15067075931347" calcext:value-type="float">
            <text:p>6.15067075931347</text:p>
          </table:table-cell>
          <table:table-cell office:value-type="float" office:value="1421.51" calcext:value-type="float">
            <text:p>1421.51</text:p>
          </table:table-cell>
          <table:table-cell office:value-type="float" office:value="644.419" calcext:value-type="float">
            <text:p>644.419</text:p>
          </table:table-cell>
          <table:table-cell office:value-type="float" office:value="91.4178076790409" calcext:value-type="float">
            <text:p>91.4178076790409</text:p>
          </table:table-cell>
          <table:table-cell office:value-type="float" office:value="558.754" calcext:value-type="float">
            <text:p>558.754</text:p>
          </table:table-cell>
          <table:table-cell office:value-type="float" office:value="935.011" calcext:value-type="float">
            <text:p>935.011</text:p>
          </table:table-cell>
          <table:table-cell office:value-type="float" office:value="1780.3575" calcext:value-type="float">
            <text:p>1780.3575</text:p>
          </table:table-cell>
          <table:table-cell office:value-type="float" office:value="77.8256375614238" calcext:value-type="float">
            <text:p>77.8256375614238</text:p>
          </table:table-cell>
          <table:table-cell office:value-type="float" office:value="124.1274835" calcext:value-type="float">
            <text:p>124.1274835</text:p>
          </table:table-cell>
          <table:table-cell office:value-type="float" office:value="188.430611014614" calcext:value-type="float">
            <text:p>188.430611014614</text:p>
          </table:table-cell>
          <table:table-cell office:value-type="float" office:value="28.7726205" calcext:value-type="float">
            <text:p>28.7726205</text:p>
          </table:table-cell>
          <table:table-cell office:value-type="float" office:value="28.1030110106003" calcext:value-type="float">
            <text:p>28.103011010600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26.3" calcext:value-type="float">
            <text:p>126.3</text:p>
          </table:table-cell>
          <table:table-cell office:value-type="float" office:value="35.4877295324514" calcext:value-type="float">
            <text:p>35.4877295324514</text:p>
          </table:table-cell>
          <table:table-cell office:value-type="float" office:value="228" calcext:value-type="float">
            <text:p>228</text:p>
          </table:table-cell>
          <table:table-cell office:value-type="float" office:value="48" calcext:value-type="float">
            <text:p>48</text:p>
          </table:table-cell>
          <table:table-cell office:value-type="float" office:value="214.5397" calcext:value-type="float">
            <text:p>214.5397</text:p>
          </table:table-cell>
          <table:table-cell office:value-type="float" office:value="84.3126126477185" calcext:value-type="float">
            <text:p>84.3126126477185</text:p>
          </table:table-cell>
          <table:table-cell office:value-type="float" office:value="146.9231" calcext:value-type="float">
            <text:p>146.9231</text:p>
          </table:table-cell>
          <table:table-cell office:value-type="float" office:value="3.5175219581853" calcext:value-type="float">
            <text:p>3.5175219581853</text:p>
          </table:table-cell>
          <table:table-cell office:value-type="float" office:value="816.243" calcext:value-type="float">
            <text:p>816.243</text:p>
          </table:table-cell>
          <table:table-cell office:value-type="float" office:value="527.13435" calcext:value-type="float">
            <text:p>527.13435</text:p>
          </table:table-cell>
          <table:table-cell office:value-type="float" office:value="25.7175580187933" calcext:value-type="float">
            <text:p>25.7175580187933</text:p>
          </table:table-cell>
          <table:table-cell office:value-type="float" office:value="507.38" calcext:value-type="float">
            <text:p>507.38</text:p>
          </table:table-cell>
          <table:table-cell office:value-type="float" office:value="629.425" calcext:value-type="float">
            <text:p>629.425</text:p>
          </table:table-cell>
          <table:table-cell office:value-type="float" office:value="1555.974" calcext:value-type="float">
            <text:p>1555.974</text:p>
          </table:table-cell>
          <table:table-cell office:value-type="float" office:value="74.2606997004472" calcext:value-type="float">
            <text:p>74.2606997004472</text:p>
          </table:table-cell>
          <table:table-cell office:value-type="float" office:value="16.744356" calcext:value-type="float">
            <text:p>16.744356</text:p>
          </table:table-cell>
          <table:table-cell office:value-type="float" office:value="9.88913418997384" calcext:value-type="float">
            <text:p>9.88913418997384</text:p>
          </table:table-cell>
          <table:table-cell office:value-type="float" office:value="8.684898" calcext:value-type="float">
            <text:p>8.684898</text:p>
          </table:table-cell>
          <table:table-cell office:value-type="float" office:value="4.07422949816423" calcext:value-type="float">
            <text:p>4.07422949816423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97" calcext:value-type="float">
            <text:p>97</text:p>
          </table:table-cell>
          <table:table-cell office:value-type="float" office:value="30.6336588188806" calcext:value-type="float">
            <text:p>30.6336588188806</text:p>
          </table:table-cell>
          <table:table-cell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office:value-type="float" office:value="376.0581" calcext:value-type="float">
            <text:p>376.0581</text:p>
          </table:table-cell>
          <table:table-cell office:value-type="float" office:value="154.937001006997" calcext:value-type="float">
            <text:p>154.937001006997</text:p>
          </table:table-cell>
          <table:table-cell office:value-type="float" office:value="143.5547" calcext:value-type="float">
            <text:p>143.5547</text:p>
          </table:table-cell>
          <table:table-cell office:value-type="float" office:value="1.53500533515274" calcext:value-type="float">
            <text:p>1.53500533515274</text:p>
          </table:table-cell>
          <table:table-cell office:value-type="float" office:value="1339.31" calcext:value-type="float">
            <text:p>1339.31</text:p>
          </table:table-cell>
          <table:table-cell office:value-type="float" office:value="687.6358" calcext:value-type="float">
            <text:p>687.6358</text:p>
          </table:table-cell>
          <table:table-cell office:value-type="float" office:value="20.1622782354104" calcext:value-type="float">
            <text:p>20.1622782354104</text:p>
          </table:table-cell>
          <table:table-cell office:value-type="float" office:value="667.528" calcext:value-type="float">
            <text:p>667.528</text:p>
          </table:table-cell>
          <table:table-cell office:value-type="float" office:value="728.047" calcext:value-type="float">
            <text:p>728.047</text:p>
          </table:table-cell>
          <table:table-cell office:value-type="float" office:value="1764.4445" calcext:value-type="float">
            <text:p>1764.4445</text:p>
          </table:table-cell>
          <table:table-cell office:value-type="float" office:value="59.0667630714334" calcext:value-type="float">
            <text:p>59.0667630714334</text:p>
          </table:table-cell>
          <table:table-cell office:value-type="float" office:value="231.5243" calcext:value-type="float">
            <text:p>231.5243</text:p>
          </table:table-cell>
          <table:table-cell office:value-type="float" office:value="14.8312700279546" calcext:value-type="float">
            <text:p>14.8312700279546</text:p>
          </table:table-cell>
          <table:table-cell office:value-type="float" office:value="66.93846" calcext:value-type="float">
            <text:p>66.93846</text:p>
          </table:table-cell>
          <table:table-cell office:value-type="float" office:value="13.8683407114493" calcext:value-type="float">
            <text:p>13.8683407114493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36.35" calcext:value-type="float">
            <text:p>136.35</text:p>
          </table:table-cell>
          <table:table-cell office:value-type="float" office:value="38.9159350395182" calcext:value-type="float">
            <text:p>38.9159350395182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 office:value-type="float" office:value="1174.60865" calcext:value-type="float">
            <text:p>1174.60865</text:p>
          </table:table-cell>
          <table:table-cell office:value-type="float" office:value="367.842530714646" calcext:value-type="float">
            <text:p>367.842530714646</text:p>
          </table:table-cell>
          <table:table-cell office:value-type="float" office:value="148.4844" calcext:value-type="float">
            <text:p>148.4844</text:p>
          </table:table-cell>
          <table:table-cell office:value-type="float" office:value="4.84555649294441" calcext:value-type="float">
            <text:p>4.84555649294441</text:p>
          </table:table-cell>
          <table:table-cell office:value-type="float" office:value="4217.62" calcext:value-type="float">
            <text:p>4217.62</text:p>
          </table:table-cell>
          <table:table-cell office:value-type="float" office:value="900.7354" calcext:value-type="float">
            <text:p>900.7354</text:p>
          </table:table-cell>
          <table:table-cell office:value-type="float" office:value="82.2257474232084" calcext:value-type="float">
            <text:p>82.2257474232084</text:p>
          </table:table-cell>
          <table:table-cell office:value-type="float" office:value="822.853" calcext:value-type="float">
            <text:p>822.853</text:p>
          </table:table-cell>
          <table:table-cell office:value-type="float" office:value="1079.58" calcext:value-type="float">
            <text:p>1079.58</text:p>
          </table:table-cell>
          <table:table-cell office:value-type="float" office:value="1615.338" calcext:value-type="float">
            <text:p>1615.338</text:p>
          </table:table-cell>
          <table:table-cell office:value-type="float" office:value="68.5456151309784" calcext:value-type="float">
            <text:p>68.5456151309784</text:p>
          </table:table-cell>
          <table:table-cell office:value-type="float" office:value="897.8069" calcext:value-type="float">
            <text:p>897.8069</text:p>
          </table:table-cell>
          <table:table-cell office:value-type="float" office:value="215.453448482595" calcext:value-type="float">
            <text:p>215.453448482595</text:p>
          </table:table-cell>
          <table:table-cell office:value-type="float" office:value="189.0606" calcext:value-type="float">
            <text:p>189.0606</text:p>
          </table:table-cell>
          <table:table-cell office:value-type="float" office:value="19.3263618146167" calcext:value-type="float">
            <text:p>19.3263618146167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31.15" calcext:value-type="float">
            <text:p>131.15</text:p>
          </table:table-cell>
          <table:table-cell office:value-type="float" office:value="45.6811316571042" calcext:value-type="float">
            <text:p>45.6811316571042</text:p>
          </table:table-cell>
          <table:table-cell office:value-type="float" office:value="256" calcext:value-type="float">
            <text:p>256</text:p>
          </table:table-cell>
          <table:table-cell office:value-type="float" office:value="66" calcext:value-type="float">
            <text:p>66</text:p>
          </table:table-cell>
          <table:table-cell office:value-type="float" office:value="417.44785" calcext:value-type="float">
            <text:p>417.44785</text:p>
          </table:table-cell>
          <table:table-cell office:value-type="float" office:value="141.152362004316" calcext:value-type="float">
            <text:p>141.152362004316</text:p>
          </table:table-cell>
          <table:table-cell office:value-type="float" office:value="151.181" calcext:value-type="float">
            <text:p>151.181</text:p>
          </table:table-cell>
          <table:table-cell office:value-type="float" office:value="3.87655639371907" calcext:value-type="float">
            <text:p>3.87655639371907</text:p>
          </table:table-cell>
          <table:table-cell office:value-type="float" office:value="893.736" calcext:value-type="float">
            <text:p>893.736</text:p>
          </table:table-cell>
          <table:table-cell office:value-type="float" office:value="540.3084" calcext:value-type="float">
            <text:p>540.3084</text:p>
          </table:table-cell>
          <table:table-cell office:value-type="float" office:value="10.6261120899117" calcext:value-type="float">
            <text:p>10.6261120899117</text:p>
          </table:table-cell>
          <table:table-cell office:value-type="float" office:value="521.889" calcext:value-type="float">
            <text:p>521.889</text:p>
          </table:table-cell>
          <table:table-cell office:value-type="float" office:value="557.129" calcext:value-type="float">
            <text:p>557.129</text:p>
          </table:table-cell>
          <table:table-cell office:value-type="float" office:value="1557.245" calcext:value-type="float">
            <text:p>1557.245</text:p>
          </table:table-cell>
          <table:table-cell office:value-type="float" office:value="66.7864870117333" calcext:value-type="float">
            <text:p>66.7864870117333</text:p>
          </table:table-cell>
          <table:table-cell office:value-type="float" office:value="44.35943" calcext:value-type="float">
            <text:p>44.35943</text:p>
          </table:table-cell>
          <table:table-cell office:value-type="float" office:value="40.0938324909496" calcext:value-type="float">
            <text:p>40.0938324909496</text:p>
          </table:table-cell>
          <table:table-cell office:value-type="float" office:value="19.3210845" calcext:value-type="float">
            <text:p>19.3210845</text:p>
          </table:table-cell>
          <table:table-cell office:value-type="float" office:value="15.0831559882639" calcext:value-type="float">
            <text:p>15.0831559882639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06" calcext:value-type="float">
            <text:p>106</text:p>
          </table:table-cell>
          <table:table-cell office:value-type="float" office:value="18.2410756838862" calcext:value-type="float">
            <text:p>18.2410756838862</text:p>
          </table:table-cell>
          <table:table-cell office:value-type="float" office:value="151" calcext:value-type="float">
            <text:p>151</text:p>
          </table:table-cell>
          <table:table-cell office:value-type="float" office:value="74" calcext:value-type="float">
            <text:p>74</text:p>
          </table:table-cell>
          <table:table-cell office:value-type="float" office:value="137.0392" calcext:value-type="float">
            <text:p>137.0392</text:p>
          </table:table-cell>
          <table:table-cell office:value-type="float" office:value="63.5666467961404" calcext:value-type="float">
            <text:p>63.5666467961404</text:p>
          </table:table-cell>
          <table:table-cell office:value-type="float" office:value="146.2019" calcext:value-type="float">
            <text:p>146.2019</text:p>
          </table:table-cell>
          <table:table-cell office:value-type="float" office:value="2.03742298272262" calcext:value-type="float">
            <text:p>2.03742298272262</text:p>
          </table:table-cell>
          <table:table-cell office:value-type="float" office:value="783.887" calcext:value-type="float">
            <text:p>783.887</text:p>
          </table:table-cell>
          <table:table-cell office:value-type="float" office:value="489.45105" calcext:value-type="float">
            <text:p>489.45105</text:p>
          </table:table-cell>
          <table:table-cell office:value-type="float" office:value="10.2976109875058" calcext:value-type="float">
            <text:p>10.2976109875058</text:p>
          </table:table-cell>
          <table:table-cell office:value-type="float" office:value="476.658" calcext:value-type="float">
            <text:p>476.658</text:p>
          </table:table-cell>
          <table:table-cell office:value-type="float" office:value="513.272" calcext:value-type="float">
            <text:p>513.272</text:p>
          </table:table-cell>
          <table:table-cell office:value-type="float" office:value="1435.7905" calcext:value-type="float">
            <text:p>1435.7905</text:p>
          </table:table-cell>
          <table:table-cell office:value-type="float" office:value="41.0908772658078" calcext:value-type="float">
            <text:p>41.0908772658078</text:p>
          </table:table-cell>
          <table:table-cell office:value-type="float" office:value="24.3684805" calcext:value-type="float">
            <text:p>24.3684805</text:p>
          </table:table-cell>
          <table:table-cell office:value-type="float" office:value="12.651598604779" calcext:value-type="float">
            <text:p>12.651598604779</text:p>
          </table:table-cell>
          <table:table-cell office:value-type="float" office:value="8.1941845" calcext:value-type="float">
            <text:p>8.1941845</text:p>
          </table:table-cell>
          <table:table-cell office:value-type="float" office:value="3.74680423925085" calcext:value-type="float">
            <text:p>3.74680423925085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26.85" calcext:value-type="float">
            <text:p>126.85</text:p>
          </table:table-cell>
          <table:table-cell office:value-type="float" office:value="27.8610745249391" calcext:value-type="float">
            <text:p>27.8610745249391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411.818" calcext:value-type="float">
            <text:p>411.818</text:p>
          </table:table-cell>
          <table:table-cell office:value-type="float" office:value="114.820112540397" calcext:value-type="float">
            <text:p>114.820112540397</text:p>
          </table:table-cell>
          <table:table-cell office:value-type="float" office:value="151.2375" calcext:value-type="float">
            <text:p>151.2375</text:p>
          </table:table-cell>
          <table:table-cell office:value-type="float" office:value="4.36890757753613" calcext:value-type="float">
            <text:p>4.36890757753613</text:p>
          </table:table-cell>
          <table:table-cell office:value-type="float" office:value="1093.39" calcext:value-type="float">
            <text:p>1093.39</text:p>
          </table:table-cell>
          <table:table-cell office:value-type="float" office:value="572.35775" calcext:value-type="float">
            <text:p>572.35775</text:p>
          </table:table-cell>
          <table:table-cell office:value-type="float" office:value="29.6823574799205" calcext:value-type="float">
            <text:p>29.6823574799205</text:p>
          </table:table-cell>
          <table:table-cell office:value-type="float" office:value="535.872" calcext:value-type="float">
            <text:p>535.872</text:p>
          </table:table-cell>
          <table:table-cell office:value-type="float" office:value="658.369" calcext:value-type="float">
            <text:p>658.369</text:p>
          </table:table-cell>
          <table:table-cell office:value-type="float" office:value="1684.367" calcext:value-type="float">
            <text:p>1684.367</text:p>
          </table:table-cell>
          <table:table-cell office:value-type="float" office:value="85.4398233969691" calcext:value-type="float">
            <text:p>85.4398233969691</text:p>
          </table:table-cell>
          <table:table-cell office:value-type="float" office:value="22.2752315" calcext:value-type="float">
            <text:p>22.2752315</text:p>
          </table:table-cell>
          <table:table-cell office:value-type="float" office:value="19.2168103355751" calcext:value-type="float">
            <text:p>19.2168103355751</text:p>
          </table:table-cell>
          <table:table-cell office:value-type="float" office:value="10.4315695" calcext:value-type="float">
            <text:p>10.4315695</text:p>
          </table:table-cell>
          <table:table-cell office:value-type="float" office:value="7.22832113676946" calcext:value-type="float">
            <text:p>7.22832113676946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26.4" calcext:value-type="float">
            <text:p>126.4</text:p>
          </table:table-cell>
          <table:table-cell office:value-type="float" office:value="34.8083474562005" calcext:value-type="float">
            <text:p>34.8083474562005</text:p>
          </table:table-cell>
          <table:table-cell office:value-type="float" office:value="200" calcext:value-type="float">
            <text:p>200</text:p>
          </table:table-cell>
          <table:table-cell office:value-type="float" office:value="58" calcext:value-type="float">
            <text:p>58</text:p>
          </table:table-cell>
          <table:table-cell office:value-type="float" office:value="405.08055" calcext:value-type="float">
            <text:p>405.08055</text:p>
          </table:table-cell>
          <table:table-cell office:value-type="float" office:value="150.942854507914" calcext:value-type="float">
            <text:p>150.942854507914</text:p>
          </table:table-cell>
          <table:table-cell office:value-type="float" office:value="148.43865" calcext:value-type="float">
            <text:p>148.43865</text:p>
          </table:table-cell>
          <table:table-cell office:value-type="float" office:value="4.23778891298902" calcext:value-type="float">
            <text:p>4.23778891298902</text:p>
          </table:table-cell>
          <table:table-cell office:value-type="float" office:value="1394.82" calcext:value-type="float">
            <text:p>1394.82</text:p>
          </table:table-cell>
          <table:table-cell office:value-type="float" office:value="617.34955" calcext:value-type="float">
            <text:p>617.34955</text:p>
          </table:table-cell>
          <table:table-cell office:value-type="float" office:value="26.9144360451589" calcext:value-type="float">
            <text:p>26.9144360451589</text:p>
          </table:table-cell>
          <table:table-cell office:value-type="float" office:value="590.26" calcext:value-type="float">
            <text:p>590.26</text:p>
          </table:table-cell>
          <table:table-cell office:value-type="float" office:value="706.114" calcext:value-type="float">
            <text:p>706.114</text:p>
          </table:table-cell>
          <table:table-cell office:value-type="float" office:value="1738.9045" calcext:value-type="float">
            <text:p>1738.9045</text:p>
          </table:table-cell>
          <table:table-cell office:value-type="float" office:value="67.2381035045958" calcext:value-type="float">
            <text:p>67.2381035045958</text:p>
          </table:table-cell>
          <table:table-cell office:value-type="float" office:value="88.446505" calcext:value-type="float">
            <text:p>88.446505</text:p>
          </table:table-cell>
          <table:table-cell office:value-type="float" office:value="36.3714616668861" calcext:value-type="float">
            <text:p>36.3714616668861</text:p>
          </table:table-cell>
          <table:table-cell office:value-type="float" office:value="24.697015" calcext:value-type="float">
            <text:p>24.697015</text:p>
          </table:table-cell>
          <table:table-cell office:value-type="float" office:value="12.0921482805242" calcext:value-type="float">
            <text:p>12.0921482805242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91.3" calcext:value-type="float">
            <text:p>291.3</text:p>
          </table:table-cell>
          <table:table-cell office:value-type="float" office:value="91.6211306356092" calcext:value-type="float">
            <text:p>91.6211306356092</text:p>
          </table:table-cell>
          <table:table-cell office:value-type="float" office:value="464" calcext:value-type="float">
            <text:p>464</text:p>
          </table:table-cell>
          <table:table-cell office:value-type="float" office:value="103" calcext:value-type="float">
            <text:p>103</text:p>
          </table:table-cell>
          <table:table-cell office:value-type="float" office:value="2670.26325" calcext:value-type="float">
            <text:p>2670.26325</text:p>
          </table:table-cell>
          <table:table-cell office:value-type="float" office:value="844.945820222368" calcext:value-type="float">
            <text:p>844.945820222368</text:p>
          </table:table-cell>
          <table:table-cell office:value-type="float" office:value="176.7039" calcext:value-type="float">
            <text:p>176.7039</text:p>
          </table:table-cell>
          <table:table-cell office:value-type="float" office:value="9.4884882989863" calcext:value-type="float">
            <text:p>9.4884882989863</text:p>
          </table:table-cell>
          <table:table-cell office:value-type="float" office:value="3055.58" calcext:value-type="float">
            <text:p>3055.58</text:p>
          </table:table-cell>
          <table:table-cell office:value-type="float" office:value="1202.979" calcext:value-type="float">
            <text:p>1202.979</text:p>
          </table:table-cell>
          <table:table-cell office:value-type="float" office:value="66.9918121391279" calcext:value-type="float">
            <text:p>66.9918121391279</text:p>
          </table:table-cell>
          <table:table-cell office:value-type="float" office:value="1149.7" calcext:value-type="float">
            <text:p>1149.7</text:p>
          </table:table-cell>
          <table:table-cell office:value-type="float" office:value="1383.02" calcext:value-type="float">
            <text:p>1383.02</text:p>
          </table:table-cell>
          <table:table-cell office:value-type="float" office:value="2477.1585" calcext:value-type="float">
            <text:p>2477.1585</text:p>
          </table:table-cell>
          <table:table-cell office:value-type="float" office:value="94.8208512642324" calcext:value-type="float">
            <text:p>94.8208512642324</text:p>
          </table:table-cell>
          <table:table-cell office:value-type="float" office:value="958.764" calcext:value-type="float">
            <text:p>958.764</text:p>
          </table:table-cell>
          <table:table-cell office:value-type="float" office:value="181.27358845185" calcext:value-type="float">
            <text:p>181.27358845185</text:p>
          </table:table-cell>
          <table:table-cell office:value-type="float" office:value="173.0112" calcext:value-type="float">
            <text:p>173.0112</text:p>
          </table:table-cell>
          <table:table-cell office:value-type="float" office:value="29.6493980050718" calcext:value-type="float">
            <text:p>29.6493980050718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52.55" calcext:value-type="float">
            <text:p>252.55</text:p>
          </table:table-cell>
          <table:table-cell office:value-type="float" office:value="59.7102433246988" calcext:value-type="float">
            <text:p>59.7102433246988</text:p>
          </table:table-cell>
          <table:table-cell office:value-type="float" office:value="366" calcext:value-type="float">
            <text:p>366</text:p>
          </table:table-cell>
          <table:table-cell office:value-type="float" office:value="150" calcext:value-type="float">
            <text:p>150</text:p>
          </table:table-cell>
          <table:table-cell office:value-type="float" office:value="1208.17445" calcext:value-type="float">
            <text:p>1208.17445</text:p>
          </table:table-cell>
          <table:table-cell office:value-type="float" office:value="462.277799925483" calcext:value-type="float">
            <text:p>462.277799925483</text:p>
          </table:table-cell>
          <table:table-cell office:value-type="float" office:value="165.03105" calcext:value-type="float">
            <text:p>165.03105</text:p>
          </table:table-cell>
          <table:table-cell office:value-type="float" office:value="5.12260903379888" calcext:value-type="float">
            <text:p>5.12260903379888</text:p>
          </table:table-cell>
          <table:table-cell office:value-type="float" office:value="1411.1" calcext:value-type="float">
            <text:p>1411.1</text:p>
          </table:table-cell>
          <table:table-cell office:value-type="float" office:value="761.2499" calcext:value-type="float">
            <text:p>761.2499</text:p>
          </table:table-cell>
          <table:table-cell office:value-type="float" office:value="50.3128376104004" calcext:value-type="float">
            <text:p>50.3128376104004</text:p>
          </table:table-cell>
          <table:table-cell office:value-type="float" office:value="690.21" calcext:value-type="float">
            <text:p>690.21</text:p>
          </table:table-cell>
          <table:table-cell office:value-type="float" office:value="870.614" calcext:value-type="float">
            <text:p>870.614</text:p>
          </table:table-cell>
          <table:table-cell office:value-type="float" office:value="2218.566" calcext:value-type="float">
            <text:p>2218.566</text:p>
          </table:table-cell>
          <table:table-cell office:value-type="float" office:value="153.965680639345" calcext:value-type="float">
            <text:p>153.965680639345</text:p>
          </table:table-cell>
          <table:table-cell office:value-type="float" office:value="45.8379455" calcext:value-type="float">
            <text:p>45.8379455</text:p>
          </table:table-cell>
          <table:table-cell office:value-type="float" office:value="35.7381602919706" calcext:value-type="float">
            <text:p>35.7381602919706</text:p>
          </table:table-cell>
          <table:table-cell office:value-type="float" office:value="19.347675" calcext:value-type="float">
            <text:p>19.347675</text:p>
          </table:table-cell>
          <table:table-cell office:value-type="float" office:value="12.0569439902972" calcext:value-type="float">
            <text:p>12.0569439902972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270.45" calcext:value-type="float">
            <text:p>270.45</text:p>
          </table:table-cell>
          <table:table-cell office:value-type="float" office:value="84.434636818884" calcext:value-type="float">
            <text:p>84.434636818884</text:p>
          </table:table-cell>
          <table:table-cell office:value-type="float" office:value="443" calcext:value-type="float">
            <text:p>443</text:p>
          </table:table-cell>
          <table:table-cell office:value-type="float" office:value="141" calcext:value-type="float">
            <text:p>141</text:p>
          </table:table-cell>
          <table:table-cell office:value-type="float" office:value="1302.7481" calcext:value-type="float">
            <text:p>1302.7481</text:p>
          </table:table-cell>
          <table:table-cell office:value-type="float" office:value="448.035034349688" calcext:value-type="float">
            <text:p>448.035034349688</text:p>
          </table:table-cell>
          <table:table-cell office:value-type="float" office:value="178.44525" calcext:value-type="float">
            <text:p>178.44525</text:p>
          </table:table-cell>
          <table:table-cell office:value-type="float" office:value="7.66083138868031" calcext:value-type="float">
            <text:p>7.66083138868031</text:p>
          </table:table-cell>
          <table:table-cell office:value-type="float" office:value="1464.83" calcext:value-type="float">
            <text:p>1464.83</text:p>
          </table:table-cell>
          <table:table-cell office:value-type="float" office:value="680.90215" calcext:value-type="float">
            <text:p>680.90215</text:p>
          </table:table-cell>
          <table:table-cell office:value-type="float" office:value="36.6340756490528" calcext:value-type="float">
            <text:p>36.6340756490528</text:p>
          </table:table-cell>
          <table:table-cell office:value-type="float" office:value="643.228" calcext:value-type="float">
            <text:p>643.228</text:p>
          </table:table-cell>
          <table:table-cell office:value-type="float" office:value="807.004" calcext:value-type="float">
            <text:p>807.004</text:p>
          </table:table-cell>
          <table:table-cell office:value-type="float" office:value="1965.132" calcext:value-type="float">
            <text:p>1965.132</text:p>
          </table:table-cell>
          <table:table-cell office:value-type="float" office:value="76.8879053934328" calcext:value-type="float">
            <text:p>76.8879053934328</text:p>
          </table:table-cell>
          <table:table-cell office:value-type="float" office:value="53.1348345" calcext:value-type="float">
            <text:p>53.1348345</text:p>
          </table:table-cell>
          <table:table-cell office:value-type="float" office:value="38.4869906616182" calcext:value-type="float">
            <text:p>38.4869906616182</text:p>
          </table:table-cell>
          <table:table-cell office:value-type="float" office:value="24.4383185" calcext:value-type="float">
            <text:p>24.4383185</text:p>
          </table:table-cell>
          <table:table-cell office:value-type="float" office:value="12.1451898195607" calcext:value-type="float">
            <text:p>12.1451898195607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24.7" calcext:value-type="float">
            <text:p>224.7</text:p>
          </table:table-cell>
          <table:table-cell office:value-type="float" office:value="66.5448799881071" calcext:value-type="float">
            <text:p>66.5448799881071</text:p>
          </table:table-cell>
          <table:table-cell office:value-type="float" office:value="403" calcext:value-type="float">
            <text:p>403</text:p>
          </table:table-cell>
          <table:table-cell office:value-type="float" office:value="113" calcext:value-type="float">
            <text:p>113</text:p>
          </table:table-cell>
          <table:table-cell office:value-type="float" office:value="1578.75685" calcext:value-type="float">
            <text:p>1578.75685</text:p>
          </table:table-cell>
          <table:table-cell office:value-type="float" office:value="503.383569079785" calcext:value-type="float">
            <text:p>503.383569079785</text:p>
          </table:table-cell>
          <table:table-cell office:value-type="float" office:value="177.8579" calcext:value-type="float">
            <text:p>177.8579</text:p>
          </table:table-cell>
          <table:table-cell office:value-type="float" office:value="9.14524878600329" calcext:value-type="float">
            <text:p>9.14524878600329</text:p>
          </table:table-cell>
          <table:table-cell office:value-type="float" office:value="2282.79" calcext:value-type="float">
            <text:p>2282.79</text:p>
          </table:table-cell>
          <table:table-cell office:value-type="float" office:value="828.356" calcext:value-type="float">
            <text:p>828.356</text:p>
          </table:table-cell>
          <table:table-cell office:value-type="float" office:value="23.8478017082453" calcext:value-type="float">
            <text:p>23.8478017082453</text:p>
          </table:table-cell>
          <table:table-cell office:value-type="float" office:value="798.993" calcext:value-type="float">
            <text:p>798.993</text:p>
          </table:table-cell>
          <table:table-cell office:value-type="float" office:value="877.01" calcext:value-type="float">
            <text:p>877.01</text:p>
          </table:table-cell>
          <table:table-cell office:value-type="float" office:value="2001.333" calcext:value-type="float">
            <text:p>2001.333</text:p>
          </table:table-cell>
          <table:table-cell office:value-type="float" office:value="74.9611554915716" calcext:value-type="float">
            <text:p>74.9611554915716</text:p>
          </table:table-cell>
          <table:table-cell office:value-type="float" office:value="385.51455" calcext:value-type="float">
            <text:p>385.51455</text:p>
          </table:table-cell>
          <table:table-cell office:value-type="float" office:value="18.2793426879259" calcext:value-type="float">
            <text:p>18.2793426879259</text:p>
          </table:table-cell>
          <table:table-cell office:value-type="float" office:value="98.22105" calcext:value-type="float">
            <text:p>98.22105</text:p>
          </table:table-cell>
          <table:table-cell office:value-type="float" office:value="0.946576005511723" calcext:value-type="float">
            <text:p>0.946576005511723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273.5" calcext:value-type="float">
            <text:p>273.5</text:p>
          </table:table-cell>
          <table:table-cell office:value-type="float" office:value="74.8524865107506" calcext:value-type="float">
            <text:p>74.8524865107506</text:p>
          </table:table-cell>
          <table:table-cell office:value-type="float" office:value="481" calcext:value-type="float">
            <text:p>481</text:p>
          </table:table-cell>
          <table:table-cell office:value-type="float" office:value="164" calcext:value-type="float">
            <text:p>164</text:p>
          </table:table-cell>
          <table:table-cell office:value-type="float" office:value="1462.6606" calcext:value-type="float">
            <text:p>1462.6606</text:p>
          </table:table-cell>
          <table:table-cell office:value-type="float" office:value="483.383763606146" calcext:value-type="float">
            <text:p>483.383763606146</text:p>
          </table:table-cell>
          <table:table-cell office:value-type="float" office:value="179.5351" calcext:value-type="float">
            <text:p>179.5351</text:p>
          </table:table-cell>
          <table:table-cell office:value-type="float" office:value="10.8280356720778" calcext:value-type="float">
            <text:p>10.8280356720778</text:p>
          </table:table-cell>
          <table:table-cell office:value-type="float" office:value="1412.03" calcext:value-type="float">
            <text:p>1412.03</text:p>
          </table:table-cell>
          <table:table-cell office:value-type="float" office:value="741.1504" calcext:value-type="float">
            <text:p>741.1504</text:p>
          </table:table-cell>
          <table:table-cell office:value-type="float" office:value="35.3099241177321" calcext:value-type="float">
            <text:p>35.3099241177321</text:p>
          </table:table-cell>
          <table:table-cell office:value-type="float" office:value="688.528" calcext:value-type="float">
            <text:p>688.528</text:p>
          </table:table-cell>
          <table:table-cell office:value-type="float" office:value="828.502" calcext:value-type="float">
            <text:p>828.502</text:p>
          </table:table-cell>
          <table:table-cell office:value-type="float" office:value="2191.0345" calcext:value-type="float">
            <text:p>2191.0345</text:p>
          </table:table-cell>
          <table:table-cell office:value-type="float" office:value="90.8938536787771" calcext:value-type="float">
            <text:p>90.8938536787771</text:p>
          </table:table-cell>
          <table:table-cell office:value-type="float" office:value="22.432478" calcext:value-type="float">
            <text:p>22.432478</text:p>
          </table:table-cell>
          <table:table-cell office:value-type="float" office:value="26.2369547059949" calcext:value-type="float">
            <text:p>26.2369547059949</text:p>
          </table:table-cell>
          <table:table-cell office:value-type="float" office:value="9.984574" calcext:value-type="float">
            <text:p>9.984574</text:p>
          </table:table-cell>
          <table:table-cell office:value-type="float" office:value="11.2749810772573" calcext:value-type="float">
            <text:p>11.2749810772573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318.85" calcext:value-type="float">
            <text:p>318.85</text:p>
          </table:table-cell>
          <table:table-cell office:value-type="float" office:value="97.5976029688391" calcext:value-type="float">
            <text:p>97.5976029688391</text:p>
          </table:table-cell>
          <table:table-cell office:value-type="float" office:value="559" calcext:value-type="float">
            <text:p>559</text:p>
          </table:table-cell>
          <table:table-cell office:value-type="float" office:value="199" calcext:value-type="float">
            <text:p>199</text:p>
          </table:table-cell>
          <table:table-cell office:value-type="float" office:value="1201.58065" calcext:value-type="float">
            <text:p>1201.58065</text:p>
          </table:table-cell>
          <table:table-cell office:value-type="float" office:value="446.10695892663" calcext:value-type="float">
            <text:p>446.10695892663</text:p>
          </table:table-cell>
          <table:table-cell office:value-type="float" office:value="181.83065" calcext:value-type="float">
            <text:p>181.83065</text:p>
          </table:table-cell>
          <table:table-cell office:value-type="float" office:value="11.9246682543506" calcext:value-type="float">
            <text:p>11.9246682543506</text:p>
          </table:table-cell>
          <table:table-cell office:value-type="float" office:value="1217.79" calcext:value-type="float">
            <text:p>1217.79</text:p>
          </table:table-cell>
          <table:table-cell office:value-type="float" office:value="764.50875" calcext:value-type="float">
            <text:p>764.50875</text:p>
          </table:table-cell>
          <table:table-cell office:value-type="float" office:value="31.6809315467688" calcext:value-type="float">
            <text:p>31.6809315467688</text:p>
          </table:table-cell>
          <table:table-cell office:value-type="float" office:value="712.148" calcext:value-type="float">
            <text:p>712.148</text:p>
          </table:table-cell>
          <table:table-cell office:value-type="float" office:value="846.684" calcext:value-type="float">
            <text:p>846.684</text:p>
          </table:table-cell>
          <table:table-cell office:value-type="float" office:value="2271.229" calcext:value-type="float">
            <text:p>2271.229</text:p>
          </table:table-cell>
          <table:table-cell office:value-type="float" office:value="79.8833152265163" calcext:value-type="float">
            <text:p>79.8833152265163</text:p>
          </table:table-cell>
          <table:table-cell office:value-type="float" office:value="16.53069045" calcext:value-type="float">
            <text:p>16.53069045</text:p>
          </table:table-cell>
          <table:table-cell office:value-type="float" office:value="27.0327600732077" calcext:value-type="float">
            <text:p>27.0327600732077</text:p>
          </table:table-cell>
          <table:table-cell office:value-type="float" office:value="5.76751595" calcext:value-type="float">
            <text:p>5.76751595</text:p>
          </table:table-cell>
          <table:table-cell office:value-type="float" office:value="7.23009799116623" calcext:value-type="float">
            <text:p>7.23009799116623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72.3" calcext:value-type="float">
            <text:p>272.3</text:p>
          </table:table-cell>
          <table:table-cell office:value-type="float" office:value="64.6139140954705" calcext:value-type="float">
            <text:p>64.6139140954705</text:p>
          </table:table-cell>
          <table:table-cell office:value-type="float" office:value="381" calcext:value-type="float">
            <text:p>381</text:p>
          </table:table-cell>
          <table:table-cell office:value-type="float" office:value="129" calcext:value-type="float">
            <text:p>129</text:p>
          </table:table-cell>
          <table:table-cell office:value-type="float" office:value="1331.292" calcext:value-type="float">
            <text:p>1331.292</text:p>
          </table:table-cell>
          <table:table-cell office:value-type="float" office:value="397.614129809291" calcext:value-type="float">
            <text:p>397.614129809291</text:p>
          </table:table-cell>
          <table:table-cell office:value-type="float" office:value="193.3185" calcext:value-type="float">
            <text:p>193.3185</text:p>
          </table:table-cell>
          <table:table-cell office:value-type="float" office:value="13.4899291968802" calcext:value-type="float">
            <text:p>13.4899291968802</text:p>
          </table:table-cell>
          <table:table-cell office:value-type="float" office:value="1104.35" calcext:value-type="float">
            <text:p>1104.35</text:p>
          </table:table-cell>
          <table:table-cell office:value-type="float" office:value="619.66065" calcext:value-type="float">
            <text:p>619.66065</text:p>
          </table:table-cell>
          <table:table-cell office:value-type="float" office:value="20.4704593327093" calcext:value-type="float">
            <text:p>20.4704593327093</text:p>
          </table:table-cell>
          <table:table-cell office:value-type="float" office:value="595.221" calcext:value-type="float">
            <text:p>595.221</text:p>
          </table:table-cell>
          <table:table-cell office:value-type="float" office:value="663.851" calcext:value-type="float">
            <text:p>663.851</text:p>
          </table:table-cell>
          <table:table-cell office:value-type="float" office:value="1839.09" calcext:value-type="float">
            <text:p>1839.09</text:p>
          </table:table-cell>
          <table:table-cell office:value-type="float" office:value="64.5554206619561" calcext:value-type="float">
            <text:p>64.5554206619561</text:p>
          </table:table-cell>
          <table:table-cell office:value-type="float" office:value="12.48537015" calcext:value-type="float">
            <text:p>12.48537015</text:p>
          </table:table-cell>
          <table:table-cell office:value-type="float" office:value="8.01156417002937" calcext:value-type="float">
            <text:p>8.01156417002937</text:p>
          </table:table-cell>
          <table:table-cell office:value-type="float" office:value="7.40616115" calcext:value-type="float">
            <text:p>7.40616115</text:p>
          </table:table-cell>
          <table:table-cell office:value-type="float" office:value="4.51819612875655" calcext:value-type="float">
            <text:p>4.51819612875655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280.55" calcext:value-type="float">
            <text:p>280.55</text:p>
          </table:table-cell>
          <table:table-cell office:value-type="float" office:value="78.6675048275301" calcext:value-type="float">
            <text:p>78.6675048275301</text:p>
          </table:table-cell>
          <table:table-cell office:value-type="float" office:value="435" calcext:value-type="float">
            <text:p>435</text:p>
          </table:table-cell>
          <table:table-cell office:value-type="float" office:value="178" calcext:value-type="float">
            <text:p>178</text:p>
          </table:table-cell>
          <table:table-cell office:value-type="float" office:value="1158.7251" calcext:value-type="float">
            <text:p>1158.7251</text:p>
          </table:table-cell>
          <table:table-cell office:value-type="float" office:value="407.01499567149" calcext:value-type="float">
            <text:p>407.01499567149</text:p>
          </table:table-cell>
          <table:table-cell office:value-type="float" office:value="186.4215" calcext:value-type="float">
            <text:p>186.4215</text:p>
          </table:table-cell>
          <table:table-cell office:value-type="float" office:value="12.3632871225125" calcext:value-type="float">
            <text:p>12.3632871225125</text:p>
          </table:table-cell>
          <table:table-cell office:value-type="float" office:value="1268.49" calcext:value-type="float">
            <text:p>1268.49</text:p>
          </table:table-cell>
          <table:table-cell office:value-type="float" office:value="712.81265" calcext:value-type="float">
            <text:p>712.81265</text:p>
          </table:table-cell>
          <table:table-cell office:value-type="float" office:value="31.9736259015475" calcext:value-type="float">
            <text:p>31.9736259015475</text:p>
          </table:table-cell>
          <table:table-cell office:value-type="float" office:value="666.087" calcext:value-type="float">
            <text:p>666.087</text:p>
          </table:table-cell>
          <table:table-cell office:value-type="float" office:value="783.546" calcext:value-type="float">
            <text:p>783.546</text:p>
          </table:table-cell>
          <table:table-cell office:value-type="float" office:value="2126.785" calcext:value-type="float">
            <text:p>2126.785</text:p>
          </table:table-cell>
          <table:table-cell office:value-type="float" office:value="89.1641461752306" calcext:value-type="float">
            <text:p>89.1641461752306</text:p>
          </table:table-cell>
          <table:table-cell office:value-type="float" office:value="7.33109855" calcext:value-type="float">
            <text:p>7.33109855</text:p>
          </table:table-cell>
          <table:table-cell office:value-type="float" office:value="10.4331640999621" calcext:value-type="float">
            <text:p>10.4331640999621</text:p>
          </table:table-cell>
          <table:table-cell office:value-type="float" office:value="4.32200305" calcext:value-type="float">
            <text:p>4.32200305</text:p>
          </table:table-cell>
          <table:table-cell office:value-type="float" office:value="6.156622696879" calcext:value-type="float">
            <text:p>6.156622696879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258.4" calcext:value-type="float">
            <text:p>258.4</text:p>
          </table:table-cell>
          <table:table-cell office:value-type="float" office:value="72.5174389189829" calcext:value-type="float">
            <text:p>72.5174389189829</text:p>
          </table:table-cell>
          <table:table-cell office:value-type="float" office:value="388" calcext:value-type="float">
            <text:p>388</text:p>
          </table:table-cell>
          <table:table-cell office:value-type="float" office:value="130" calcext:value-type="float">
            <text:p>130</text:p>
          </table:table-cell>
          <table:table-cell office:value-type="float" office:value="785.44555" calcext:value-type="float">
            <text:p>785.44555</text:p>
          </table:table-cell>
          <table:table-cell office:value-type="float" office:value="258.010818859552" calcext:value-type="float">
            <text:p>258.010818859552</text:p>
          </table:table-cell>
          <table:table-cell office:value-type="float" office:value="170.13245" calcext:value-type="float">
            <text:p>170.13245</text:p>
          </table:table-cell>
          <table:table-cell office:value-type="float" office:value="6.30243349387654" calcext:value-type="float">
            <text:p>6.30243349387654</text:p>
          </table:table-cell>
          <table:table-cell office:value-type="float" office:value="1192.45" calcext:value-type="float">
            <text:p>1192.45</text:p>
          </table:table-cell>
          <table:table-cell office:value-type="float" office:value="726.7829" calcext:value-type="float">
            <text:p>726.7829</text:p>
          </table:table-cell>
          <table:table-cell office:value-type="float" office:value="28.4324369392647" calcext:value-type="float">
            <text:p>28.4324369392647</text:p>
          </table:table-cell>
          <table:table-cell office:value-type="float" office:value="671.231" calcext:value-type="float">
            <text:p>671.231</text:p>
          </table:table-cell>
          <table:table-cell office:value-type="float" office:value="805.77" calcext:value-type="float">
            <text:p>805.77</text:p>
          </table:table-cell>
          <table:table-cell office:value-type="float" office:value="2160.6395" calcext:value-type="float">
            <text:p>2160.6395</text:p>
          </table:table-cell>
          <table:table-cell office:value-type="float" office:value="90.3697669213607" calcext:value-type="float">
            <text:p>90.3697669213607</text:p>
          </table:table-cell>
          <table:table-cell office:value-type="float" office:value="13.815734" calcext:value-type="float">
            <text:p>13.815734</text:p>
          </table:table-cell>
          <table:table-cell office:value-type="float" office:value="11.9574929422083" calcext:value-type="float">
            <text:p>11.9574929422083</text:p>
          </table:table-cell>
          <table:table-cell office:value-type="float" office:value="5.8928045" calcext:value-type="float">
            <text:p>5.8928045</text:p>
          </table:table-cell>
          <table:table-cell office:value-type="float" office:value="3.88697282671026" calcext:value-type="float">
            <text:p>3.88697282671026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223.65" calcext:value-type="float">
            <text:p>223.65</text:p>
          </table:table-cell>
          <table:table-cell office:value-type="float" office:value="68.7866839928837" calcext:value-type="float">
            <text:p>68.7866839928837</text:p>
          </table:table-cell>
          <table:table-cell office:value-type="float" office:value="364" calcext:value-type="float">
            <text:p>364</text:p>
          </table:table-cell>
          <table:table-cell office:value-type="float" office:value="89" calcext:value-type="float">
            <text:p>89</text:p>
          </table:table-cell>
          <table:table-cell office:value-type="float" office:value="2058.8124" calcext:value-type="float">
            <text:p>2058.8124</text:p>
          </table:table-cell>
          <table:table-cell office:value-type="float" office:value="650.702145463644" calcext:value-type="float">
            <text:p>650.702145463644</text:p>
          </table:table-cell>
          <table:table-cell office:value-type="float" office:value="167.53655" calcext:value-type="float">
            <text:p>167.53655</text:p>
          </table:table-cell>
          <table:table-cell office:value-type="float" office:value="7.89798409639081" calcext:value-type="float">
            <text:p>7.89798409639081</text:p>
          </table:table-cell>
          <table:table-cell office:value-type="float" office:value="4508.65" calcext:value-type="float">
            <text:p>4508.65</text:p>
          </table:table-cell>
          <table:table-cell office:value-type="float" office:value="1329.015" calcext:value-type="float">
            <text:p>1329.015</text:p>
          </table:table-cell>
          <table:table-cell office:value-type="float" office:value="88.1514263848533" calcext:value-type="float">
            <text:p>88.1514263848533</text:p>
          </table:table-cell>
          <table:table-cell office:value-type="float" office:value="1239.79" calcext:value-type="float">
            <text:p>1239.79</text:p>
          </table:table-cell>
          <table:table-cell office:value-type="float" office:value="1609.29" calcext:value-type="float">
            <text:p>1609.29</text:p>
          </table:table-cell>
          <table:table-cell office:value-type="float" office:value="2493.9025" calcext:value-type="float">
            <text:p>2493.9025</text:p>
          </table:table-cell>
          <table:table-cell office:value-type="float" office:value="107.708677013263" calcext:value-type="float">
            <text:p>107.708677013263</text:p>
          </table:table-cell>
          <table:table-cell office:value-type="float" office:value="1286.893" calcext:value-type="float">
            <text:p>1286.893</text:p>
          </table:table-cell>
          <table:table-cell office:value-type="float" office:value="177.380809087769" calcext:value-type="float">
            <text:p>177.380809087769</text:p>
          </table:table-cell>
          <table:table-cell office:value-type="float" office:value="206.2524" calcext:value-type="float">
            <text:p>206.2524</text:p>
          </table:table-cell>
          <table:table-cell office:value-type="float" office:value="30.5114286463631" calcext:value-type="float">
            <text:p>30.5114286463631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381.2" calcext:value-type="float">
            <text:p>381.2</text:p>
          </table:table-cell>
          <table:table-cell office:value-type="float" office:value="151.130685866658" calcext:value-type="float">
            <text:p>151.130685866658</text:p>
          </table:table-cell>
          <table:table-cell office:value-type="float" office:value="720" calcext:value-type="float">
            <text:p>720</text:p>
          </table:table-cell>
          <table:table-cell office:value-type="float" office:value="176" calcext:value-type="float">
            <text:p>176</text:p>
          </table:table-cell>
          <table:table-cell office:value-type="float" office:value="4989.208" calcext:value-type="float">
            <text:p>4989.208</text:p>
          </table:table-cell>
          <table:table-cell office:value-type="float" office:value="1887.21766801819" calcext:value-type="float">
            <text:p>1887.21766801819</text:p>
          </table:table-cell>
          <table:table-cell office:value-type="float" office:value="232.02535" calcext:value-type="float">
            <text:p>232.02535</text:p>
          </table:table-cell>
          <table:table-cell office:value-type="float" office:value="14.1125678154168" calcext:value-type="float">
            <text:p>14.1125678154168</text:p>
          </table:table-cell>
          <table:table-cell office:value-type="float" office:value="3786.22" calcext:value-type="float">
            <text:p>3786.22</text:p>
          </table:table-cell>
          <table:table-cell office:value-type="float" office:value="1466.102" calcext:value-type="float">
            <text:p>1466.102</text:p>
          </table:table-cell>
          <table:table-cell office:value-type="float" office:value="121.408931415149" calcext:value-type="float">
            <text:p>121.408931415149</text:p>
          </table:table-cell>
          <table:table-cell office:value-type="float" office:value="1337.87" calcext:value-type="float">
            <text:p>1337.87</text:p>
          </table:table-cell>
          <table:table-cell office:value-type="float" office:value="1800.17" calcext:value-type="float">
            <text:p>1800.17</text:p>
          </table:table-cell>
          <table:table-cell office:value-type="float" office:value="2950.567" calcext:value-type="float">
            <text:p>2950.567</text:p>
          </table:table-cell>
          <table:table-cell office:value-type="float" office:value="180.228002733964" calcext:value-type="float">
            <text:p>180.228002733964</text:p>
          </table:table-cell>
          <table:table-cell office:value-type="float" office:value="1209.7325" calcext:value-type="float">
            <text:p>1209.7325</text:p>
          </table:table-cell>
          <table:table-cell office:value-type="float" office:value="334.279227212899" calcext:value-type="float">
            <text:p>334.279227212899</text:p>
          </table:table-cell>
          <table:table-cell office:value-type="float" office:value="238.00555" calcext:value-type="float">
            <text:p>238.00555</text:p>
          </table:table-cell>
          <table:table-cell office:value-type="float" office:value="29.3119801113811" calcext:value-type="float">
            <text:p>29.3119801113811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490.75" calcext:value-type="float">
            <text:p>490.75</text:p>
          </table:table-cell>
          <table:table-cell office:value-type="float" office:value="180.281614498861" calcext:value-type="float">
            <text:p>180.281614498861</text:p>
          </table:table-cell>
          <table:table-cell office:value-type="float" office:value="808" calcext:value-type="float">
            <text:p>808</text:p>
          </table:table-cell>
          <table:table-cell office:value-type="float" office:value="230" calcext:value-type="float">
            <text:p>230</text:p>
          </table:table-cell>
          <table:table-cell office:value-type="float" office:value="4584.2305" calcext:value-type="float">
            <text:p>4584.2305</text:p>
          </table:table-cell>
          <table:table-cell office:value-type="float" office:value="1703.0761164727" calcext:value-type="float">
            <text:p>1703.0761164727</text:p>
          </table:table-cell>
          <table:table-cell office:value-type="float" office:value="233.5127" calcext:value-type="float">
            <text:p>233.5127</text:p>
          </table:table-cell>
          <table:table-cell office:value-type="float" office:value="15.8558153638541" calcext:value-type="float">
            <text:p>15.8558153638541</text:p>
          </table:table-cell>
          <table:table-cell office:value-type="float" office:value="1730.6" calcext:value-type="float">
            <text:p>1730.6</text:p>
          </table:table-cell>
          <table:table-cell office:value-type="float" office:value="924.90585" calcext:value-type="float">
            <text:p>924.90585</text:p>
          </table:table-cell>
          <table:table-cell office:value-type="float" office:value="51.6194960540206" calcext:value-type="float">
            <text:p>51.6194960540206</text:p>
          </table:table-cell>
          <table:table-cell office:value-type="float" office:value="858.381" calcext:value-type="float">
            <text:p>858.381</text:p>
          </table:table-cell>
          <table:table-cell office:value-type="float" office:value="1037.8" calcext:value-type="float">
            <text:p>1037.8</text:p>
          </table:table-cell>
          <table:table-cell office:value-type="float" office:value="2758.043" calcext:value-type="float">
            <text:p>2758.043</text:p>
          </table:table-cell>
          <table:table-cell office:value-type="float" office:value="147.581221744431" calcext:value-type="float">
            <text:p>147.581221744431</text:p>
          </table:table-cell>
          <table:table-cell office:value-type="float" office:value="11.4381396012385" calcext:value-type="float">
            <text:p>11.4381396012385</text:p>
          </table:table-cell>
          <table:table-cell office:value-type="float" office:value="13.5188642119406" calcext:value-type="float">
            <text:p>13.5188642119406</text:p>
          </table:table-cell>
          <table:table-cell office:value-type="float" office:value="5.2361636012385" calcext:value-type="float">
            <text:p>5.2361636012385</text:p>
          </table:table-cell>
          <table:table-cell office:value-type="float" office:value="5.11072460895819" calcext:value-type="float">
            <text:p>5.11072460895819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436.15" calcext:value-type="float">
            <text:p>436.15</text:p>
          </table:table-cell>
          <table:table-cell office:value-type="float" office:value="120.494714887374" calcext:value-type="float">
            <text:p>120.494714887374</text:p>
          </table:table-cell>
          <table:table-cell office:value-type="float" office:value="666" calcext:value-type="float">
            <text:p>666</text:p>
          </table:table-cell>
          <table:table-cell office:value-type="float" office:value="250" calcext:value-type="float">
            <text:p>250</text:p>
          </table:table-cell>
          <table:table-cell office:value-type="float" office:value="3854.879" calcext:value-type="float">
            <text:p>3854.879</text:p>
          </table:table-cell>
          <table:table-cell office:value-type="float" office:value="1227.08168029465" calcext:value-type="float">
            <text:p>1227.08168029465</text:p>
          </table:table-cell>
          <table:table-cell office:value-type="float" office:value="238.9967" calcext:value-type="float">
            <text:p>238.9967</text:p>
          </table:table-cell>
          <table:table-cell office:value-type="float" office:value="18.387878158407" calcext:value-type="float">
            <text:p>18.387878158407</text:p>
          </table:table-cell>
          <table:table-cell office:value-type="float" office:value="1715.9" calcext:value-type="float">
            <text:p>1715.9</text:p>
          </table:table-cell>
          <table:table-cell office:value-type="float" office:value="883.85275" calcext:value-type="float">
            <text:p>883.85275</text:p>
          </table:table-cell>
          <table:table-cell office:value-type="float" office:value="43.0103889480266" calcext:value-type="float">
            <text:p>43.0103889480266</text:p>
          </table:table-cell>
          <table:table-cell office:value-type="float" office:value="795.715" calcext:value-type="float">
            <text:p>795.715</text:p>
          </table:table-cell>
          <table:table-cell office:value-type="float" office:value="980.726" calcext:value-type="float">
            <text:p>980.726</text:p>
          </table:table-cell>
          <table:table-cell office:value-type="float" office:value="2629.197" calcext:value-type="float">
            <text:p>2629.197</text:p>
          </table:table-cell>
          <table:table-cell office:value-type="float" office:value="122.648771491691" calcext:value-type="float">
            <text:p>122.648771491691</text:p>
          </table:table-cell>
          <table:table-cell office:value-type="float" office:value="14.9337455" calcext:value-type="float">
            <text:p>14.9337455</text:p>
          </table:table-cell>
          <table:table-cell office:value-type="float" office:value="16.0675389496527" calcext:value-type="float">
            <text:p>16.0675389496527</text:p>
          </table:table-cell>
          <table:table-cell office:value-type="float" office:value="7.4279685" calcext:value-type="float">
            <text:p>7.4279685</text:p>
          </table:table-cell>
          <table:table-cell office:value-type="float" office:value="8.51333373630311" calcext:value-type="float">
            <text:p>8.51333373630311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493.6" calcext:value-type="float">
            <text:p>493.6</text:p>
          </table:table-cell>
          <table:table-cell office:value-type="float" office:value="123.20047846797" calcext:value-type="float">
            <text:p>123.20047846797</text:p>
          </table:table-cell>
          <table:table-cell office:value-type="float" office:value="702" calcext:value-type="float">
            <text:p>702</text:p>
          </table:table-cell>
          <table:table-cell office:value-type="float" office:value="285" calcext:value-type="float">
            <text:p>285</text:p>
          </table:table-cell>
          <table:table-cell office:value-type="float" office:value="4406.3485" calcext:value-type="float">
            <text:p>4406.3485</text:p>
          </table:table-cell>
          <table:table-cell office:value-type="float" office:value="1263.28896203219" calcext:value-type="float">
            <text:p>1263.28896203219</text:p>
          </table:table-cell>
          <table:table-cell office:value-type="float" office:value="235.0815" calcext:value-type="float">
            <text:p>235.0815</text:p>
          </table:table-cell>
          <table:table-cell office:value-type="float" office:value="12.1404964109901" calcext:value-type="float">
            <text:p>12.1404964109901</text:p>
          </table:table-cell>
          <table:table-cell office:value-type="float" office:value="1442.73" calcext:value-type="float">
            <text:p>1442.73</text:p>
          </table:table-cell>
          <table:table-cell office:value-type="float" office:value="791.9844" calcext:value-type="float">
            <text:p>791.9844</text:p>
          </table:table-cell>
          <table:table-cell office:value-type="float" office:value="40.1396818942106" calcext:value-type="float">
            <text:p>40.1396818942106</text:p>
          </table:table-cell>
          <table:table-cell office:value-type="float" office:value="732.278" calcext:value-type="float">
            <text:p>732.278</text:p>
          </table:table-cell>
          <table:table-cell office:value-type="float" office:value="890.929" calcext:value-type="float">
            <text:p>890.929</text:p>
          </table:table-cell>
          <table:table-cell office:value-type="float" office:value="2361.4005" calcext:value-type="float">
            <text:p>2361.4005</text:p>
          </table:table-cell>
          <table:table-cell office:value-type="float" office:value="121.168486630676" calcext:value-type="float">
            <text:p>121.168486630676</text:p>
          </table:table-cell>
          <table:table-cell office:value-type="float" office:value="9.3119975" calcext:value-type="float">
            <text:p>9.3119975</text:p>
          </table:table-cell>
          <table:table-cell office:value-type="float" office:value="8.44555493746103" calcext:value-type="float">
            <text:p>8.44555493746103</text:p>
          </table:table-cell>
          <table:table-cell office:value-type="float" office:value="5.2408415" calcext:value-type="float">
            <text:p>5.2408415</text:p>
          </table:table-cell>
          <table:table-cell office:value-type="float" office:value="4.69363194263335" calcext:value-type="float">
            <text:p>4.69363194263335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516.2" calcext:value-type="float">
            <text:p>516.2</text:p>
          </table:table-cell>
          <table:table-cell office:value-type="float" office:value="110.832068321497" calcext:value-type="float">
            <text:p>110.832068321497</text:p>
          </table:table-cell>
          <table:table-cell office:value-type="float" office:value="770" calcext:value-type="float">
            <text:p>770</text:p>
          </table:table-cell>
          <table:table-cell office:value-type="float" office:value="333" calcext:value-type="float">
            <text:p>333</text:p>
          </table:table-cell>
          <table:table-cell office:value-type="float" office:value="5514.0165" calcext:value-type="float">
            <text:p>5514.0165</text:p>
          </table:table-cell>
          <table:table-cell office:value-type="float" office:value="1280.91519309756" calcext:value-type="float">
            <text:p>1280.91519309756</text:p>
          </table:table-cell>
          <table:table-cell office:value-type="float" office:value="241.73865" calcext:value-type="float">
            <text:p>241.73865</text:p>
          </table:table-cell>
          <table:table-cell office:value-type="float" office:value="17.6076618109844" calcext:value-type="float">
            <text:p>17.6076618109844</text:p>
          </table:table-cell>
          <table:table-cell office:value-type="float" office:value="1706.2" calcext:value-type="float">
            <text:p>1706.2</text:p>
          </table:table-cell>
          <table:table-cell office:value-type="float" office:value="857.17665" calcext:value-type="float">
            <text:p>857.17665</text:p>
          </table:table-cell>
          <table:table-cell office:value-type="float" office:value="34.8039731553363" calcext:value-type="float">
            <text:p>34.8039731553363</text:p>
          </table:table-cell>
          <table:table-cell office:value-type="float" office:value="791.179" calcext:value-type="float">
            <text:p>791.179</text:p>
          </table:table-cell>
          <table:table-cell office:value-type="float" office:value="928.199" calcext:value-type="float">
            <text:p>928.199</text:p>
          </table:table-cell>
          <table:table-cell office:value-type="float" office:value="2542.947" calcext:value-type="float">
            <text:p>2542.947</text:p>
          </table:table-cell>
          <table:table-cell office:value-type="float" office:value="109.732316839422" calcext:value-type="float">
            <text:p>109.732316839422</text:p>
          </table:table-cell>
          <table:table-cell office:value-type="float" office:value="20.1834765182292" calcext:value-type="float">
            <text:p>20.1834765182292</text:p>
          </table:table-cell>
          <table:table-cell office:value-type="float" office:value="21.2600053667338" calcext:value-type="float">
            <text:p>21.2600053667338</text:p>
          </table:table-cell>
          <table:table-cell office:value-type="float" office:value="8.39854501822925" calcext:value-type="float">
            <text:p>8.39854501822925</text:p>
          </table:table-cell>
          <table:table-cell office:value-type="float" office:value="8.0444816968441" calcext:value-type="float">
            <text:p>8.0444816968441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577.35" calcext:value-type="float">
            <text:p>577.35</text:p>
          </table:table-cell>
          <table:table-cell office:value-type="float" office:value="166.448118991443" calcext:value-type="float">
            <text:p>166.448118991443</text:p>
          </table:table-cell>
          <table:table-cell office:value-type="float" office:value="865" calcext:value-type="float">
            <text:p>865</text:p>
          </table:table-cell>
          <table:table-cell office:value-type="float" office:value="314" calcext:value-type="float">
            <text:p>314</text:p>
          </table:table-cell>
          <table:table-cell office:value-type="float" office:value="5007.031" calcext:value-type="float">
            <text:p>5007.031</text:p>
          </table:table-cell>
          <table:table-cell office:value-type="float" office:value="1506.55472436773" calcext:value-type="float">
            <text:p>1506.55472436773</text:p>
          </table:table-cell>
          <table:table-cell office:value-type="float" office:value="235.07035" calcext:value-type="float">
            <text:p>235.07035</text:p>
          </table:table-cell>
          <table:table-cell office:value-type="float" office:value="15.1350408421023" calcext:value-type="float">
            <text:p>15.1350408421023</text:p>
          </table:table-cell>
          <table:table-cell office:value-type="float" office:value="1614.55" calcext:value-type="float">
            <text:p>1614.55</text:p>
          </table:table-cell>
          <table:table-cell office:value-type="float" office:value="881.96" calcext:value-type="float">
            <text:p>881.96</text:p>
          </table:table-cell>
          <table:table-cell office:value-type="float" office:value="39.7533046888458" calcext:value-type="float">
            <text:p>39.7533046888458</text:p>
          </table:table-cell>
          <table:table-cell office:value-type="float" office:value="831.758" calcext:value-type="float">
            <text:p>831.758</text:p>
          </table:table-cell>
          <table:table-cell office:value-type="float" office:value="965.787" calcext:value-type="float">
            <text:p>965.787</text:p>
          </table:table-cell>
          <table:table-cell office:value-type="float" office:value="2621.0345" calcext:value-type="float">
            <text:p>2621.0345</text:p>
          </table:table-cell>
          <table:table-cell office:value-type="float" office:value="117.590253466277" calcext:value-type="float">
            <text:p>117.590253466277</text:p>
          </table:table-cell>
          <table:table-cell office:value-type="float" office:value="16.661263" calcext:value-type="float">
            <text:p>16.661263</text:p>
          </table:table-cell>
          <table:table-cell office:value-type="float" office:value="12.9263869789122" calcext:value-type="float">
            <text:p>12.9263869789122</text:p>
          </table:table-cell>
          <table:table-cell office:value-type="float" office:value="8.1832695" calcext:value-type="float">
            <text:p>8.1832695</text:p>
          </table:table-cell>
          <table:table-cell office:value-type="float" office:value="3.88905772199855" calcext:value-type="float">
            <text:p>3.88905772199855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432.35" calcext:value-type="float">
            <text:p>432.35</text:p>
          </table:table-cell>
          <table:table-cell office:value-type="float" office:value="139.28134155465" calcext:value-type="float">
            <text:p>139.28134155465</text:p>
          </table:table-cell>
          <table:table-cell office:value-type="float" office:value="714" calcext:value-type="float">
            <text:p>714</text:p>
          </table:table-cell>
          <table:table-cell office:value-type="float" office:value="201" calcext:value-type="float">
            <text:p>201</text:p>
          </table:table-cell>
          <table:table-cell office:value-type="float" office:value="4233.7325" calcext:value-type="float">
            <text:p>4233.7325</text:p>
          </table:table-cell>
          <table:table-cell office:value-type="float" office:value="1336.09157623773" calcext:value-type="float">
            <text:p>1336.09157623773</text:p>
          </table:table-cell>
          <table:table-cell office:value-type="float" office:value="241.52975" calcext:value-type="float">
            <text:p>241.52975</text:p>
          </table:table-cell>
          <table:table-cell office:value-type="float" office:value="7.6166457728417" calcext:value-type="float">
            <text:p>7.6166457728417</text:p>
          </table:table-cell>
          <table:table-cell office:value-type="float" office:value="1289.07" calcext:value-type="float">
            <text:p>1289.07</text:p>
          </table:table-cell>
          <table:table-cell office:value-type="float" office:value="813.41715" calcext:value-type="float">
            <text:p>813.41715</text:p>
          </table:table-cell>
          <table:table-cell office:value-type="float" office:value="42.6323924983599" calcext:value-type="float">
            <text:p>42.6323924983599</text:p>
          </table:table-cell>
          <table:table-cell office:value-type="float" office:value="744.147" calcext:value-type="float">
            <text:p>744.147</text:p>
          </table:table-cell>
          <table:table-cell office:value-type="float" office:value="914.923" calcext:value-type="float">
            <text:p>914.923</text:p>
          </table:table-cell>
          <table:table-cell office:value-type="float" office:value="2423.3975" calcext:value-type="float">
            <text:p>2423.3975</text:p>
          </table:table-cell>
          <table:table-cell office:value-type="float" office:value="120.22770977892" calcext:value-type="float">
            <text:p>120.22770977892</text:p>
          </table:table-cell>
          <table:table-cell office:value-type="float" office:value="11.0921805" calcext:value-type="float">
            <text:p>11.0921805</text:p>
          </table:table-cell>
          <table:table-cell office:value-type="float" office:value="11.669665319731" calcext:value-type="float">
            <text:p>11.669665319731</text:p>
          </table:table-cell>
          <table:table-cell office:value-type="float" office:value="5.7608745" calcext:value-type="float">
            <text:p>5.7608745</text:p>
          </table:table-cell>
          <table:table-cell office:value-type="float" office:value="5.50501503601606" calcext:value-type="float">
            <text:p>5.50501503601606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16.45" calcext:value-type="float">
            <text:p>516.45</text:p>
          </table:table-cell>
          <table:table-cell office:value-type="float" office:value="179.04203417075" calcext:value-type="float">
            <text:p>179.04203417075</text:p>
          </table:table-cell>
          <table:table-cell office:value-type="float" office:value="1078" calcext:value-type="float">
            <text:p>1078</text:p>
          </table:table-cell>
          <table:table-cell office:value-type="float" office:value="312" calcext:value-type="float">
            <text:p>312</text:p>
          </table:table-cell>
          <table:table-cell office:value-type="float" office:value="4619.1655" calcext:value-type="float">
            <text:p>4619.1655</text:p>
          </table:table-cell>
          <table:table-cell office:value-type="float" office:value="1462.19990550099" calcext:value-type="float">
            <text:p>1462.19990550099</text:p>
          </table:table-cell>
          <table:table-cell office:value-type="float" office:value="234.80805" calcext:value-type="float">
            <text:p>234.80805</text:p>
          </table:table-cell>
          <table:table-cell office:value-type="float" office:value="18.7006540118535" calcext:value-type="float">
            <text:p>18.7006540118535</text:p>
          </table:table-cell>
          <table:table-cell office:value-type="float" office:value="1483.75" calcext:value-type="float">
            <text:p>1483.75</text:p>
          </table:table-cell>
          <table:table-cell office:value-type="float" office:value="808.43515" calcext:value-type="float">
            <text:p>808.43515</text:p>
          </table:table-cell>
          <table:table-cell office:value-type="float" office:value="30.0494002467078" calcext:value-type="float">
            <text:p>30.0494002467078</text:p>
          </table:table-cell>
          <table:table-cell office:value-type="float" office:value="745.181" calcext:value-type="float">
            <text:p>745.181</text:p>
          </table:table-cell>
          <table:table-cell office:value-type="float" office:value="850.16" calcext:value-type="float">
            <text:p>850.16</text:p>
          </table:table-cell>
          <table:table-cell office:value-type="float" office:value="2396.1795" calcext:value-type="float">
            <text:p>2396.1795</text:p>
          </table:table-cell>
          <table:table-cell office:value-type="float" office:value="83.0259023295235" calcext:value-type="float">
            <text:p>83.0259023295235</text:p>
          </table:table-cell>
          <table:table-cell office:value-type="float" office:value="20.0923805" calcext:value-type="float">
            <text:p>20.0923805</text:p>
          </table:table-cell>
          <table:table-cell office:value-type="float" office:value="15.6464250891729" calcext:value-type="float">
            <text:p>15.6464250891729</text:p>
          </table:table-cell>
          <table:table-cell office:value-type="float" office:value="9.0330655" calcext:value-type="float">
            <text:p>9.0330655</text:p>
          </table:table-cell>
          <table:table-cell office:value-type="float" office:value="5.66472283186916" calcext:value-type="float">
            <text:p>5.66472283186916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509.25" calcext:value-type="float">
            <text:p>509.25</text:p>
          </table:table-cell>
          <table:table-cell office:value-type="float" office:value="161.554577709662" calcext:value-type="float">
            <text:p>161.554577709662</text:p>
          </table:table-cell>
          <table:table-cell office:value-type="float" office:value="863" calcext:value-type="float">
            <text:p>863</text:p>
          </table:table-cell>
          <table:table-cell office:value-type="float" office:value="180" calcext:value-type="float">
            <text:p>180</text:p>
          </table:table-cell>
          <table:table-cell office:value-type="float" office:value="4245.416" calcext:value-type="float">
            <text:p>4245.416</text:p>
          </table:table-cell>
          <table:table-cell office:value-type="float" office:value="1437.0567471028" calcext:value-type="float">
            <text:p>1437.0567471028</text:p>
          </table:table-cell>
          <table:table-cell office:value-type="float" office:value="225.226" calcext:value-type="float">
            <text:p>225.226</text:p>
          </table:table-cell>
          <table:table-cell office:value-type="float" office:value="15.5077400878264" calcext:value-type="float">
            <text:p>15.5077400878264</text:p>
          </table:table-cell>
          <table:table-cell office:value-type="float" office:value="1683.32" calcext:value-type="float">
            <text:p>1683.32</text:p>
          </table:table-cell>
          <table:table-cell office:value-type="float" office:value="1011.1291" calcext:value-type="float">
            <text:p>1011.1291</text:p>
          </table:table-cell>
          <table:table-cell office:value-type="float" office:value="49.5205458040026" calcext:value-type="float">
            <text:p>49.5205458040026</text:p>
          </table:table-cell>
          <table:table-cell office:value-type="float" office:value="926.383" calcext:value-type="float">
            <text:p>926.383</text:p>
          </table:table-cell>
          <table:table-cell office:value-type="float" office:value="1113.88" calcext:value-type="float">
            <text:p>1113.88</text:p>
          </table:table-cell>
          <table:table-cell office:value-type="float" office:value="3015.9785" calcext:value-type="float">
            <text:p>3015.9785</text:p>
          </table:table-cell>
          <table:table-cell office:value-type="float" office:value="143.929813972864" calcext:value-type="float">
            <text:p>143.929813972864</text:p>
          </table:table-cell>
          <table:table-cell office:value-type="float" office:value="11.738998" calcext:value-type="float">
            <text:p>11.738998</text:p>
          </table:table-cell>
          <table:table-cell office:value-type="float" office:value="15.5814620486183" calcext:value-type="float">
            <text:p>15.5814620486183</text:p>
          </table:table-cell>
          <table:table-cell office:value-type="float" office:value="5.670681" calcext:value-type="float">
            <text:p>5.670681</text:p>
          </table:table-cell>
          <table:table-cell office:value-type="float" office:value="6.79647995391647" calcext:value-type="float">
            <text:p>6.79647995391647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502.8" calcext:value-type="float">
            <text:p>502.8</text:p>
          </table:table-cell>
          <table:table-cell office:value-type="float" office:value="120.490488814416" calcext:value-type="float">
            <text:p>120.490488814416</text:p>
          </table:table-cell>
          <table:table-cell office:value-type="float" office:value="756" calcext:value-type="float">
            <text:p>756</text:p>
          </table:table-cell>
          <table:table-cell office:value-type="float" office:value="296" calcext:value-type="float">
            <text:p>296</text:p>
          </table:table-cell>
          <table:table-cell office:value-type="float" office:value="4984.2795" calcext:value-type="float">
            <text:p>4984.2795</text:p>
          </table:table-cell>
          <table:table-cell office:value-type="float" office:value="1363.5326930845" calcext:value-type="float">
            <text:p>1363.5326930845</text:p>
          </table:table-cell>
          <table:table-cell office:value-type="float" office:value="237.02305" calcext:value-type="float">
            <text:p>237.02305</text:p>
          </table:table-cell>
          <table:table-cell office:value-type="float" office:value="19.6430217031125" calcext:value-type="float">
            <text:p>19.6430217031125</text:p>
          </table:table-cell>
          <table:table-cell office:value-type="float" office:value="2114.08" calcext:value-type="float">
            <text:p>2114.08</text:p>
          </table:table-cell>
          <table:table-cell office:value-type="float" office:value="931.43645" calcext:value-type="float">
            <text:p>931.43645</text:p>
          </table:table-cell>
          <table:table-cell office:value-type="float" office:value="35.0609206479462" calcext:value-type="float">
            <text:p>35.0609206479462</text:p>
          </table:table-cell>
          <table:table-cell office:value-type="float" office:value="874.511" calcext:value-type="float">
            <text:p>874.511</text:p>
          </table:table-cell>
          <table:table-cell office:value-type="float" office:value="1014.5" calcext:value-type="float">
            <text:p>1014.5</text:p>
          </table:table-cell>
          <table:table-cell office:value-type="float" office:value="2753.9855" calcext:value-type="float">
            <text:p>2753.9855</text:p>
          </table:table-cell>
          <table:table-cell office:value-type="float" office:value="100.243739979113" calcext:value-type="float">
            <text:p>100.243739979113</text:p>
          </table:table-cell>
          <table:table-cell office:value-type="float" office:value="28.917431" calcext:value-type="float">
            <text:p>28.917431</text:p>
          </table:table-cell>
          <table:table-cell office:value-type="float" office:value="26.757768103539" calcext:value-type="float">
            <text:p>26.757768103539</text:p>
          </table:table-cell>
          <table:table-cell office:value-type="float" office:value="11.4061265" calcext:value-type="float">
            <text:p>11.4061265</text:p>
          </table:table-cell>
          <table:table-cell office:value-type="float" office:value="9.36164766380041" calcext:value-type="float">
            <text:p>9.36164766380041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300.65" calcext:value-type="float">
            <text:p>300.65</text:p>
          </table:table-cell>
          <table:table-cell office:value-type="float" office:value="162.347669491969" calcext:value-type="float">
            <text:p>162.347669491969</text:p>
          </table:table-cell>
          <table:table-cell office:value-type="float" office:value="817" calcext:value-type="float">
            <text:p>817</text:p>
          </table:table-cell>
          <table:table-cell office:value-type="float" office:value="152" calcext:value-type="float">
            <text:p>152</text:p>
          </table:table-cell>
          <table:table-cell office:value-type="float" office:value="8033.759" calcext:value-type="float">
            <text:p>8033.759</text:p>
          </table:table-cell>
          <table:table-cell office:value-type="float" office:value="4341.77185660162" calcext:value-type="float">
            <text:p>4341.77185660162</text:p>
          </table:table-cell>
          <table:table-cell office:value-type="float" office:value="677.5341" calcext:value-type="float">
            <text:p>677.5341</text:p>
          </table:table-cell>
          <table:table-cell office:value-type="float" office:value="6.42995970274677" calcext:value-type="float">
            <text:p>6.42995970274677</text:p>
          </table:table-cell>
          <table:table-cell office:value-type="float" office:value="2744.7" calcext:value-type="float">
            <text:p>2744.7</text:p>
          </table:table-cell>
          <table:table-cell office:value-type="float" office:value="2681.112" calcext:value-type="float">
            <text:p>2681.112</text:p>
          </table:table-cell>
          <table:table-cell office:value-type="float" office:value="63.8503059053794" calcext:value-type="float">
            <text:p>63.8503059053794</text:p>
          </table:table-cell>
          <table:table-cell office:value-type="float" office:value="2557.06" calcext:value-type="float">
            <text:p>2557.06</text:p>
          </table:table-cell>
          <table:table-cell office:value-type="float" office:value="2737.77" calcext:value-type="float">
            <text:p>2737.77</text:p>
          </table:table-cell>
          <table:table-cell office:value-type="float" office:value="7686.5465" calcext:value-type="float">
            <text:p>7686.5465</text:p>
          </table:table-cell>
          <table:table-cell office:value-type="float" office:value="65.3237921736589" calcext:value-type="float">
            <text:p>65.3237921736589</text:p>
          </table:table-cell>
          <table:table-cell office:value-type="float" office:value="298.895685" calcext:value-type="float">
            <text:p>298.895685</text:p>
          </table:table-cell>
          <table:table-cell office:value-type="float" office:value="129.012487036208" calcext:value-type="float">
            <text:p>129.012487036208</text:p>
          </table:table-cell>
          <table:table-cell office:value-type="float" office:value="57.89713" calcext:value-type="float">
            <text:p>57.89713</text:p>
          </table:table-cell>
          <table:table-cell office:value-type="float" office:value="15.195291096919" calcext:value-type="float">
            <text:p>15.195291096919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96.35" calcext:value-type="float">
            <text:p>196.35</text:p>
          </table:table-cell>
          <table:table-cell office:value-type="float" office:value="158.662593011247" calcext:value-type="float">
            <text:p>158.662593011247</text:p>
          </table:table-cell>
          <table:table-cell office:value-type="float" office:value="621" calcext:value-type="float">
            <text:p>621</text:p>
          </table:table-cell>
          <table:table-cell office:value-type="float" office:value="101" calcext:value-type="float">
            <text:p>101</text:p>
          </table:table-cell>
          <table:table-cell office:value-type="float" office:value="5212.4975" calcext:value-type="float">
            <text:p>5212.4975</text:p>
          </table:table-cell>
          <table:table-cell office:value-type="float" office:value="4206.8652655778" calcext:value-type="float">
            <text:p>4206.8652655778</text:p>
          </table:table-cell>
          <table:table-cell office:value-type="float" office:value="704.39265" calcext:value-type="float">
            <text:p>704.39265</text:p>
          </table:table-cell>
          <table:table-cell office:value-type="float" office:value="5.7339619652053" calcext:value-type="float">
            <text:p>5.7339619652053</text:p>
          </table:table-cell>
          <table:table-cell office:value-type="float" office:value="2648.03" calcext:value-type="float">
            <text:p>2648.03</text:p>
          </table:table-cell>
          <table:table-cell office:value-type="float" office:value="2628.7515" calcext:value-type="float">
            <text:p>2628.7515</text:p>
          </table:table-cell>
          <table:table-cell office:value-type="float" office:value="30.4276925937369" calcext:value-type="float">
            <text:p>30.4276925937369</text:p>
          </table:table-cell>
          <table:table-cell office:value-type="float" office:value="2544.32" calcext:value-type="float">
            <text:p>2544.32</text:p>
          </table:table-cell>
          <table:table-cell office:value-type="float" office:value="2648.03" calcext:value-type="float">
            <text:p>2648.03</text:p>
          </table:table-cell>
          <table:table-cell office:value-type="float" office:value="7879.3475" calcext:value-type="float">
            <text:p>7879.3475</text:p>
          </table:table-cell>
          <table:table-cell office:value-type="float" office:value="93.9649017270755" calcext:value-type="float">
            <text:p>93.9649017270755</text:p>
          </table:table-cell>
          <table:table-cell office:value-type="float" office:value="3.644287" calcext:value-type="float">
            <text:p>3.644287</text:p>
          </table:table-cell>
          <table:table-cell office:value-type="float" office:value="7.53535128685773" calcext:value-type="float">
            <text:p>7.53535128685773</text:p>
          </table:table-cell>
          <table:table-cell office:value-type="float" office:value="3.265011" calcext:value-type="float">
            <text:p>3.265011</text:p>
          </table:table-cell>
          <table:table-cell office:value-type="float" office:value="7.40901947472268" calcext:value-type="float">
            <text:p>7.40901947472268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237.15" calcext:value-type="float">
            <text:p>237.15</text:p>
          </table:table-cell>
          <table:table-cell office:value-type="float" office:value="117.564439217057" calcext:value-type="float">
            <text:p>117.564439217057</text:p>
          </table:table-cell>
          <table:table-cell office:value-type="float" office:value="623" calcext:value-type="float">
            <text:p>623</text:p>
          </table:table-cell>
          <table:table-cell office:value-type="float" office:value="101" calcext:value-type="float">
            <text:p>101</text:p>
          </table:table-cell>
          <table:table-cell office:value-type="float" office:value="6323.5285" calcext:value-type="float">
            <text:p>6323.5285</text:p>
          </table:table-cell>
          <table:table-cell office:value-type="float" office:value="3107.80329892569" calcext:value-type="float">
            <text:p>3107.80329892569</text:p>
          </table:table-cell>
          <table:table-cell office:value-type="float" office:value="682.3244" calcext:value-type="float">
            <text:p>682.3244</text:p>
          </table:table-cell>
          <table:table-cell office:value-type="float" office:value="6.01145866701777" calcext:value-type="float">
            <text:p>6.01145866701777</text:p>
          </table:table-cell>
          <table:table-cell office:value-type="float" office:value="2499.23" calcext:value-type="float">
            <text:p>2499.23</text:p>
          </table:table-cell>
          <table:table-cell office:value-type="float" office:value="2473.7705" calcext:value-type="float">
            <text:p>2473.7705</text:p>
          </table:table-cell>
          <table:table-cell office:value-type="float" office:value="16.1022363517095" calcext:value-type="float">
            <text:p>16.1022363517095</text:p>
          </table:table-cell>
          <table:table-cell office:value-type="float" office:value="2433.87" calcext:value-type="float">
            <text:p>2433.87</text:p>
          </table:table-cell>
          <table:table-cell office:value-type="float" office:value="2499.23" calcext:value-type="float">
            <text:p>2499.23</text:p>
          </table:table-cell>
          <table:table-cell office:value-type="float" office:value="7295.453" calcext:value-type="float">
            <text:p>7295.453</text:p>
          </table:table-cell>
          <table:table-cell office:value-type="float" office:value="41.5999017078798" calcext:value-type="float">
            <text:p>41.5999017078798</text:p>
          </table:table-cell>
          <table:table-cell office:value-type="float" office:value="98.85181" calcext:value-type="float">
            <text:p>98.85181</text:p>
          </table:table-cell>
          <table:table-cell office:value-type="float" office:value="19.3960482748121" calcext:value-type="float">
            <text:p>19.3960482748121</text:p>
          </table:table-cell>
          <table:table-cell office:value-type="float" office:value="27.00983" calcext:value-type="float">
            <text:p>27.00983</text:p>
          </table:table-cell>
          <table:table-cell office:value-type="float" office:value="1.99163943685122" calcext:value-type="float">
            <text:p>1.99163943685122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15.95" calcext:value-type="float">
            <text:p>115.95</text:p>
          </table:table-cell>
          <table:table-cell office:value-type="float" office:value="27.3119888847756" calcext:value-type="float">
            <text:p>27.3119888847756</text:p>
          </table:table-cell>
          <table:table-cell office:value-type="float" office:value="194" calcext:value-type="float">
            <text:p>194</text:p>
          </table:table-cell>
          <table:table-cell office:value-type="float" office:value="101" calcext:value-type="float">
            <text:p>101</text:p>
          </table:table-cell>
          <table:table-cell office:value-type="float" office:value="3147.0695" calcext:value-type="float">
            <text:p>3147.0695</text:p>
          </table:table-cell>
          <table:table-cell office:value-type="float" office:value="736.885071517976" calcext:value-type="float">
            <text:p>736.885071517976</text:p>
          </table:table-cell>
          <table:table-cell office:value-type="float" office:value="760.77255" calcext:value-type="float">
            <text:p>760.77255</text:p>
          </table:table-cell>
          <table:table-cell office:value-type="float" office:value="8.03937368911024" calcext:value-type="float">
            <text:p>8.03937368911024</text:p>
          </table:table-cell>
          <table:table-cell office:value-type="float" office:value="2127.2" calcext:value-type="float">
            <text:p>2127.2</text:p>
          </table:table-cell>
          <table:table-cell office:value-type="float" office:value="2125.393" calcext:value-type="float">
            <text:p>2125.393</text:p>
          </table:table-cell>
          <table:table-cell office:value-type="float" office:value="3.77223108629629" calcext:value-type="float">
            <text:p>3.77223108629629</text:p>
          </table:table-cell>
          <table:table-cell office:value-type="float" office:value="2116.8" calcext:value-type="float">
            <text:p>2116.8</text:p>
          </table:table-cell>
          <table:table-cell office:value-type="float" office:value="2127.2" calcext:value-type="float">
            <text:p>2127.2</text:p>
          </table:table-cell>
          <table:table-cell office:value-type="float" office:value="6375.2495" calcext:value-type="float">
            <text:p>6375.2495</text:p>
          </table:table-cell>
          <table:table-cell office:value-type="float" office:value="13.5715447187352" calcext:value-type="float">
            <text:p>13.5715447187352</text:p>
          </table:table-cell>
          <table:table-cell office:value-type="float" office:value="0.467586" calcext:value-type="float">
            <text:p>0.467586</text:p>
          </table:table-cell>
          <table:table-cell office:value-type="float" office:value="1.14199323218752" calcext:value-type="float">
            <text:p>1.14199323218752</text:p>
          </table:table-cell>
          <table:table-cell office:value-type="float" office:value="0.467586" calcext:value-type="float">
            <text:p>0.467586</text:p>
          </table:table-cell>
          <table:table-cell office:value-type="float" office:value="1.14199323218752" calcext:value-type="float">
            <text:p>1.14199323218752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06.95" calcext:value-type="float">
            <text:p>106.95</text:p>
          </table:table-cell>
          <table:table-cell office:value-type="float" office:value="26.6092089322475" calcext:value-type="float">
            <text:p>26.6092089322475</text:p>
          </table:table-cell>
          <table:table-cell office:value-type="float" office:value="220" calcext:value-type="float">
            <text:p>220</text:p>
          </table:table-cell>
          <table:table-cell office:value-type="float" office:value="101" calcext:value-type="float">
            <text:p>101</text:p>
          </table:table-cell>
          <table:table-cell office:value-type="float" office:value="2971.4005" calcext:value-type="float">
            <text:p>2971.4005</text:p>
          </table:table-cell>
          <table:table-cell office:value-type="float" office:value="727.3644331961" calcext:value-type="float">
            <text:p>727.3644331961</text:p>
          </table:table-cell>
          <table:table-cell office:value-type="float" office:value="755.24345" calcext:value-type="float">
            <text:p>755.24345</text:p>
          </table:table-cell>
          <table:table-cell office:value-type="float" office:value="10.2991171337261" calcext:value-type="float">
            <text:p>10.2991171337261</text:p>
          </table:table-cell>
          <table:table-cell office:value-type="float" office:value="2698.74" calcext:value-type="float">
            <text:p>2698.74</text:p>
          </table:table-cell>
          <table:table-cell office:value-type="float" office:value="2697.287" calcext:value-type="float">
            <text:p>2697.287</text:p>
          </table:table-cell>
          <table:table-cell office:value-type="float" office:value="6.49801354261438" calcext:value-type="float">
            <text:p>6.49801354261438</text:p>
          </table:table-cell>
          <table:table-cell office:value-type="float" office:value="2669.68" calcext:value-type="float">
            <text:p>2669.68</text:p>
          </table:table-cell>
          <table:table-cell office:value-type="float" office:value="2698.74" calcext:value-type="float">
            <text:p>2698.74</text:p>
          </table:table-cell>
          <table:table-cell office:value-type="float" office:value="8087.4535" calcext:value-type="float">
            <text:p>8087.4535</text:p>
          </table:table-cell>
          <table:table-cell office:value-type="float" office:value="39.2049798495038" calcext:value-type="float">
            <text:p>39.2049798495038</text:p>
          </table:table-cell>
          <table:table-cell office:value-type="float" office:value="3.391975" calcext:value-type="float">
            <text:p>3.391975</text:p>
          </table:table-cell>
          <table:table-cell office:value-type="float" office:value="15.1693733559597" calcext:value-type="float">
            <text:p>15.1693733559597</text:p>
          </table:table-cell>
          <table:table-cell office:value-type="float" office:value="1.015095" calcext:value-type="float">
            <text:p>1.015095</text:p>
          </table:table-cell>
          <table:table-cell office:value-type="float" office:value="4.5396428472403" calcext:value-type="float">
            <text:p>4.5396428472403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439.25" calcext:value-type="float">
            <text:p>439.25</text:p>
          </table:table-cell>
          <table:table-cell office:value-type="float" office:value="193.730109335534" calcext:value-type="float">
            <text:p>193.730109335534</text:p>
          </table:table-cell>
          <table:table-cell office:value-type="float" office:value="854" calcext:value-type="float">
            <text:p>854</text:p>
          </table:table-cell>
          <table:table-cell office:value-type="float" office:value="185" calcext:value-type="float">
            <text:p>185</text:p>
          </table:table-cell>
          <table:table-cell office:value-type="float" office:value="11475.7575" calcext:value-type="float">
            <text:p>11475.7575</text:p>
          </table:table-cell>
          <table:table-cell office:value-type="float" office:value="5021.52297036192" calcext:value-type="float">
            <text:p>5021.52297036192</text:p>
          </table:table-cell>
          <table:table-cell office:value-type="float" office:value="621.362" calcext:value-type="float">
            <text:p>621.362</text:p>
          </table:table-cell>
          <table:table-cell office:value-type="float" office:value="4.14084959500113" calcext:value-type="float">
            <text:p>4.14084959500113</text:p>
          </table:table-cell>
          <table:table-cell office:value-type="float" office:value="2609.83" calcext:value-type="float">
            <text:p>2609.83</text:p>
          </table:table-cell>
          <table:table-cell office:value-type="float" office:value="2504.507" calcext:value-type="float">
            <text:p>2504.507</text:p>
          </table:table-cell>
          <table:table-cell office:value-type="float" office:value="30.3356765992922" calcext:value-type="float">
            <text:p>30.3356765992922</text:p>
          </table:table-cell>
          <table:table-cell office:value-type="float" office:value="2455.95" calcext:value-type="float">
            <text:p>2455.95</text:p>
          </table:table-cell>
          <table:table-cell office:value-type="float" office:value="2555.52" calcext:value-type="float">
            <text:p>2555.52</text:p>
          </table:table-cell>
          <table:table-cell office:value-type="float" office:value="7471.4905" calcext:value-type="float">
            <text:p>7471.4905</text:p>
          </table:table-cell>
          <table:table-cell office:value-type="float" office:value="93.4037742658467" calcext:value-type="float">
            <text:p>93.4037742658467</text:p>
          </table:table-cell>
          <table:table-cell office:value-type="float" office:value="30.852465" calcext:value-type="float">
            <text:p>30.852465</text:p>
          </table:table-cell>
          <table:table-cell office:value-type="float" office:value="12.2156122909331" calcext:value-type="float">
            <text:p>12.2156122909331</text:p>
          </table:table-cell>
          <table:table-cell office:value-type="float" office:value="11.176669" calcext:value-type="float">
            <text:p>11.176669</text:p>
          </table:table-cell>
          <table:table-cell office:value-type="float" office:value="8.95355462133389" calcext:value-type="float">
            <text:p>8.95355462133389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2775.256" calcext:value-type="float">
            <text:p>2775.256</text:p>
          </table:table-cell>
          <table:table-cell office:value-type="float" office:value="27.6253633269748" calcext:value-type="float">
            <text:p>27.6253633269748</text:p>
          </table:table-cell>
          <table:table-cell office:value-type="float" office:value="802.0221" calcext:value-type="float">
            <text:p>802.0221</text:p>
          </table:table-cell>
          <table:table-cell office:value-type="float" office:value="6.66041586262883" calcext:value-type="float">
            <text:p>6.66041586262883</text:p>
          </table:table-cell>
          <table:table-cell table:number-columns-repeated="2" office:value-type="float" office:value="2253.09" calcext:value-type="float">
            <text:p>2253.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3.09" calcext:value-type="float">
            <text:p>2253.09</text:p>
          </table:table-cell>
          <table:table-cell office:value-type="float" office:value="6759.26" calcext:value-type="float">
            <text:p>6759.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258.55" calcext:value-type="float">
            <text:p>258.55</text:p>
          </table:table-cell>
          <table:table-cell office:value-type="float" office:value="112.658998752874" calcext:value-type="float">
            <text:p>112.658998752874</text:p>
          </table:table-cell>
          <table:table-cell office:value-type="float" office:value="507" calcext:value-type="float">
            <text:p>507</text:p>
          </table:table-cell>
          <table:table-cell office:value-type="float" office:value="101" calcext:value-type="float">
            <text:p>101</text:p>
          </table:table-cell>
          <table:table-cell office:value-type="float" office:value="6890.165" calcext:value-type="float">
            <text:p>6890.165</text:p>
          </table:table-cell>
          <table:table-cell office:value-type="float" office:value="3002.73722768778" calcext:value-type="float">
            <text:p>3002.73722768778</text:p>
          </table:table-cell>
          <table:table-cell office:value-type="float" office:value="676.20235" calcext:value-type="float">
            <text:p>676.20235</text:p>
          </table:table-cell>
          <table:table-cell office:value-type="float" office:value="7.56897529931093" calcext:value-type="float">
            <text:p>7.56897529931093</text:p>
          </table:table-cell>
          <table:table-cell office:value-type="float" office:value="2412.15" calcext:value-type="float">
            <text:p>2412.15</text:p>
          </table:table-cell>
          <table:table-cell office:value-type="float" office:value="2374.638" calcext:value-type="float">
            <text:p>2374.638</text:p>
          </table:table-cell>
          <table:table-cell office:value-type="float" office:value="26.4956255773825" calcext:value-type="float">
            <text:p>26.4956255773825</text:p>
          </table:table-cell>
          <table:table-cell office:value-type="float" office:value="2321.96" calcext:value-type="float">
            <text:p>2321.96</text:p>
          </table:table-cell>
          <table:table-cell office:value-type="float" office:value="2412.15" calcext:value-type="float">
            <text:p>2412.15</text:p>
          </table:table-cell>
          <table:table-cell office:value-type="float" office:value="6904.519" calcext:value-type="float">
            <text:p>6904.519</text:p>
          </table:table-cell>
          <table:table-cell office:value-type="float" office:value="88.1496697847353" calcext:value-type="float">
            <text:p>88.1496697847353</text:p>
          </table:table-cell>
          <table:table-cell office:value-type="float" office:value="176.49255" calcext:value-type="float">
            <text:p>176.49255</text:p>
          </table:table-cell>
          <table:table-cell office:value-type="float" office:value="39.6281394459131" calcext:value-type="float">
            <text:p>39.6281394459131</text:p>
          </table:table-cell>
          <table:table-cell office:value-type="float" office:value="42.900795" calcext:value-type="float">
            <text:p>42.900795</text:p>
          </table:table-cell>
          <table:table-cell office:value-type="float" office:value="1.56684421368995" calcext:value-type="float">
            <text:p>1.56684421368995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91.05" calcext:value-type="float">
            <text:p>191.05</text:p>
          </table:table-cell>
          <table:table-cell office:value-type="float" office:value="88.7826885686263" calcext:value-type="float">
            <text:p>88.7826885686263</text:p>
          </table:table-cell>
          <table:table-cell office:value-type="float" office:value="369" calcext:value-type="float">
            <text:p>369</text:p>
          </table:table-cell>
          <table:table-cell office:value-type="float" office:value="101" calcext:value-type="float">
            <text:p>101</text:p>
          </table:table-cell>
          <table:table-cell office:value-type="float" office:value="5102.9245" calcext:value-type="float">
            <text:p>5102.9245</text:p>
          </table:table-cell>
          <table:table-cell office:value-type="float" office:value="2362.00098682959" calcext:value-type="float">
            <text:p>2362.00098682959</text:p>
          </table:table-cell>
          <table:table-cell office:value-type="float" office:value="708.72525" calcext:value-type="float">
            <text:p>708.72525</text:p>
          </table:table-cell>
          <table:table-cell office:value-type="float" office:value="6.45701576724272" calcext:value-type="float">
            <text:p>6.45701576724272</text:p>
          </table:table-cell>
          <table:table-cell office:value-type="float" office:value="2539.7" calcext:value-type="float">
            <text:p>2539.7</text:p>
          </table:table-cell>
          <table:table-cell office:value-type="float" office:value="2529.0865" calcext:value-type="float">
            <text:p>2529.0865</text:p>
          </table:table-cell>
          <table:table-cell office:value-type="float" office:value="8.81483455079524" calcext:value-type="float">
            <text:p>8.81483455079524</text:p>
          </table:table-cell>
          <table:table-cell office:value-type="float" office:value="2510.01" calcext:value-type="float">
            <text:p>2510.01</text:p>
          </table:table-cell>
          <table:table-cell office:value-type="float" office:value="2539.7" calcext:value-type="float">
            <text:p>2539.7</text:p>
          </table:table-cell>
          <table:table-cell office:value-type="float" office:value="7586.819" calcext:value-type="float">
            <text:p>7586.819</text:p>
          </table:table-cell>
          <table:table-cell office:value-type="float" office:value="27.5146636311776" calcext:value-type="float">
            <text:p>27.5146636311776</text:p>
          </table:table-cell>
          <table:table-cell office:value-type="float" office:value="0.2232125" calcext:value-type="float">
            <text:p>0.2232125</text:p>
          </table:table-cell>
          <table:table-cell office:value-type="float" office:value="0.998236646855344" calcext:value-type="float">
            <text:p>0.998236646855344</text:p>
          </table:table-cell>
          <table:table-cell office:value-type="float" office:value="0.2232125" calcext:value-type="float">
            <text:p>0.2232125</text:p>
          </table:table-cell>
          <table:table-cell office:value-type="float" office:value="0.998236646855344" calcext:value-type="float">
            <text:p>0.998236646855344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110.85" calcext:value-type="float">
            <text:p>110.85</text:p>
          </table:table-cell>
          <table:table-cell office:value-type="float" office:value="25.5554608439638" calcext:value-type="float">
            <text:p>25.5554608439638</text:p>
          </table:table-cell>
          <table:table-cell office:value-type="float" office:value="192" calcext:value-type="float">
            <text:p>192</text:p>
          </table:table-cell>
          <table:table-cell office:value-type="float" office:value="101" calcext:value-type="float">
            <text:p>101</text:p>
          </table:table-cell>
          <table:table-cell office:value-type="float" office:value="3079.5965" calcext:value-type="float">
            <text:p>3079.5965</text:p>
          </table:table-cell>
          <table:table-cell office:value-type="float" office:value="720.679951991794" calcext:value-type="float">
            <text:p>720.679951991794</text:p>
          </table:table-cell>
          <table:table-cell office:value-type="float" office:value="757.6154" calcext:value-type="float">
            <text:p>757.6154</text:p>
          </table:table-cell>
          <table:table-cell office:value-type="float" office:value="8.9159706169382" calcext:value-type="float">
            <text:p>8.9159706169382</text:p>
          </table:table-cell>
          <table:table-cell office:value-type="float" office:value="2712.22" calcext:value-type="float">
            <text:p>2712.22</text:p>
          </table:table-cell>
          <table:table-cell office:value-type="float" office:value="2709.233" calcext:value-type="float">
            <text:p>2709.233</text:p>
          </table:table-cell>
          <table:table-cell office:value-type="float" office:value="7.74530900474258" calcext:value-type="float">
            <text:p>7.74530900474258</text:p>
          </table:table-cell>
          <table:table-cell office:value-type="float" office:value="2686.98" calcext:value-type="float">
            <text:p>2686.98</text:p>
          </table:table-cell>
          <table:table-cell office:value-type="float" office:value="2712.22" calcext:value-type="float">
            <text:p>2712.22</text:p>
          </table:table-cell>
          <table:table-cell office:value-type="float" office:value="7494.4315" calcext:value-type="float">
            <text:p>7494.4315</text:p>
          </table:table-cell>
          <table:table-cell office:value-type="float" office:value="26.0214385853786" calcext:value-type="float">
            <text:p>26.0214385853786</text:p>
          </table:table-cell>
          <table:table-cell office:value-type="float" office:value="573.4752" calcext:value-type="float">
            <text:p>573.4752</text:p>
          </table:table-cell>
          <table:table-cell office:value-type="float" office:value="10.7476296069608" calcext:value-type="float">
            <text:p>10.7476296069608</text:p>
          </table:table-cell>
          <table:table-cell office:value-type="float" office:value="59.786" calcext:value-type="float">
            <text:p>59.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4239.052" calcext:value-type="float">
            <text:p>4239.052</text:p>
          </table:table-cell>
          <table:table-cell office:value-type="float" office:value="128.176172906873" calcext:value-type="float">
            <text:p>128.176172906873</text:p>
          </table:table-cell>
          <table:table-cell office:value-type="float" office:value="1755.768" calcext:value-type="float">
            <text:p>1755.768</text:p>
          </table:table-cell>
          <table:table-cell office:value-type="float" office:value="0.51267718374914" calcext:value-type="float">
            <text:p>0.51267718374914</text:p>
          </table:table-cell>
          <table:table-cell table:number-columns-repeated="2" office:value-type="float" office:value="5089.92" calcext:value-type="float">
            <text:p>5089.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89.92" calcext:value-type="float">
            <text:p>5089.92</text:p>
          </table:table-cell>
          <table:table-cell office:value-type="float" office:value="10833.1" calcext:value-type="float">
            <text:p>10833.1</text:p>
          </table:table-cell>
          <table:table-cell office:value-type="float" office:value="0" calcext:value-type="float">
            <text:p>0</text:p>
          </table:table-cell>
          <table:table-cell office:value-type="float" office:value="4306.19" calcext:value-type="float">
            <text:p>4306.19</text:p>
          </table:table-cell>
          <table:table-cell office:value-type="float" office:value="0" calcext:value-type="float">
            <text:p>0</text:p>
          </table:table-cell>
          <table:table-cell office:value-type="float" office:value="130.494" calcext:value-type="float">
            <text:p>130.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4662.8515" calcext:value-type="float">
            <text:p>4662.8515</text:p>
          </table:table-cell>
          <table:table-cell office:value-type="float" office:value="135.846412047034" calcext:value-type="float">
            <text:p>135.846412047034</text:p>
          </table:table-cell>
          <table:table-cell office:value-type="float" office:value="1913.85" calcext:value-type="float">
            <text:p>1913.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99.5" calcext:value-type="float">
            <text:p>10299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99.5" calcext:value-type="float">
            <text:p>10299.5</text:p>
          </table:table-cell>
          <table:table-cell office:value-type="float" office:value="11291.8" calcext:value-type="float">
            <text:p>11291.8</text:p>
          </table:table-cell>
          <table:table-cell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office:value-type="float" office:value="0" calcext:value-type="float">
            <text:p>0</text:p>
          </table:table-cell>
          <table:table-cell office:value-type="float" office:value="225.625" calcext:value-type="float">
            <text:p>225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4130.035" calcext:value-type="float">
            <text:p>4130.035</text:p>
          </table:table-cell>
          <table:table-cell office:value-type="float" office:value="13.5906118912634" calcext:value-type="float">
            <text:p>13.5906118912634</text:p>
          </table:table-cell>
          <table:table-cell office:value-type="float" office:value="1654.83" calcext:value-type="float">
            <text:p>1654.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52.55" calcext:value-type="float">
            <text:p>3152.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52.55" calcext:value-type="float">
            <text:p>3152.55</text:p>
          </table:table-cell>
          <table:table-cell office:value-type="float" office:value="9457.66" calcext:value-type="float">
            <text:p>9457.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4581.8455" calcext:value-type="float">
            <text:p>4581.8455</text:p>
          </table:table-cell>
          <table:table-cell office:value-type="float" office:value="130.82969526409" calcext:value-type="float">
            <text:p>130.82969526409</text:p>
          </table:table-cell>
          <table:table-cell office:value-type="float" office:value="1894.19" calcext:value-type="float">
            <text:p>1894.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77.34" calcext:value-type="float">
            <text:p>3277.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77.34" calcext:value-type="float">
            <text:p>3277.34</text:p>
          </table:table-cell>
          <table:table-cell office:value-type="float" office:value="9810.2" calcext:value-type="float">
            <text:p>9810.2</text:p>
          </table:table-cell>
          <table:table-cell office:value-type="float" office:value="0" calcext:value-type="float">
            <text:p>0</text:p>
          </table:table-cell>
          <table:table-cell office:value-type="float" office:value="10.9088" calcext:value-type="float">
            <text:p>10.9088</text:p>
          </table:table-cell>
          <table:table-cell office:value-type="float" office:value="0" calcext:value-type="float">
            <text:p>0</text:p>
          </table:table-cell>
          <table:table-cell office:value-type="float" office:value="10.9088" calcext:value-type="float">
            <text:p>10.9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4158.779" calcext:value-type="float">
            <text:p>4158.779</text:p>
          </table:table-cell>
          <table:table-cell office:value-type="float" office:value="67.3494870765449" calcext:value-type="float">
            <text:p>67.3494870765449</text:p>
          </table:table-cell>
          <table:table-cell office:value-type="float" office:value="1704.57" calcext:value-type="float">
            <text:p>1704.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84.11" calcext:value-type="float">
            <text:p>3584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84.11" calcext:value-type="float">
            <text:p>3584.11</text:p>
          </table:table-cell>
          <table:table-cell office:value-type="float" office:value="10700.5" calcext:value-type="float">
            <text:p>10700.5</text:p>
          </table:table-cell>
          <table:table-cell office:value-type="float" office:value="0" calcext:value-type="float">
            <text:p>0</text:p>
          </table:table-cell>
          <table:table-cell office:value-type="float" office:value="35.9118" calcext:value-type="float">
            <text:p>35.9118</text:p>
          </table:table-cell>
          <table:table-cell office:value-type="float" office:value="0" calcext:value-type="float">
            <text:p>0</text:p>
          </table:table-cell>
          <table:table-cell office:value-type="float" office:value="15.9668" calcext:value-type="float">
            <text:p>15.9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4678.4715" calcext:value-type="float">
            <text:p>4678.4715</text:p>
          </table:table-cell>
          <table:table-cell office:value-type="float" office:value="133.274193074792" calcext:value-type="float">
            <text:p>133.274193074792</text:p>
          </table:table-cell>
          <table:table-cell office:value-type="float" office:value="1943.66" calcext:value-type="float">
            <text:p>1943.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98.75" calcext:value-type="float">
            <text:p>3498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98.75" calcext:value-type="float">
            <text:p>3498.75</text:p>
          </table:table-cell>
          <table:table-cell office:value-type="float" office:value="10496.2" calcext:value-type="float">
            <text:p>10496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4243.561" calcext:value-type="float">
            <text:p>4243.561</text:p>
          </table:table-cell>
          <table:table-cell office:value-type="float" office:value="126.821556191118" calcext:value-type="float">
            <text:p>126.821556191118</text:p>
          </table:table-cell>
          <table:table-cell office:value-type="float" office:value="1724.87" calcext:value-type="float">
            <text:p>1724.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14.17" calcext:value-type="float">
            <text:p>3214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14.17" calcext:value-type="float">
            <text:p>3214.17</text:p>
          </table:table-cell>
          <table:table-cell office:value-type="float" office:value="9527.08" calcext:value-type="float">
            <text:p>9527.08</text:p>
          </table:table-cell>
          <table:table-cell office:value-type="float" office:value="0" calcext:value-type="float">
            <text:p>0</text:p>
          </table:table-cell>
          <table:table-cell office:value-type="float" office:value="84.7471" calcext:value-type="float">
            <text:p>84.7471</text:p>
          </table:table-cell>
          <table:table-cell office:value-type="float" office:value="0" calcext:value-type="float">
            <text:p>0</text:p>
          </table:table-cell>
          <table:table-cell office:value-type="float" office:value="30.6729" calcext:value-type="float">
            <text:p>30.6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4108.063" calcext:value-type="float">
            <text:p>4108.063</text:p>
          </table:table-cell>
          <table:table-cell office:value-type="float" office:value="50.9474704810854" calcext:value-type="float">
            <text:p>50.9474704810854</text:p>
          </table:table-cell>
          <table:table-cell office:value-type="float" office:value="1656.864" calcext:value-type="float">
            <text:p>1656.864</text:p>
          </table:table-cell>
          <table:table-cell office:value-type="float" office:value="0.351693646591236" calcext:value-type="float">
            <text:p>0.351693646591236</text:p>
          </table:table-cell>
          <table:table-cell table:number-columns-repeated="2" office:value-type="float" office:value="3241.68" calcext:value-type="float">
            <text:p>3241.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41.68" calcext:value-type="float">
            <text:p>3241.68</text:p>
          </table:table-cell>
          <table:table-cell office:value-type="float" office:value="9725.04" calcext:value-type="float">
            <text:p>9725.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4135.1815" calcext:value-type="float">
            <text:p>4135.1815</text:p>
          </table:table-cell>
          <table:table-cell office:value-type="float" office:value="27.2387244223714" calcext:value-type="float">
            <text:p>27.2387244223714</text:p>
          </table:table-cell>
          <table:table-cell office:value-type="float" office:value="1655.53" calcext:value-type="float">
            <text:p>1655.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73.47" calcext:value-type="float">
            <text:p>3673.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73.47" calcext:value-type="float">
            <text:p>3673.47</text:p>
          </table:table-cell>
          <table:table-cell office:value-type="float" office:value="10807.8" calcext:value-type="float">
            <text:p>10807.8</text:p>
          </table:table-cell>
          <table:table-cell office:value-type="float" office:value="0" calcext:value-type="float">
            <text:p>0</text:p>
          </table:table-cell>
          <table:table-cell office:value-type="float" office:value="171.583" calcext:value-type="float">
            <text:p>171.583</text:p>
          </table:table-cell>
          <table:table-cell office:value-type="float" office:value="0" calcext:value-type="float">
            <text:p>0</text:p>
          </table:table-cell>
          <table:table-cell office:value-type="float" office:value="41.0226" calcext:value-type="float">
            <text:p>41.0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4080.579" calcext:value-type="float">
            <text:p>4080.579</text:p>
          </table:table-cell>
          <table:table-cell office:value-type="float" office:value="12.5647061665855" calcext:value-type="float">
            <text:p>12.5647061665855</text:p>
          </table:table-cell>
          <table:table-cell office:value-type="float" office:value="1596.618" calcext:value-type="float">
            <text:p>1596.618</text:p>
          </table:table-cell>
          <table:table-cell office:value-type="float" office:value="1.66437470477494" calcext:value-type="float">
            <text:p>1.66437470477494</text:p>
          </table:table-cell>
          <table:table-cell table:number-columns-repeated="2" office:value-type="float" office:value="3751.71" calcext:value-type="float">
            <text:p>3751.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51.71" calcext:value-type="float">
            <text:p>3751.71</text:p>
          </table:table-cell>
          <table:table-cell office:value-type="float" office:value="11255.1" calcext:value-type="float">
            <text:p>11255.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table table:name="Mean by instance" table:style-name="ta1">
        <table:table-column table:style-name="co15" table:default-cell-style-name="Default"/>
        <table:table-column table:style-name="co15" table:number-columns-repeated="2" table:default-cell-style-name="ce31"/>
        <table:table-column table:style-name="co15" table:number-columns-repeated="2" table:default-cell-style-name="Default"/>
        <table:table-column table:style-name="co15" table:number-columns-repeated="17" table:default-cell-style-name="ce31"/>
        <table:table-row table:style-name="ro1">
          <table:table-cell table:style-name="ce25" office:value-type="string" calcext:value-type="string" table:number-columns-spanned="1" table:number-rows-spanned="2">
            <text:p>Instance</text:p>
          </table:table-cell>
          <table:table-cell table:style-name="ce28" office:value-type="string" calcext:value-type="string" table:number-columns-spanned="4" table:number-rows-spanned="1">
            <text:p>Iterations</text:p>
          </table:table-cell>
          <table:covered-table-cell table:style-name="ce28" office:value-type="string" calcext:value-type="string">
            <text:p>iter.sd</text:p>
          </table:covered-table-cell>
          <table:covered-table-cell table:style-name="ce25" office:value-type="string" calcext:value-type="string">
            <text:p>iter.max</text:p>
          </table:covered-table-cell>
          <table:covered-table-cell table:style-name="ce25" office:value-type="string" calcext:value-type="string">
            <text:p>iter.min</text:p>
          </table:covered-table-cell>
          <table:table-cell table:style-name="ce28" office:value-type="string" calcext:value-type="string" table:number-columns-spanned="2" table:number-rows-spanned="1">
            <text:p>Time (sec)</text:p>
          </table:table-cell>
          <table:covered-table-cell table:style-name="ce28" office:value-type="string" calcext:value-type="string">
            <text:p>time.sd</text:p>
          </table:covered-table-cell>
          <table:table-cell table:style-name="ce28" office:value-type="string" calcext:value-type="string" table:number-columns-spanned="2" table:number-rows-spanned="1">
            <text:p>Memory usage (KiB)</text:p>
          </table:table-cell>
          <table:covered-table-cell table:style-name="ce28" office:value-type="string" calcext:value-type="string">
            <text:p>memusage.sd</text:p>
          </table:covered-table-cell>
          <table:table-cell table:style-name="ce28" office:value-type="string" calcext:value-type="string" table:number-columns-spanned="5" table:number-rows-spanned="1">
            <text:p>Cost</text:p>
          </table:table-cell>
          <table:covered-table-cell table:style-name="ce28" office:value-type="string" calcext:value-type="string">
            <text:p>Cost</text:p>
          </table:covered-table-cell>
          <table:covered-table-cell table:style-name="ce28" office:value-type="string" calcext:value-type="string">
            <text:p>cost.sd</text:p>
          </table:covered-table-cell>
          <table:covered-table-cell table:style-name="ce28" office:value-type="string" calcext:value-type="string">
            <text:p>cost.min</text:p>
          </table:covered-table-cell>
          <table:covered-table-cell table:style-name="ce28" office:value-type="string" calcext:value-type="string">
            <text:p>cost.max</text:p>
          </table:covered-table-cell>
          <table:table-cell table:style-name="ce28" office:value-type="string" calcext:value-type="string" table:number-columns-spanned="2" table:number-rows-spanned="1">
            <text:p>Improvement (%)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Travel distance</text:p>
          </table:table-cell>
          <table:covered-table-cell table:style-name="ce28" office:value-type="string" calcext:value-type="string">
            <text:p>dist.sd</text:p>
          </table:covered-table-cell>
          <table:table-cell table:style-name="ce28" office:value-type="string" calcext:value-type="string" table:number-columns-spanned="2" table:number-rows-spanned="1">
            <text:p>Total tardiness</text:p>
          </table:table-cell>
          <table:covered-table-cell table:style-name="ce28" office:value-type="string" calcext:value-type="string">
            <text:p>tard.sd</text:p>
          </table:covered-table-cell>
          <table:table-cell table:style-name="ce28" office:value-type="string" calcext:value-type="string" table:number-columns-spanned="2" table:number-rows-spanned="1">
            <text:p>Maximum tardiness</text:p>
          </table:table-cell>
          <table:covered-table-cell table:style-name="ce28" office:value-type="string" calcext:value-type="string">
            <text:p>tmax.sd</text:p>
          </table:covered-table-cell>
        </table:table-row>
        <table:table-row table:style-name="ro1">
          <table:covered-table-cell table:style-name="ce25"/>
          <table:table-cell table:style-name="ce28" office:value-type="string" calcext:value-type="string">
            <text:p>Mean</text:p>
          </table:table-cell>
          <table:table-cell table:style-name="ce28" office:value-type="string" calcext:value-type="string">
            <text:p>SD</text:p>
          </table:table-cell>
          <table:table-cell table:style-name="ce25" office:value-type="string" calcext:value-type="string">
            <text:p>Max</text:p>
          </table:table-cell>
          <table:table-cell table:style-name="ce25" office:value-type="string" calcext:value-type="string">
            <text:p>Min</text:p>
          </table:table-cell>
          <table:table-cell table:style-name="ce28" office:value-type="string" calcext:value-type="string">
            <text:p>Mean</text:p>
          </table:table-cell>
          <table:table-cell table:style-name="ce28" office:value-type="string" calcext:value-type="string">
            <text:p>SD</text:p>
          </table:table-cell>
          <table:table-cell table:style-name="ce28" office:value-type="string" calcext:value-type="string">
            <text:p>Mean</text:p>
          </table:table-cell>
          <table:table-cell table:style-name="ce28" office:value-type="string" calcext:value-type="string">
            <text:p>SD</text:p>
          </table:table-cell>
          <table:table-cell table:style-name="ce28" office:value-type="string" calcext:value-type="string">
            <text:p>Initial</text:p>
          </table:table-cell>
          <table:table-cell table:style-name="ce28" office:value-type="string" calcext:value-type="string">
            <text:p>Mean</text:p>
          </table:table-cell>
          <table:table-cell table:style-name="ce28" office:value-type="string" calcext:value-type="string">
            <text:p>SD</text:p>
          </table:table-cell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style-name="ce28" office:value-type="string" calcext:value-type="string">
            <text:p>Mean</text:p>
          </table:table-cell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Mean</text:p>
          </table:table-cell>
          <table:table-cell table:style-name="ce28" office:value-type="string" calcext:value-type="string">
            <text:p>SD</text:p>
          </table:table-cell>
          <table:table-cell table:style-name="ce28" office:value-type="string" calcext:value-type="string">
            <text:p>Mean</text:p>
          </table:table-cell>
          <table:table-cell table:style-name="ce28" office:value-type="string" calcext:value-type="string">
            <text:p>SD</text:p>
          </table:table-cell>
          <table:table-cell table:style-name="ce28" office:value-type="string" calcext:value-type="string">
            <text:p>Mean</text:p>
          </table:table-cell>
          <table:table-cell table:style-name="ce28" office:value-type="string" calcext:value-type="string">
            <text:p>SD</text:p>
          </table:table-cell>
        </table:table-row>
        <table:table-row table:style-name="ro1">
          <table:table-cell table:style-name="ce26" office:value-type="string" calcext:value-type="string">
            <text:p>A1</text:p>
          </table:table-cell>
          <table:table-cell table:style-name="ce29" office:value-type="float" office:value="8.85" calcext:value-type="float">
            <text:p>8.85</text:p>
          </table:table-cell>
          <table:table-cell table:style-name="ce29" office:value-type="float" office:value="1.69441808051583" calcext:value-type="float">
            <text:p>1.69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7" calcext:value-type="float">
            <text:p>7</text:p>
          </table:table-cell>
          <table:table-cell table:style-name="ce29" office:value-type="float" office:value="0.17375" calcext:value-type="float">
            <text:p>0.17</text:p>
          </table:table-cell>
          <table:table-cell table:style-name="ce29" office:value-type="float" office:value="0.0303936887493024" calcext:value-type="float">
            <text:p>0.03</text:p>
          </table:table-cell>
          <table:table-cell table:style-name="ce29" office:value-type="float" office:value="134.1166" calcext:value-type="float">
            <text:p>134.12</text:p>
          </table:table-cell>
          <table:table-cell table:style-name="ce29" office:value-type="float" office:value="0.03938260369356" calcext:value-type="float">
            <text:p>0.04</text:p>
          </table:table-cell>
          <table:table-cell table:style-name="ce29" office:value-type="float" office:value="271.211" calcext:value-type="float">
            <text:p>271.21</text:p>
          </table:table-cell>
          <table:table-cell table:style-name="ce29" office:value-type="float" office:value="219.191" calcext:value-type="float">
            <text:p>219.19</text:p>
          </table:table-cell>
          <table:table-cell table:style-name="ce29" office:value-type="float" office:value="4.43635886735958" calcext:value-type="float">
            <text:p>4.44</text:p>
          </table:table-cell>
          <table:table-cell table:style-name="ce29" office:value-type="float" office:value="218.199" calcext:value-type="float">
            <text:p>218.20</text:p>
          </table:table-cell>
          <table:table-cell table:style-name="ce29" office:value-type="float" office:value="238.039" calcext:value-type="float">
            <text:p>238.04</text:p>
          </table:table-cell>
          <table:table-cell table:style-name="ce29" table:formula="of:=([.J3]-[.K3])/[.J3]*100" office:value-type="float" office:value="19.1806379534753" calcext:value-type="float">
            <text:p>19.18</text:p>
          </table:table-cell>
          <table:table-cell table:style-name="ce29" table:formula="of:=([.J3]-[.M3])/[.J3]*100" office:value-type="float" office:value="19.5464048287127" calcext:value-type="float">
            <text:p>19.55</text:p>
          </table:table-cell>
          <table:table-cell table:style-name="ce29" office:value-type="float" office:value="657.57205" calcext:value-type="float">
            <text:p>657.57</text:p>
          </table:table-cell>
          <table:table-cell table:style-name="ce29" office:value-type="float" office:value="13.3093002088765" calcext:value-type="float">
            <text:p>13.31</text:p>
          </table:table-cell>
          <table:table-cell table:number-columns-repeated="4"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A2</text:p>
          </table:table-cell>
          <table:table-cell table:style-name="ce29" office:value-type="float" office:value="7.35" calcext:value-type="float">
            <text:p>7.35</text:p>
          </table:table-cell>
          <table:table-cell table:style-name="ce29" office:value-type="float" office:value="0.670820393249937" calcext:value-type="float">
            <text:p>0.6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7" calcext:value-type="float">
            <text:p>7</text:p>
          </table:table-cell>
          <table:table-cell table:style-name="ce29" office:value-type="float" office:value="0.18125" calcext:value-type="float">
            <text:p>0.18</text:p>
          </table:table-cell>
          <table:table-cell table:style-name="ce29" office:value-type="float" office:value="0.0161697410713898" calcext:value-type="float">
            <text:p>0.02</text:p>
          </table:table-cell>
          <table:table-cell table:style-name="ce29" office:value-type="float" office:value="134.1414" calcext:value-type="float">
            <text:p>134.14</text:p>
          </table:table-cell>
          <table:table-cell table:style-name="ce29" office:value-type="float" office:value="0.0643848625556928" calcext:value-type="float">
            <text:p>0.06</text:p>
          </table:table-cell>
          <table:table-cell table:style-name="ce29" office:value-type="float" office:value="248.127" calcext:value-type="float">
            <text:p>248.13</text:p>
          </table:table-cell>
          <table:table-cell table:style-name="ce29" office:value-type="float" office:value="246.626" calcext:value-type="float">
            <text:p>246.63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246.626" calcext:value-type="float">
            <text:p>246.63</text:p>
          </table:table-cell>
          <table:table-cell table:style-name="ce29" table:formula="of:=([.J4]-[.K4])/[.J4]*100" office:value-type="float" office:value="0.604932151680391" calcext:value-type="float">
            <text:p>0.60</text:p>
          </table:table-cell>
          <table:table-cell table:style-name="ce29" table:formula="of:=([.J4]-[.M4])/[.J4]*100" office:value-type="float" office:value="0.604932151680391" calcext:value-type="float">
            <text:p>0.60</text:p>
          </table:table-cell>
          <table:table-cell table:style-name="ce29" office:value-type="float" office:value="687.289" calcext:value-type="float">
            <text:p>687.29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26.2947" calcext:value-type="float">
            <text:p>26.29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26.2947" calcext:value-type="float">
            <text:p>26.29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A3</text:p>
          </table:table-cell>
          <table:table-cell table:style-name="ce29" office:value-type="float" office:value="7.15" calcext:value-type="float">
            <text:p>7.15</text:p>
          </table:table-cell>
          <table:table-cell table:style-name="ce29" office:value-type="float" office:value="0.366347548532523" calcext:value-type="float">
            <text:p>0.3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9" office:value-type="float" office:value="0.4678" calcext:value-type="float">
            <text:p>0.47</text:p>
          </table:table-cell>
          <table:table-cell table:style-name="ce29" office:value-type="float" office:value="0.12372022767859" calcext:value-type="float">
            <text:p>0.12</text:p>
          </table:table-cell>
          <table:table-cell table:style-name="ce29" office:value-type="float" office:value="134.2536" calcext:value-type="float">
            <text:p>134.25</text:p>
          </table:table-cell>
          <table:table-cell table:style-name="ce29" office:value-type="float" office:value="0.152219854849906" calcext:value-type="float">
            <text:p>0.15</text:p>
          </table:table-cell>
          <table:table-cell table:style-name="ce29" office:value-type="float" office:value="339.072" calcext:value-type="float">
            <text:p>339.07</text:p>
          </table:table-cell>
          <table:table-cell table:style-name="ce29" office:value-type="float" office:value="305.86" calcext:value-type="float">
            <text:p>305.86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05.86" calcext:value-type="float">
            <text:p>305.86</text:p>
          </table:table-cell>
          <table:table-cell table:style-name="ce29" table:formula="of:=([.J5]-[.K5])/[.J5]*100" office:value-type="float" office:value="9.7949697999245" calcext:value-type="float">
            <text:p>9.79</text:p>
          </table:table-cell>
          <table:table-cell table:style-name="ce29" table:formula="of:=([.J5]-[.M5])/[.J5]*100" office:value-type="float" office:value="9.7949697999245" calcext:value-type="float">
            <text:p>9.79</text:p>
          </table:table-cell>
          <table:table-cell table:style-name="ce29" office:value-type="float" office:value="741.138" calcext:value-type="float">
            <text:p>741.14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99.3063" calcext:value-type="float">
            <text:p>99.31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77.1347" calcext:value-type="float">
            <text:p>77.13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A4</text:p>
          </table:table-cell>
          <table:table-cell table:style-name="ce29" office:value-type="float" office:value="7.7" calcext:value-type="float">
            <text:p>7.70</text:p>
          </table:table-cell>
          <table:table-cell table:style-name="ce29" office:value-type="float" office:value="1.21828179265546" calcext:value-type="float">
            <text:p>1.22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6" calcext:value-type="float">
            <text:p>6</text:p>
          </table:table-cell>
          <table:table-cell table:style-name="ce29" office:value-type="float" office:value="1.3018" calcext:value-type="float">
            <text:p>1.30</text:p>
          </table:table-cell>
          <table:table-cell table:style-name="ce29" office:value-type="float" office:value="0.515081965884021" calcext:value-type="float">
            <text:p>0.52</text:p>
          </table:table-cell>
          <table:table-cell table:style-name="ce29" office:value-type="float" office:value="134.2516" calcext:value-type="float">
            <text:p>134.25</text:p>
          </table:table-cell>
          <table:table-cell table:style-name="ce29" office:value-type="float" office:value="0.0831127325732328" calcext:value-type="float">
            <text:p>0.08</text:p>
          </table:table-cell>
          <table:table-cell table:style-name="ce29" office:value-type="float" office:value="210.415" calcext:value-type="float">
            <text:p>210.42</text:p>
          </table:table-cell>
          <table:table-cell table:style-name="ce29" office:value-type="float" office:value="189.2488" calcext:value-type="float">
            <text:p>189.25</text:p>
          </table:table-cell>
          <table:table-cell table:style-name="ce29" office:value-type="float" office:value="7.2386876653016" calcext:value-type="float">
            <text:p>7.24</text:p>
          </table:table-cell>
          <table:table-cell table:style-name="ce29" office:value-type="float" office:value="186.897" calcext:value-type="float">
            <text:p>186.90</text:p>
          </table:table-cell>
          <table:table-cell table:style-name="ce29" office:value-type="float" office:value="210.415" calcext:value-type="float">
            <text:p>210.42</text:p>
          </table:table-cell>
          <table:table-cell table:style-name="ce29" table:formula="of:=([.J6]-[.K6])/[.J6]*100" office:value-type="float" office:value="10.0592638357532" calcext:value-type="float">
            <text:p>10.06</text:p>
          </table:table-cell>
          <table:table-cell table:style-name="ce29" table:formula="of:=([.J6]-[.M6])/[.J6]*100" office:value-type="float" office:value="11.1769598175035" calcext:value-type="float">
            <text:p>11.18</text:p>
          </table:table-cell>
          <table:table-cell table:style-name="ce29" office:value-type="float" office:value="467.4327" calcext:value-type="float">
            <text:p>467.43</text:p>
          </table:table-cell>
          <table:table-cell table:style-name="ce29" office:value-type="float" office:value="37.4298448386058" calcext:value-type="float">
            <text:p>37.43</text:p>
          </table:table-cell>
          <table:table-cell table:style-name="ce29" office:value-type="float" office:value="61.54266" calcext:value-type="float">
            <text:p>61.54</text:p>
          </table:table-cell>
          <table:table-cell table:style-name="ce29" office:value-type="float" office:value="10.4758750813677" calcext:value-type="float">
            <text:p>10.48</text:p>
          </table:table-cell>
          <table:table-cell table:style-name="ce29" office:value-type="float" office:value="38.77133" calcext:value-type="float">
            <text:p>38.77</text:p>
          </table:table-cell>
          <table:table-cell table:style-name="ce29" office:value-type="float" office:value="5.23793754068386" calcext:value-type="float">
            <text:p>5.24</text:p>
          </table:table-cell>
        </table:table-row>
        <table:table-row table:style-name="ro1">
          <table:table-cell table:style-name="ce26" office:value-type="string" calcext:value-type="string">
            <text:p>A5</text:p>
          </table:table-cell>
          <table:table-cell table:style-name="ce29" office:value-type="float" office:value="9.25" calcext:value-type="float">
            <text:p>9.25</text:p>
          </table:table-cell>
          <table:table-cell table:style-name="ce29" office:value-type="float" office:value="1.91599912097552" calcext:value-type="float">
            <text:p>1.92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7" calcext:value-type="float">
            <text:p>7</text:p>
          </table:table-cell>
          <table:table-cell table:style-name="ce29" office:value-type="float" office:value="0.2315" calcext:value-type="float">
            <text:p>0.23</text:p>
          </table:table-cell>
          <table:table-cell table:style-name="ce29" office:value-type="float" office:value="0.0558432957857121" calcext:value-type="float">
            <text:p>0.06</text:p>
          </table:table-cell>
          <table:table-cell table:style-name="ce29" office:value-type="float" office:value="134.2972" calcext:value-type="float">
            <text:p>134.30</text:p>
          </table:table-cell>
          <table:table-cell table:style-name="ce29" office:value-type="float" office:value="0.0735731644440832" calcext:value-type="float">
            <text:p>0.07</text:p>
          </table:table-cell>
          <table:table-cell table:style-name="ce29" office:value-type="float" office:value="271.428" calcext:value-type="float">
            <text:p>271.43</text:p>
          </table:table-cell>
          <table:table-cell table:style-name="ce29" office:value-type="float" office:value="194.0031" calcext:value-type="float">
            <text:p>194.00</text:p>
          </table:table-cell>
          <table:table-cell table:style-name="ce29" office:value-type="float" office:value="13.727898144405" calcext:value-type="float">
            <text:p>13.73</text:p>
          </table:table-cell>
          <table:table-cell table:style-name="ce29" office:value-type="float" office:value="189.543" calcext:value-type="float">
            <text:p>189.54</text:p>
          </table:table-cell>
          <table:table-cell table:style-name="ce29" office:value-type="float" office:value="234.144" calcext:value-type="float">
            <text:p>234.14</text:p>
          </table:table-cell>
          <table:table-cell table:style-name="ce29" table:formula="of:=([.J7]-[.K7])/[.J7]*100" office:value-type="float" office:value="28.5250232105752" calcext:value-type="float">
            <text:p>28.53</text:p>
          </table:table-cell>
          <table:table-cell table:style-name="ce29" table:formula="of:=([.J7]-[.M7])/[.J7]*100" office:value-type="float" office:value="30.1682214067819" calcext:value-type="float">
            <text:p>30.17</text:p>
          </table:table-cell>
          <table:table-cell table:style-name="ce29" office:value-type="float" office:value="582.0102" calcext:value-type="float">
            <text:p>582.01</text:p>
          </table:table-cell>
          <table:table-cell table:style-name="ce29" office:value-type="float" office:value="41.1833866397093" calcext:value-type="float">
            <text:p>41.18</text:p>
          </table:table-cell>
          <table:table-cell table:number-columns-repeated="4"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A6</text:p>
          </table:table-cell>
          <table:table-cell table:style-name="ce29" office:value-type="float" office:value="7.95" calcext:value-type="float">
            <text:p>7.95</text:p>
          </table:table-cell>
          <table:table-cell table:style-name="ce29" office:value-type="float" office:value="1.7614288458372" calcext:value-type="float">
            <text:p>1.76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6" calcext:value-type="float">
            <text:p>6</text:p>
          </table:table-cell>
          <table:table-cell table:style-name="ce29" office:value-type="float" office:value="0.1753" calcext:value-type="float">
            <text:p>0.18</text:p>
          </table:table-cell>
          <table:table-cell table:style-name="ce29" office:value-type="float" office:value="0.0487939815098025" calcext:value-type="float">
            <text:p>0.05</text:p>
          </table:table-cell>
          <table:table-cell table:style-name="ce29" office:value-type="float" office:value="134.28535" calcext:value-type="float">
            <text:p>134.29</text:p>
          </table:table-cell>
          <table:table-cell table:style-name="ce29" office:value-type="float" office:value="0.156540990091884" calcext:value-type="float">
            <text:p>0.16</text:p>
          </table:table-cell>
          <table:table-cell table:style-name="ce29" office:value-type="float" office:value="200.159" calcext:value-type="float">
            <text:p>200.16</text:p>
          </table:table-cell>
          <table:table-cell table:style-name="ce29" office:value-type="float" office:value="200.114" calcext:value-type="float">
            <text:p>200.11</text:p>
          </table:table-cell>
          <table:table-cell table:style-name="ce29" office:value-type="float" office:value="0.0266556994991602" calcext:value-type="float">
            <text:p>0.03</text:p>
          </table:table-cell>
          <table:table-cell table:style-name="ce29" office:value-type="float" office:value="200.099" calcext:value-type="float">
            <text:p>200.10</text:p>
          </table:table-cell>
          <table:table-cell table:style-name="ce29" office:value-type="float" office:value="200.159" calcext:value-type="float">
            <text:p>200.16</text:p>
          </table:table-cell>
          <table:table-cell table:style-name="ce29" table:formula="of:=([.J8]-[.K8])/[.J8]*100" office:value-type="float" office:value="0.0224821267092599" calcext:value-type="float">
            <text:p>0.02</text:p>
          </table:table-cell>
          <table:table-cell table:style-name="ce29" table:formula="of:=([.J8]-[.M8])/[.J8]*100" office:value-type="float" office:value="0.0299761689456893" calcext:value-type="float">
            <text:p>0.03</text:p>
          </table:table-cell>
          <table:table-cell table:style-name="ce29" office:value-type="float" office:value="600.34225" calcext:value-type="float">
            <text:p>600.34</text:p>
          </table:table-cell>
          <table:table-cell table:style-name="ce29" office:value-type="float" office:value="0.0804113601557641" calcext:value-type="float">
            <text:p>0.08</text:p>
          </table:table-cell>
          <table:table-cell table:number-columns-repeated="4"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A7</text:p>
          </table:table-cell>
          <table:table-cell table:style-name="ce29" office:value-type="float" office:value="7.35" calcext:value-type="float">
            <text:p>7.35</text:p>
          </table:table-cell>
          <table:table-cell table:style-name="ce29" office:value-type="float" office:value="0.5871429486124" calcext:value-type="float">
            <text:p>0.59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7" calcext:value-type="float">
            <text:p>7</text:p>
          </table:table-cell>
          <table:table-cell table:style-name="ce29" office:value-type="float" office:value="0.1247" calcext:value-type="float">
            <text:p>0.12</text:p>
          </table:table-cell>
          <table:table-cell table:style-name="ce29" office:value-type="float" office:value="0.0101052357455769" calcext:value-type="float">
            <text:p>0.01</text:p>
          </table:table-cell>
          <table:table-cell table:style-name="ce29" office:value-type="float" office:value="134.21465" calcext:value-type="float">
            <text:p>134.21</text:p>
          </table:table-cell>
          <table:table-cell table:style-name="ce29" office:value-type="float" office:value="0.125358968776197" calcext:value-type="float">
            <text:p>0.13</text:p>
          </table:table-cell>
          <table:table-cell table:style-name="ce29" office:value-type="float" office:value="383.437" calcext:value-type="float">
            <text:p>383.44</text:p>
          </table:table-cell>
          <table:table-cell table:style-name="ce29" office:value-type="float" office:value="225.369" calcext:value-type="float">
            <text:p>225.37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225.369" calcext:value-type="float">
            <text:p>225.37</text:p>
          </table:table-cell>
          <table:table-cell table:style-name="ce29" table:formula="of:=([.J9]-[.K9])/[.J9]*100" office:value-type="float" office:value="41.2239820361624" calcext:value-type="float">
            <text:p>41.22</text:p>
          </table:table-cell>
          <table:table-cell table:style-name="ce29" table:formula="of:=([.J9]-[.M9])/[.J9]*100" office:value-type="float" office:value="41.2239820361624" calcext:value-type="float">
            <text:p>41.22</text:p>
          </table:table-cell>
          <table:table-cell table:style-name="ce29" office:value-type="float" office:value="676.106" calcext:value-type="float">
            <text:p>676.11</text:p>
          </table:table-cell>
          <table:table-cell table:number-columns-repeated="5"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A8</text:p>
          </table:table-cell>
          <table:table-cell table:style-name="ce29" office:value-type="float" office:value="7.45" calcext:value-type="float">
            <text:p>7.45</text:p>
          </table:table-cell>
          <table:table-cell table:style-name="ce29" office:value-type="float" office:value="0.51041778553404" calcext:value-type="float">
            <text:p>0.51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9" office:value-type="float" office:value="0.18535" calcext:value-type="float">
            <text:p>0.19</text:p>
          </table:table-cell>
          <table:table-cell table:style-name="ce29" office:value-type="float" office:value="0.0174062148610625" calcext:value-type="float">
            <text:p>0.02</text:p>
          </table:table-cell>
          <table:table-cell table:style-name="ce29" office:value-type="float" office:value="134.2912" calcext:value-type="float">
            <text:p>134.29</text:p>
          </table:table-cell>
          <table:table-cell table:style-name="ce29" office:value-type="float" office:value="0.0670974154337883" calcext:value-type="float">
            <text:p>0.07</text:p>
          </table:table-cell>
          <table:table-cell table:style-name="ce29" office:value-type="float" office:value="295.98" calcext:value-type="float">
            <text:p>295.98</text:p>
          </table:table-cell>
          <table:table-cell table:style-name="ce29" office:value-type="float" office:value="232.049" calcext:value-type="float">
            <text:p>232.05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232.049" calcext:value-type="float">
            <text:p>232.05</text:p>
          </table:table-cell>
          <table:table-cell table:style-name="ce29" table:formula="of:=([.J10]-[.K10])/[.J10]*100" office:value-type="float" office:value="21.5997702547469" calcext:value-type="float">
            <text:p>21.60</text:p>
          </table:table-cell>
          <table:table-cell table:style-name="ce29" table:formula="of:=([.J10]-[.M10])/[.J10]*100" office:value-type="float" office:value="21.5997702547469" calcext:value-type="float">
            <text:p>21.60</text:p>
          </table:table-cell>
          <table:table-cell table:style-name="ce29" office:value-type="float" office:value="653.268" calcext:value-type="float">
            <text:p>653.27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26.5071" calcext:value-type="float">
            <text:p>26.51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16.3711" calcext:value-type="float">
            <text:p>16.37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A9</text:p>
          </table:table-cell>
          <table:table-cell table:style-name="ce29" office:value-type="float" office:value="8.7" calcext:value-type="float">
            <text:p>8.70</text:p>
          </table:table-cell>
          <table:table-cell table:style-name="ce29" office:value-type="float" office:value="2.34183913331292" calcext:value-type="float">
            <text:p>2.34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7" calcext:value-type="float">
            <text:p>7</text:p>
          </table:table-cell>
          <table:table-cell table:style-name="ce29" office:value-type="float" office:value="2.49885" calcext:value-type="float">
            <text:p>2.50</text:p>
          </table:table-cell>
          <table:table-cell table:style-name="ce29" office:value-type="float" office:value="1.52891200652105" calcext:value-type="float">
            <text:p>1.53</text:p>
          </table:table-cell>
          <table:table-cell table:style-name="ce29" office:value-type="float" office:value="134.59005" calcext:value-type="float">
            <text:p>134.59</text:p>
          </table:table-cell>
          <table:table-cell table:style-name="ce29" office:value-type="float" office:value="0.432644800828825" calcext:value-type="float">
            <text:p>0.43</text:p>
          </table:table-cell>
          <table:table-cell table:style-name="ce29" office:value-type="float" office:value="275.97" calcext:value-type="float">
            <text:p>275.97</text:p>
          </table:table-cell>
          <table:table-cell table:style-name="ce29" office:value-type="float" office:value="222.295" calcext:value-type="float">
            <text:p>222.3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222.295" calcext:value-type="float">
            <text:p>222.30</text:p>
          </table:table-cell>
          <table:table-cell table:style-name="ce29" table:formula="of:=([.J11]-[.K11])/[.J11]*100" office:value-type="float" office:value="19.4495778526652" calcext:value-type="float">
            <text:p>19.45</text:p>
          </table:table-cell>
          <table:table-cell table:style-name="ce29" table:formula="of:=([.J11]-[.M11])/[.J11]*100" office:value-type="float" office:value="19.4495778526652" calcext:value-type="float">
            <text:p>19.45</text:p>
          </table:table-cell>
          <table:table-cell table:style-name="ce29" office:value-type="float" office:value="666.885" calcext:value-type="float">
            <text:p>666.89</text:p>
          </table:table-cell>
          <table:table-cell table:number-columns-repeated="5"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A10</text:p>
          </table:table-cell>
          <table:table-cell table:style-name="ce29" office:value-type="float" office:value="7.7" calcext:value-type="float">
            <text:p>7.70</text:p>
          </table:table-cell>
          <table:table-cell table:style-name="ce29" office:value-type="float" office:value="0.656946685331786" calcext:value-type="float">
            <text:p>0.66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7" calcext:value-type="float">
            <text:p>7</text:p>
          </table:table-cell>
          <table:table-cell table:style-name="ce29" office:value-type="float" office:value="0.1055" calcext:value-type="float">
            <text:p>0.11</text:p>
          </table:table-cell>
          <table:table-cell table:style-name="ce29" office:value-type="float" office:value="0.022291135835621" calcext:value-type="float">
            <text:p>0.02</text:p>
          </table:table-cell>
          <table:table-cell table:style-name="ce29" office:value-type="float" office:value="134.10875" calcext:value-type="float">
            <text:p>134.11</text:p>
          </table:table-cell>
          <table:table-cell table:style-name="ce29" office:value-type="float" office:value="0.080445388471408" calcext:value-type="float">
            <text:p>0.08</text:p>
          </table:table-cell>
          <table:table-cell table:style-name="ce29" office:value-type="float" office:value="261.745" calcext:value-type="float">
            <text:p>261.75</text:p>
          </table:table-cell>
          <table:table-cell table:style-name="ce29" office:value-type="float" office:value="226.5521" calcext:value-type="float">
            <text:p>226.55</text:p>
          </table:table-cell>
          <table:table-cell table:style-name="ce29" office:value-type="float" office:value="6.91436940002485" calcext:value-type="float">
            <text:p>6.91</text:p>
          </table:table-cell>
          <table:table-cell table:style-name="ce29" office:value-type="float" office:value="225.006" calcext:value-type="float">
            <text:p>225.01</text:p>
          </table:table-cell>
          <table:table-cell table:style-name="ce29" office:value-type="float" office:value="255.928" calcext:value-type="float">
            <text:p>255.93</text:p>
          </table:table-cell>
          <table:table-cell table:style-name="ce29" table:formula="of:=([.J12]-[.K12])/[.J12]*100" office:value-type="float" office:value="13.4454908403217" calcext:value-type="float">
            <text:p>13.45</text:p>
          </table:table-cell>
          <table:table-cell table:style-name="ce29" table:formula="of:=([.J12]-[.M12])/[.J12]*100" office:value-type="float" office:value="14.0361802517718" calcext:value-type="float">
            <text:p>14.04</text:p>
          </table:table-cell>
          <table:table-cell table:style-name="ce29" office:value-type="float" office:value="679.65625" calcext:value-type="float">
            <text:p>679.66</text:p>
          </table:table-cell>
          <table:table-cell table:style-name="ce29" office:value-type="float" office:value="20.7428845932768" calcext:value-type="float">
            <text:p>20.74</text:p>
          </table:table-cell>
          <table:table-cell table:style-name="ce29" office:value-type="float" office:value="-0.0000000000000454748" calcext:value-type="float">
            <text:p>0.00</text:p>
          </table:table-cell>
          <table:table-cell table:style-name="ce29" office:value-type="float" office:value="0.0000000000000933123207308039" calcext:value-type="float">
            <text:p>0.00</text:p>
          </table:table-cell>
          <table:table-cell table:number-columns-repeated="2"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7" office:value-type="string" calcext:value-type="string">
            <text:p>A</text:p>
          </table:table-cell>
          <table:table-cell table:style-name="ce30" table:formula="of:=AVERAGE([.B3:.B12])" office:value-type="float" office:value="7.945" calcext:value-type="float">
            <text:p>7.95</text:p>
          </table:table-cell>
          <table:table-cell table:style-name="ce30" table:formula="of:=AVERAGE([.C3:.C12])" office:value-type="float" office:value="1.17236423345576" calcext:value-type="float">
            <text:p>1.17</text:p>
          </table:table-cell>
          <table:table-cell table:style-name="ce30" table:formula="of:=AVERAGE([.D3:.D12])" office:value-type="float" office:value="10.8" calcext:value-type="float">
            <text:p>10.80</text:p>
          </table:table-cell>
          <table:table-cell table:style-name="ce30" table:formula="of:=AVERAGE([.E3:.E12])" office:value-type="float" office:value="6.8" calcext:value-type="float">
            <text:p>6.80</text:p>
          </table:table-cell>
          <table:table-cell table:style-name="ce30" table:formula="of:=AVERAGE([.F3:.F12])" office:value-type="float" office:value="0.54458" calcext:value-type="float">
            <text:p>0.54</text:p>
          </table:table-cell>
          <table:table-cell table:style-name="ce30" table:formula="of:=AVERAGE([.G3:.G12])" office:value-type="float" office:value="0.236871749364213" calcext:value-type="float">
            <text:p>0.24</text:p>
          </table:table-cell>
          <table:table-cell table:style-name="ce30" table:formula="of:=AVERAGE([.H3:.H12])" office:value-type="float" office:value="134.25504" calcext:value-type="float">
            <text:p>134.26</text:p>
          </table:table-cell>
          <table:table-cell table:style-name="ce30" table:formula="of:=AVERAGE([.I3:.I12])" office:value-type="float" office:value="0.127476078171858" calcext:value-type="float">
            <text:p>0.13</text:p>
          </table:table-cell>
          <table:table-cell table:style-name="ce30" table:formula="of:=AVERAGE([.J3:.J12])" office:value-type="float" office:value="275.7544" calcext:value-type="float">
            <text:p>275.75</text:p>
          </table:table-cell>
          <table:table-cell table:style-name="ce30" table:formula="of:=AVERAGE([.K3:.K12])" office:value-type="float" office:value="226.1308" calcext:value-type="float">
            <text:p>226.13</text:p>
          </table:table-cell>
          <table:table-cell table:style-name="ce30" table:formula="of:=AVERAGE([.L3:.L12])" office:value-type="float" office:value="3.23439697765902" calcext:value-type="float">
            <text:p>3.23</text:p>
          </table:table-cell>
          <table:table-cell table:style-name="ce30" table:formula="of:=AVERAGE([.M3:.M12])" office:value-type="float" office:value="225.1943" calcext:value-type="float">
            <text:p>225.19</text:p>
          </table:table-cell>
          <table:table-cell table:style-name="ce30" table:formula="of:=AVERAGE([.N3:.N12])" office:value-type="float" office:value="237.0884" calcext:value-type="float">
            <text:p>237.09</text:p>
          </table:table-cell>
          <table:table-cell table:style-name="ce30" table:formula="of:=AVERAGE([.O3:.O12])" office:value-type="float" office:value="16.3906130062014" calcext:value-type="float">
            <text:p>16.39</text:p>
          </table:table-cell>
          <table:table-cell table:style-name="ce30" table:formula="of:=AVERAGE([.P3:.P12])" office:value-type="float" office:value="16.7630974568895" calcext:value-type="float">
            <text:p>16.76</text:p>
          </table:table-cell>
          <table:table-cell table:style-name="ce30" table:formula="of:=AVERAGE([.Q3:.Q12])" office:value-type="float" office:value="641.169945" calcext:value-type="float">
            <text:p>641.17</text:p>
          </table:table-cell>
          <table:table-cell table:style-name="ce30" table:formula="of:=AVERAGE([.R3:.R12])" office:value-type="float" office:value="11.2745827640624" calcext:value-type="float">
            <text:p>11.27</text:p>
          </table:table-cell>
          <table:table-cell table:style-name="ce30" table:formula="of:=AVERAGE([.S3:.S12])" office:value-type="float" office:value="21.365076" calcext:value-type="float">
            <text:p>21.37</text:p>
          </table:table-cell>
          <table:table-cell table:style-name="ce30" table:formula="of:=AVERAGE([.T3:.T12])" office:value-type="float" office:value="1.04758750813678" calcext:value-type="float">
            <text:p>1.05</text:p>
          </table:table-cell>
          <table:table-cell table:style-name="ce30" table:formula="of:=AVERAGE([.U3:.U12])" office:value-type="float" office:value="15.857183" calcext:value-type="float">
            <text:p>15.86</text:p>
          </table:table-cell>
          <table:table-cell table:style-name="ce30" table:formula="of:=AVERAGE([.V3:.V12])" office:value-type="float" office:value="0.523793754068386" calcext:value-type="float">
            <text:p>0.52</text:p>
          </table:table-cell>
        </table:table-row>
        <table:table-row table:style-name="ro1">
          <table:table-cell table:style-name="ce26" office:value-type="string" calcext:value-type="string">
            <text:p>B1</text:p>
          </table:table-cell>
          <table:table-cell table:style-name="ce29" office:value-type="float" office:value="25.65" calcext:value-type="float">
            <text:p>25.65</text:p>
          </table:table-cell>
          <table:table-cell table:style-name="ce29" office:value-type="float" office:value="7.51332150250473" calcext:value-type="float">
            <text:p>7.51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17" calcext:value-type="float">
            <text:p>17</text:p>
          </table:table-cell>
          <table:table-cell table:style-name="ce29" office:value-type="float" office:value="42.9526" calcext:value-type="float">
            <text:p>42.95</text:p>
          </table:table-cell>
          <table:table-cell table:style-name="ce29" office:value-type="float" office:value="24.2762726597934" calcext:value-type="float">
            <text:p>24.28</text:p>
          </table:table-cell>
          <table:table-cell table:style-name="ce29" office:value-type="float" office:value="137.15245" calcext:value-type="float">
            <text:p>137.15</text:p>
          </table:table-cell>
          <table:table-cell table:style-name="ce29" office:value-type="float" office:value="0.932946180824911" calcext:value-type="float">
            <text:p>0.93</text:p>
          </table:table-cell>
          <table:table-cell table:style-name="ce29" office:value-type="float" office:value="787.913" calcext:value-type="float">
            <text:p>787.91</text:p>
          </table:table-cell>
          <table:table-cell table:style-name="ce29" office:value-type="float" office:value="434.7863" calcext:value-type="float">
            <text:p>434.79</text:p>
          </table:table-cell>
          <table:table-cell table:style-name="ce29" office:value-type="float" office:value="8.06129198930556" calcext:value-type="float">
            <text:p>8.06</text:p>
          </table:table-cell>
          <table:table-cell table:style-name="ce29" office:value-type="float" office:value="428.097" calcext:value-type="float">
            <text:p>428.10</text:p>
          </table:table-cell>
          <table:table-cell table:style-name="ce29" office:value-type="float" office:value="454.787" calcext:value-type="float">
            <text:p>454.79</text:p>
          </table:table-cell>
          <table:table-cell table:style-name="ce29" table:formula="of:=([.J14]-[.K14])/[.J14]*100" office:value-type="float" office:value="44.8179811730483" calcext:value-type="float">
            <text:p>44.82</text:p>
          </table:table-cell>
          <table:table-cell table:style-name="ce29" table:formula="of:=([.J14]-[.M14])/[.J14]*100" office:value-type="float" office:value="45.666970845766" calcext:value-type="float">
            <text:p>45.67</text:p>
          </table:table-cell>
          <table:table-cell table:style-name="ce29" office:value-type="float" office:value="1281.9745" calcext:value-type="float">
            <text:p>1281.97</text:p>
          </table:table-cell>
          <table:table-cell table:style-name="ce29" office:value-type="float" office:value="12.1002994634539" calcext:value-type="float">
            <text:p>12.10</text:p>
          </table:table-cell>
          <table:table-cell table:style-name="ce29" office:value-type="float" office:value="12.378095" calcext:value-type="float">
            <text:p>12.38</text:p>
          </table:table-cell>
          <table:table-cell table:style-name="ce29" office:value-type="float" office:value="9.62094606560821" calcext:value-type="float">
            <text:p>9.62</text:p>
          </table:table-cell>
          <table:table-cell table:style-name="ce29" office:value-type="float" office:value="10.00504" calcext:value-type="float">
            <text:p>10.01</text:p>
          </table:table-cell>
          <table:table-cell table:style-name="ce29" office:value-type="float" office:value="6.93308065622233" calcext:value-type="float">
            <text:p>6.93</text:p>
          </table:table-cell>
        </table:table-row>
        <table:table-row table:style-name="ro1">
          <table:table-cell table:style-name="ce26" office:value-type="string" calcext:value-type="string">
            <text:p>B2</text:p>
          </table:table-cell>
          <table:table-cell table:style-name="ce29" office:value-type="float" office:value="25.75" calcext:value-type="float">
            <text:p>25.75</text:p>
          </table:table-cell>
          <table:table-cell table:style-name="ce29" office:value-type="float" office:value="6.10327780786685" calcext:value-type="float">
            <text:p>6.10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16" calcext:value-type="float">
            <text:p>16</text:p>
          </table:table-cell>
          <table:table-cell table:style-name="ce29" office:value-type="float" office:value="12.87995" calcext:value-type="float">
            <text:p>12.88</text:p>
          </table:table-cell>
          <table:table-cell table:style-name="ce29" office:value-type="float" office:value="6.2819192631669" calcext:value-type="float">
            <text:p>6.28</text:p>
          </table:table-cell>
          <table:table-cell table:style-name="ce29" office:value-type="float" office:value="135.8904" calcext:value-type="float">
            <text:p>135.89</text:p>
          </table:table-cell>
          <table:table-cell table:style-name="ce29" office:value-type="float" office:value="0.457464568659633" calcext:value-type="float">
            <text:p>0.46</text:p>
          </table:table-cell>
          <table:table-cell table:style-name="ce29" office:value-type="float" office:value="650.851" calcext:value-type="float">
            <text:p>650.85</text:p>
          </table:table-cell>
          <table:table-cell table:style-name="ce29" office:value-type="float" office:value="483.02965" calcext:value-type="float">
            <text:p>483.03</text:p>
          </table:table-cell>
          <table:table-cell table:style-name="ce29" office:value-type="float" office:value="17.710280957904" calcext:value-type="float">
            <text:p>17.71</text:p>
          </table:table-cell>
          <table:table-cell table:style-name="ce29" office:value-type="float" office:value="476.049" calcext:value-type="float">
            <text:p>476.05</text:p>
          </table:table-cell>
          <table:table-cell table:style-name="ce29" office:value-type="float" office:value="533.075" calcext:value-type="float">
            <text:p>533.08</text:p>
          </table:table-cell>
          <table:table-cell table:style-name="ce29" table:formula="of:=([.J15]-[.K15])/[.J15]*100" office:value-type="float" office:value="25.7849108321259" calcext:value-type="float">
            <text:p>25.78</text:p>
          </table:table-cell>
          <table:table-cell table:style-name="ce29" table:formula="of:=([.J15]-[.M15])/[.J15]*100" office:value-type="float" office:value="26.8574527810513" calcext:value-type="float">
            <text:p>26.86</text:p>
          </table:table-cell>
          <table:table-cell table:style-name="ce29" office:value-type="float" office:value="1330.292" calcext:value-type="float">
            <text:p>1330.29</text:p>
          </table:table-cell>
          <table:table-cell table:style-name="ce29" office:value-type="float" office:value="58.9357084680551" calcext:value-type="float">
            <text:p>58.94</text:p>
          </table:table-cell>
          <table:table-cell table:style-name="ce29" office:value-type="float" office:value="65.419565" calcext:value-type="float">
            <text:p>65.42</text:p>
          </table:table-cell>
          <table:table-cell table:style-name="ce29" office:value-type="float" office:value="14.7606068363086" calcext:value-type="float">
            <text:p>14.76</text:p>
          </table:table-cell>
          <table:table-cell table:style-name="ce29" office:value-type="float" office:value="53.375" calcext:value-type="float">
            <text:p>53.38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B3</text:p>
          </table:table-cell>
          <table:table-cell table:style-name="ce29" office:value-type="float" office:value="35.45" calcext:value-type="float">
            <text:p>35.45</text:p>
          </table:table-cell>
          <table:table-cell table:style-name="ce29" office:value-type="float" office:value="13.2723495718691" calcext:value-type="float">
            <text:p>13.27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17" calcext:value-type="float">
            <text:p>17</text:p>
          </table:table-cell>
          <table:table-cell table:style-name="ce29" office:value-type="float" office:value="210.9738" calcext:value-type="float">
            <text:p>210.97</text:p>
          </table:table-cell>
          <table:table-cell table:style-name="ce29" office:value-type="float" office:value="91.9307655819542" calcext:value-type="float">
            <text:p>91.93</text:p>
          </table:table-cell>
          <table:table-cell table:style-name="ce29" office:value-type="float" office:value="138.3277" calcext:value-type="float">
            <text:p>138.33</text:p>
          </table:table-cell>
          <table:table-cell table:style-name="ce29" office:value-type="float" office:value="0.820292316318107" calcext:value-type="float">
            <text:p>0.82</text:p>
          </table:table-cell>
          <table:table-cell table:style-name="ce29" office:value-type="float" office:value="1328.21" calcext:value-type="float">
            <text:p>1328.21</text:p>
          </table:table-cell>
          <table:table-cell table:style-name="ce29" office:value-type="float" office:value="419.5074" calcext:value-type="float">
            <text:p>419.51</text:p>
          </table:table-cell>
          <table:table-cell table:style-name="ce29" office:value-type="float" office:value="12.0660616842622" calcext:value-type="float">
            <text:p>12.07</text:p>
          </table:table-cell>
          <table:table-cell table:style-name="ce29" office:value-type="float" office:value="399.092" calcext:value-type="float">
            <text:p>399.09</text:p>
          </table:table-cell>
          <table:table-cell table:style-name="ce29" office:value-type="float" office:value="456.236" calcext:value-type="float">
            <text:p>456.24</text:p>
          </table:table-cell>
          <table:table-cell table:style-name="ce29" table:formula="of:=([.J16]-[.K16])/[.J16]*100" office:value-type="float" office:value="68.4155818733484" calcext:value-type="float">
            <text:p>68.42</text:p>
          </table:table-cell>
          <table:table-cell table:style-name="ce29" table:formula="of:=([.J16]-[.M16])/[.J16]*100" office:value-type="float" office:value="69.952643030846" calcext:value-type="float">
            <text:p>69.95</text:p>
          </table:table-cell>
          <table:table-cell table:style-name="ce29" office:value-type="float" office:value="972.2372" calcext:value-type="float">
            <text:p>972.24</text:p>
          </table:table-cell>
          <table:table-cell table:style-name="ce29" office:value-type="float" office:value="36.1311476584372" calcext:value-type="float">
            <text:p>36.13</text:p>
          </table:table-cell>
          <table:table-cell table:style-name="ce29" office:value-type="float" office:value="205.38085" calcext:value-type="float">
            <text:p>205.38</text:p>
          </table:table-cell>
          <table:table-cell table:style-name="ce29" office:value-type="float" office:value="3.11693395696881" calcext:value-type="float">
            <text:p>3.12</text:p>
          </table:table-cell>
          <table:table-cell table:style-name="ce29" office:value-type="float" office:value="80.9043" calcext:value-type="float">
            <text:p>80.90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B4</text:p>
          </table:table-cell>
          <table:table-cell table:style-name="ce29" office:value-type="float" office:value="30" calcext:value-type="float">
            <text:p>30.00</text:p>
          </table:table-cell>
          <table:table-cell table:style-name="ce29" office:value-type="float" office:value="9.99473545633426" calcext:value-type="float">
            <text:p>9.99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18" calcext:value-type="float">
            <text:p>18</text:p>
          </table:table-cell>
          <table:table-cell table:style-name="ce29" office:value-type="float" office:value="20.7589" calcext:value-type="float">
            <text:p>20.76</text:p>
          </table:table-cell>
          <table:table-cell table:style-name="ce29" office:value-type="float" office:value="10.7046744973744" calcext:value-type="float">
            <text:p>10.70</text:p>
          </table:table-cell>
          <table:table-cell table:style-name="ce29" office:value-type="float" office:value="136.2577" calcext:value-type="float">
            <text:p>136.26</text:p>
          </table:table-cell>
          <table:table-cell table:style-name="ce29" office:value-type="float" office:value="0.193100764532816" calcext:value-type="float">
            <text:p>0.19</text:p>
          </table:table-cell>
          <table:table-cell table:style-name="ce29" office:value-type="float" office:value="1034.85" calcext:value-type="float">
            <text:p>1034.85</text:p>
          </table:table-cell>
          <table:table-cell table:style-name="ce29" office:value-type="float" office:value="439.23045" calcext:value-type="float">
            <text:p>439.23</text:p>
          </table:table-cell>
          <table:table-cell table:style-name="ce29" office:value-type="float" office:value="17.2296569611054" calcext:value-type="float">
            <text:p>17.23</text:p>
          </table:table-cell>
          <table:table-cell table:style-name="ce29" office:value-type="float" office:value="411.296" calcext:value-type="float">
            <text:p>411.30</text:p>
          </table:table-cell>
          <table:table-cell table:style-name="ce29" office:value-type="float" office:value="480.179" calcext:value-type="float">
            <text:p>480.18</text:p>
          </table:table-cell>
          <table:table-cell table:style-name="ce29" table:formula="of:=([.J17]-[.K17])/[.J17]*100" office:value-type="float" office:value="57.556124075953" calcext:value-type="float">
            <text:p>57.56</text:p>
          </table:table-cell>
          <table:table-cell table:style-name="ce29" table:formula="of:=([.J17]-[.M17])/[.J17]*100" office:value-type="float" office:value="60.2554959655989" calcext:value-type="float">
            <text:p>60.26</text:p>
          </table:table-cell>
          <table:table-cell table:style-name="ce29" office:value-type="float" office:value="1229.643" calcext:value-type="float">
            <text:p>1229.64</text:p>
          </table:table-cell>
          <table:table-cell table:style-name="ce29" office:value-type="float" office:value="46.8296026596763" calcext:value-type="float">
            <text:p>46.83</text:p>
          </table:table-cell>
          <table:table-cell table:style-name="ce29" office:value-type="float" office:value="58.57233" calcext:value-type="float">
            <text:p>58.57</text:p>
          </table:table-cell>
          <table:table-cell table:style-name="ce29" office:value-type="float" office:value="10.6016235464246" calcext:value-type="float">
            <text:p>10.60</text:p>
          </table:table-cell>
          <table:table-cell table:style-name="ce29" office:value-type="float" office:value="29.4762" calcext:value-type="float">
            <text:p>29.48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B5</text:p>
          </table:table-cell>
          <table:table-cell table:style-name="ce29" office:value-type="float" office:value="26.7" calcext:value-type="float">
            <text:p>26.70</text:p>
          </table:table-cell>
          <table:table-cell table:style-name="ce29" office:value-type="float" office:value="7.49806992709317" calcext:value-type="float">
            <text:p>7.50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17" calcext:value-type="float">
            <text:p>17</text:p>
          </table:table-cell>
          <table:table-cell table:style-name="ce29" office:value-type="float" office:value="76.0755" calcext:value-type="float">
            <text:p>76.08</text:p>
          </table:table-cell>
          <table:table-cell table:style-name="ce29" office:value-type="float" office:value="48.3338458982501" calcext:value-type="float">
            <text:p>48.33</text:p>
          </table:table-cell>
          <table:table-cell table:style-name="ce29" office:value-type="float" office:value="139.0654" calcext:value-type="float">
            <text:p>139.07</text:p>
          </table:table-cell>
          <table:table-cell table:style-name="ce29" office:value-type="float" office:value="2.40136731664976" calcext:value-type="float">
            <text:p>2.40</text:p>
          </table:table-cell>
          <table:table-cell table:style-name="ce29" office:value-type="float" office:value="684.46" calcext:value-type="float">
            <text:p>684.46</text:p>
          </table:table-cell>
          <table:table-cell table:style-name="ce29" office:value-type="float" office:value="390.17245" calcext:value-type="float">
            <text:p>390.17</text:p>
          </table:table-cell>
          <table:table-cell table:style-name="ce29" office:value-type="float" office:value="20.2950724029128" calcext:value-type="float">
            <text:p>20.30</text:p>
          </table:table-cell>
          <table:table-cell table:style-name="ce29" office:value-type="float" office:value="366.339" calcext:value-type="float">
            <text:p>366.34</text:p>
          </table:table-cell>
          <table:table-cell table:style-name="ce29" office:value-type="float" office:value="433.346" calcext:value-type="float">
            <text:p>433.35</text:p>
          </table:table-cell>
          <table:table-cell table:style-name="ce29" table:formula="of:=([.J18]-[.K18])/[.J18]*100" office:value-type="float" office:value="42.995580457587" calcext:value-type="float">
            <text:p>43.00</text:p>
          </table:table-cell>
          <table:table-cell table:style-name="ce29" table:formula="of:=([.J18]-[.M18])/[.J18]*100" office:value-type="float" office:value="46.4776612219852" calcext:value-type="float">
            <text:p>46.48</text:p>
          </table:table-cell>
          <table:table-cell table:style-name="ce29" office:value-type="float" office:value="1125.957" calcext:value-type="float">
            <text:p>1125.96</text:p>
          </table:table-cell>
          <table:table-cell table:style-name="ce29" office:value-type="float" office:value="71.1040063346793" calcext:value-type="float">
            <text:p>71.10</text:p>
          </table:table-cell>
          <table:table-cell table:style-name="ce29" office:value-type="float" office:value="27.1441955" calcext:value-type="float">
            <text:p>27.14</text:p>
          </table:table-cell>
          <table:table-cell table:style-name="ce29" office:value-type="float" office:value="16.9295005030781" calcext:value-type="float">
            <text:p>16.93</text:p>
          </table:table-cell>
          <table:table-cell table:style-name="ce29" office:value-type="float" office:value="17.415075" calcext:value-type="float">
            <text:p>17.42</text:p>
          </table:table-cell>
          <table:table-cell table:style-name="ce29" office:value-type="float" office:value="10.7603027359865" calcext:value-type="float">
            <text:p>10.76</text:p>
          </table:table-cell>
        </table:table-row>
        <table:table-row table:style-name="ro1">
          <table:table-cell table:style-name="ce26" office:value-type="string" calcext:value-type="string">
            <text:p>B6</text:p>
          </table:table-cell>
          <table:table-cell table:style-name="ce29" office:value-type="float" office:value="36.2" calcext:value-type="float">
            <text:p>36.20</text:p>
          </table:table-cell>
          <table:table-cell table:style-name="ce29" office:value-type="float" office:value="11.5649197325815" calcext:value-type="float">
            <text:p>11.56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15" calcext:value-type="float">
            <text:p>15</text:p>
          </table:table-cell>
          <table:table-cell table:style-name="ce29" office:value-type="float" office:value="261.42695" calcext:value-type="float">
            <text:p>261.43</text:p>
          </table:table-cell>
          <table:table-cell table:style-name="ce29" office:value-type="float" office:value="129.018895609774" calcext:value-type="float">
            <text:p>129.02</text:p>
          </table:table-cell>
          <table:table-cell table:style-name="ce29" office:value-type="float" office:value="139.17965" calcext:value-type="float">
            <text:p>139.18</text:p>
          </table:table-cell>
          <table:table-cell table:style-name="ce29" office:value-type="float" office:value="2.29505225889361" calcext:value-type="float">
            <text:p>2.30</text:p>
          </table:table-cell>
          <table:table-cell table:style-name="ce29" office:value-type="float" office:value="1835.53" calcext:value-type="float">
            <text:p>1835.53</text:p>
          </table:table-cell>
          <table:table-cell table:style-name="ce29" office:value-type="float" office:value="516.9942" calcext:value-type="float">
            <text:p>516.99</text:p>
          </table:table-cell>
          <table:table-cell table:style-name="ce29" office:value-type="float" office:value="84.5935303639207" calcext:value-type="float">
            <text:p>84.59</text:p>
          </table:table-cell>
          <table:table-cell table:style-name="ce29" office:value-type="float" office:value="441.698" calcext:value-type="float">
            <text:p>441.70</text:p>
          </table:table-cell>
          <table:table-cell table:style-name="ce29" office:value-type="float" office:value="790.424" calcext:value-type="float">
            <text:p>790.42</text:p>
          </table:table-cell>
          <table:table-cell table:style-name="ce29" table:formula="of:=([.J19]-[.K19])/[.J19]*100" office:value-type="float" office:value="71.8340642757133" calcext:value-type="float">
            <text:p>71.83</text:p>
          </table:table-cell>
          <table:table-cell table:style-name="ce29" table:formula="of:=([.J19]-[.M19])/[.J19]*100" office:value-type="float" office:value="75.9362146083148" calcext:value-type="float">
            <text:p>75.94</text:p>
          </table:table-cell>
          <table:table-cell table:style-name="ce29" office:value-type="float" office:value="1074.30405" calcext:value-type="float">
            <text:p>1074.30</text:p>
          </table:table-cell>
          <table:table-cell table:style-name="ce29" office:value-type="float" office:value="132.148011341141" calcext:value-type="float">
            <text:p>132.15</text:p>
          </table:table-cell>
          <table:table-cell table:style-name="ce29" office:value-type="float" office:value="351.402" calcext:value-type="float">
            <text:p>351.40</text:p>
          </table:table-cell>
          <table:table-cell table:style-name="ce29" office:value-type="float" office:value="133.098407046105" calcext:value-type="float">
            <text:p>133.10</text:p>
          </table:table-cell>
          <table:table-cell table:style-name="ce29" office:value-type="float" office:value="125.27555" calcext:value-type="float">
            <text:p>125.28</text:p>
          </table:table-cell>
          <table:table-cell table:style-name="ce29" office:value-type="float" office:value="34.3420329801236" calcext:value-type="float">
            <text:p>34.34</text:p>
          </table:table-cell>
        </table:table-row>
        <table:table-row table:style-name="ro1">
          <table:table-cell table:style-name="ce26" office:value-type="string" calcext:value-type="string">
            <text:p>B7</text:p>
          </table:table-cell>
          <table:table-cell table:style-name="ce29" office:value-type="float" office:value="31.4" calcext:value-type="float">
            <text:p>31.40</text:p>
          </table:table-cell>
          <table:table-cell table:style-name="ce29" office:value-type="float" office:value="6.48398837623556" calcext:value-type="float">
            <text:p>6.48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1" calcext:value-type="float">
            <text:p>21</text:p>
          </table:table-cell>
          <table:table-cell table:style-name="ce29" office:value-type="float" office:value="42.71665" calcext:value-type="float">
            <text:p>42.72</text:p>
          </table:table-cell>
          <table:table-cell table:style-name="ce29" office:value-type="float" office:value="33.7716751907104" calcext:value-type="float">
            <text:p>33.77</text:p>
          </table:table-cell>
          <table:table-cell table:style-name="ce29" office:value-type="float" office:value="138.5742" calcext:value-type="float">
            <text:p>138.57</text:p>
          </table:table-cell>
          <table:table-cell table:style-name="ce29" office:value-type="float" office:value="3.45686515425997" calcext:value-type="float">
            <text:p>3.46</text:p>
          </table:table-cell>
          <table:table-cell table:style-name="ce29" office:value-type="float" office:value="496.669" calcext:value-type="float">
            <text:p>496.67</text:p>
          </table:table-cell>
          <table:table-cell table:style-name="ce29" office:value-type="float" office:value="334.32815" calcext:value-type="float">
            <text:p>334.33</text:p>
          </table:table-cell>
          <table:table-cell table:style-name="ce29" office:value-type="float" office:value="9.72017337009669" calcext:value-type="float">
            <text:p>9.72</text:p>
          </table:table-cell>
          <table:table-cell table:style-name="ce29" office:value-type="float" office:value="328.671" calcext:value-type="float">
            <text:p>328.67</text:p>
          </table:table-cell>
          <table:table-cell table:style-name="ce29" office:value-type="float" office:value="357.224" calcext:value-type="float">
            <text:p>357.22</text:p>
          </table:table-cell>
          <table:table-cell table:style-name="ce29" table:formula="of:=([.J20]-[.K20])/[.J20]*100" office:value-type="float" office:value="32.6859236231776" calcext:value-type="float">
            <text:p>32.69</text:p>
          </table:table-cell>
          <table:table-cell table:style-name="ce29" table:formula="of:=([.J20]-[.M20])/[.J20]*100" office:value-type="float" office:value="33.8249417620186" calcext:value-type="float">
            <text:p>33.82</text:p>
          </table:table-cell>
          <table:table-cell table:style-name="ce29" office:value-type="float" office:value="1002.98365" calcext:value-type="float">
            <text:p>1002.98</text:p>
          </table:table-cell>
          <table:table-cell table:style-name="ce29" office:value-type="float" office:value="29.1605297173657" calcext:value-type="float">
            <text:p>29.16</text:p>
          </table:table-cell>
          <table:table-cell table:number-columns-repeated="4"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B8</text:p>
          </table:table-cell>
          <table:table-cell table:style-name="ce29" office:value-type="float" office:value="35.75" calcext:value-type="float">
            <text:p>35.75</text:p>
          </table:table-cell>
          <table:table-cell table:style-name="ce29" office:value-type="float" office:value="6.58447136510553" calcext:value-type="float">
            <text:p>6.58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7" calcext:value-type="float">
            <text:p>27</text:p>
          </table:table-cell>
          <table:table-cell table:style-name="ce29" office:value-type="float" office:value="36.4626" calcext:value-type="float">
            <text:p>36.46</text:p>
          </table:table-cell>
          <table:table-cell table:style-name="ce29" office:value-type="float" office:value="20.1670229919514" calcext:value-type="float">
            <text:p>20.17</text:p>
          </table:table-cell>
          <table:table-cell table:style-name="ce29" office:value-type="float" office:value="137.3219" calcext:value-type="float">
            <text:p>137.32</text:p>
          </table:table-cell>
          <table:table-cell table:style-name="ce29" office:value-type="float" office:value="0.799766735729205" calcext:value-type="float">
            <text:p>0.80</text:p>
          </table:table-cell>
          <table:table-cell table:style-name="ce29" office:value-type="float" office:value="717.198" calcext:value-type="float">
            <text:p>717.20</text:p>
          </table:table-cell>
          <table:table-cell table:style-name="ce29" office:value-type="float" office:value="373.9451" calcext:value-type="float">
            <text:p>373.95</text:p>
          </table:table-cell>
          <table:table-cell table:style-name="ce29" office:value-type="float" office:value="16.8480823019307" calcext:value-type="float">
            <text:p>16.85</text:p>
          </table:table-cell>
          <table:table-cell table:style-name="ce29" office:value-type="float" office:value="357.684" calcext:value-type="float">
            <text:p>357.68</text:p>
          </table:table-cell>
          <table:table-cell table:style-name="ce29" office:value-type="float" office:value="404.95" calcext:value-type="float">
            <text:p>404.95</text:p>
          </table:table-cell>
          <table:table-cell table:style-name="ce29" table:formula="of:=([.J21]-[.K21])/[.J21]*100" office:value-type="float" office:value="47.8602701067209" calcext:value-type="float">
            <text:p>47.86</text:p>
          </table:table-cell>
          <table:table-cell table:style-name="ce29" table:formula="of:=([.J21]-[.M21])/[.J21]*100" office:value-type="float" office:value="50.127579831511" calcext:value-type="float">
            <text:p>50.13</text:p>
          </table:table-cell>
          <table:table-cell table:style-name="ce29" office:value-type="float" office:value="1101.564" calcext:value-type="float">
            <text:p>1101.56</text:p>
          </table:table-cell>
          <table:table-cell table:style-name="ce29" office:value-type="float" office:value="46.6645284422423" calcext:value-type="float">
            <text:p>46.66</text:p>
          </table:table-cell>
          <table:table-cell table:style-name="ce29" office:value-type="float" office:value="10.864944" calcext:value-type="float">
            <text:p>10.86</text:p>
          </table:table-cell>
          <table:table-cell table:style-name="ce29" office:value-type="float" office:value="15.02460242005" calcext:value-type="float">
            <text:p>15.02</text:p>
          </table:table-cell>
          <table:table-cell table:style-name="ce29" office:value-type="float" office:value="9.407792" calcext:value-type="float">
            <text:p>9.41</text:p>
          </table:table-cell>
          <table:table-cell table:style-name="ce29" office:value-type="float" office:value="13.4364451095987" calcext:value-type="float">
            <text:p>13.44</text:p>
          </table:table-cell>
        </table:table-row>
        <table:table-row table:style-name="ro1">
          <table:table-cell table:style-name="ce26" office:value-type="string" calcext:value-type="string">
            <text:p>B9</text:p>
          </table:table-cell>
          <table:table-cell table:style-name="ce29" office:value-type="float" office:value="33.2" calcext:value-type="float">
            <text:p>33.20</text:p>
          </table:table-cell>
          <table:table-cell table:style-name="ce29" office:value-type="float" office:value="8.55693009388174" calcext:value-type="float">
            <text:p>8.56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21" calcext:value-type="float">
            <text:p>21</text:p>
          </table:table-cell>
          <table:table-cell table:style-name="ce29" office:value-type="float" office:value="220.289" calcext:value-type="float">
            <text:p>220.29</text:p>
          </table:table-cell>
          <table:table-cell table:style-name="ce29" office:value-type="float" office:value="79.9513407839912" calcext:value-type="float">
            <text:p>79.95</text:p>
          </table:table-cell>
          <table:table-cell table:style-name="ce29" office:value-type="float" office:value="139.668" calcext:value-type="float">
            <text:p>139.67</text:p>
          </table:table-cell>
          <table:table-cell table:style-name="ce29" office:value-type="float" office:value="2.05452642769697" calcext:value-type="float">
            <text:p>2.05</text:p>
          </table:table-cell>
          <table:table-cell table:style-name="ce29" office:value-type="float" office:value="840.199" calcext:value-type="float">
            <text:p>840.20</text:p>
          </table:table-cell>
          <table:table-cell table:style-name="ce29" office:value-type="float" office:value="410.5909" calcext:value-type="float">
            <text:p>410.59</text:p>
          </table:table-cell>
          <table:table-cell table:style-name="ce29" office:value-type="float" office:value="18.5179387107404" calcext:value-type="float">
            <text:p>18.52</text:p>
          </table:table-cell>
          <table:table-cell table:style-name="ce29" office:value-type="float" office:value="402.671" calcext:value-type="float">
            <text:p>402.67</text:p>
          </table:table-cell>
          <table:table-cell table:style-name="ce29" office:value-type="float" office:value="488.393" calcext:value-type="float">
            <text:p>488.39</text:p>
          </table:table-cell>
          <table:table-cell table:style-name="ce29" table:formula="of:=([.J22]-[.K22])/[.J22]*100" office:value-type="float" office:value="51.1317080834421" calcext:value-type="float">
            <text:p>51.13</text:p>
          </table:table-cell>
          <table:table-cell table:style-name="ce29" table:formula="of:=([.J22]-[.M22])/[.J22]*100" office:value-type="float" office:value="52.0743300099143" calcext:value-type="float">
            <text:p>52.07</text:p>
          </table:table-cell>
          <table:table-cell table:style-name="ce29" office:value-type="float" office:value="1186.3335" calcext:value-type="float">
            <text:p>1186.33</text:p>
          </table:table-cell>
          <table:table-cell table:style-name="ce29" office:value-type="float" office:value="42.0874359643425" calcext:value-type="float">
            <text:p>42.09</text:p>
          </table:table-cell>
          <table:table-cell table:style-name="ce29" office:value-type="float" office:value="29.99287" calcext:value-type="float">
            <text:p>29.99</text:p>
          </table:table-cell>
          <table:table-cell table:style-name="ce29" office:value-type="float" office:value="32.5223538319998" calcext:value-type="float">
            <text:p>32.52</text:p>
          </table:table-cell>
          <table:table-cell table:style-name="ce29" office:value-type="float" office:value="15.4459185" calcext:value-type="float">
            <text:p>15.45</text:p>
          </table:table-cell>
          <table:table-cell table:style-name="ce29" office:value-type="float" office:value="7.30468381567267" calcext:value-type="float">
            <text:p>7.30</text:p>
          </table:table-cell>
        </table:table-row>
        <table:table-row table:style-name="ro1">
          <table:table-cell table:style-name="ce26" office:value-type="string" calcext:value-type="string">
            <text:p>B10</text:p>
          </table:table-cell>
          <table:table-cell table:style-name="ce29" office:value-type="float" office:value="33.85" calcext:value-type="float">
            <text:p>33.85</text:p>
          </table:table-cell>
          <table:table-cell table:style-name="ce29" office:value-type="float" office:value="11.1557160236356" calcext:value-type="float">
            <text:p>11.16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20" calcext:value-type="float">
            <text:p>20</text:p>
          </table:table-cell>
          <table:table-cell table:style-name="ce29" office:value-type="float" office:value="218.70455" calcext:value-type="float">
            <text:p>218.70</text:p>
          </table:table-cell>
          <table:table-cell table:style-name="ce29" office:value-type="float" office:value="93.5395351672925" calcext:value-type="float">
            <text:p>93.54</text:p>
          </table:table-cell>
          <table:table-cell table:style-name="ce29" office:value-type="float" office:value="141.48125" calcext:value-type="float">
            <text:p>141.48</text:p>
          </table:table-cell>
          <table:table-cell table:style-name="ce29" office:value-type="float" office:value="4.31447144869206" calcext:value-type="float">
            <text:p>4.31</text:p>
          </table:table-cell>
          <table:table-cell table:style-name="ce29" office:value-type="float" office:value="987.874" calcext:value-type="float">
            <text:p>987.87</text:p>
          </table:table-cell>
          <table:table-cell table:style-name="ce29" office:value-type="float" office:value="479.4839" calcext:value-type="float">
            <text:p>479.48</text:p>
          </table:table-cell>
          <table:table-cell table:style-name="ce29" office:value-type="float" office:value="17.3083388144498" calcext:value-type="float">
            <text:p>17.31</text:p>
          </table:table-cell>
          <table:table-cell table:style-name="ce29" office:value-type="float" office:value="462.749" calcext:value-type="float">
            <text:p>462.75</text:p>
          </table:table-cell>
          <table:table-cell table:style-name="ce29" office:value-type="float" office:value="532.959" calcext:value-type="float">
            <text:p>532.96</text:p>
          </table:table-cell>
          <table:table-cell table:style-name="ce29" table:formula="of:=([.J23]-[.K23])/[.J23]*100" office:value-type="float" office:value="51.4630509558911" calcext:value-type="float">
            <text:p>51.46</text:p>
          </table:table-cell>
          <table:table-cell table:style-name="ce29" table:formula="of:=([.J23]-[.M23])/[.J23]*100" office:value-type="float" office:value="53.1570827858614" calcext:value-type="float">
            <text:p>53.16</text:p>
          </table:table-cell>
          <table:table-cell table:style-name="ce29" office:value-type="float" office:value="1364.472" calcext:value-type="float">
            <text:p>1364.47</text:p>
          </table:table-cell>
          <table:table-cell table:style-name="ce29" office:value-type="float" office:value="27.082611745313" calcext:value-type="float">
            <text:p>27.08</text:p>
          </table:table-cell>
          <table:table-cell table:style-name="ce29" office:value-type="float" office:value="46.64266" calcext:value-type="float">
            <text:p>46.64</text:p>
          </table:table-cell>
          <table:table-cell table:style-name="ce29" office:value-type="float" office:value="28.6900206460163" calcext:value-type="float">
            <text:p>28.69</text:p>
          </table:table-cell>
          <table:table-cell table:style-name="ce29" office:value-type="float" office:value="27.33743" calcext:value-type="float">
            <text:p>27.34</text:p>
          </table:table-cell>
          <table:table-cell table:style-name="ce29" office:value-type="float" office:value="5.12581935900573" calcext:value-type="float">
            <text:p>5.13</text:p>
          </table:table-cell>
        </table:table-row>
        <table:table-row table:style-name="ro1">
          <table:table-cell table:style-name="ce27" office:value-type="string" calcext:value-type="string">
            <text:p>B</text:p>
          </table:table-cell>
          <table:table-cell table:style-name="ce30" table:formula="of:=AVERAGE([.B14:.B23])" office:value-type="float" office:value="31.395" calcext:value-type="float">
            <text:p>31.40</text:p>
          </table:table-cell>
          <table:table-cell table:style-name="ce30" table:formula="of:=AVERAGE([.C14:.C23])" office:value-type="float" office:value="8.8727779857108" calcext:value-type="float">
            <text:p>8.87</text:p>
          </table:table-cell>
          <table:table-cell table:style-name="ce30" table:formula="of:=AVERAGE([.D14:.D23])" office:value-type="float" office:value="50.8" calcext:value-type="float">
            <text:p>50.80</text:p>
          </table:table-cell>
          <table:table-cell table:style-name="ce30" table:formula="of:=AVERAGE([.E14:.E23])" office:value-type="float" office:value="18.9" calcext:value-type="float">
            <text:p>18.90</text:p>
          </table:table-cell>
          <table:table-cell table:style-name="ce30" table:formula="of:=AVERAGE([.F14:.F23])" office:value-type="float" office:value="114.32405" calcext:value-type="float">
            <text:p>114.32</text:p>
          </table:table-cell>
          <table:table-cell table:style-name="ce30" table:formula="of:=AVERAGE([.G14:.G23])" office:value-type="float" office:value="53.7975947644259" calcext:value-type="float">
            <text:p>53.80</text:p>
          </table:table-cell>
          <table:table-cell table:style-name="ce30" table:formula="of:=AVERAGE([.H14:.H23])" office:value-type="float" office:value="138.291865" calcext:value-type="float">
            <text:p>138.29</text:p>
          </table:table-cell>
          <table:table-cell table:style-name="ce30" table:formula="of:=AVERAGE([.I14:.I23])" office:value-type="float" office:value="1.7725853172257" calcext:value-type="float">
            <text:p>1.77</text:p>
          </table:table-cell>
          <table:table-cell table:style-name="ce30" table:formula="of:=AVERAGE([.J14:.J23])" office:value-type="float" office:value="936.3754" calcext:value-type="float">
            <text:p>936.38</text:p>
          </table:table-cell>
          <table:table-cell table:style-name="ce30" table:formula="of:=AVERAGE([.K14:.K23])" office:value-type="float" office:value="428.20685" calcext:value-type="float">
            <text:p>428.21</text:p>
          </table:table-cell>
          <table:table-cell table:style-name="ce30" table:formula="of:=AVERAGE([.L14:.L23])" office:value-type="float" office:value="22.2350427556628" calcext:value-type="float">
            <text:p>22.24</text:p>
          </table:table-cell>
          <table:table-cell table:style-name="ce30" table:formula="of:=AVERAGE([.M14:.M23])" office:value-type="float" office:value="407.4346" calcext:value-type="float">
            <text:p>407.43</text:p>
          </table:table-cell>
          <table:table-cell table:style-name="ce30" table:formula="of:=AVERAGE([.N14:.N23])" office:value-type="float" office:value="493.1573" calcext:value-type="float">
            <text:p>493.16</text:p>
          </table:table-cell>
          <table:table-cell table:style-name="ce30" table:formula="of:=AVERAGE([.O14:.O23])" office:value-type="float" office:value="49.4545195457008" calcext:value-type="float">
            <text:p>49.45</text:p>
          </table:table-cell>
          <table:table-cell table:style-name="ce30" table:formula="of:=AVERAGE([.P14:.P23])" office:value-type="float" office:value="51.4330372842867" calcext:value-type="float">
            <text:p>51.43</text:p>
          </table:table-cell>
          <table:table-cell table:style-name="ce30" table:formula="of:=AVERAGE([.Q14:.Q23])" office:value-type="float" office:value="1166.97609" calcext:value-type="float">
            <text:p>1166.98</text:p>
          </table:table-cell>
          <table:table-cell table:style-name="ce30" table:formula="of:=AVERAGE([.R14:.R23])" office:value-type="float" office:value="50.2243881794706" calcext:value-type="float">
            <text:p>50.22</text:p>
          </table:table-cell>
          <table:table-cell table:style-name="ce30" table:formula="of:=AVERAGE([.S14:.S23])" office:value-type="float" office:value="80.77975095" calcext:value-type="float">
            <text:p>80.78</text:p>
          </table:table-cell>
          <table:table-cell table:style-name="ce30" table:formula="of:=AVERAGE([.T14:.T23])" office:value-type="float" office:value="26.4364994852559" calcext:value-type="float">
            <text:p>26.44</text:p>
          </table:table-cell>
          <table:table-cell table:style-name="ce30" table:formula="of:=AVERAGE([.U14:.U23])" office:value-type="float" office:value="36.86423055" calcext:value-type="float">
            <text:p>36.86</text:p>
          </table:table-cell>
          <table:table-cell table:style-name="ce30" table:formula="of:=AVERAGE([.V14:.V23])" office:value-type="float" office:value="7.79023646566095" calcext:value-type="float">
            <text:p>7.79</text:p>
          </table:table-cell>
        </table:table-row>
        <table:table-row table:style-name="ro1">
          <table:table-cell table:style-name="ce26" office:value-type="string" calcext:value-type="string">
            <text:p>C1</text:p>
          </table:table-cell>
          <table:table-cell table:style-name="ce29" office:value-type="float" office:value="132.15" calcext:value-type="float">
            <text:p>132.15</text:p>
          </table:table-cell>
          <table:table-cell table:style-name="ce29" office:value-type="float" office:value="37.8866383890291" calcext:value-type="float">
            <text:p>37.89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66" calcext:value-type="float">
            <text:p>66</text:p>
          </table:table-cell>
          <table:table-cell table:style-name="ce29" office:value-type="float" office:value="1256.4878" calcext:value-type="float">
            <text:p>1256.49</text:p>
          </table:table-cell>
          <table:table-cell table:style-name="ce29" office:value-type="float" office:value="409.402879799297" calcext:value-type="float">
            <text:p>409.40</text:p>
          </table:table-cell>
          <table:table-cell table:style-name="ce29" office:value-type="float" office:value="148.70855" calcext:value-type="float">
            <text:p>148.71</text:p>
          </table:table-cell>
          <table:table-cell table:style-name="ce29" office:value-type="float" office:value="3.61396174906213" calcext:value-type="float">
            <text:p>3.61</text:p>
          </table:table-cell>
          <table:table-cell table:style-name="ce29" office:value-type="float" office:value="4084.06" calcext:value-type="float">
            <text:p>4084.06</text:p>
          </table:table-cell>
          <table:table-cell table:style-name="ce29" office:value-type="float" office:value="1001.48145" calcext:value-type="float">
            <text:p>1001.48</text:p>
          </table:table-cell>
          <table:table-cell table:style-name="ce29" office:value-type="float" office:value="60.6697926748386" calcext:value-type="float">
            <text:p>60.67</text:p>
          </table:table-cell>
          <table:table-cell table:style-name="ce29" office:value-type="float" office:value="957.045" calcext:value-type="float">
            <text:p>957.05</text:p>
          </table:table-cell>
          <table:table-cell table:style-name="ce29" office:value-type="float" office:value="1157.44" calcext:value-type="float">
            <text:p>1157.44</text:p>
          </table:table-cell>
          <table:table-cell table:style-name="ce29" table:formula="of:=([.J25]-[.K25])/[.J25]*100" office:value-type="float" office:value="75.4782875374015" calcext:value-type="float">
            <text:p>75.48</text:p>
          </table:table-cell>
          <table:table-cell table:style-name="ce29" table:formula="of:=([.J25]-[.M25])/[.J25]*100" office:value-type="float" office:value="76.5663335014667" calcext:value-type="float">
            <text:p>76.57</text:p>
          </table:table-cell>
          <table:table-cell table:style-name="ce29" office:value-type="float" office:value="1732.242" calcext:value-type="float">
            <text:p>1732.24</text:p>
          </table:table-cell>
          <table:table-cell table:style-name="ce29" office:value-type="float" office:value="39.6887308147314" calcext:value-type="float">
            <text:p>39.69</text:p>
          </table:table-cell>
          <table:table-cell table:style-name="ce29" office:value-type="float" office:value="1078.32395" calcext:value-type="float">
            <text:p>1078.32</text:p>
          </table:table-cell>
          <table:table-cell table:style-name="ce29" office:value-type="float" office:value="134.462397694427" calcext:value-type="float">
            <text:p>134.46</text:p>
          </table:table-cell>
          <table:table-cell table:style-name="ce29" office:value-type="float" office:value="193.87755" calcext:value-type="float">
            <text:p>193.88</text:p>
          </table:table-cell>
          <table:table-cell table:style-name="ce29" office:value-type="float" office:value="32.463528195378" calcext:value-type="float">
            <text:p>32.46</text:p>
          </table:table-cell>
        </table:table-row>
        <table:table-row table:style-name="ro1">
          <table:table-cell table:style-name="ce26" office:value-type="string" calcext:value-type="string">
            <text:p>C2</text:p>
          </table:table-cell>
          <table:table-cell table:style-name="ce29" office:value-type="float" office:value="101.65" calcext:value-type="float">
            <text:p>101.65</text:p>
          </table:table-cell>
          <table:table-cell table:style-name="ce29" office:value-type="float" office:value="28.075602819605" calcext:value-type="float">
            <text:p>28.08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34" calcext:value-type="float">
            <text:p>34</text:p>
          </table:table-cell>
          <table:table-cell table:style-name="ce29" office:value-type="float" office:value="392.436" calcext:value-type="float">
            <text:p>392.44</text:p>
          </table:table-cell>
          <table:table-cell table:style-name="ce29" office:value-type="float" office:value="138.01507378315" calcext:value-type="float">
            <text:p>138.02</text:p>
          </table:table-cell>
          <table:table-cell table:style-name="ce29" office:value-type="float" office:value="149.40095" calcext:value-type="float">
            <text:p>149.40</text:p>
          </table:table-cell>
          <table:table-cell table:style-name="ce29" office:value-type="float" office:value="3.20838705951826" calcext:value-type="float">
            <text:p>3.21</text:p>
          </table:table-cell>
          <table:table-cell table:style-name="ce29" office:value-type="float" office:value="1014.01" calcext:value-type="float">
            <text:p>1014.01</text:p>
          </table:table-cell>
          <table:table-cell table:style-name="ce29" office:value-type="float" office:value="610.953" calcext:value-type="float">
            <text:p>610.95</text:p>
          </table:table-cell>
          <table:table-cell table:style-name="ce29" office:value-type="float" office:value="43.5242231999365" calcext:value-type="float">
            <text:p>43.52</text:p>
          </table:table-cell>
          <table:table-cell table:style-name="ce29" office:value-type="float" office:value="582.991" calcext:value-type="float">
            <text:p>582.99</text:p>
          </table:table-cell>
          <table:table-cell table:style-name="ce29" office:value-type="float" office:value="785.194" calcext:value-type="float">
            <text:p>785.19</text:p>
          </table:table-cell>
          <table:table-cell table:style-name="ce29" table:formula="of:=([.J26]-[.K26])/[.J26]*100" office:value-type="float" office:value="39.7488190451771" calcext:value-type="float">
            <text:p>39.75</text:p>
          </table:table-cell>
          <table:table-cell table:style-name="ce29" table:formula="of:=([.J26]-[.M26])/[.J26]*100" office:value-type="float" office:value="42.5063855386042" calcext:value-type="float">
            <text:p>42.51</text:p>
          </table:table-cell>
          <table:table-cell table:style-name="ce29" office:value-type="float" office:value="1781.769" calcext:value-type="float">
            <text:p>1781.77</text:p>
          </table:table-cell>
          <table:table-cell table:style-name="ce29" office:value-type="float" office:value="141.655951772707" calcext:value-type="float">
            <text:p>141.66</text:p>
          </table:table-cell>
          <table:table-cell table:style-name="ce29" office:value-type="float" office:value="33.8080065" calcext:value-type="float">
            <text:p>33.81</text:p>
          </table:table-cell>
          <table:table-cell table:style-name="ce29" office:value-type="float" office:value="26.1621300609006" calcext:value-type="float">
            <text:p>26.16</text:p>
          </table:table-cell>
          <table:table-cell table:style-name="ce29" office:value-type="float" office:value="17.2829245" calcext:value-type="float">
            <text:p>17.28</text:p>
          </table:table-cell>
          <table:table-cell table:style-name="ce29" office:value-type="float" office:value="12.3325279254543" calcext:value-type="float">
            <text:p>12.33</text:p>
          </table:table-cell>
        </table:table-row>
        <table:table-row table:style-name="ro1">
          <table:table-cell table:style-name="ce26" office:value-type="string" calcext:value-type="string">
            <text:p>C3</text:p>
          </table:table-cell>
          <table:table-cell table:style-name="ce29" office:value-type="float" office:value="133.65" calcext:value-type="float">
            <text:p>133.65</text:p>
          </table:table-cell>
          <table:table-cell table:style-name="ce29" office:value-type="float" office:value="33.3281531062506" calcext:value-type="float">
            <text:p>33.33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91" calcext:value-type="float">
            <text:p>91</text:p>
          </table:table-cell>
          <table:table-cell table:style-name="ce29" office:value-type="float" office:value="538.63945" calcext:value-type="float">
            <text:p>538.64</text:p>
          </table:table-cell>
          <table:table-cell table:style-name="ce29" office:value-type="float" office:value="228.274091631432" calcext:value-type="float">
            <text:p>228.27</text:p>
          </table:table-cell>
          <table:table-cell table:style-name="ce29" office:value-type="float" office:value="151.0095" calcext:value-type="float">
            <text:p>151.01</text:p>
          </table:table-cell>
          <table:table-cell table:style-name="ce29" office:value-type="float" office:value="6.15067075931347" calcext:value-type="float">
            <text:p>6.15</text:p>
          </table:table-cell>
          <table:table-cell table:style-name="ce29" office:value-type="float" office:value="1421.51" calcext:value-type="float">
            <text:p>1421.51</text:p>
          </table:table-cell>
          <table:table-cell table:style-name="ce29" office:value-type="float" office:value="644.419" calcext:value-type="float">
            <text:p>644.42</text:p>
          </table:table-cell>
          <table:table-cell table:style-name="ce29" office:value-type="float" office:value="91.4178076790409" calcext:value-type="float">
            <text:p>91.42</text:p>
          </table:table-cell>
          <table:table-cell table:style-name="ce29" office:value-type="float" office:value="558.754" calcext:value-type="float">
            <text:p>558.75</text:p>
          </table:table-cell>
          <table:table-cell table:style-name="ce29" office:value-type="float" office:value="935.011" calcext:value-type="float">
            <text:p>935.01</text:p>
          </table:table-cell>
          <table:table-cell table:style-name="ce29" table:formula="of:=([.J27]-[.K27])/[.J27]*100" office:value-type="float" office:value="54.6665869392407" calcext:value-type="float">
            <text:p>54.67</text:p>
          </table:table-cell>
          <table:table-cell table:style-name="ce29" table:formula="of:=([.J27]-[.M27])/[.J27]*100" office:value-type="float" office:value="60.6929251289122" calcext:value-type="float">
            <text:p>60.69</text:p>
          </table:table-cell>
          <table:table-cell table:style-name="ce29" office:value-type="float" office:value="1780.3575" calcext:value-type="float">
            <text:p>1780.36</text:p>
          </table:table-cell>
          <table:table-cell table:style-name="ce29" office:value-type="float" office:value="77.8256375614238" calcext:value-type="float">
            <text:p>77.83</text:p>
          </table:table-cell>
          <table:table-cell table:style-name="ce29" office:value-type="float" office:value="124.1274835" calcext:value-type="float">
            <text:p>124.13</text:p>
          </table:table-cell>
          <table:table-cell table:style-name="ce29" office:value-type="float" office:value="188.430611014614" calcext:value-type="float">
            <text:p>188.43</text:p>
          </table:table-cell>
          <table:table-cell table:style-name="ce29" office:value-type="float" office:value="28.7726205" calcext:value-type="float">
            <text:p>28.77</text:p>
          </table:table-cell>
          <table:table-cell table:style-name="ce29" office:value-type="float" office:value="28.1030110106003" calcext:value-type="float">
            <text:p>28.10</text:p>
          </table:table-cell>
        </table:table-row>
        <table:table-row table:style-name="ro1">
          <table:table-cell table:style-name="ce26" office:value-type="string" calcext:value-type="string">
            <text:p>C4</text:p>
          </table:table-cell>
          <table:table-cell table:style-name="ce29" office:value-type="float" office:value="126.3" calcext:value-type="float">
            <text:p>126.30</text:p>
          </table:table-cell>
          <table:table-cell table:style-name="ce29" office:value-type="float" office:value="35.4877295324514" calcext:value-type="float">
            <text:p>35.49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48" calcext:value-type="float">
            <text:p>48</text:p>
          </table:table-cell>
          <table:table-cell table:style-name="ce29" office:value-type="float" office:value="214.5397" calcext:value-type="float">
            <text:p>214.54</text:p>
          </table:table-cell>
          <table:table-cell table:style-name="ce29" office:value-type="float" office:value="84.3126126477185" calcext:value-type="float">
            <text:p>84.31</text:p>
          </table:table-cell>
          <table:table-cell table:style-name="ce29" office:value-type="float" office:value="146.9231" calcext:value-type="float">
            <text:p>146.92</text:p>
          </table:table-cell>
          <table:table-cell table:style-name="ce29" office:value-type="float" office:value="3.5175219581853" calcext:value-type="float">
            <text:p>3.52</text:p>
          </table:table-cell>
          <table:table-cell table:style-name="ce29" office:value-type="float" office:value="816.243" calcext:value-type="float">
            <text:p>816.24</text:p>
          </table:table-cell>
          <table:table-cell table:style-name="ce29" office:value-type="float" office:value="527.13435" calcext:value-type="float">
            <text:p>527.13</text:p>
          </table:table-cell>
          <table:table-cell table:style-name="ce29" office:value-type="float" office:value="25.7175580187933" calcext:value-type="float">
            <text:p>25.72</text:p>
          </table:table-cell>
          <table:table-cell table:style-name="ce29" office:value-type="float" office:value="507.38" calcext:value-type="float">
            <text:p>507.38</text:p>
          </table:table-cell>
          <table:table-cell table:style-name="ce29" office:value-type="float" office:value="629.425" calcext:value-type="float">
            <text:p>629.43</text:p>
          </table:table-cell>
          <table:table-cell table:style-name="ce29" table:formula="of:=([.J28]-[.K28])/[.J28]*100" office:value-type="float" office:value="35.4194339185757" calcext:value-type="float">
            <text:p>35.42</text:p>
          </table:table-cell>
          <table:table-cell table:style-name="ce29" table:formula="of:=([.J28]-[.M28])/[.J28]*100" office:value-type="float" office:value="37.839589435989" calcext:value-type="float">
            <text:p>37.84</text:p>
          </table:table-cell>
          <table:table-cell table:style-name="ce29" office:value-type="float" office:value="1555.974" calcext:value-type="float">
            <text:p>1555.97</text:p>
          </table:table-cell>
          <table:table-cell table:style-name="ce29" office:value-type="float" office:value="74.2606997004472" calcext:value-type="float">
            <text:p>74.26</text:p>
          </table:table-cell>
          <table:table-cell table:style-name="ce29" office:value-type="float" office:value="16.744356" calcext:value-type="float">
            <text:p>16.74</text:p>
          </table:table-cell>
          <table:table-cell table:style-name="ce29" office:value-type="float" office:value="9.88913418997384" calcext:value-type="float">
            <text:p>9.89</text:p>
          </table:table-cell>
          <table:table-cell table:style-name="ce29" office:value-type="float" office:value="8.684898" calcext:value-type="float">
            <text:p>8.68</text:p>
          </table:table-cell>
          <table:table-cell table:style-name="ce29" office:value-type="float" office:value="4.07422949816423" calcext:value-type="float">
            <text:p>4.07</text:p>
          </table:table-cell>
        </table:table-row>
        <table:table-row table:style-name="ro1">
          <table:table-cell table:style-name="ce26" office:value-type="string" calcext:value-type="string">
            <text:p>C5</text:p>
          </table:table-cell>
          <table:table-cell table:style-name="ce29" office:value-type="float" office:value="97" calcext:value-type="float">
            <text:p>97.00</text:p>
          </table:table-cell>
          <table:table-cell table:style-name="ce29" office:value-type="float" office:value="30.6336588188806" calcext:value-type="float">
            <text:p>30.63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53" calcext:value-type="float">
            <text:p>53</text:p>
          </table:table-cell>
          <table:table-cell table:style-name="ce29" office:value-type="float" office:value="376.0581" calcext:value-type="float">
            <text:p>376.06</text:p>
          </table:table-cell>
          <table:table-cell table:style-name="ce29" office:value-type="float" office:value="154.937001006997" calcext:value-type="float">
            <text:p>154.94</text:p>
          </table:table-cell>
          <table:table-cell table:style-name="ce29" office:value-type="float" office:value="143.5547" calcext:value-type="float">
            <text:p>143.55</text:p>
          </table:table-cell>
          <table:table-cell table:style-name="ce29" office:value-type="float" office:value="1.53500533515274" calcext:value-type="float">
            <text:p>1.54</text:p>
          </table:table-cell>
          <table:table-cell table:style-name="ce29" office:value-type="float" office:value="1339.31" calcext:value-type="float">
            <text:p>1339.31</text:p>
          </table:table-cell>
          <table:table-cell table:style-name="ce29" office:value-type="float" office:value="687.6358" calcext:value-type="float">
            <text:p>687.64</text:p>
          </table:table-cell>
          <table:table-cell table:style-name="ce29" office:value-type="float" office:value="20.1622782354104" calcext:value-type="float">
            <text:p>20.16</text:p>
          </table:table-cell>
          <table:table-cell table:style-name="ce29" office:value-type="float" office:value="667.528" calcext:value-type="float">
            <text:p>667.53</text:p>
          </table:table-cell>
          <table:table-cell table:style-name="ce29" office:value-type="float" office:value="728.047" calcext:value-type="float">
            <text:p>728.05</text:p>
          </table:table-cell>
          <table:table-cell table:style-name="ce29" table:formula="of:=([.J29]-[.K29])/[.J29]*100" office:value-type="float" office:value="48.6574579447626" calcext:value-type="float">
            <text:p>48.66</text:p>
          </table:table-cell>
          <table:table-cell table:style-name="ce29" table:formula="of:=([.J29]-[.M29])/[.J29]*100" office:value-type="float" office:value="50.1588131201888" calcext:value-type="float">
            <text:p>50.16</text:p>
          </table:table-cell>
          <table:table-cell table:style-name="ce29" office:value-type="float" office:value="1764.4445" calcext:value-type="float">
            <text:p>1764.44</text:p>
          </table:table-cell>
          <table:table-cell table:style-name="ce29" office:value-type="float" office:value="59.0667630714334" calcext:value-type="float">
            <text:p>59.07</text:p>
          </table:table-cell>
          <table:table-cell table:style-name="ce29" office:value-type="float" office:value="231.5243" calcext:value-type="float">
            <text:p>231.52</text:p>
          </table:table-cell>
          <table:table-cell table:style-name="ce29" office:value-type="float" office:value="14.8312700279546" calcext:value-type="float">
            <text:p>14.83</text:p>
          </table:table-cell>
          <table:table-cell table:style-name="ce29" office:value-type="float" office:value="66.93846" calcext:value-type="float">
            <text:p>66.94</text:p>
          </table:table-cell>
          <table:table-cell table:style-name="ce29" office:value-type="float" office:value="13.8683407114493" calcext:value-type="float">
            <text:p>13.87</text:p>
          </table:table-cell>
        </table:table-row>
        <table:table-row table:style-name="ro1">
          <table:table-cell table:style-name="ce26" office:value-type="string" calcext:value-type="string">
            <text:p>C6</text:p>
          </table:table-cell>
          <table:table-cell table:style-name="ce29" office:value-type="float" office:value="136.35" calcext:value-type="float">
            <text:p>136.35</text:p>
          </table:table-cell>
          <table:table-cell table:style-name="ce29" office:value-type="float" office:value="38.9159350395182" calcext:value-type="float">
            <text:p>38.92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60" calcext:value-type="float">
            <text:p>60</text:p>
          </table:table-cell>
          <table:table-cell table:style-name="ce29" office:value-type="float" office:value="1174.60865" calcext:value-type="float">
            <text:p>1174.61</text:p>
          </table:table-cell>
          <table:table-cell table:style-name="ce29" office:value-type="float" office:value="367.842530714646" calcext:value-type="float">
            <text:p>367.84</text:p>
          </table:table-cell>
          <table:table-cell table:style-name="ce29" office:value-type="float" office:value="148.4844" calcext:value-type="float">
            <text:p>148.48</text:p>
          </table:table-cell>
          <table:table-cell table:style-name="ce29" office:value-type="float" office:value="4.84555649294441" calcext:value-type="float">
            <text:p>4.85</text:p>
          </table:table-cell>
          <table:table-cell table:style-name="ce29" office:value-type="float" office:value="4217.62" calcext:value-type="float">
            <text:p>4217.62</text:p>
          </table:table-cell>
          <table:table-cell table:style-name="ce29" office:value-type="float" office:value="900.7354" calcext:value-type="float">
            <text:p>900.74</text:p>
          </table:table-cell>
          <table:table-cell table:style-name="ce29" office:value-type="float" office:value="82.2257474232084" calcext:value-type="float">
            <text:p>82.23</text:p>
          </table:table-cell>
          <table:table-cell table:style-name="ce29" office:value-type="float" office:value="822.853" calcext:value-type="float">
            <text:p>822.85</text:p>
          </table:table-cell>
          <table:table-cell table:style-name="ce29" office:value-type="float" office:value="1079.58" calcext:value-type="float">
            <text:p>1079.58</text:p>
          </table:table-cell>
          <table:table-cell table:style-name="ce29" table:formula="of:=([.J30]-[.K30])/[.J30]*100" office:value-type="float" office:value="78.6435145887965" calcext:value-type="float">
            <text:p>78.64</text:p>
          </table:table-cell>
          <table:table-cell table:style-name="ce29" table:formula="of:=([.J30]-[.M30])/[.J30]*100" office:value-type="float" office:value="80.490110536274" calcext:value-type="float">
            <text:p>80.49</text:p>
          </table:table-cell>
          <table:table-cell table:style-name="ce29" office:value-type="float" office:value="1615.338" calcext:value-type="float">
            <text:p>1615.34</text:p>
          </table:table-cell>
          <table:table-cell table:style-name="ce29" office:value-type="float" office:value="68.5456151309784" calcext:value-type="float">
            <text:p>68.55</text:p>
          </table:table-cell>
          <table:table-cell table:style-name="ce29" office:value-type="float" office:value="897.8069" calcext:value-type="float">
            <text:p>897.81</text:p>
          </table:table-cell>
          <table:table-cell table:style-name="ce29" office:value-type="float" office:value="215.453448482595" calcext:value-type="float">
            <text:p>215.45</text:p>
          </table:table-cell>
          <table:table-cell table:style-name="ce29" office:value-type="float" office:value="189.0606" calcext:value-type="float">
            <text:p>189.06</text:p>
          </table:table-cell>
          <table:table-cell table:style-name="ce29" office:value-type="float" office:value="19.3263618146167" calcext:value-type="float">
            <text:p>19.33</text:p>
          </table:table-cell>
        </table:table-row>
        <table:table-row table:style-name="ro1">
          <table:table-cell table:style-name="ce26" office:value-type="string" calcext:value-type="string">
            <text:p>C7</text:p>
          </table:table-cell>
          <table:table-cell table:style-name="ce29" office:value-type="float" office:value="131.15" calcext:value-type="float">
            <text:p>131.15</text:p>
          </table:table-cell>
          <table:table-cell table:style-name="ce29" office:value-type="float" office:value="45.6811316571042" calcext:value-type="float">
            <text:p>45.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66" calcext:value-type="float">
            <text:p>66</text:p>
          </table:table-cell>
          <table:table-cell table:style-name="ce29" office:value-type="float" office:value="417.44785" calcext:value-type="float">
            <text:p>417.45</text:p>
          </table:table-cell>
          <table:table-cell table:style-name="ce29" office:value-type="float" office:value="141.152362004316" calcext:value-type="float">
            <text:p>141.15</text:p>
          </table:table-cell>
          <table:table-cell table:style-name="ce29" office:value-type="float" office:value="151.181" calcext:value-type="float">
            <text:p>151.18</text:p>
          </table:table-cell>
          <table:table-cell table:style-name="ce29" office:value-type="float" office:value="3.87655639371907" calcext:value-type="float">
            <text:p>3.88</text:p>
          </table:table-cell>
          <table:table-cell table:style-name="ce29" office:value-type="float" office:value="893.736" calcext:value-type="float">
            <text:p>893.74</text:p>
          </table:table-cell>
          <table:table-cell table:style-name="ce29" office:value-type="float" office:value="540.3084" calcext:value-type="float">
            <text:p>540.31</text:p>
          </table:table-cell>
          <table:table-cell table:style-name="ce29" office:value-type="float" office:value="10.6261120899117" calcext:value-type="float">
            <text:p>10.63</text:p>
          </table:table-cell>
          <table:table-cell table:style-name="ce29" office:value-type="float" office:value="521.889" calcext:value-type="float">
            <text:p>521.89</text:p>
          </table:table-cell>
          <table:table-cell table:style-name="ce29" office:value-type="float" office:value="557.129" calcext:value-type="float">
            <text:p>557.13</text:p>
          </table:table-cell>
          <table:table-cell table:style-name="ce29" table:formula="of:=([.J31]-[.K31])/[.J31]*100" office:value-type="float" office:value="39.5449662987728" calcext:value-type="float">
            <text:p>39.54</text:p>
          </table:table-cell>
          <table:table-cell table:style-name="ce29" table:formula="of:=([.J31]-[.M31])/[.J31]*100" office:value-type="float" office:value="41.605910470206" calcext:value-type="float">
            <text:p>41.61</text:p>
          </table:table-cell>
          <table:table-cell table:style-name="ce29" office:value-type="float" office:value="1557.245" calcext:value-type="float">
            <text:p>1557.25</text:p>
          </table:table-cell>
          <table:table-cell table:style-name="ce29" office:value-type="float" office:value="66.7864870117333" calcext:value-type="float">
            <text:p>66.79</text:p>
          </table:table-cell>
          <table:table-cell table:style-name="ce29" office:value-type="float" office:value="44.35943" calcext:value-type="float">
            <text:p>44.36</text:p>
          </table:table-cell>
          <table:table-cell table:style-name="ce29" office:value-type="float" office:value="40.0938324909496" calcext:value-type="float">
            <text:p>40.09</text:p>
          </table:table-cell>
          <table:table-cell table:style-name="ce29" office:value-type="float" office:value="19.3210845" calcext:value-type="float">
            <text:p>19.32</text:p>
          </table:table-cell>
          <table:table-cell table:style-name="ce29" office:value-type="float" office:value="15.0831559882639" calcext:value-type="float">
            <text:p>15.08</text:p>
          </table:table-cell>
        </table:table-row>
        <table:table-row table:style-name="ro1">
          <table:table-cell table:style-name="ce26" office:value-type="string" calcext:value-type="string">
            <text:p>C8</text:p>
          </table:table-cell>
          <table:table-cell table:style-name="ce29" office:value-type="float" office:value="106" calcext:value-type="float">
            <text:p>106.00</text:p>
          </table:table-cell>
          <table:table-cell table:style-name="ce29" office:value-type="float" office:value="18.2410756838862" calcext:value-type="float">
            <text:p>18.24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74" calcext:value-type="float">
            <text:p>74</text:p>
          </table:table-cell>
          <table:table-cell table:style-name="ce29" office:value-type="float" office:value="137.0392" calcext:value-type="float">
            <text:p>137.04</text:p>
          </table:table-cell>
          <table:table-cell table:style-name="ce29" office:value-type="float" office:value="63.5666467961404" calcext:value-type="float">
            <text:p>63.57</text:p>
          </table:table-cell>
          <table:table-cell table:style-name="ce29" office:value-type="float" office:value="146.2019" calcext:value-type="float">
            <text:p>146.20</text:p>
          </table:table-cell>
          <table:table-cell table:style-name="ce29" office:value-type="float" office:value="2.03742298272262" calcext:value-type="float">
            <text:p>2.04</text:p>
          </table:table-cell>
          <table:table-cell table:style-name="ce29" office:value-type="float" office:value="783.887" calcext:value-type="float">
            <text:p>783.89</text:p>
          </table:table-cell>
          <table:table-cell table:style-name="ce29" office:value-type="float" office:value="489.45105" calcext:value-type="float">
            <text:p>489.45</text:p>
          </table:table-cell>
          <table:table-cell table:style-name="ce29" office:value-type="float" office:value="10.2976109875058" calcext:value-type="float">
            <text:p>10.30</text:p>
          </table:table-cell>
          <table:table-cell table:style-name="ce29" office:value-type="float" office:value="476.658" calcext:value-type="float">
            <text:p>476.66</text:p>
          </table:table-cell>
          <table:table-cell table:style-name="ce29" office:value-type="float" office:value="513.272" calcext:value-type="float">
            <text:p>513.27</text:p>
          </table:table-cell>
          <table:table-cell table:style-name="ce29" table:formula="of:=([.J32]-[.K32])/[.J32]*100" office:value-type="float" office:value="37.5610196367589" calcext:value-type="float">
            <text:p>37.56</text:p>
          </table:table-cell>
          <table:table-cell table:style-name="ce29" table:formula="of:=([.J32]-[.M32])/[.J32]*100" office:value-type="float" office:value="39.1930214431417" calcext:value-type="float">
            <text:p>39.19</text:p>
          </table:table-cell>
          <table:table-cell table:style-name="ce29" office:value-type="float" office:value="1435.7905" calcext:value-type="float">
            <text:p>1435.79</text:p>
          </table:table-cell>
          <table:table-cell table:style-name="ce29" office:value-type="float" office:value="41.0908772658078" calcext:value-type="float">
            <text:p>41.09</text:p>
          </table:table-cell>
          <table:table-cell table:style-name="ce29" office:value-type="float" office:value="24.3684805" calcext:value-type="float">
            <text:p>24.37</text:p>
          </table:table-cell>
          <table:table-cell table:style-name="ce29" office:value-type="float" office:value="12.651598604779" calcext:value-type="float">
            <text:p>12.65</text:p>
          </table:table-cell>
          <table:table-cell table:style-name="ce29" office:value-type="float" office:value="8.1941845" calcext:value-type="float">
            <text:p>8.19</text:p>
          </table:table-cell>
          <table:table-cell table:style-name="ce29" office:value-type="float" office:value="3.74680423925085" calcext:value-type="float">
            <text:p>3.75</text:p>
          </table:table-cell>
        </table:table-row>
        <table:table-row table:style-name="ro1">
          <table:table-cell table:style-name="ce26" office:value-type="string" calcext:value-type="string">
            <text:p>C9</text:p>
          </table:table-cell>
          <table:table-cell table:style-name="ce29" office:value-type="float" office:value="126.85" calcext:value-type="float">
            <text:p>126.85</text:p>
          </table:table-cell>
          <table:table-cell table:style-name="ce29" office:value-type="float" office:value="27.8610745249391" calcext:value-type="float">
            <text:p>27.86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81" calcext:value-type="float">
            <text:p>81</text:p>
          </table:table-cell>
          <table:table-cell table:style-name="ce29" office:value-type="float" office:value="411.818" calcext:value-type="float">
            <text:p>411.82</text:p>
          </table:table-cell>
          <table:table-cell table:style-name="ce29" office:value-type="float" office:value="114.820112540397" calcext:value-type="float">
            <text:p>114.82</text:p>
          </table:table-cell>
          <table:table-cell table:style-name="ce29" office:value-type="float" office:value="151.2375" calcext:value-type="float">
            <text:p>151.24</text:p>
          </table:table-cell>
          <table:table-cell table:style-name="ce29" office:value-type="float" office:value="4.36890757753613" calcext:value-type="float">
            <text:p>4.37</text:p>
          </table:table-cell>
          <table:table-cell table:style-name="ce29" office:value-type="float" office:value="1093.39" calcext:value-type="float">
            <text:p>1093.39</text:p>
          </table:table-cell>
          <table:table-cell table:style-name="ce29" office:value-type="float" office:value="572.35775" calcext:value-type="float">
            <text:p>572.36</text:p>
          </table:table-cell>
          <table:table-cell table:style-name="ce29" office:value-type="float" office:value="29.6823574799205" calcext:value-type="float">
            <text:p>29.68</text:p>
          </table:table-cell>
          <table:table-cell table:style-name="ce29" office:value-type="float" office:value="535.872" calcext:value-type="float">
            <text:p>535.87</text:p>
          </table:table-cell>
          <table:table-cell table:style-name="ce29" office:value-type="float" office:value="658.369" calcext:value-type="float">
            <text:p>658.37</text:p>
          </table:table-cell>
          <table:table-cell table:style-name="ce29" table:formula="of:=([.J33]-[.K33])/[.J33]*100" office:value-type="float" office:value="47.6529189035934" calcext:value-type="float">
            <text:p>47.65</text:p>
          </table:table-cell>
          <table:table-cell table:style-name="ce29" table:formula="of:=([.J33]-[.M33])/[.J33]*100" office:value-type="float" office:value="50.9898572330093" calcext:value-type="float">
            <text:p>50.99</text:p>
          </table:table-cell>
          <table:table-cell table:style-name="ce29" office:value-type="float" office:value="1684.367" calcext:value-type="float">
            <text:p>1684.37</text:p>
          </table:table-cell>
          <table:table-cell table:style-name="ce29" office:value-type="float" office:value="85.4398233969691" calcext:value-type="float">
            <text:p>85.44</text:p>
          </table:table-cell>
          <table:table-cell table:style-name="ce29" office:value-type="float" office:value="22.2752315" calcext:value-type="float">
            <text:p>22.28</text:p>
          </table:table-cell>
          <table:table-cell table:style-name="ce29" office:value-type="float" office:value="19.2168103355751" calcext:value-type="float">
            <text:p>19.22</text:p>
          </table:table-cell>
          <table:table-cell table:style-name="ce29" office:value-type="float" office:value="10.4315695" calcext:value-type="float">
            <text:p>10.43</text:p>
          </table:table-cell>
          <table:table-cell table:style-name="ce29" office:value-type="float" office:value="7.22832113676946" calcext:value-type="float">
            <text:p>7.23</text:p>
          </table:table-cell>
        </table:table-row>
        <table:table-row table:style-name="ro1">
          <table:table-cell table:style-name="ce26" office:value-type="string" calcext:value-type="string">
            <text:p>C10</text:p>
          </table:table-cell>
          <table:table-cell table:style-name="ce29" office:value-type="float" office:value="126.4" calcext:value-type="float">
            <text:p>126.40</text:p>
          </table:table-cell>
          <table:table-cell table:style-name="ce29" office:value-type="float" office:value="34.8083474562005" calcext:value-type="float">
            <text:p>34.81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58" calcext:value-type="float">
            <text:p>58</text:p>
          </table:table-cell>
          <table:table-cell table:style-name="ce29" office:value-type="float" office:value="405.08055" calcext:value-type="float">
            <text:p>405.08</text:p>
          </table:table-cell>
          <table:table-cell table:style-name="ce29" office:value-type="float" office:value="150.942854507914" calcext:value-type="float">
            <text:p>150.94</text:p>
          </table:table-cell>
          <table:table-cell table:style-name="ce29" office:value-type="float" office:value="148.43865" calcext:value-type="float">
            <text:p>148.44</text:p>
          </table:table-cell>
          <table:table-cell table:style-name="ce29" office:value-type="float" office:value="4.23778891298902" calcext:value-type="float">
            <text:p>4.24</text:p>
          </table:table-cell>
          <table:table-cell table:style-name="ce29" office:value-type="float" office:value="1394.82" calcext:value-type="float">
            <text:p>1394.82</text:p>
          </table:table-cell>
          <table:table-cell table:style-name="ce29" office:value-type="float" office:value="617.34955" calcext:value-type="float">
            <text:p>617.35</text:p>
          </table:table-cell>
          <table:table-cell table:style-name="ce29" office:value-type="float" office:value="26.9144360451589" calcext:value-type="float">
            <text:p>26.91</text:p>
          </table:table-cell>
          <table:table-cell table:style-name="ce29" office:value-type="float" office:value="590.26" calcext:value-type="float">
            <text:p>590.26</text:p>
          </table:table-cell>
          <table:table-cell table:style-name="ce29" office:value-type="float" office:value="706.114" calcext:value-type="float">
            <text:p>706.11</text:p>
          </table:table-cell>
          <table:table-cell table:style-name="ce29" table:formula="of:=([.J34]-[.K34])/[.J34]*100" office:value-type="float" office:value="55.7398409830659" calcext:value-type="float">
            <text:p>55.74</text:p>
          </table:table-cell>
          <table:table-cell table:style-name="ce29" table:formula="of:=([.J34]-[.M34])/[.J34]*100" office:value-type="float" office:value="57.6819948093661" calcext:value-type="float">
            <text:p>57.68</text:p>
          </table:table-cell>
          <table:table-cell table:style-name="ce29" office:value-type="float" office:value="1738.9045" calcext:value-type="float">
            <text:p>1738.90</text:p>
          </table:table-cell>
          <table:table-cell table:style-name="ce29" office:value-type="float" office:value="67.2381035045958" calcext:value-type="float">
            <text:p>67.24</text:p>
          </table:table-cell>
          <table:table-cell table:style-name="ce29" office:value-type="float" office:value="88.446505" calcext:value-type="float">
            <text:p>88.45</text:p>
          </table:table-cell>
          <table:table-cell table:style-name="ce29" office:value-type="float" office:value="36.3714616668861" calcext:value-type="float">
            <text:p>36.37</text:p>
          </table:table-cell>
          <table:table-cell table:style-name="ce29" office:value-type="float" office:value="24.697015" calcext:value-type="float">
            <text:p>24.70</text:p>
          </table:table-cell>
          <table:table-cell table:style-name="ce29" office:value-type="float" office:value="12.0921482805242" calcext:value-type="float">
            <text:p>12.09</text:p>
          </table:table-cell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ce30" table:formula="of:=AVERAGE([.B25:.B34])" office:value-type="float" office:value="121.75" calcext:value-type="float">
            <text:p>121.75</text:p>
          </table:table-cell>
          <table:table-cell table:style-name="ce30" table:formula="of:=AVERAGE([.C25:.C34])" office:value-type="float" office:value="33.0919347027865" calcext:value-type="float">
            <text:p>33.09</text:p>
          </table:table-cell>
          <table:table-cell table:style-name="ce30" table:formula="of:=AVERAGE([.D25:.D34])" office:value-type="float" office:value="199.4" calcext:value-type="float">
            <text:p>199.40</text:p>
          </table:table-cell>
          <table:table-cell table:style-name="ce30" table:formula="of:=AVERAGE([.E25:.E34])" office:value-type="float" office:value="63.1" calcext:value-type="float">
            <text:p>63.10</text:p>
          </table:table-cell>
          <table:table-cell table:style-name="ce30" table:formula="of:=AVERAGE([.F25:.F34])" office:value-type="float" office:value="532.41553" calcext:value-type="float">
            <text:p>532.42</text:p>
          </table:table-cell>
          <table:table-cell table:style-name="ce30" table:formula="of:=AVERAGE([.G25:.G34])" office:value-type="float" office:value="185.326616543201" calcext:value-type="float">
            <text:p>185.33</text:p>
          </table:table-cell>
          <table:table-cell table:style-name="ce30" table:formula="of:=AVERAGE([.H25:.H34])" office:value-type="float" office:value="148.514025" calcext:value-type="float">
            <text:p>148.51</text:p>
          </table:table-cell>
          <table:table-cell table:style-name="ce30" table:formula="of:=AVERAGE([.I25:.I34])" office:value-type="float" office:value="3.73917792211431" calcext:value-type="float">
            <text:p>3.74</text:p>
          </table:table-cell>
          <table:table-cell table:style-name="ce30" table:formula="of:=AVERAGE([.J25:.J34])" office:value-type="float" office:value="1705.8586" calcext:value-type="float">
            <text:p>1705.86</text:p>
          </table:table-cell>
          <table:table-cell table:style-name="ce30" table:formula="of:=AVERAGE([.K25:.K34])" office:value-type="float" office:value="659.182575" calcext:value-type="float">
            <text:p>659.18</text:p>
          </table:table-cell>
          <table:table-cell table:style-name="ce30" table:formula="of:=AVERAGE([.L25:.L34])" office:value-type="float" office:value="40.1237923833725" calcext:value-type="float">
            <text:p>40.12</text:p>
          </table:table-cell>
          <table:table-cell table:style-name="ce30" table:formula="of:=AVERAGE([.M25:.M34])" office:value-type="float" office:value="622.123" calcext:value-type="float">
            <text:p>622.12</text:p>
          </table:table-cell>
          <table:table-cell table:style-name="ce30" table:formula="of:=AVERAGE([.N25:.N34])" office:value-type="float" office:value="774.9581" calcext:value-type="float">
            <text:p>774.96</text:p>
          </table:table-cell>
          <table:table-cell table:style-name="ce30" table:formula="of:=AVERAGE([.O25:.O34])" office:value-type="float" office:value="51.3112845796145" calcext:value-type="float">
            <text:p>51.31</text:p>
          </table:table-cell>
          <table:table-cell table:style-name="ce30" table:formula="of:=AVERAGE([.P25:.P34])" office:value-type="float" office:value="53.7724941217158" calcext:value-type="float">
            <text:p>53.77</text:p>
          </table:table-cell>
          <table:table-cell table:style-name="ce30" table:formula="of:=AVERAGE([.Q25:.Q34])" office:value-type="float" office:value="1664.6432" calcext:value-type="float">
            <text:p>1664.64</text:p>
          </table:table-cell>
          <table:table-cell table:style-name="ce30" table:formula="of:=AVERAGE([.R25:.R34])" office:value-type="float" office:value="72.1598689230827" calcext:value-type="float">
            <text:p>72.16</text:p>
          </table:table-cell>
          <table:table-cell table:style-name="ce30" table:formula="of:=AVERAGE([.S25:.S34])" office:value-type="float" office:value="256.1784643" calcext:value-type="float">
            <text:p>256.18</text:p>
          </table:table-cell>
          <table:table-cell table:style-name="ce30" table:formula="of:=AVERAGE([.T25:.T34])" office:value-type="float" office:value="69.7562694568655" calcext:value-type="float">
            <text:p>69.76</text:p>
          </table:table-cell>
          <table:table-cell table:style-name="ce30" table:formula="of:=AVERAGE([.U25:.U34])" office:value-type="float" office:value="56.72609065" calcext:value-type="float">
            <text:p>56.73</text:p>
          </table:table-cell>
          <table:table-cell table:style-name="ce30" table:formula="of:=AVERAGE([.V25:.V34])" office:value-type="float" office:value="14.8318428800471" calcext:value-type="float">
            <text:p>14.83</text:p>
          </table:table-cell>
        </table:table-row>
        <table:table-row table:style-name="ro1">
          <table:table-cell table:style-name="ce26" office:value-type="string" calcext:value-type="string">
            <text:p>D1</text:p>
          </table:table-cell>
          <table:table-cell table:style-name="ce29" office:value-type="float" office:value="291.3" calcext:value-type="float">
            <text:p>291.30</text:p>
          </table:table-cell>
          <table:table-cell table:style-name="ce29" office:value-type="float" office:value="91.6211306356092" calcext:value-type="float">
            <text:p>91.62</text:p>
          </table:table-cell>
          <table:table-cell table:style-name="ce26" office:value-type="float" office:value="464" calcext:value-type="float">
            <text:p>464</text:p>
          </table:table-cell>
          <table:table-cell table:style-name="ce26" office:value-type="float" office:value="103" calcext:value-type="float">
            <text:p>103</text:p>
          </table:table-cell>
          <table:table-cell table:style-name="ce29" office:value-type="float" office:value="2670.26325" calcext:value-type="float">
            <text:p>2670.26</text:p>
          </table:table-cell>
          <table:table-cell table:style-name="ce29" office:value-type="float" office:value="844.945820222368" calcext:value-type="float">
            <text:p>844.95</text:p>
          </table:table-cell>
          <table:table-cell table:style-name="ce29" office:value-type="float" office:value="176.7039" calcext:value-type="float">
            <text:p>176.70</text:p>
          </table:table-cell>
          <table:table-cell table:style-name="ce29" office:value-type="float" office:value="9.4884882989863" calcext:value-type="float">
            <text:p>9.49</text:p>
          </table:table-cell>
          <table:table-cell table:style-name="ce29" office:value-type="float" office:value="3055.58" calcext:value-type="float">
            <text:p>3055.58</text:p>
          </table:table-cell>
          <table:table-cell table:style-name="ce29" office:value-type="float" office:value="1202.979" calcext:value-type="float">
            <text:p>1202.98</text:p>
          </table:table-cell>
          <table:table-cell table:style-name="ce29" office:value-type="float" office:value="66.9918121391279" calcext:value-type="float">
            <text:p>66.99</text:p>
          </table:table-cell>
          <table:table-cell table:style-name="ce29" office:value-type="float" office:value="1149.7" calcext:value-type="float">
            <text:p>1149.70</text:p>
          </table:table-cell>
          <table:table-cell table:style-name="ce29" office:value-type="float" office:value="1383.02" calcext:value-type="float">
            <text:p>1383.02</text:p>
          </table:table-cell>
          <table:table-cell table:style-name="ce29" table:formula="of:=([.J36]-[.K36])/[.J36]*100" office:value-type="float" office:value="60.6300931410731" calcext:value-type="float">
            <text:p>60.63</text:p>
          </table:table-cell>
          <table:table-cell table:style-name="ce29" table:formula="of:=([.J36]-[.M36])/[.J36]*100" office:value-type="float" office:value="62.3737555554101" calcext:value-type="float">
            <text:p>62.37</text:p>
          </table:table-cell>
          <table:table-cell table:style-name="ce29" office:value-type="float" office:value="2477.1585" calcext:value-type="float">
            <text:p>2477.16</text:p>
          </table:table-cell>
          <table:table-cell table:style-name="ce29" office:value-type="float" office:value="94.8208512642324" calcext:value-type="float">
            <text:p>94.82</text:p>
          </table:table-cell>
          <table:table-cell table:style-name="ce29" office:value-type="float" office:value="958.764" calcext:value-type="float">
            <text:p>958.76</text:p>
          </table:table-cell>
          <table:table-cell table:style-name="ce29" office:value-type="float" office:value="181.27358845185" calcext:value-type="float">
            <text:p>181.27</text:p>
          </table:table-cell>
          <table:table-cell table:style-name="ce29" office:value-type="float" office:value="173.0112" calcext:value-type="float">
            <text:p>173.01</text:p>
          </table:table-cell>
          <table:table-cell table:style-name="ce29" office:value-type="float" office:value="29.6493980050718" calcext:value-type="float">
            <text:p>29.65</text:p>
          </table:table-cell>
        </table:table-row>
        <table:table-row table:style-name="ro1">
          <table:table-cell table:style-name="ce26" office:value-type="string" calcext:value-type="string">
            <text:p>D2</text:p>
          </table:table-cell>
          <table:table-cell table:style-name="ce29" office:value-type="float" office:value="252.55" calcext:value-type="float">
            <text:p>252.55</text:p>
          </table:table-cell>
          <table:table-cell table:style-name="ce29" office:value-type="float" office:value="59.7102433246988" calcext:value-type="float">
            <text:p>59.71</text:p>
          </table:table-cell>
          <table:table-cell table:style-name="ce26" office:value-type="float" office:value="366" calcext:value-type="float">
            <text:p>366</text:p>
          </table:table-cell>
          <table:table-cell table:style-name="ce26" office:value-type="float" office:value="150" calcext:value-type="float">
            <text:p>150</text:p>
          </table:table-cell>
          <table:table-cell table:style-name="ce29" office:value-type="float" office:value="1208.17445" calcext:value-type="float">
            <text:p>1208.17</text:p>
          </table:table-cell>
          <table:table-cell table:style-name="ce29" office:value-type="float" office:value="462.277799925483" calcext:value-type="float">
            <text:p>462.28</text:p>
          </table:table-cell>
          <table:table-cell table:style-name="ce29" office:value-type="float" office:value="165.03105" calcext:value-type="float">
            <text:p>165.03</text:p>
          </table:table-cell>
          <table:table-cell table:style-name="ce29" office:value-type="float" office:value="5.12260903379888" calcext:value-type="float">
            <text:p>5.12</text:p>
          </table:table-cell>
          <table:table-cell table:style-name="ce29" office:value-type="float" office:value="1411.1" calcext:value-type="float">
            <text:p>1411.10</text:p>
          </table:table-cell>
          <table:table-cell table:style-name="ce29" office:value-type="float" office:value="761.2499" calcext:value-type="float">
            <text:p>761.25</text:p>
          </table:table-cell>
          <table:table-cell table:style-name="ce29" office:value-type="float" office:value="50.3128376104004" calcext:value-type="float">
            <text:p>50.31</text:p>
          </table:table-cell>
          <table:table-cell table:style-name="ce29" office:value-type="float" office:value="690.21" calcext:value-type="float">
            <text:p>690.21</text:p>
          </table:table-cell>
          <table:table-cell table:style-name="ce29" office:value-type="float" office:value="870.614" calcext:value-type="float">
            <text:p>870.61</text:p>
          </table:table-cell>
          <table:table-cell table:style-name="ce29" table:formula="of:=([.J37]-[.K37])/[.J37]*100" office:value-type="float" office:value="46.0527319112749" calcext:value-type="float">
            <text:p>46.05</text:p>
          </table:table-cell>
          <table:table-cell table:style-name="ce29" table:formula="of:=([.J37]-[.M37])/[.J37]*100" office:value-type="float" office:value="51.0870951739777" calcext:value-type="float">
            <text:p>51.09</text:p>
          </table:table-cell>
          <table:table-cell table:style-name="ce29" office:value-type="float" office:value="2218.566" calcext:value-type="float">
            <text:p>2218.57</text:p>
          </table:table-cell>
          <table:table-cell table:style-name="ce29" office:value-type="float" office:value="153.965680639345" calcext:value-type="float">
            <text:p>153.97</text:p>
          </table:table-cell>
          <table:table-cell table:style-name="ce29" office:value-type="float" office:value="45.8379455" calcext:value-type="float">
            <text:p>45.84</text:p>
          </table:table-cell>
          <table:table-cell table:style-name="ce29" office:value-type="float" office:value="35.7381602919706" calcext:value-type="float">
            <text:p>35.74</text:p>
          </table:table-cell>
          <table:table-cell table:style-name="ce29" office:value-type="float" office:value="19.347675" calcext:value-type="float">
            <text:p>19.35</text:p>
          </table:table-cell>
          <table:table-cell table:style-name="ce29" office:value-type="float" office:value="12.0569439902972" calcext:value-type="float">
            <text:p>12.06</text:p>
          </table:table-cell>
        </table:table-row>
        <table:table-row table:style-name="ro1">
          <table:table-cell table:style-name="ce26" office:value-type="string" calcext:value-type="string">
            <text:p>D3</text:p>
          </table:table-cell>
          <table:table-cell table:style-name="ce29" office:value-type="float" office:value="270.45" calcext:value-type="float">
            <text:p>270.45</text:p>
          </table:table-cell>
          <table:table-cell table:style-name="ce29" office:value-type="float" office:value="84.434636818884" calcext:value-type="float">
            <text:p>84.43</text:p>
          </table:table-cell>
          <table:table-cell table:style-name="ce26" office:value-type="float" office:value="443" calcext:value-type="float">
            <text:p>443</text:p>
          </table:table-cell>
          <table:table-cell table:style-name="ce26" office:value-type="float" office:value="141" calcext:value-type="float">
            <text:p>141</text:p>
          </table:table-cell>
          <table:table-cell table:style-name="ce29" office:value-type="float" office:value="1302.7481" calcext:value-type="float">
            <text:p>1302.75</text:p>
          </table:table-cell>
          <table:table-cell table:style-name="ce29" office:value-type="float" office:value="448.035034349688" calcext:value-type="float">
            <text:p>448.04</text:p>
          </table:table-cell>
          <table:table-cell table:style-name="ce29" office:value-type="float" office:value="178.44525" calcext:value-type="float">
            <text:p>178.45</text:p>
          </table:table-cell>
          <table:table-cell table:style-name="ce29" office:value-type="float" office:value="7.66083138868031" calcext:value-type="float">
            <text:p>7.66</text:p>
          </table:table-cell>
          <table:table-cell table:style-name="ce29" office:value-type="float" office:value="1464.83" calcext:value-type="float">
            <text:p>1464.83</text:p>
          </table:table-cell>
          <table:table-cell table:style-name="ce29" office:value-type="float" office:value="680.90215" calcext:value-type="float">
            <text:p>680.90</text:p>
          </table:table-cell>
          <table:table-cell table:style-name="ce29" office:value-type="float" office:value="36.6340756490528" calcext:value-type="float">
            <text:p>36.63</text:p>
          </table:table-cell>
          <table:table-cell table:style-name="ce29" office:value-type="float" office:value="643.228" calcext:value-type="float">
            <text:p>643.23</text:p>
          </table:table-cell>
          <table:table-cell table:style-name="ce29" office:value-type="float" office:value="807.004" calcext:value-type="float">
            <text:p>807.00</text:p>
          </table:table-cell>
          <table:table-cell table:style-name="ce29" table:formula="of:=([.J38]-[.K38])/[.J38]*100" office:value-type="float" office:value="53.516643569561" calcext:value-type="float">
            <text:p>53.52</text:p>
          </table:table-cell>
          <table:table-cell table:style-name="ce29" table:formula="of:=([.J38]-[.M38])/[.J38]*100" office:value-type="float" office:value="56.088556351249" calcext:value-type="float">
            <text:p>56.09</text:p>
          </table:table-cell>
          <table:table-cell table:style-name="ce29" office:value-type="float" office:value="1965.132" calcext:value-type="float">
            <text:p>1965.13</text:p>
          </table:table-cell>
          <table:table-cell table:style-name="ce29" office:value-type="float" office:value="76.8879053934328" calcext:value-type="float">
            <text:p>76.89</text:p>
          </table:table-cell>
          <table:table-cell table:style-name="ce29" office:value-type="float" office:value="53.1348345" calcext:value-type="float">
            <text:p>53.13</text:p>
          </table:table-cell>
          <table:table-cell table:style-name="ce29" office:value-type="float" office:value="38.4869906616182" calcext:value-type="float">
            <text:p>38.49</text:p>
          </table:table-cell>
          <table:table-cell table:style-name="ce29" office:value-type="float" office:value="24.4383185" calcext:value-type="float">
            <text:p>24.44</text:p>
          </table:table-cell>
          <table:table-cell table:style-name="ce29" office:value-type="float" office:value="12.1451898195607" calcext:value-type="float">
            <text:p>12.15</text:p>
          </table:table-cell>
        </table:table-row>
        <table:table-row table:style-name="ro1">
          <table:table-cell table:style-name="ce26" office:value-type="string" calcext:value-type="string">
            <text:p>D4</text:p>
          </table:table-cell>
          <table:table-cell table:style-name="ce29" office:value-type="float" office:value="224.7" calcext:value-type="float">
            <text:p>224.70</text:p>
          </table:table-cell>
          <table:table-cell table:style-name="ce29" office:value-type="float" office:value="66.5448799881071" calcext:value-type="float">
            <text:p>66.54</text:p>
          </table:table-cell>
          <table:table-cell table:style-name="ce26" office:value-type="float" office:value="403" calcext:value-type="float">
            <text:p>403</text:p>
          </table:table-cell>
          <table:table-cell table:style-name="ce26" office:value-type="float" office:value="113" calcext:value-type="float">
            <text:p>113</text:p>
          </table:table-cell>
          <table:table-cell table:style-name="ce29" office:value-type="float" office:value="1578.75685" calcext:value-type="float">
            <text:p>1578.76</text:p>
          </table:table-cell>
          <table:table-cell table:style-name="ce29" office:value-type="float" office:value="503.383569079785" calcext:value-type="float">
            <text:p>503.38</text:p>
          </table:table-cell>
          <table:table-cell table:style-name="ce29" office:value-type="float" office:value="177.8579" calcext:value-type="float">
            <text:p>177.86</text:p>
          </table:table-cell>
          <table:table-cell table:style-name="ce29" office:value-type="float" office:value="9.14524878600329" calcext:value-type="float">
            <text:p>9.15</text:p>
          </table:table-cell>
          <table:table-cell table:style-name="ce29" office:value-type="float" office:value="2282.79" calcext:value-type="float">
            <text:p>2282.79</text:p>
          </table:table-cell>
          <table:table-cell table:style-name="ce29" office:value-type="float" office:value="828.356" calcext:value-type="float">
            <text:p>828.36</text:p>
          </table:table-cell>
          <table:table-cell table:style-name="ce29" office:value-type="float" office:value="23.8478017082453" calcext:value-type="float">
            <text:p>23.85</text:p>
          </table:table-cell>
          <table:table-cell table:style-name="ce29" office:value-type="float" office:value="798.993" calcext:value-type="float">
            <text:p>798.99</text:p>
          </table:table-cell>
          <table:table-cell table:style-name="ce29" office:value-type="float" office:value="877.01" calcext:value-type="float">
            <text:p>877.01</text:p>
          </table:table-cell>
          <table:table-cell table:style-name="ce29" table:formula="of:=([.J39]-[.K39])/[.J39]*100" office:value-type="float" office:value="63.7130003197841" calcext:value-type="float">
            <text:p>63.71</text:p>
          </table:table-cell>
          <table:table-cell table:style-name="ce29" table:formula="of:=([.J39]-[.M39])/[.J39]*100" office:value-type="float" office:value="64.9992772002681" calcext:value-type="float">
            <text:p>65.00</text:p>
          </table:table-cell>
          <table:table-cell table:style-name="ce29" office:value-type="float" office:value="2001.333" calcext:value-type="float">
            <text:p>2001.33</text:p>
          </table:table-cell>
          <table:table-cell table:style-name="ce29" office:value-type="float" office:value="74.9611554915716" calcext:value-type="float">
            <text:p>74.96</text:p>
          </table:table-cell>
          <table:table-cell table:style-name="ce29" office:value-type="float" office:value="385.51455" calcext:value-type="float">
            <text:p>385.51</text:p>
          </table:table-cell>
          <table:table-cell table:style-name="ce29" office:value-type="float" office:value="18.2793426879259" calcext:value-type="float">
            <text:p>18.28</text:p>
          </table:table-cell>
          <table:table-cell table:style-name="ce29" office:value-type="float" office:value="98.22105" calcext:value-type="float">
            <text:p>98.22</text:p>
          </table:table-cell>
          <table:table-cell table:style-name="ce29" office:value-type="float" office:value="0.946576005511723" calcext:value-type="float">
            <text:p>0.95</text:p>
          </table:table-cell>
        </table:table-row>
        <table:table-row table:style-name="ro1">
          <table:table-cell table:style-name="ce26" office:value-type="string" calcext:value-type="string">
            <text:p>D5</text:p>
          </table:table-cell>
          <table:table-cell table:style-name="ce29" office:value-type="float" office:value="273.5" calcext:value-type="float">
            <text:p>273.50</text:p>
          </table:table-cell>
          <table:table-cell table:style-name="ce29" office:value-type="float" office:value="74.8524865107506" calcext:value-type="float">
            <text:p>74.85</text:p>
          </table:table-cell>
          <table:table-cell table:style-name="ce26" office:value-type="float" office:value="481" calcext:value-type="float">
            <text:p>481</text:p>
          </table:table-cell>
          <table:table-cell table:style-name="ce26" office:value-type="float" office:value="164" calcext:value-type="float">
            <text:p>164</text:p>
          </table:table-cell>
          <table:table-cell table:style-name="ce29" office:value-type="float" office:value="1462.6606" calcext:value-type="float">
            <text:p>1462.66</text:p>
          </table:table-cell>
          <table:table-cell table:style-name="ce29" office:value-type="float" office:value="483.383763606146" calcext:value-type="float">
            <text:p>483.38</text:p>
          </table:table-cell>
          <table:table-cell table:style-name="ce29" office:value-type="float" office:value="179.5351" calcext:value-type="float">
            <text:p>179.54</text:p>
          </table:table-cell>
          <table:table-cell table:style-name="ce29" office:value-type="float" office:value="10.8280356720778" calcext:value-type="float">
            <text:p>10.83</text:p>
          </table:table-cell>
          <table:table-cell table:style-name="ce29" office:value-type="float" office:value="1412.03" calcext:value-type="float">
            <text:p>1412.03</text:p>
          </table:table-cell>
          <table:table-cell table:style-name="ce29" office:value-type="float" office:value="741.1504" calcext:value-type="float">
            <text:p>741.15</text:p>
          </table:table-cell>
          <table:table-cell table:style-name="ce29" office:value-type="float" office:value="35.3099241177321" calcext:value-type="float">
            <text:p>35.31</text:p>
          </table:table-cell>
          <table:table-cell table:style-name="ce29" office:value-type="float" office:value="688.528" calcext:value-type="float">
            <text:p>688.53</text:p>
          </table:table-cell>
          <table:table-cell table:style-name="ce29" office:value-type="float" office:value="828.502" calcext:value-type="float">
            <text:p>828.50</text:p>
          </table:table-cell>
          <table:table-cell table:style-name="ce29" table:formula="of:=([.J40]-[.K40])/[.J40]*100" office:value-type="float" office:value="47.5117100911454" calcext:value-type="float">
            <text:p>47.51</text:p>
          </table:table-cell>
          <table:table-cell table:style-name="ce29" table:formula="of:=([.J40]-[.M40])/[.J40]*100" office:value-type="float" office:value="51.2384297784041" calcext:value-type="float">
            <text:p>51.24</text:p>
          </table:table-cell>
          <table:table-cell table:style-name="ce29" office:value-type="float" office:value="2191.0345" calcext:value-type="float">
            <text:p>2191.03</text:p>
          </table:table-cell>
          <table:table-cell table:style-name="ce29" office:value-type="float" office:value="90.8938536787771" calcext:value-type="float">
            <text:p>90.89</text:p>
          </table:table-cell>
          <table:table-cell table:style-name="ce29" office:value-type="float" office:value="22.432478" calcext:value-type="float">
            <text:p>22.43</text:p>
          </table:table-cell>
          <table:table-cell table:style-name="ce29" office:value-type="float" office:value="26.2369547059949" calcext:value-type="float">
            <text:p>26.24</text:p>
          </table:table-cell>
          <table:table-cell table:style-name="ce29" office:value-type="float" office:value="9.984574" calcext:value-type="float">
            <text:p>9.98</text:p>
          </table:table-cell>
          <table:table-cell table:style-name="ce29" office:value-type="float" office:value="11.2749810772573" calcext:value-type="float">
            <text:p>11.27</text:p>
          </table:table-cell>
        </table:table-row>
        <table:table-row table:style-name="ro1">
          <table:table-cell table:style-name="ce26" office:value-type="string" calcext:value-type="string">
            <text:p>D6</text:p>
          </table:table-cell>
          <table:table-cell table:style-name="ce29" office:value-type="float" office:value="318.85" calcext:value-type="float">
            <text:p>318.85</text:p>
          </table:table-cell>
          <table:table-cell table:style-name="ce29" office:value-type="float" office:value="97.5976029688391" calcext:value-type="float">
            <text:p>97.60</text:p>
          </table:table-cell>
          <table:table-cell table:style-name="ce26" office:value-type="float" office:value="559" calcext:value-type="float">
            <text:p>559</text:p>
          </table:table-cell>
          <table:table-cell table:style-name="ce26" office:value-type="float" office:value="199" calcext:value-type="float">
            <text:p>199</text:p>
          </table:table-cell>
          <table:table-cell table:style-name="ce29" office:value-type="float" office:value="1201.58065" calcext:value-type="float">
            <text:p>1201.58</text:p>
          </table:table-cell>
          <table:table-cell table:style-name="ce29" office:value-type="float" office:value="446.10695892663" calcext:value-type="float">
            <text:p>446.11</text:p>
          </table:table-cell>
          <table:table-cell table:style-name="ce29" office:value-type="float" office:value="181.83065" calcext:value-type="float">
            <text:p>181.83</text:p>
          </table:table-cell>
          <table:table-cell table:style-name="ce29" office:value-type="float" office:value="11.9246682543506" calcext:value-type="float">
            <text:p>11.92</text:p>
          </table:table-cell>
          <table:table-cell table:style-name="ce29" office:value-type="float" office:value="1217.79" calcext:value-type="float">
            <text:p>1217.79</text:p>
          </table:table-cell>
          <table:table-cell table:style-name="ce29" office:value-type="float" office:value="764.50875" calcext:value-type="float">
            <text:p>764.51</text:p>
          </table:table-cell>
          <table:table-cell table:style-name="ce29" office:value-type="float" office:value="31.6809315467688" calcext:value-type="float">
            <text:p>31.68</text:p>
          </table:table-cell>
          <table:table-cell table:style-name="ce29" office:value-type="float" office:value="712.148" calcext:value-type="float">
            <text:p>712.15</text:p>
          </table:table-cell>
          <table:table-cell table:style-name="ce29" office:value-type="float" office:value="846.684" calcext:value-type="float">
            <text:p>846.68</text:p>
          </table:table-cell>
          <table:table-cell table:style-name="ce29" table:formula="of:=([.J41]-[.K41])/[.J41]*100" office:value-type="float" office:value="37.221626881482" calcext:value-type="float">
            <text:p>37.22</text:p>
          </table:table-cell>
          <table:table-cell table:style-name="ce29" table:formula="of:=([.J41]-[.M41])/[.J41]*100" office:value-type="float" office:value="41.5212803521133" calcext:value-type="float">
            <text:p>41.52</text:p>
          </table:table-cell>
          <table:table-cell table:style-name="ce29" office:value-type="float" office:value="2271.229" calcext:value-type="float">
            <text:p>2271.23</text:p>
          </table:table-cell>
          <table:table-cell table:style-name="ce29" office:value-type="float" office:value="79.8833152265163" calcext:value-type="float">
            <text:p>79.88</text:p>
          </table:table-cell>
          <table:table-cell table:style-name="ce29" office:value-type="float" office:value="16.53069045" calcext:value-type="float">
            <text:p>16.53</text:p>
          </table:table-cell>
          <table:table-cell table:style-name="ce29" office:value-type="float" office:value="27.0327600732077" calcext:value-type="float">
            <text:p>27.03</text:p>
          </table:table-cell>
          <table:table-cell table:style-name="ce29" office:value-type="float" office:value="5.76751595" calcext:value-type="float">
            <text:p>5.77</text:p>
          </table:table-cell>
          <table:table-cell table:style-name="ce29" office:value-type="float" office:value="7.23009799116623" calcext:value-type="float">
            <text:p>7.23</text:p>
          </table:table-cell>
        </table:table-row>
        <table:table-row table:style-name="ro1">
          <table:table-cell table:style-name="ce26" office:value-type="string" calcext:value-type="string">
            <text:p>D7</text:p>
          </table:table-cell>
          <table:table-cell table:style-name="ce29" office:value-type="float" office:value="272.3" calcext:value-type="float">
            <text:p>272.30</text:p>
          </table:table-cell>
          <table:table-cell table:style-name="ce29" office:value-type="float" office:value="64.6139140954705" calcext:value-type="float">
            <text:p>64.61</text:p>
          </table:table-cell>
          <table:table-cell table:style-name="ce26" office:value-type="float" office:value="381" calcext:value-type="float">
            <text:p>381</text:p>
          </table:table-cell>
          <table:table-cell table:style-name="ce26" office:value-type="float" office:value="129" calcext:value-type="float">
            <text:p>129</text:p>
          </table:table-cell>
          <table:table-cell table:style-name="ce29" office:value-type="float" office:value="1331.292" calcext:value-type="float">
            <text:p>1331.29</text:p>
          </table:table-cell>
          <table:table-cell table:style-name="ce29" office:value-type="float" office:value="397.614129809291" calcext:value-type="float">
            <text:p>397.61</text:p>
          </table:table-cell>
          <table:table-cell table:style-name="ce29" office:value-type="float" office:value="193.3185" calcext:value-type="float">
            <text:p>193.32</text:p>
          </table:table-cell>
          <table:table-cell table:style-name="ce29" office:value-type="float" office:value="13.4899291968802" calcext:value-type="float">
            <text:p>13.49</text:p>
          </table:table-cell>
          <table:table-cell table:style-name="ce29" office:value-type="float" office:value="1104.35" calcext:value-type="float">
            <text:p>1104.35</text:p>
          </table:table-cell>
          <table:table-cell table:style-name="ce29" office:value-type="float" office:value="619.66065" calcext:value-type="float">
            <text:p>619.66</text:p>
          </table:table-cell>
          <table:table-cell table:style-name="ce29" office:value-type="float" office:value="20.4704593327093" calcext:value-type="float">
            <text:p>20.47</text:p>
          </table:table-cell>
          <table:table-cell table:style-name="ce29" office:value-type="float" office:value="595.221" calcext:value-type="float">
            <text:p>595.22</text:p>
          </table:table-cell>
          <table:table-cell table:style-name="ce29" office:value-type="float" office:value="663.851" calcext:value-type="float">
            <text:p>663.85</text:p>
          </table:table-cell>
          <table:table-cell table:style-name="ce29" table:formula="of:=([.J42]-[.K42])/[.J42]*100" office:value-type="float" office:value="43.8891067143569" calcext:value-type="float">
            <text:p>43.89</text:p>
          </table:table-cell>
          <table:table-cell table:style-name="ce29" table:formula="of:=([.J42]-[.M42])/[.J42]*100" office:value-type="float" office:value="46.1021415312175" calcext:value-type="float">
            <text:p>46.10</text:p>
          </table:table-cell>
          <table:table-cell table:style-name="ce29" office:value-type="float" office:value="1839.09" calcext:value-type="float">
            <text:p>1839.09</text:p>
          </table:table-cell>
          <table:table-cell table:style-name="ce29" office:value-type="float" office:value="64.5554206619561" calcext:value-type="float">
            <text:p>64.56</text:p>
          </table:table-cell>
          <table:table-cell table:style-name="ce29" office:value-type="float" office:value="12.48537015" calcext:value-type="float">
            <text:p>12.49</text:p>
          </table:table-cell>
          <table:table-cell table:style-name="ce29" office:value-type="float" office:value="8.01156417002937" calcext:value-type="float">
            <text:p>8.01</text:p>
          </table:table-cell>
          <table:table-cell table:style-name="ce29" office:value-type="float" office:value="7.40616115" calcext:value-type="float">
            <text:p>7.41</text:p>
          </table:table-cell>
          <table:table-cell table:style-name="ce29" office:value-type="float" office:value="4.51819612875655" calcext:value-type="float">
            <text:p>4.52</text:p>
          </table:table-cell>
        </table:table-row>
        <table:table-row table:style-name="ro1">
          <table:table-cell table:style-name="ce26" office:value-type="string" calcext:value-type="string">
            <text:p>D8</text:p>
          </table:table-cell>
          <table:table-cell table:style-name="ce29" office:value-type="float" office:value="280.55" calcext:value-type="float">
            <text:p>280.55</text:p>
          </table:table-cell>
          <table:table-cell table:style-name="ce29" office:value-type="float" office:value="78.6675048275301" calcext:value-type="float">
            <text:p>78.67</text:p>
          </table:table-cell>
          <table:table-cell table:style-name="ce26" office:value-type="float" office:value="435" calcext:value-type="float">
            <text:p>435</text:p>
          </table:table-cell>
          <table:table-cell table:style-name="ce26" office:value-type="float" office:value="178" calcext:value-type="float">
            <text:p>178</text:p>
          </table:table-cell>
          <table:table-cell table:style-name="ce29" office:value-type="float" office:value="1158.7251" calcext:value-type="float">
            <text:p>1158.73</text:p>
          </table:table-cell>
          <table:table-cell table:style-name="ce29" office:value-type="float" office:value="407.01499567149" calcext:value-type="float">
            <text:p>407.01</text:p>
          </table:table-cell>
          <table:table-cell table:style-name="ce29" office:value-type="float" office:value="186.4215" calcext:value-type="float">
            <text:p>186.42</text:p>
          </table:table-cell>
          <table:table-cell table:style-name="ce29" office:value-type="float" office:value="12.3632871225125" calcext:value-type="float">
            <text:p>12.36</text:p>
          </table:table-cell>
          <table:table-cell table:style-name="ce29" office:value-type="float" office:value="1268.49" calcext:value-type="float">
            <text:p>1268.49</text:p>
          </table:table-cell>
          <table:table-cell table:style-name="ce29" office:value-type="float" office:value="712.81265" calcext:value-type="float">
            <text:p>712.81</text:p>
          </table:table-cell>
          <table:table-cell table:style-name="ce29" office:value-type="float" office:value="31.9736259015475" calcext:value-type="float">
            <text:p>31.97</text:p>
          </table:table-cell>
          <table:table-cell table:style-name="ce29" office:value-type="float" office:value="666.087" calcext:value-type="float">
            <text:p>666.09</text:p>
          </table:table-cell>
          <table:table-cell table:style-name="ce29" office:value-type="float" office:value="783.546" calcext:value-type="float">
            <text:p>783.55</text:p>
          </table:table-cell>
          <table:table-cell table:style-name="ce29" table:formula="of:=([.J43]-[.K43])/[.J43]*100" office:value-type="float" office:value="43.8062065920898" calcext:value-type="float">
            <text:p>43.81</text:p>
          </table:table-cell>
          <table:table-cell table:style-name="ce29" table:formula="of:=([.J43]-[.M43])/[.J43]*100" office:value-type="float" office:value="47.4897713028877" calcext:value-type="float">
            <text:p>47.49</text:p>
          </table:table-cell>
          <table:table-cell table:style-name="ce29" office:value-type="float" office:value="2126.785" calcext:value-type="float">
            <text:p>2126.79</text:p>
          </table:table-cell>
          <table:table-cell table:style-name="ce29" office:value-type="float" office:value="89.1641461752306" calcext:value-type="float">
            <text:p>89.16</text:p>
          </table:table-cell>
          <table:table-cell table:style-name="ce29" office:value-type="float" office:value="7.33109855" calcext:value-type="float">
            <text:p>7.33</text:p>
          </table:table-cell>
          <table:table-cell table:style-name="ce29" office:value-type="float" office:value="10.4331640999621" calcext:value-type="float">
            <text:p>10.43</text:p>
          </table:table-cell>
          <table:table-cell table:style-name="ce29" office:value-type="float" office:value="4.32200305" calcext:value-type="float">
            <text:p>4.32</text:p>
          </table:table-cell>
          <table:table-cell table:style-name="ce29" office:value-type="float" office:value="6.156622696879" calcext:value-type="float">
            <text:p>6.16</text:p>
          </table:table-cell>
        </table:table-row>
        <table:table-row table:style-name="ro1">
          <table:table-cell table:style-name="ce26" office:value-type="string" calcext:value-type="string">
            <text:p>D9</text:p>
          </table:table-cell>
          <table:table-cell table:style-name="ce29" office:value-type="float" office:value="258.4" calcext:value-type="float">
            <text:p>258.40</text:p>
          </table:table-cell>
          <table:table-cell table:style-name="ce29" office:value-type="float" office:value="72.5174389189829" calcext:value-type="float">
            <text:p>72.52</text:p>
          </table:table-cell>
          <table:table-cell table:style-name="ce26" office:value-type="float" office:value="388" calcext:value-type="float">
            <text:p>388</text:p>
          </table:table-cell>
          <table:table-cell table:style-name="ce26" office:value-type="float" office:value="130" calcext:value-type="float">
            <text:p>130</text:p>
          </table:table-cell>
          <table:table-cell table:style-name="ce29" office:value-type="float" office:value="785.44555" calcext:value-type="float">
            <text:p>785.45</text:p>
          </table:table-cell>
          <table:table-cell table:style-name="ce29" office:value-type="float" office:value="258.010818859552" calcext:value-type="float">
            <text:p>258.01</text:p>
          </table:table-cell>
          <table:table-cell table:style-name="ce29" office:value-type="float" office:value="170.13245" calcext:value-type="float">
            <text:p>170.13</text:p>
          </table:table-cell>
          <table:table-cell table:style-name="ce29" office:value-type="float" office:value="6.30243349387654" calcext:value-type="float">
            <text:p>6.30</text:p>
          </table:table-cell>
          <table:table-cell table:style-name="ce29" office:value-type="float" office:value="1192.45" calcext:value-type="float">
            <text:p>1192.45</text:p>
          </table:table-cell>
          <table:table-cell table:style-name="ce29" office:value-type="float" office:value="726.7829" calcext:value-type="float">
            <text:p>726.78</text:p>
          </table:table-cell>
          <table:table-cell table:style-name="ce29" office:value-type="float" office:value="28.4324369392647" calcext:value-type="float">
            <text:p>28.43</text:p>
          </table:table-cell>
          <table:table-cell table:style-name="ce29" office:value-type="float" office:value="671.231" calcext:value-type="float">
            <text:p>671.23</text:p>
          </table:table-cell>
          <table:table-cell table:style-name="ce29" office:value-type="float" office:value="805.77" calcext:value-type="float">
            <text:p>805.77</text:p>
          </table:table-cell>
          <table:table-cell table:style-name="ce29" table:formula="of:=([.J44]-[.K44])/[.J44]*100" office:value-type="float" office:value="39.0512893622374" calcext:value-type="float">
            <text:p>39.05</text:p>
          </table:table-cell>
          <table:table-cell table:style-name="ce29" table:formula="of:=([.J44]-[.M44])/[.J44]*100" office:value-type="float" office:value="43.7099249444421" calcext:value-type="float">
            <text:p>43.71</text:p>
          </table:table-cell>
          <table:table-cell table:style-name="ce29" office:value-type="float" office:value="2160.6395" calcext:value-type="float">
            <text:p>2160.64</text:p>
          </table:table-cell>
          <table:table-cell table:style-name="ce29" office:value-type="float" office:value="90.3697669213607" calcext:value-type="float">
            <text:p>90.37</text:p>
          </table:table-cell>
          <table:table-cell table:style-name="ce29" office:value-type="float" office:value="13.815734" calcext:value-type="float">
            <text:p>13.82</text:p>
          </table:table-cell>
          <table:table-cell table:style-name="ce29" office:value-type="float" office:value="11.9574929422083" calcext:value-type="float">
            <text:p>11.96</text:p>
          </table:table-cell>
          <table:table-cell table:style-name="ce29" office:value-type="float" office:value="5.8928045" calcext:value-type="float">
            <text:p>5.89</text:p>
          </table:table-cell>
          <table:table-cell table:style-name="ce29" office:value-type="float" office:value="3.88697282671026" calcext:value-type="float">
            <text:p>3.89</text:p>
          </table:table-cell>
        </table:table-row>
        <table:table-row table:style-name="ro1">
          <table:table-cell table:style-name="ce26" office:value-type="string" calcext:value-type="string">
            <text:p>D10</text:p>
          </table:table-cell>
          <table:table-cell table:style-name="ce29" office:value-type="float" office:value="223.65" calcext:value-type="float">
            <text:p>223.65</text:p>
          </table:table-cell>
          <table:table-cell table:style-name="ce29" office:value-type="float" office:value="68.7866839928837" calcext:value-type="float">
            <text:p>68.79</text:p>
          </table:table-cell>
          <table:table-cell table:style-name="ce26" office:value-type="float" office:value="364" calcext:value-type="float">
            <text:p>364</text:p>
          </table:table-cell>
          <table:table-cell table:style-name="ce26" office:value-type="float" office:value="89" calcext:value-type="float">
            <text:p>89</text:p>
          </table:table-cell>
          <table:table-cell table:style-name="ce29" office:value-type="float" office:value="2058.8124" calcext:value-type="float">
            <text:p>2058.81</text:p>
          </table:table-cell>
          <table:table-cell table:style-name="ce29" office:value-type="float" office:value="650.702145463644" calcext:value-type="float">
            <text:p>650.70</text:p>
          </table:table-cell>
          <table:table-cell table:style-name="ce29" office:value-type="float" office:value="167.53655" calcext:value-type="float">
            <text:p>167.54</text:p>
          </table:table-cell>
          <table:table-cell table:style-name="ce29" office:value-type="float" office:value="7.89798409639081" calcext:value-type="float">
            <text:p>7.90</text:p>
          </table:table-cell>
          <table:table-cell table:style-name="ce29" office:value-type="float" office:value="4508.65" calcext:value-type="float">
            <text:p>4508.65</text:p>
          </table:table-cell>
          <table:table-cell table:style-name="ce29" office:value-type="float" office:value="1329.015" calcext:value-type="float">
            <text:p>1329.02</text:p>
          </table:table-cell>
          <table:table-cell table:style-name="ce29" office:value-type="float" office:value="88.1514263848533" calcext:value-type="float">
            <text:p>88.15</text:p>
          </table:table-cell>
          <table:table-cell table:style-name="ce29" office:value-type="float" office:value="1239.79" calcext:value-type="float">
            <text:p>1239.79</text:p>
          </table:table-cell>
          <table:table-cell table:style-name="ce29" office:value-type="float" office:value="1609.29" calcext:value-type="float">
            <text:p>1609.29</text:p>
          </table:table-cell>
          <table:table-cell table:style-name="ce29" table:formula="of:=([.J45]-[.K45])/[.J45]*100" office:value-type="float" office:value="70.5229946879886" calcext:value-type="float">
            <text:p>70.52</text:p>
          </table:table-cell>
          <table:table-cell table:style-name="ce29" table:formula="of:=([.J45]-[.M45])/[.J45]*100" office:value-type="float" office:value="72.5019684384461" calcext:value-type="float">
            <text:p>72.50</text:p>
          </table:table-cell>
          <table:table-cell table:style-name="ce29" office:value-type="float" office:value="2493.9025" calcext:value-type="float">
            <text:p>2493.90</text:p>
          </table:table-cell>
          <table:table-cell table:style-name="ce29" office:value-type="float" office:value="107.708677013263" calcext:value-type="float">
            <text:p>107.71</text:p>
          </table:table-cell>
          <table:table-cell table:style-name="ce29" office:value-type="float" office:value="1286.893" calcext:value-type="float">
            <text:p>1286.89</text:p>
          </table:table-cell>
          <table:table-cell table:style-name="ce29" office:value-type="float" office:value="177.380809087769" calcext:value-type="float">
            <text:p>177.38</text:p>
          </table:table-cell>
          <table:table-cell table:style-name="ce29" office:value-type="float" office:value="206.2524" calcext:value-type="float">
            <text:p>206.25</text:p>
          </table:table-cell>
          <table:table-cell table:style-name="ce29" office:value-type="float" office:value="30.5114286463631" calcext:value-type="float">
            <text:p>30.51</text:p>
          </table:table-cell>
        </table:table-row>
        <table:table-row table:style-name="ro1">
          <table:table-cell table:style-name="ce27" office:value-type="string" calcext:value-type="string">
            <text:p>D</text:p>
          </table:table-cell>
          <table:table-cell table:style-name="ce30" table:formula="of:=AVERAGE([.B36:.B45])" office:value-type="float" office:value="266.625" calcext:value-type="float">
            <text:p>266.63</text:p>
          </table:table-cell>
          <table:table-cell table:style-name="ce30" table:formula="of:=AVERAGE([.C36:.C45])" office:value-type="float" office:value="75.9346522081756" calcext:value-type="float">
            <text:p>75.93</text:p>
          </table:table-cell>
          <table:table-cell table:style-name="ce30" table:formula="of:=AVERAGE([.D36:.D45])" office:value-type="float" office:value="428.4" calcext:value-type="float">
            <text:p>428.40</text:p>
          </table:table-cell>
          <table:table-cell table:style-name="ce30" table:formula="of:=AVERAGE([.E36:.E45])" office:value-type="float" office:value="139.6" calcext:value-type="float">
            <text:p>139.60</text:p>
          </table:table-cell>
          <table:table-cell table:style-name="ce30" table:formula="of:=AVERAGE([.F36:.F45])" office:value-type="float" office:value="1475.845895" calcext:value-type="float">
            <text:p>1475.85</text:p>
          </table:table-cell>
          <table:table-cell table:style-name="ce30" table:formula="of:=AVERAGE([.G36:.G45])" office:value-type="float" office:value="490.147503591408" calcext:value-type="float">
            <text:p>490.15</text:p>
          </table:table-cell>
          <table:table-cell table:style-name="ce30" table:formula="of:=AVERAGE([.H36:.H45])" office:value-type="float" office:value="177.681285" calcext:value-type="float">
            <text:p>177.68</text:p>
          </table:table-cell>
          <table:table-cell table:style-name="ce30" table:formula="of:=AVERAGE([.I36:.I45])" office:value-type="float" office:value="9.42235153435572" calcext:value-type="float">
            <text:p>9.42</text:p>
          </table:table-cell>
          <table:table-cell table:style-name="ce30" table:formula="of:=AVERAGE([.J36:.J45])" office:value-type="float" office:value="1891.806" calcext:value-type="float">
            <text:p>1891.81</text:p>
          </table:table-cell>
          <table:table-cell table:style-name="ce30" table:formula="of:=AVERAGE([.K36:.K45])" office:value-type="float" office:value="836.74174" calcext:value-type="float">
            <text:p>836.74</text:p>
          </table:table-cell>
          <table:table-cell table:style-name="ce30" table:formula="of:=AVERAGE([.L36:.L45])" office:value-type="float" office:value="41.3805331329702" calcext:value-type="float">
            <text:p>41.38</text:p>
          </table:table-cell>
          <table:table-cell table:style-name="ce30" table:formula="of:=AVERAGE([.M36:.M45])" office:value-type="float" office:value="785.5136" calcext:value-type="float">
            <text:p>785.51</text:p>
          </table:table-cell>
          <table:table-cell table:style-name="ce30" table:formula="of:=AVERAGE([.N36:.N45])" office:value-type="float" office:value="947.5291" calcext:value-type="float">
            <text:p>947.53</text:p>
          </table:table-cell>
          <table:table-cell table:style-name="ce30" table:formula="of:=AVERAGE([.O36:.O45])" office:value-type="float" office:value="50.5915403270993" calcext:value-type="float">
            <text:p>50.59</text:p>
          </table:table-cell>
          <table:table-cell table:style-name="ce30" table:formula="of:=AVERAGE([.P36:.P45])" office:value-type="float" office:value="53.7112200628416" calcext:value-type="float">
            <text:p>53.71</text:p>
          </table:table-cell>
          <table:table-cell table:style-name="ce30" table:formula="of:=AVERAGE([.Q36:.Q45])" office:value-type="float" office:value="2174.487" calcext:value-type="float">
            <text:p>2174.49</text:p>
          </table:table-cell>
          <table:table-cell table:style-name="ce30" table:formula="of:=AVERAGE([.R36:.R45])" office:value-type="float" office:value="92.3210772465685" calcext:value-type="float">
            <text:p>92.32</text:p>
          </table:table-cell>
          <table:table-cell table:style-name="ce30" table:formula="of:=AVERAGE([.S36:.S45])" office:value-type="float" office:value="280.273970115" calcext:value-type="float">
            <text:p>280.27</text:p>
          </table:table-cell>
          <table:table-cell table:style-name="ce30" table:formula="of:=AVERAGE([.T36:.T45])" office:value-type="float" office:value="53.4830827172536" calcext:value-type="float">
            <text:p>53.48</text:p>
          </table:table-cell>
          <table:table-cell table:style-name="ce30" table:formula="of:=AVERAGE([.U36:.U45])" office:value-type="float" office:value="55.464370215" calcext:value-type="float">
            <text:p>55.46</text:p>
          </table:table-cell>
          <table:table-cell table:style-name="ce30" table:formula="of:=AVERAGE([.V36:.V45])" office:value-type="float" office:value="11.8376407187574" calcext:value-type="float">
            <text:p>11.84</text:p>
          </table:table-cell>
        </table:table-row>
        <table:table-row table:style-name="ro1">
          <table:table-cell table:style-name="ce26" office:value-type="string" calcext:value-type="string">
            <text:p>E1</text:p>
          </table:table-cell>
          <table:table-cell table:style-name="ce29" office:value-type="float" office:value="381.2" calcext:value-type="float">
            <text:p>381.20</text:p>
          </table:table-cell>
          <table:table-cell table:style-name="ce29" office:value-type="float" office:value="151.130685866658" calcext:value-type="float">
            <text:p>151.13</text:p>
          </table:table-cell>
          <table:table-cell table:style-name="ce26" office:value-type="float" office:value="720" calcext:value-type="float">
            <text:p>720</text:p>
          </table:table-cell>
          <table:table-cell table:style-name="ce26" office:value-type="float" office:value="176" calcext:value-type="float">
            <text:p>176</text:p>
          </table:table-cell>
          <table:table-cell table:style-name="ce29" office:value-type="float" office:value="4989.208" calcext:value-type="float">
            <text:p>4989.21</text:p>
          </table:table-cell>
          <table:table-cell table:style-name="ce29" office:value-type="float" office:value="1887.21766801819" calcext:value-type="float">
            <text:p>1887.22</text:p>
          </table:table-cell>
          <table:table-cell table:style-name="ce29" office:value-type="float" office:value="232.02535" calcext:value-type="float">
            <text:p>232.03</text:p>
          </table:table-cell>
          <table:table-cell table:style-name="ce29" office:value-type="float" office:value="14.1125678154168" calcext:value-type="float">
            <text:p>14.11</text:p>
          </table:table-cell>
          <table:table-cell table:style-name="ce29" office:value-type="float" office:value="3786.22" calcext:value-type="float">
            <text:p>3786.22</text:p>
          </table:table-cell>
          <table:table-cell table:style-name="ce29" office:value-type="float" office:value="1466.102" calcext:value-type="float">
            <text:p>1466.10</text:p>
          </table:table-cell>
          <table:table-cell table:style-name="ce29" office:value-type="float" office:value="121.408931415149" calcext:value-type="float">
            <text:p>121.41</text:p>
          </table:table-cell>
          <table:table-cell table:style-name="ce29" office:value-type="float" office:value="1337.87" calcext:value-type="float">
            <text:p>1337.87</text:p>
          </table:table-cell>
          <table:table-cell table:style-name="ce29" office:value-type="float" office:value="1800.17" calcext:value-type="float">
            <text:p>1800.17</text:p>
          </table:table-cell>
          <table:table-cell table:style-name="ce29" table:formula="of:=([.J47]-[.K47])/[.J47]*100" office:value-type="float" office:value="61.2779500398815" calcext:value-type="float">
            <text:p>61.28</text:p>
          </table:table-cell>
          <table:table-cell table:style-name="ce29" table:formula="of:=([.J47]-[.M47])/[.J47]*100" office:value-type="float" office:value="64.6647579908193" calcext:value-type="float">
            <text:p>64.66</text:p>
          </table:table-cell>
          <table:table-cell table:style-name="ce29" office:value-type="float" office:value="2950.567" calcext:value-type="float">
            <text:p>2950.57</text:p>
          </table:table-cell>
          <table:table-cell table:style-name="ce29" office:value-type="float" office:value="180.228002733964" calcext:value-type="float">
            <text:p>180.23</text:p>
          </table:table-cell>
          <table:table-cell table:style-name="ce29" office:value-type="float" office:value="1209.7325" calcext:value-type="float">
            <text:p>1209.73</text:p>
          </table:table-cell>
          <table:table-cell table:style-name="ce29" office:value-type="float" office:value="334.279227212899" calcext:value-type="float">
            <text:p>334.28</text:p>
          </table:table-cell>
          <table:table-cell table:style-name="ce29" office:value-type="float" office:value="238.00555" calcext:value-type="float">
            <text:p>238.01</text:p>
          </table:table-cell>
          <table:table-cell table:style-name="ce29" office:value-type="float" office:value="29.3119801113811" calcext:value-type="float">
            <text:p>29.31</text:p>
          </table:table-cell>
        </table:table-row>
        <table:table-row table:style-name="ro1">
          <table:table-cell table:style-name="ce26" office:value-type="string" calcext:value-type="string">
            <text:p>E2</text:p>
          </table:table-cell>
          <table:table-cell table:style-name="ce29" office:value-type="float" office:value="490.75" calcext:value-type="float">
            <text:p>490.75</text:p>
          </table:table-cell>
          <table:table-cell table:style-name="ce29" office:value-type="float" office:value="180.281614498861" calcext:value-type="float">
            <text:p>180.28</text:p>
          </table:table-cell>
          <table:table-cell table:style-name="ce26" office:value-type="float" office:value="808" calcext:value-type="float">
            <text:p>808</text:p>
          </table:table-cell>
          <table:table-cell table:style-name="ce26" office:value-type="float" office:value="230" calcext:value-type="float">
            <text:p>230</text:p>
          </table:table-cell>
          <table:table-cell table:style-name="ce29" office:value-type="float" office:value="4584.2305" calcext:value-type="float">
            <text:p>4584.23</text:p>
          </table:table-cell>
          <table:table-cell table:style-name="ce29" office:value-type="float" office:value="1703.0761164727" calcext:value-type="float">
            <text:p>1703.08</text:p>
          </table:table-cell>
          <table:table-cell table:style-name="ce29" office:value-type="float" office:value="233.5127" calcext:value-type="float">
            <text:p>233.51</text:p>
          </table:table-cell>
          <table:table-cell table:style-name="ce29" office:value-type="float" office:value="15.8558153638541" calcext:value-type="float">
            <text:p>15.86</text:p>
          </table:table-cell>
          <table:table-cell table:style-name="ce29" office:value-type="float" office:value="1730.6" calcext:value-type="float">
            <text:p>1730.60</text:p>
          </table:table-cell>
          <table:table-cell table:style-name="ce29" office:value-type="float" office:value="924.90585" calcext:value-type="float">
            <text:p>924.91</text:p>
          </table:table-cell>
          <table:table-cell table:style-name="ce29" office:value-type="float" office:value="51.6194960540206" calcext:value-type="float">
            <text:p>51.62</text:p>
          </table:table-cell>
          <table:table-cell table:style-name="ce29" office:value-type="float" office:value="858.381" calcext:value-type="float">
            <text:p>858.38</text:p>
          </table:table-cell>
          <table:table-cell table:style-name="ce29" office:value-type="float" office:value="1037.8" calcext:value-type="float">
            <text:p>1037.80</text:p>
          </table:table-cell>
          <table:table-cell table:style-name="ce29" table:formula="of:=([.J48]-[.K48])/[.J48]*100" office:value-type="float" office:value="46.5557696752571" calcext:value-type="float">
            <text:p>46.56</text:p>
          </table:table-cell>
          <table:table-cell table:style-name="ce29" table:formula="of:=([.J48]-[.M48])/[.J48]*100" office:value-type="float" office:value="50.3998035363458" calcext:value-type="float">
            <text:p>50.40</text:p>
          </table:table-cell>
          <table:table-cell table:style-name="ce29" office:value-type="float" office:value="2758.043" calcext:value-type="float">
            <text:p>2758.04</text:p>
          </table:table-cell>
          <table:table-cell table:style-name="ce29" office:value-type="float" office:value="147.581221744431" calcext:value-type="float">
            <text:p>147.58</text:p>
          </table:table-cell>
          <table:table-cell table:style-name="ce29" office:value-type="float" office:value="11.4381396012385" calcext:value-type="float">
            <text:p>11.44</text:p>
          </table:table-cell>
          <table:table-cell table:style-name="ce29" office:value-type="float" office:value="13.5188642119406" calcext:value-type="float">
            <text:p>13.52</text:p>
          </table:table-cell>
          <table:table-cell table:style-name="ce29" office:value-type="float" office:value="5.2361636012385" calcext:value-type="float">
            <text:p>5.24</text:p>
          </table:table-cell>
          <table:table-cell table:style-name="ce29" office:value-type="float" office:value="5.11072460895819" calcext:value-type="float">
            <text:p>5.11</text:p>
          </table:table-cell>
        </table:table-row>
        <table:table-row table:style-name="ro1">
          <table:table-cell table:style-name="ce26" office:value-type="string" calcext:value-type="string">
            <text:p>E3</text:p>
          </table:table-cell>
          <table:table-cell table:style-name="ce29" office:value-type="float" office:value="436.15" calcext:value-type="float">
            <text:p>436.15</text:p>
          </table:table-cell>
          <table:table-cell table:style-name="ce29" office:value-type="float" office:value="120.494714887374" calcext:value-type="float">
            <text:p>120.49</text:p>
          </table:table-cell>
          <table:table-cell table:style-name="ce26" office:value-type="float" office:value="666" calcext:value-type="float">
            <text:p>666</text:p>
          </table:table-cell>
          <table:table-cell table:style-name="ce26" office:value-type="float" office:value="250" calcext:value-type="float">
            <text:p>250</text:p>
          </table:table-cell>
          <table:table-cell table:style-name="ce29" office:value-type="float" office:value="3854.879" calcext:value-type="float">
            <text:p>3854.88</text:p>
          </table:table-cell>
          <table:table-cell table:style-name="ce29" office:value-type="float" office:value="1227.08168029465" calcext:value-type="float">
            <text:p>1227.08</text:p>
          </table:table-cell>
          <table:table-cell table:style-name="ce29" office:value-type="float" office:value="238.9967" calcext:value-type="float">
            <text:p>239.00</text:p>
          </table:table-cell>
          <table:table-cell table:style-name="ce29" office:value-type="float" office:value="18.387878158407" calcext:value-type="float">
            <text:p>18.39</text:p>
          </table:table-cell>
          <table:table-cell table:style-name="ce29" office:value-type="float" office:value="1715.9" calcext:value-type="float">
            <text:p>1715.90</text:p>
          </table:table-cell>
          <table:table-cell table:style-name="ce29" office:value-type="float" office:value="883.85275" calcext:value-type="float">
            <text:p>883.85</text:p>
          </table:table-cell>
          <table:table-cell table:style-name="ce29" office:value-type="float" office:value="43.0103889480266" calcext:value-type="float">
            <text:p>43.01</text:p>
          </table:table-cell>
          <table:table-cell table:style-name="ce29" office:value-type="float" office:value="795.715" calcext:value-type="float">
            <text:p>795.72</text:p>
          </table:table-cell>
          <table:table-cell table:style-name="ce29" office:value-type="float" office:value="980.726" calcext:value-type="float">
            <text:p>980.73</text:p>
          </table:table-cell>
          <table:table-cell table:style-name="ce29" table:formula="of:=([.J49]-[.K49])/[.J49]*100" office:value-type="float" office:value="48.4904277638557" calcext:value-type="float">
            <text:p>48.49</text:p>
          </table:table-cell>
          <table:table-cell table:style-name="ce29" table:formula="of:=([.J49]-[.M49])/[.J49]*100" office:value-type="float" office:value="53.6269596130311" calcext:value-type="float">
            <text:p>53.63</text:p>
          </table:table-cell>
          <table:table-cell table:style-name="ce29" office:value-type="float" office:value="2629.197" calcext:value-type="float">
            <text:p>2629.20</text:p>
          </table:table-cell>
          <table:table-cell table:style-name="ce29" office:value-type="float" office:value="122.648771491691" calcext:value-type="float">
            <text:p>122.65</text:p>
          </table:table-cell>
          <table:table-cell table:style-name="ce29" office:value-type="float" office:value="14.9337455" calcext:value-type="float">
            <text:p>14.93</text:p>
          </table:table-cell>
          <table:table-cell table:style-name="ce29" office:value-type="float" office:value="16.0675389496527" calcext:value-type="float">
            <text:p>16.07</text:p>
          </table:table-cell>
          <table:table-cell table:style-name="ce29" office:value-type="float" office:value="7.4279685" calcext:value-type="float">
            <text:p>7.43</text:p>
          </table:table-cell>
          <table:table-cell table:style-name="ce29" office:value-type="float" office:value="8.51333373630311" calcext:value-type="float">
            <text:p>8.51</text:p>
          </table:table-cell>
        </table:table-row>
        <table:table-row table:style-name="ro1">
          <table:table-cell table:style-name="ce26" office:value-type="string" calcext:value-type="string">
            <text:p>E4</text:p>
          </table:table-cell>
          <table:table-cell table:style-name="ce29" office:value-type="float" office:value="493.6" calcext:value-type="float">
            <text:p>493.60</text:p>
          </table:table-cell>
          <table:table-cell table:style-name="ce29" office:value-type="float" office:value="123.20047846797" calcext:value-type="float">
            <text:p>123.20</text:p>
          </table:table-cell>
          <table:table-cell table:style-name="ce26" office:value-type="float" office:value="702" calcext:value-type="float">
            <text:p>702</text:p>
          </table:table-cell>
          <table:table-cell table:style-name="ce26" office:value-type="float" office:value="285" calcext:value-type="float">
            <text:p>285</text:p>
          </table:table-cell>
          <table:table-cell table:style-name="ce29" office:value-type="float" office:value="4406.3485" calcext:value-type="float">
            <text:p>4406.35</text:p>
          </table:table-cell>
          <table:table-cell table:style-name="ce29" office:value-type="float" office:value="1263.28896203219" calcext:value-type="float">
            <text:p>1263.29</text:p>
          </table:table-cell>
          <table:table-cell table:style-name="ce29" office:value-type="float" office:value="235.0815" calcext:value-type="float">
            <text:p>235.08</text:p>
          </table:table-cell>
          <table:table-cell table:style-name="ce29" office:value-type="float" office:value="12.1404964109901" calcext:value-type="float">
            <text:p>12.14</text:p>
          </table:table-cell>
          <table:table-cell table:style-name="ce29" office:value-type="float" office:value="1442.73" calcext:value-type="float">
            <text:p>1442.73</text:p>
          </table:table-cell>
          <table:table-cell table:style-name="ce29" office:value-type="float" office:value="791.9844" calcext:value-type="float">
            <text:p>791.98</text:p>
          </table:table-cell>
          <table:table-cell table:style-name="ce29" office:value-type="float" office:value="40.1396818942106" calcext:value-type="float">
            <text:p>40.14</text:p>
          </table:table-cell>
          <table:table-cell table:style-name="ce29" office:value-type="float" office:value="732.278" calcext:value-type="float">
            <text:p>732.28</text:p>
          </table:table-cell>
          <table:table-cell table:style-name="ce29" office:value-type="float" office:value="890.929" calcext:value-type="float">
            <text:p>890.93</text:p>
          </table:table-cell>
          <table:table-cell table:style-name="ce29" table:formula="of:=([.J50]-[.K50])/[.J50]*100" office:value-type="float" office:value="45.1051548106714" calcext:value-type="float">
            <text:p>45.11</text:p>
          </table:table-cell>
          <table:table-cell table:style-name="ce29" table:formula="of:=([.J50]-[.M50])/[.J50]*100" office:value-type="float" office:value="49.243586811115" calcext:value-type="float">
            <text:p>49.24</text:p>
          </table:table-cell>
          <table:table-cell table:style-name="ce29" office:value-type="float" office:value="2361.4005" calcext:value-type="float">
            <text:p>2361.40</text:p>
          </table:table-cell>
          <table:table-cell table:style-name="ce29" office:value-type="float" office:value="121.168486630676" calcext:value-type="float">
            <text:p>121.17</text:p>
          </table:table-cell>
          <table:table-cell table:style-name="ce29" office:value-type="float" office:value="9.3119975" calcext:value-type="float">
            <text:p>9.31</text:p>
          </table:table-cell>
          <table:table-cell table:style-name="ce29" office:value-type="float" office:value="8.44555493746103" calcext:value-type="float">
            <text:p>8.45</text:p>
          </table:table-cell>
          <table:table-cell table:style-name="ce29" office:value-type="float" office:value="5.2408415" calcext:value-type="float">
            <text:p>5.24</text:p>
          </table:table-cell>
          <table:table-cell table:style-name="ce29" office:value-type="float" office:value="4.69363194263335" calcext:value-type="float">
            <text:p>4.69</text:p>
          </table:table-cell>
        </table:table-row>
        <table:table-row table:style-name="ro1">
          <table:table-cell table:style-name="ce26" office:value-type="string" calcext:value-type="string">
            <text:p>E5</text:p>
          </table:table-cell>
          <table:table-cell table:style-name="ce29" office:value-type="float" office:value="516.2" calcext:value-type="float">
            <text:p>516.20</text:p>
          </table:table-cell>
          <table:table-cell table:style-name="ce29" office:value-type="float" office:value="110.832068321497" calcext:value-type="float">
            <text:p>110.83</text:p>
          </table:table-cell>
          <table:table-cell table:style-name="ce26" office:value-type="float" office:value="770" calcext:value-type="float">
            <text:p>770</text:p>
          </table:table-cell>
          <table:table-cell table:style-name="ce26" office:value-type="float" office:value="333" calcext:value-type="float">
            <text:p>333</text:p>
          </table:table-cell>
          <table:table-cell table:style-name="ce29" office:value-type="float" office:value="5514.0165" calcext:value-type="float">
            <text:p>5514.02</text:p>
          </table:table-cell>
          <table:table-cell table:style-name="ce29" office:value-type="float" office:value="1280.91519309756" calcext:value-type="float">
            <text:p>1280.92</text:p>
          </table:table-cell>
          <table:table-cell table:style-name="ce29" office:value-type="float" office:value="241.73865" calcext:value-type="float">
            <text:p>241.74</text:p>
          </table:table-cell>
          <table:table-cell table:style-name="ce29" office:value-type="float" office:value="17.6076618109844" calcext:value-type="float">
            <text:p>17.61</text:p>
          </table:table-cell>
          <table:table-cell table:style-name="ce29" office:value-type="float" office:value="1706.2" calcext:value-type="float">
            <text:p>1706.20</text:p>
          </table:table-cell>
          <table:table-cell table:style-name="ce29" office:value-type="float" office:value="857.17665" calcext:value-type="float">
            <text:p>857.18</text:p>
          </table:table-cell>
          <table:table-cell table:style-name="ce29" office:value-type="float" office:value="34.8039731553363" calcext:value-type="float">
            <text:p>34.80</text:p>
          </table:table-cell>
          <table:table-cell table:style-name="ce29" office:value-type="float" office:value="791.179" calcext:value-type="float">
            <text:p>791.18</text:p>
          </table:table-cell>
          <table:table-cell table:style-name="ce29" office:value-type="float" office:value="928.199" calcext:value-type="float">
            <text:p>928.20</text:p>
          </table:table-cell>
          <table:table-cell table:style-name="ce29" table:formula="of:=([.J51]-[.K51])/[.J51]*100" office:value-type="float" office:value="49.7610684562185" calcext:value-type="float">
            <text:p>49.76</text:p>
          </table:table-cell>
          <table:table-cell table:style-name="ce29" table:formula="of:=([.J51]-[.M51])/[.J51]*100" office:value-type="float" office:value="53.6291759465479" calcext:value-type="float">
            <text:p>53.63</text:p>
          </table:table-cell>
          <table:table-cell table:style-name="ce29" office:value-type="float" office:value="2542.947" calcext:value-type="float">
            <text:p>2542.95</text:p>
          </table:table-cell>
          <table:table-cell table:style-name="ce29" office:value-type="float" office:value="109.732316839422" calcext:value-type="float">
            <text:p>109.73</text:p>
          </table:table-cell>
          <table:table-cell table:style-name="ce29" office:value-type="float" office:value="20.1834765182292" calcext:value-type="float">
            <text:p>20.18</text:p>
          </table:table-cell>
          <table:table-cell table:style-name="ce29" office:value-type="float" office:value="21.2600053667338" calcext:value-type="float">
            <text:p>21.26</text:p>
          </table:table-cell>
          <table:table-cell table:style-name="ce29" office:value-type="float" office:value="8.39854501822925" calcext:value-type="float">
            <text:p>8.40</text:p>
          </table:table-cell>
          <table:table-cell table:style-name="ce29" office:value-type="float" office:value="8.0444816968441" calcext:value-type="float">
            <text:p>8.04</text:p>
          </table:table-cell>
        </table:table-row>
        <table:table-row table:style-name="ro1">
          <table:table-cell table:style-name="ce26" office:value-type="string" calcext:value-type="string">
            <text:p>E6</text:p>
          </table:table-cell>
          <table:table-cell table:style-name="ce29" office:value-type="float" office:value="577.35" calcext:value-type="float">
            <text:p>577.35</text:p>
          </table:table-cell>
          <table:table-cell table:style-name="ce29" office:value-type="float" office:value="166.448118991443" calcext:value-type="float">
            <text:p>166.45</text:p>
          </table:table-cell>
          <table:table-cell table:style-name="ce26" office:value-type="float" office:value="865" calcext:value-type="float">
            <text:p>865</text:p>
          </table:table-cell>
          <table:table-cell table:style-name="ce26" office:value-type="float" office:value="314" calcext:value-type="float">
            <text:p>314</text:p>
          </table:table-cell>
          <table:table-cell table:style-name="ce29" office:value-type="float" office:value="5007.031" calcext:value-type="float">
            <text:p>5007.03</text:p>
          </table:table-cell>
          <table:table-cell table:style-name="ce29" office:value-type="float" office:value="1506.55472436773" calcext:value-type="float">
            <text:p>1506.55</text:p>
          </table:table-cell>
          <table:table-cell table:style-name="ce29" office:value-type="float" office:value="235.07035" calcext:value-type="float">
            <text:p>235.07</text:p>
          </table:table-cell>
          <table:table-cell table:style-name="ce29" office:value-type="float" office:value="15.1350408421023" calcext:value-type="float">
            <text:p>15.14</text:p>
          </table:table-cell>
          <table:table-cell table:style-name="ce29" office:value-type="float" office:value="1614.55" calcext:value-type="float">
            <text:p>1614.55</text:p>
          </table:table-cell>
          <table:table-cell table:style-name="ce29" office:value-type="float" office:value="881.96" calcext:value-type="float">
            <text:p>881.96</text:p>
          </table:table-cell>
          <table:table-cell table:style-name="ce29" office:value-type="float" office:value="39.7533046888458" calcext:value-type="float">
            <text:p>39.75</text:p>
          </table:table-cell>
          <table:table-cell table:style-name="ce29" office:value-type="float" office:value="831.758" calcext:value-type="float">
            <text:p>831.76</text:p>
          </table:table-cell>
          <table:table-cell table:style-name="ce29" office:value-type="float" office:value="965.787" calcext:value-type="float">
            <text:p>965.79</text:p>
          </table:table-cell>
          <table:table-cell table:style-name="ce29" table:formula="of:=([.J52]-[.K52])/[.J52]*100" office:value-type="float" office:value="45.3742528878016" calcext:value-type="float">
            <text:p>45.37</text:p>
          </table:table-cell>
          <table:table-cell table:style-name="ce29" table:formula="of:=([.J52]-[.M52])/[.J52]*100" office:value-type="float" office:value="48.4836022421108" calcext:value-type="float">
            <text:p>48.48</text:p>
          </table:table-cell>
          <table:table-cell table:style-name="ce29" office:value-type="float" office:value="2621.0345" calcext:value-type="float">
            <text:p>2621.03</text:p>
          </table:table-cell>
          <table:table-cell table:style-name="ce29" office:value-type="float" office:value="117.590253466277" calcext:value-type="float">
            <text:p>117.59</text:p>
          </table:table-cell>
          <table:table-cell table:style-name="ce29" office:value-type="float" office:value="16.661263" calcext:value-type="float">
            <text:p>16.66</text:p>
          </table:table-cell>
          <table:table-cell table:style-name="ce29" office:value-type="float" office:value="12.9263869789122" calcext:value-type="float">
            <text:p>12.93</text:p>
          </table:table-cell>
          <table:table-cell table:style-name="ce29" office:value-type="float" office:value="8.1832695" calcext:value-type="float">
            <text:p>8.18</text:p>
          </table:table-cell>
          <table:table-cell table:style-name="ce29" office:value-type="float" office:value="3.88905772199855" calcext:value-type="float">
            <text:p>3.89</text:p>
          </table:table-cell>
        </table:table-row>
        <table:table-row table:style-name="ro1">
          <table:table-cell table:style-name="ce26" office:value-type="string" calcext:value-type="string">
            <text:p>E7</text:p>
          </table:table-cell>
          <table:table-cell table:style-name="ce29" office:value-type="float" office:value="432.35" calcext:value-type="float">
            <text:p>432.35</text:p>
          </table:table-cell>
          <table:table-cell table:style-name="ce29" office:value-type="float" office:value="139.28134155465" calcext:value-type="float">
            <text:p>139.28</text:p>
          </table:table-cell>
          <table:table-cell table:style-name="ce26" office:value-type="float" office:value="714" calcext:value-type="float">
            <text:p>714</text:p>
          </table:table-cell>
          <table:table-cell table:style-name="ce26" office:value-type="float" office:value="201" calcext:value-type="float">
            <text:p>201</text:p>
          </table:table-cell>
          <table:table-cell table:style-name="ce29" office:value-type="float" office:value="4233.7325" calcext:value-type="float">
            <text:p>4233.73</text:p>
          </table:table-cell>
          <table:table-cell table:style-name="ce29" office:value-type="float" office:value="1336.09157623773" calcext:value-type="float">
            <text:p>1336.09</text:p>
          </table:table-cell>
          <table:table-cell table:style-name="ce29" office:value-type="float" office:value="241.52975" calcext:value-type="float">
            <text:p>241.53</text:p>
          </table:table-cell>
          <table:table-cell table:style-name="ce29" office:value-type="float" office:value="7.6166457728417" calcext:value-type="float">
            <text:p>7.62</text:p>
          </table:table-cell>
          <table:table-cell table:style-name="ce29" office:value-type="float" office:value="1289.07" calcext:value-type="float">
            <text:p>1289.07</text:p>
          </table:table-cell>
          <table:table-cell table:style-name="ce29" office:value-type="float" office:value="813.41715" calcext:value-type="float">
            <text:p>813.42</text:p>
          </table:table-cell>
          <table:table-cell table:style-name="ce29" office:value-type="float" office:value="42.6323924983599" calcext:value-type="float">
            <text:p>42.63</text:p>
          </table:table-cell>
          <table:table-cell table:style-name="ce29" office:value-type="float" office:value="744.147" calcext:value-type="float">
            <text:p>744.15</text:p>
          </table:table-cell>
          <table:table-cell table:style-name="ce29" office:value-type="float" office:value="914.923" calcext:value-type="float">
            <text:p>914.92</text:p>
          </table:table-cell>
          <table:table-cell table:style-name="ce29" table:formula="of:=([.J53]-[.K53])/[.J53]*100" office:value-type="float" office:value="36.8989154972189" calcext:value-type="float">
            <text:p>36.90</text:p>
          </table:table-cell>
          <table:table-cell table:style-name="ce29" table:formula="of:=([.J53]-[.M53])/[.J53]*100" office:value-type="float" office:value="42.2725685959645" calcext:value-type="float">
            <text:p>42.27</text:p>
          </table:table-cell>
          <table:table-cell table:style-name="ce29" office:value-type="float" office:value="2423.3975" calcext:value-type="float">
            <text:p>2423.40</text:p>
          </table:table-cell>
          <table:table-cell table:style-name="ce29" office:value-type="float" office:value="120.22770977892" calcext:value-type="float">
            <text:p>120.23</text:p>
          </table:table-cell>
          <table:table-cell table:style-name="ce29" office:value-type="float" office:value="11.0921805" calcext:value-type="float">
            <text:p>11.09</text:p>
          </table:table-cell>
          <table:table-cell table:style-name="ce29" office:value-type="float" office:value="11.669665319731" calcext:value-type="float">
            <text:p>11.67</text:p>
          </table:table-cell>
          <table:table-cell table:style-name="ce29" office:value-type="float" office:value="5.7608745" calcext:value-type="float">
            <text:p>5.76</text:p>
          </table:table-cell>
          <table:table-cell table:style-name="ce29" office:value-type="float" office:value="5.50501503601606" calcext:value-type="float">
            <text:p>5.51</text:p>
          </table:table-cell>
        </table:table-row>
        <table:table-row table:style-name="ro1">
          <table:table-cell table:style-name="ce26" office:value-type="string" calcext:value-type="string">
            <text:p>E8</text:p>
          </table:table-cell>
          <table:table-cell table:style-name="ce29" office:value-type="float" office:value="516.45" calcext:value-type="float">
            <text:p>516.45</text:p>
          </table:table-cell>
          <table:table-cell table:style-name="ce29" office:value-type="float" office:value="179.04203417075" calcext:value-type="float">
            <text:p>179.04</text:p>
          </table:table-cell>
          <table:table-cell table:style-name="ce26" office:value-type="float" office:value="1078" calcext:value-type="float">
            <text:p>1078</text:p>
          </table:table-cell>
          <table:table-cell table:style-name="ce26" office:value-type="float" office:value="312" calcext:value-type="float">
            <text:p>312</text:p>
          </table:table-cell>
          <table:table-cell table:style-name="ce29" office:value-type="float" office:value="4619.1655" calcext:value-type="float">
            <text:p>4619.17</text:p>
          </table:table-cell>
          <table:table-cell table:style-name="ce29" office:value-type="float" office:value="1462.19990550099" calcext:value-type="float">
            <text:p>1462.20</text:p>
          </table:table-cell>
          <table:table-cell table:style-name="ce29" office:value-type="float" office:value="234.80805" calcext:value-type="float">
            <text:p>234.81</text:p>
          </table:table-cell>
          <table:table-cell table:style-name="ce29" office:value-type="float" office:value="18.7006540118535" calcext:value-type="float">
            <text:p>18.70</text:p>
          </table:table-cell>
          <table:table-cell table:style-name="ce29" office:value-type="float" office:value="1483.75" calcext:value-type="float">
            <text:p>1483.75</text:p>
          </table:table-cell>
          <table:table-cell table:style-name="ce29" office:value-type="float" office:value="808.43515" calcext:value-type="float">
            <text:p>808.44</text:p>
          </table:table-cell>
          <table:table-cell table:style-name="ce29" office:value-type="float" office:value="30.0494002467078" calcext:value-type="float">
            <text:p>30.05</text:p>
          </table:table-cell>
          <table:table-cell table:style-name="ce29" office:value-type="float" office:value="745.181" calcext:value-type="float">
            <text:p>745.18</text:p>
          </table:table-cell>
          <table:table-cell table:style-name="ce29" office:value-type="float" office:value="850.16" calcext:value-type="float">
            <text:p>850.16</text:p>
          </table:table-cell>
          <table:table-cell table:style-name="ce29" table:formula="of:=([.J54]-[.K54])/[.J54]*100" office:value-type="float" office:value="45.5140589721988" calcext:value-type="float">
            <text:p>45.51</text:p>
          </table:table-cell>
          <table:table-cell table:style-name="ce29" table:formula="of:=([.J54]-[.M54])/[.J54]*100" office:value-type="float" office:value="49.7771861836563" calcext:value-type="float">
            <text:p>49.78</text:p>
          </table:table-cell>
          <table:table-cell table:style-name="ce29" office:value-type="float" office:value="2396.1795" calcext:value-type="float">
            <text:p>2396.18</text:p>
          </table:table-cell>
          <table:table-cell table:style-name="ce29" office:value-type="float" office:value="83.0259023295235" calcext:value-type="float">
            <text:p>83.03</text:p>
          </table:table-cell>
          <table:table-cell table:style-name="ce29" office:value-type="float" office:value="20.0923805" calcext:value-type="float">
            <text:p>20.09</text:p>
          </table:table-cell>
          <table:table-cell table:style-name="ce29" office:value-type="float" office:value="15.6464250891729" calcext:value-type="float">
            <text:p>15.65</text:p>
          </table:table-cell>
          <table:table-cell table:style-name="ce29" office:value-type="float" office:value="9.0330655" calcext:value-type="float">
            <text:p>9.03</text:p>
          </table:table-cell>
          <table:table-cell table:style-name="ce29" office:value-type="float" office:value="5.66472283186916" calcext:value-type="float">
            <text:p>5.66</text:p>
          </table:table-cell>
        </table:table-row>
        <table:table-row table:style-name="ro1">
          <table:table-cell table:style-name="ce26" office:value-type="string" calcext:value-type="string">
            <text:p>E9</text:p>
          </table:table-cell>
          <table:table-cell table:style-name="ce29" office:value-type="float" office:value="509.25" calcext:value-type="float">
            <text:p>509.25</text:p>
          </table:table-cell>
          <table:table-cell table:style-name="ce29" office:value-type="float" office:value="161.554577709662" calcext:value-type="float">
            <text:p>161.55</text:p>
          </table:table-cell>
          <table:table-cell table:style-name="ce26" office:value-type="float" office:value="863" calcext:value-type="float">
            <text:p>863</text:p>
          </table:table-cell>
          <table:table-cell table:style-name="ce26" office:value-type="float" office:value="180" calcext:value-type="float">
            <text:p>180</text:p>
          </table:table-cell>
          <table:table-cell table:style-name="ce29" office:value-type="float" office:value="4245.416" calcext:value-type="float">
            <text:p>4245.42</text:p>
          </table:table-cell>
          <table:table-cell table:style-name="ce29" office:value-type="float" office:value="1437.0567471028" calcext:value-type="float">
            <text:p>1437.06</text:p>
          </table:table-cell>
          <table:table-cell table:style-name="ce29" office:value-type="float" office:value="225.226" calcext:value-type="float">
            <text:p>225.23</text:p>
          </table:table-cell>
          <table:table-cell table:style-name="ce29" office:value-type="float" office:value="15.5077400878264" calcext:value-type="float">
            <text:p>15.51</text:p>
          </table:table-cell>
          <table:table-cell table:style-name="ce29" office:value-type="float" office:value="1683.32" calcext:value-type="float">
            <text:p>1683.32</text:p>
          </table:table-cell>
          <table:table-cell table:style-name="ce29" office:value-type="float" office:value="1011.1291" calcext:value-type="float">
            <text:p>1011.13</text:p>
          </table:table-cell>
          <table:table-cell table:style-name="ce29" office:value-type="float" office:value="49.5205458040026" calcext:value-type="float">
            <text:p>49.52</text:p>
          </table:table-cell>
          <table:table-cell table:style-name="ce29" office:value-type="float" office:value="926.383" calcext:value-type="float">
            <text:p>926.38</text:p>
          </table:table-cell>
          <table:table-cell table:style-name="ce29" office:value-type="float" office:value="1113.88" calcext:value-type="float">
            <text:p>1113.88</text:p>
          </table:table-cell>
          <table:table-cell table:style-name="ce29" table:formula="of:=([.J55]-[.K55])/[.J55]*100" office:value-type="float" office:value="39.9324489698928" calcext:value-type="float">
            <text:p>39.93</text:p>
          </table:table-cell>
          <table:table-cell table:style-name="ce29" table:formula="of:=([.J55]-[.M55])/[.J55]*100" office:value-type="float" office:value="44.9669106289951" calcext:value-type="float">
            <text:p>44.97</text:p>
          </table:table-cell>
          <table:table-cell table:style-name="ce29" office:value-type="float" office:value="3015.9785" calcext:value-type="float">
            <text:p>3015.98</text:p>
          </table:table-cell>
          <table:table-cell table:style-name="ce29" office:value-type="float" office:value="143.929813972864" calcext:value-type="float">
            <text:p>143.93</text:p>
          </table:table-cell>
          <table:table-cell table:style-name="ce29" office:value-type="float" office:value="11.738998" calcext:value-type="float">
            <text:p>11.74</text:p>
          </table:table-cell>
          <table:table-cell table:style-name="ce29" office:value-type="float" office:value="15.5814620486183" calcext:value-type="float">
            <text:p>15.58</text:p>
          </table:table-cell>
          <table:table-cell table:style-name="ce29" office:value-type="float" office:value="5.670681" calcext:value-type="float">
            <text:p>5.67</text:p>
          </table:table-cell>
          <table:table-cell table:style-name="ce29" office:value-type="float" office:value="6.79647995391647" calcext:value-type="float">
            <text:p>6.80</text:p>
          </table:table-cell>
        </table:table-row>
        <table:table-row table:style-name="ro1">
          <table:table-cell table:style-name="ce26" office:value-type="string" calcext:value-type="string">
            <text:p>E10</text:p>
          </table:table-cell>
          <table:table-cell table:style-name="ce29" office:value-type="float" office:value="502.8" calcext:value-type="float">
            <text:p>502.80</text:p>
          </table:table-cell>
          <table:table-cell table:style-name="ce29" office:value-type="float" office:value="120.490488814416" calcext:value-type="float">
            <text:p>120.49</text:p>
          </table:table-cell>
          <table:table-cell table:style-name="ce26" office:value-type="float" office:value="756" calcext:value-type="float">
            <text:p>756</text:p>
          </table:table-cell>
          <table:table-cell table:style-name="ce26" office:value-type="float" office:value="296" calcext:value-type="float">
            <text:p>296</text:p>
          </table:table-cell>
          <table:table-cell table:style-name="ce29" office:value-type="float" office:value="4984.2795" calcext:value-type="float">
            <text:p>4984.28</text:p>
          </table:table-cell>
          <table:table-cell table:style-name="ce29" office:value-type="float" office:value="1363.5326930845" calcext:value-type="float">
            <text:p>1363.53</text:p>
          </table:table-cell>
          <table:table-cell table:style-name="ce29" office:value-type="float" office:value="237.02305" calcext:value-type="float">
            <text:p>237.02</text:p>
          </table:table-cell>
          <table:table-cell table:style-name="ce29" office:value-type="float" office:value="19.6430217031125" calcext:value-type="float">
            <text:p>19.64</text:p>
          </table:table-cell>
          <table:table-cell table:style-name="ce29" office:value-type="float" office:value="2114.08" calcext:value-type="float">
            <text:p>2114.08</text:p>
          </table:table-cell>
          <table:table-cell table:style-name="ce29" office:value-type="float" office:value="931.43645" calcext:value-type="float">
            <text:p>931.44</text:p>
          </table:table-cell>
          <table:table-cell table:style-name="ce29" office:value-type="float" office:value="35.0609206479462" calcext:value-type="float">
            <text:p>35.06</text:p>
          </table:table-cell>
          <table:table-cell table:style-name="ce29" office:value-type="float" office:value="874.511" calcext:value-type="float">
            <text:p>874.51</text:p>
          </table:table-cell>
          <table:table-cell table:style-name="ce29" office:value-type="float" office:value="1014.5" calcext:value-type="float">
            <text:p>1014.50</text:p>
          </table:table-cell>
          <table:table-cell table:style-name="ce29" table:formula="of:=([.J56]-[.K56])/[.J56]*100" office:value-type="float" office:value="55.9412865170665" calcext:value-type="float">
            <text:p>55.94</text:p>
          </table:table-cell>
          <table:table-cell table:style-name="ce29" table:formula="of:=([.J56]-[.M56])/[.J56]*100" office:value-type="float" office:value="58.6339684401726" calcext:value-type="float">
            <text:p>58.63</text:p>
          </table:table-cell>
          <table:table-cell table:style-name="ce29" office:value-type="float" office:value="2753.9855" calcext:value-type="float">
            <text:p>2753.99</text:p>
          </table:table-cell>
          <table:table-cell table:style-name="ce29" office:value-type="float" office:value="100.243739979113" calcext:value-type="float">
            <text:p>100.24</text:p>
          </table:table-cell>
          <table:table-cell table:style-name="ce29" office:value-type="float" office:value="28.917431" calcext:value-type="float">
            <text:p>28.92</text:p>
          </table:table-cell>
          <table:table-cell table:style-name="ce29" office:value-type="float" office:value="26.757768103539" calcext:value-type="float">
            <text:p>26.76</text:p>
          </table:table-cell>
          <table:table-cell table:style-name="ce29" office:value-type="float" office:value="11.4061265" calcext:value-type="float">
            <text:p>11.41</text:p>
          </table:table-cell>
          <table:table-cell table:style-name="ce29" office:value-type="float" office:value="9.36164766380041" calcext:value-type="float">
            <text:p>9.36</text:p>
          </table:table-cell>
        </table:table-row>
        <table:table-row table:style-name="ro1">
          <table:table-cell table:style-name="ce27" office:value-type="string" calcext:value-type="string">
            <text:p>E</text:p>
          </table:table-cell>
          <table:table-cell table:style-name="ce30" table:formula="of:=AVERAGE([.B47:.B56])" office:value-type="float" office:value="485.61" calcext:value-type="float">
            <text:p>485.61</text:p>
          </table:table-cell>
          <table:table-cell table:style-name="ce30" table:formula="of:=AVERAGE([.C47:.C56])" office:value-type="float" office:value="145.275612328328" calcext:value-type="float">
            <text:p>145.28</text:p>
          </table:table-cell>
          <table:table-cell table:style-name="ce30" table:formula="of:=AVERAGE([.D47:.D56])" office:value-type="float" office:value="794.2" calcext:value-type="float">
            <text:p>794.20</text:p>
          </table:table-cell>
          <table:table-cell table:style-name="ce30" table:formula="of:=AVERAGE([.E47:.E56])" office:value-type="float" office:value="257.7" calcext:value-type="float">
            <text:p>257.70</text:p>
          </table:table-cell>
          <table:table-cell table:style-name="ce30" table:formula="of:=AVERAGE([.F47:.F56])" office:value-type="float" office:value="4643.8307" calcext:value-type="float">
            <text:p>4643.83</text:p>
          </table:table-cell>
          <table:table-cell table:style-name="ce30" table:formula="of:=AVERAGE([.G47:.G56])" office:value-type="float" office:value="1446.7015266209" calcext:value-type="float">
            <text:p>1446.70</text:p>
          </table:table-cell>
          <table:table-cell table:style-name="ce30" table:formula="of:=AVERAGE([.H47:.H56])" office:value-type="float" office:value="235.50121" calcext:value-type="float">
            <text:p>235.50</text:p>
          </table:table-cell>
          <table:table-cell table:style-name="ce30" table:formula="of:=AVERAGE([.I47:.I56])" office:value-type="float" office:value="15.4707521977389" calcext:value-type="float">
            <text:p>15.47</text:p>
          </table:table-cell>
          <table:table-cell table:style-name="ce30" table:formula="of:=AVERAGE([.J47:.J56])" office:value-type="float" office:value="1856.642" calcext:value-type="float">
            <text:p>1856.64</text:p>
          </table:table-cell>
          <table:table-cell table:style-name="ce30" table:formula="of:=AVERAGE([.K47:.K56])" office:value-type="float" office:value="937.03995" calcext:value-type="float">
            <text:p>937.04</text:p>
          </table:table-cell>
          <table:table-cell table:style-name="ce30" table:formula="of:=AVERAGE([.L47:.L56])" office:value-type="float" office:value="48.7999035352606" calcext:value-type="float">
            <text:p>48.80</text:p>
          </table:table-cell>
          <table:table-cell table:style-name="ce30" table:formula="of:=AVERAGE([.M47:.M56])" office:value-type="float" office:value="863.7403" calcext:value-type="float">
            <text:p>863.74</text:p>
          </table:table-cell>
          <table:table-cell table:style-name="ce30" table:formula="of:=AVERAGE([.N47:.N56])" office:value-type="float" office:value="1049.7074" calcext:value-type="float">
            <text:p>1049.71</text:p>
          </table:table-cell>
          <table:table-cell table:style-name="ce30" table:formula="of:=AVERAGE([.O47:.O56])" office:value-type="float" office:value="47.4851333590063" calcext:value-type="float">
            <text:p>47.49</text:p>
          </table:table-cell>
          <table:table-cell table:style-name="ce30" table:formula="of:=AVERAGE([.P47:.P56])" office:value-type="float" office:value="51.5698519988758" calcext:value-type="float">
            <text:p>51.57</text:p>
          </table:table-cell>
          <table:table-cell table:style-name="ce30" table:formula="of:=AVERAGE([.Q47:.Q56])" office:value-type="float" office:value="2645.273" calcext:value-type="float">
            <text:p>2645.27</text:p>
          </table:table-cell>
          <table:table-cell table:style-name="ce30" table:formula="of:=AVERAGE([.R47:.R56])" office:value-type="float" office:value="124.637621896688" calcext:value-type="float">
            <text:p>124.64</text:p>
          </table:table-cell>
          <table:table-cell table:style-name="ce30" table:formula="of:=AVERAGE([.S47:.S56])" office:value-type="float" office:value="135.410211211947" calcext:value-type="float">
            <text:p>135.41</text:p>
          </table:table-cell>
          <table:table-cell table:style-name="ce30" table:formula="of:=AVERAGE([.T47:.T56])" office:value-type="float" office:value="47.6152898218661" calcext:value-type="float">
            <text:p>47.62</text:p>
          </table:table-cell>
          <table:table-cell table:style-name="ce30" table:formula="of:=AVERAGE([.U47:.U56])" office:value-type="float" office:value="30.4363085619468" calcext:value-type="float">
            <text:p>30.44</text:p>
          </table:table-cell>
          <table:table-cell table:style-name="ce30" table:formula="of:=AVERAGE([.V47:.V56])" office:value-type="float" office:value="8.68910753037205" calcext:value-type="float">
            <text:p>8.69</text:p>
          </table:table-cell>
        </table:table-row>
        <table:table-row table:style-name="ro1">
          <table:table-cell table:style-name="ce26" office:value-type="string" calcext:value-type="string">
            <text:p>F1</text:p>
          </table:table-cell>
          <table:table-cell table:style-name="ce29" office:value-type="float" office:value="300.65" calcext:value-type="float">
            <text:p>300.65</text:p>
          </table:table-cell>
          <table:table-cell table:style-name="ce29" office:value-type="float" office:value="162.347669491969" calcext:value-type="float">
            <text:p>162.35</text:p>
          </table:table-cell>
          <table:table-cell table:style-name="ce26" office:value-type="float" office:value="817" calcext:value-type="float">
            <text:p>817</text:p>
          </table:table-cell>
          <table:table-cell table:style-name="ce26" office:value-type="float" office:value="152" calcext:value-type="float">
            <text:p>152</text:p>
          </table:table-cell>
          <table:table-cell table:style-name="ce29" office:value-type="float" office:value="8033.759" calcext:value-type="float">
            <text:p>8033.76</text:p>
          </table:table-cell>
          <table:table-cell table:style-name="ce29" office:value-type="float" office:value="4341.77185660162" calcext:value-type="float">
            <text:p>4341.77</text:p>
          </table:table-cell>
          <table:table-cell table:style-name="ce29" office:value-type="float" office:value="677.5341" calcext:value-type="float">
            <text:p>677.53</text:p>
          </table:table-cell>
          <table:table-cell table:style-name="ce29" office:value-type="float" office:value="6.42995970274677" calcext:value-type="float">
            <text:p>6.43</text:p>
          </table:table-cell>
          <table:table-cell table:style-name="ce29" office:value-type="float" office:value="2744.7" calcext:value-type="float">
            <text:p>2744.70</text:p>
          </table:table-cell>
          <table:table-cell table:style-name="ce29" office:value-type="float" office:value="2681.112" calcext:value-type="float">
            <text:p>2681.11</text:p>
          </table:table-cell>
          <table:table-cell table:style-name="ce29" office:value-type="float" office:value="63.8503059053794" calcext:value-type="float">
            <text:p>63.85</text:p>
          </table:table-cell>
          <table:table-cell table:style-name="ce29" office:value-type="float" office:value="2557.06" calcext:value-type="float">
            <text:p>2557.06</text:p>
          </table:table-cell>
          <table:table-cell table:style-name="ce29" office:value-type="float" office:value="2737.77" calcext:value-type="float">
            <text:p>2737.77</text:p>
          </table:table-cell>
          <table:table-cell table:style-name="ce29" table:formula="of:=([.J58]-[.K58])/[.J58]*100" office:value-type="float" office:value="2.31675592960978" calcext:value-type="float">
            <text:p>2.32</text:p>
          </table:table-cell>
          <table:table-cell table:style-name="ce29" table:formula="of:=([.J58]-[.M58])/[.J58]*100" office:value-type="float" office:value="6.83644842787918" calcext:value-type="float">
            <text:p>6.84</text:p>
          </table:table-cell>
          <table:table-cell table:style-name="ce29" office:value-type="float" office:value="7686.5465" calcext:value-type="float">
            <text:p>7686.55</text:p>
          </table:table-cell>
          <table:table-cell table:style-name="ce29" office:value-type="float" office:value="65.3237921736589" calcext:value-type="float">
            <text:p>65.32</text:p>
          </table:table-cell>
          <table:table-cell table:style-name="ce29" office:value-type="float" office:value="298.895685" calcext:value-type="float">
            <text:p>298.90</text:p>
          </table:table-cell>
          <table:table-cell table:style-name="ce29" office:value-type="float" office:value="129.012487036208" calcext:value-type="float">
            <text:p>129.01</text:p>
          </table:table-cell>
          <table:table-cell table:style-name="ce29" office:value-type="float" office:value="57.89713" calcext:value-type="float">
            <text:p>57.90</text:p>
          </table:table-cell>
          <table:table-cell table:style-name="ce29" office:value-type="float" office:value="15.195291096919" calcext:value-type="float">
            <text:p>15.20</text:p>
          </table:table-cell>
        </table:table-row>
        <table:table-row table:style-name="ro1">
          <table:table-cell table:style-name="ce26" office:value-type="string" calcext:value-type="string">
            <text:p>F2</text:p>
          </table:table-cell>
          <table:table-cell table:style-name="ce29" office:value-type="float" office:value="196.35" calcext:value-type="float">
            <text:p>196.35</text:p>
          </table:table-cell>
          <table:table-cell table:style-name="ce29" office:value-type="float" office:value="158.662593011247" calcext:value-type="float">
            <text:p>158.66</text:p>
          </table:table-cell>
          <table:table-cell table:style-name="ce26" office:value-type="float" office:value="621" calcext:value-type="float">
            <text:p>621</text:p>
          </table:table-cell>
          <table:table-cell table:style-name="ce26" office:value-type="float" office:value="101" calcext:value-type="float">
            <text:p>101</text:p>
          </table:table-cell>
          <table:table-cell table:style-name="ce29" office:value-type="float" office:value="5212.4975" calcext:value-type="float">
            <text:p>5212.50</text:p>
          </table:table-cell>
          <table:table-cell table:style-name="ce29" office:value-type="float" office:value="4206.8652655778" calcext:value-type="float">
            <text:p>4206.87</text:p>
          </table:table-cell>
          <table:table-cell table:style-name="ce29" office:value-type="float" office:value="704.39265" calcext:value-type="float">
            <text:p>704.39</text:p>
          </table:table-cell>
          <table:table-cell table:style-name="ce29" office:value-type="float" office:value="5.7339619652053" calcext:value-type="float">
            <text:p>5.73</text:p>
          </table:table-cell>
          <table:table-cell table:style-name="ce29" office:value-type="float" office:value="2648.03" calcext:value-type="float">
            <text:p>2648.03</text:p>
          </table:table-cell>
          <table:table-cell table:style-name="ce29" office:value-type="float" office:value="2628.7515" calcext:value-type="float">
            <text:p>2628.75</text:p>
          </table:table-cell>
          <table:table-cell table:style-name="ce29" office:value-type="float" office:value="30.4276925937369" calcext:value-type="float">
            <text:p>30.43</text:p>
          </table:table-cell>
          <table:table-cell table:style-name="ce29" office:value-type="float" office:value="2544.32" calcext:value-type="float">
            <text:p>2544.32</text:p>
          </table:table-cell>
          <table:table-cell table:style-name="ce29" office:value-type="float" office:value="2648.03" calcext:value-type="float">
            <text:p>2648.03</text:p>
          </table:table-cell>
          <table:table-cell table:style-name="ce29" table:formula="of:=([.J59]-[.K59])/[.J59]*100" office:value-type="float" office:value="0.728031782117285" calcext:value-type="float">
            <text:p>0.73</text:p>
          </table:table-cell>
          <table:table-cell table:style-name="ce29" table:formula="of:=([.J59]-[.M59])/[.J59]*100" office:value-type="float" office:value="3.91649641431555" calcext:value-type="float">
            <text:p>3.92</text:p>
          </table:table-cell>
          <table:table-cell table:style-name="ce29" office:value-type="float" office:value="7879.3475" calcext:value-type="float">
            <text:p>7879.35</text:p>
          </table:table-cell>
          <table:table-cell table:style-name="ce29" office:value-type="float" office:value="93.9649017270755" calcext:value-type="float">
            <text:p>93.96</text:p>
          </table:table-cell>
          <table:table-cell table:style-name="ce29" office:value-type="float" office:value="3.644287" calcext:value-type="float">
            <text:p>3.64</text:p>
          </table:table-cell>
          <table:table-cell table:style-name="ce29" office:value-type="float" office:value="7.53535128685773" calcext:value-type="float">
            <text:p>7.54</text:p>
          </table:table-cell>
          <table:table-cell table:style-name="ce29" office:value-type="float" office:value="3.265011" calcext:value-type="float">
            <text:p>3.27</text:p>
          </table:table-cell>
          <table:table-cell table:style-name="ce29" office:value-type="float" office:value="7.40901947472268" calcext:value-type="float">
            <text:p>7.41</text:p>
          </table:table-cell>
        </table:table-row>
        <table:table-row table:style-name="ro1">
          <table:table-cell table:style-name="ce26" office:value-type="string" calcext:value-type="string">
            <text:p>F3</text:p>
          </table:table-cell>
          <table:table-cell table:style-name="ce29" office:value-type="float" office:value="237.15" calcext:value-type="float">
            <text:p>237.15</text:p>
          </table:table-cell>
          <table:table-cell table:style-name="ce29" office:value-type="float" office:value="117.564439217057" calcext:value-type="float">
            <text:p>117.56</text:p>
          </table:table-cell>
          <table:table-cell table:style-name="ce26" office:value-type="float" office:value="623" calcext:value-type="float">
            <text:p>623</text:p>
          </table:table-cell>
          <table:table-cell table:style-name="ce26" office:value-type="float" office:value="101" calcext:value-type="float">
            <text:p>101</text:p>
          </table:table-cell>
          <table:table-cell table:style-name="ce29" office:value-type="float" office:value="6323.5285" calcext:value-type="float">
            <text:p>6323.53</text:p>
          </table:table-cell>
          <table:table-cell table:style-name="ce29" office:value-type="float" office:value="3107.80329892569" calcext:value-type="float">
            <text:p>3107.80</text:p>
          </table:table-cell>
          <table:table-cell table:style-name="ce29" office:value-type="float" office:value="682.3244" calcext:value-type="float">
            <text:p>682.32</text:p>
          </table:table-cell>
          <table:table-cell table:style-name="ce29" office:value-type="float" office:value="6.01145866701777" calcext:value-type="float">
            <text:p>6.01</text:p>
          </table:table-cell>
          <table:table-cell table:style-name="ce29" office:value-type="float" office:value="2499.23" calcext:value-type="float">
            <text:p>2499.23</text:p>
          </table:table-cell>
          <table:table-cell table:style-name="ce29" office:value-type="float" office:value="2473.7705" calcext:value-type="float">
            <text:p>2473.77</text:p>
          </table:table-cell>
          <table:table-cell table:style-name="ce29" office:value-type="float" office:value="16.1022363517095" calcext:value-type="float">
            <text:p>16.10</text:p>
          </table:table-cell>
          <table:table-cell table:style-name="ce29" office:value-type="float" office:value="2433.87" calcext:value-type="float">
            <text:p>2433.87</text:p>
          </table:table-cell>
          <table:table-cell table:style-name="ce29" office:value-type="float" office:value="2499.23" calcext:value-type="float">
            <text:p>2499.23</text:p>
          </table:table-cell>
          <table:table-cell table:style-name="ce29" table:formula="of:=([.J60]-[.K60])/[.J60]*100" office:value-type="float" office:value="1.01869375767736" calcext:value-type="float">
            <text:p>1.02</text:p>
          </table:table-cell>
          <table:table-cell table:style-name="ce29" table:formula="of:=([.J60]-[.M60])/[.J60]*100" office:value-type="float" office:value="2.61520548328886" calcext:value-type="float">
            <text:p>2.62</text:p>
          </table:table-cell>
          <table:table-cell table:style-name="ce29" office:value-type="float" office:value="7295.453" calcext:value-type="float">
            <text:p>7295.45</text:p>
          </table:table-cell>
          <table:table-cell table:style-name="ce29" office:value-type="float" office:value="41.5999017078798" calcext:value-type="float">
            <text:p>41.60</text:p>
          </table:table-cell>
          <table:table-cell table:style-name="ce29" office:value-type="float" office:value="98.85181" calcext:value-type="float">
            <text:p>98.85</text:p>
          </table:table-cell>
          <table:table-cell table:style-name="ce29" office:value-type="float" office:value="19.3960482748121" calcext:value-type="float">
            <text:p>19.40</text:p>
          </table:table-cell>
          <table:table-cell table:style-name="ce29" office:value-type="float" office:value="27.00983" calcext:value-type="float">
            <text:p>27.01</text:p>
          </table:table-cell>
          <table:table-cell table:style-name="ce29" office:value-type="float" office:value="1.99163943685122" calcext:value-type="float">
            <text:p>1.99</text:p>
          </table:table-cell>
        </table:table-row>
        <table:table-row table:style-name="ro1">
          <table:table-cell table:style-name="ce26" office:value-type="string" calcext:value-type="string">
            <text:p>F4</text:p>
          </table:table-cell>
          <table:table-cell table:style-name="ce29" office:value-type="float" office:value="115.95" calcext:value-type="float">
            <text:p>115.95</text:p>
          </table:table-cell>
          <table:table-cell table:style-name="ce29" office:value-type="float" office:value="27.3119888847756" calcext:value-type="float">
            <text:p>27.31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101" calcext:value-type="float">
            <text:p>101</text:p>
          </table:table-cell>
          <table:table-cell table:style-name="ce29" office:value-type="float" office:value="3147.0695" calcext:value-type="float">
            <text:p>3147.07</text:p>
          </table:table-cell>
          <table:table-cell table:style-name="ce29" office:value-type="float" office:value="736.885071517976" calcext:value-type="float">
            <text:p>736.89</text:p>
          </table:table-cell>
          <table:table-cell table:style-name="ce29" office:value-type="float" office:value="760.77255" calcext:value-type="float">
            <text:p>760.77</text:p>
          </table:table-cell>
          <table:table-cell table:style-name="ce29" office:value-type="float" office:value="8.03937368911024" calcext:value-type="float">
            <text:p>8.04</text:p>
          </table:table-cell>
          <table:table-cell table:style-name="ce29" office:value-type="float" office:value="2127.2" calcext:value-type="float">
            <text:p>2127.20</text:p>
          </table:table-cell>
          <table:table-cell table:style-name="ce29" office:value-type="float" office:value="2125.393" calcext:value-type="float">
            <text:p>2125.39</text:p>
          </table:table-cell>
          <table:table-cell table:style-name="ce29" office:value-type="float" office:value="3.77223108629629" calcext:value-type="float">
            <text:p>3.77</text:p>
          </table:table-cell>
          <table:table-cell table:style-name="ce29" office:value-type="float" office:value="2116.8" calcext:value-type="float">
            <text:p>2116.80</text:p>
          </table:table-cell>
          <table:table-cell table:style-name="ce29" office:value-type="float" office:value="2127.2" calcext:value-type="float">
            <text:p>2127.20</text:p>
          </table:table-cell>
          <table:table-cell table:style-name="ce29" table:formula="of:=([.J61]-[.K61])/[.J61]*100" office:value-type="float" office:value="0.0849473486272936" calcext:value-type="float">
            <text:p>0.08</text:p>
          </table:table-cell>
          <table:table-cell table:style-name="ce29" table:formula="of:=([.J61]-[.M61])/[.J61]*100" office:value-type="float" office:value="0.488905603610363" calcext:value-type="float">
            <text:p>0.49</text:p>
          </table:table-cell>
          <table:table-cell table:style-name="ce29" office:value-type="float" office:value="6375.2495" calcext:value-type="float">
            <text:p>6375.25</text:p>
          </table:table-cell>
          <table:table-cell table:style-name="ce29" office:value-type="float" office:value="13.5715447187352" calcext:value-type="float">
            <text:p>13.57</text:p>
          </table:table-cell>
          <table:table-cell table:style-name="ce29" office:value-type="float" office:value="0.467586" calcext:value-type="float">
            <text:p>0.47</text:p>
          </table:table-cell>
          <table:table-cell table:style-name="ce29" office:value-type="float" office:value="1.14199323218752" calcext:value-type="float">
            <text:p>1.14</text:p>
          </table:table-cell>
          <table:table-cell table:style-name="ce29" office:value-type="float" office:value="0.467586" calcext:value-type="float">
            <text:p>0.47</text:p>
          </table:table-cell>
          <table:table-cell table:style-name="ce29" office:value-type="float" office:value="1.14199323218752" calcext:value-type="float">
            <text:p>1.14</text:p>
          </table:table-cell>
        </table:table-row>
        <table:table-row table:style-name="ro1">
          <table:table-cell table:style-name="ce26" office:value-type="string" calcext:value-type="string">
            <text:p>F5</text:p>
          </table:table-cell>
          <table:table-cell table:style-name="ce29" office:value-type="float" office:value="106.95" calcext:value-type="float">
            <text:p>106.95</text:p>
          </table:table-cell>
          <table:table-cell table:style-name="ce29" office:value-type="float" office:value="26.6092089322475" calcext:value-type="float">
            <text:p>26.61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101" calcext:value-type="float">
            <text:p>101</text:p>
          </table:table-cell>
          <table:table-cell table:style-name="ce29" office:value-type="float" office:value="2971.4005" calcext:value-type="float">
            <text:p>2971.40</text:p>
          </table:table-cell>
          <table:table-cell table:style-name="ce29" office:value-type="float" office:value="727.3644331961" calcext:value-type="float">
            <text:p>727.36</text:p>
          </table:table-cell>
          <table:table-cell table:style-name="ce29" office:value-type="float" office:value="755.24345" calcext:value-type="float">
            <text:p>755.24</text:p>
          </table:table-cell>
          <table:table-cell table:style-name="ce29" office:value-type="float" office:value="10.2991171337261" calcext:value-type="float">
            <text:p>10.30</text:p>
          </table:table-cell>
          <table:table-cell table:style-name="ce29" office:value-type="float" office:value="2698.74" calcext:value-type="float">
            <text:p>2698.74</text:p>
          </table:table-cell>
          <table:table-cell table:style-name="ce29" office:value-type="float" office:value="2697.287" calcext:value-type="float">
            <text:p>2697.29</text:p>
          </table:table-cell>
          <table:table-cell table:style-name="ce29" office:value-type="float" office:value="6.49801354261438" calcext:value-type="float">
            <text:p>6.50</text:p>
          </table:table-cell>
          <table:table-cell table:style-name="ce29" office:value-type="float" office:value="2669.68" calcext:value-type="float">
            <text:p>2669.68</text:p>
          </table:table-cell>
          <table:table-cell table:style-name="ce29" office:value-type="float" office:value="2698.74" calcext:value-type="float">
            <text:p>2698.74</text:p>
          </table:table-cell>
          <table:table-cell table:style-name="ce29" table:formula="of:=([.J62]-[.K62])/[.J62]*100" office:value-type="float" office:value="0.0538399401202033" calcext:value-type="float">
            <text:p>0.05</text:p>
          </table:table-cell>
          <table:table-cell table:style-name="ce29" table:formula="of:=([.J62]-[.M62])/[.J62]*100" office:value-type="float" office:value="1.07679880240408" calcext:value-type="float">
            <text:p>1.08</text:p>
          </table:table-cell>
          <table:table-cell table:style-name="ce29" office:value-type="float" office:value="8087.4535" calcext:value-type="float">
            <text:p>8087.45</text:p>
          </table:table-cell>
          <table:table-cell table:style-name="ce29" office:value-type="float" office:value="39.2049798495038" calcext:value-type="float">
            <text:p>39.20</text:p>
          </table:table-cell>
          <table:table-cell table:style-name="ce29" office:value-type="float" office:value="3.391975" calcext:value-type="float">
            <text:p>3.39</text:p>
          </table:table-cell>
          <table:table-cell table:style-name="ce29" office:value-type="float" office:value="15.1693733559597" calcext:value-type="float">
            <text:p>15.17</text:p>
          </table:table-cell>
          <table:table-cell table:style-name="ce29" office:value-type="float" office:value="1.015095" calcext:value-type="float">
            <text:p>1.02</text:p>
          </table:table-cell>
          <table:table-cell table:style-name="ce29" office:value-type="float" office:value="4.5396428472403" calcext:value-type="float">
            <text:p>4.54</text:p>
          </table:table-cell>
        </table:table-row>
        <table:table-row table:style-name="ro1">
          <table:table-cell table:style-name="ce26" office:value-type="string" calcext:value-type="string">
            <text:p>F6</text:p>
          </table:table-cell>
          <table:table-cell table:style-name="ce29" office:value-type="float" office:value="439.25" calcext:value-type="float">
            <text:p>439.25</text:p>
          </table:table-cell>
          <table:table-cell table:style-name="ce29" office:value-type="float" office:value="193.730109335534" calcext:value-type="float">
            <text:p>193.73</text:p>
          </table:table-cell>
          <table:table-cell table:style-name="ce26" office:value-type="float" office:value="854" calcext:value-type="float">
            <text:p>854</text:p>
          </table:table-cell>
          <table:table-cell table:style-name="ce26" office:value-type="float" office:value="185" calcext:value-type="float">
            <text:p>185</text:p>
          </table:table-cell>
          <table:table-cell table:style-name="ce29" office:value-type="float" office:value="11475.7575" calcext:value-type="float">
            <text:p>11475.76</text:p>
          </table:table-cell>
          <table:table-cell table:style-name="ce29" office:value-type="float" office:value="5021.52297036192" calcext:value-type="float">
            <text:p>5021.52</text:p>
          </table:table-cell>
          <table:table-cell table:style-name="ce29" office:value-type="float" office:value="621.362" calcext:value-type="float">
            <text:p>621.36</text:p>
          </table:table-cell>
          <table:table-cell table:style-name="ce29" office:value-type="float" office:value="4.14084959500113" calcext:value-type="float">
            <text:p>4.14</text:p>
          </table:table-cell>
          <table:table-cell table:style-name="ce29" office:value-type="float" office:value="2609.83" calcext:value-type="float">
            <text:p>2609.83</text:p>
          </table:table-cell>
          <table:table-cell table:style-name="ce29" office:value-type="float" office:value="2504.507" calcext:value-type="float">
            <text:p>2504.51</text:p>
          </table:table-cell>
          <table:table-cell table:style-name="ce29" office:value-type="float" office:value="30.3356765992922" calcext:value-type="float">
            <text:p>30.34</text:p>
          </table:table-cell>
          <table:table-cell table:style-name="ce29" office:value-type="float" office:value="2455.95" calcext:value-type="float">
            <text:p>2455.95</text:p>
          </table:table-cell>
          <table:table-cell table:style-name="ce29" office:value-type="float" office:value="2555.52" calcext:value-type="float">
            <text:p>2555.52</text:p>
          </table:table-cell>
          <table:table-cell table:style-name="ce29" table:formula="of:=([.J63]-[.K63])/[.J63]*100" office:value-type="float" office:value="4.03562684159504" calcext:value-type="float">
            <text:p>4.04</text:p>
          </table:table-cell>
          <table:table-cell table:style-name="ce29" table:formula="of:=([.J63]-[.M63])/[.J63]*100" office:value-type="float" office:value="5.89616948230345" calcext:value-type="float">
            <text:p>5.90</text:p>
          </table:table-cell>
          <table:table-cell table:style-name="ce29" office:value-type="float" office:value="7471.4905" calcext:value-type="float">
            <text:p>7471.49</text:p>
          </table:table-cell>
          <table:table-cell table:style-name="ce29" office:value-type="float" office:value="93.4037742658467" calcext:value-type="float">
            <text:p>93.40</text:p>
          </table:table-cell>
          <table:table-cell table:style-name="ce29" office:value-type="float" office:value="30.852465" calcext:value-type="float">
            <text:p>30.85</text:p>
          </table:table-cell>
          <table:table-cell table:style-name="ce29" office:value-type="float" office:value="12.2156122909331" calcext:value-type="float">
            <text:p>12.22</text:p>
          </table:table-cell>
          <table:table-cell table:style-name="ce29" office:value-type="float" office:value="11.176669" calcext:value-type="float">
            <text:p>11.18</text:p>
          </table:table-cell>
          <table:table-cell table:style-name="ce29" office:value-type="float" office:value="8.95355462133389" calcext:value-type="float">
            <text:p>8.95</text:p>
          </table:table-cell>
        </table:table-row>
        <table:table-row table:style-name="ro1">
          <table:table-cell table:style-name="ce26" office:value-type="string" calcext:value-type="string">
            <text:p>F7</text:p>
          </table:table-cell>
          <table:table-cell table:style-name="ce29" office:value-type="float" office:value="101" calcext:value-type="float">
            <text:p>101.0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6" office:value-type="float" office:value="101" calcext:value-type="float">
            <text:p>101</text:p>
          </table:table-cell>
          <table:table-cell table:style-name="ce29" office:value-type="float" office:value="2775.256" calcext:value-type="float">
            <text:p>2775.26</text:p>
          </table:table-cell>
          <table:table-cell table:style-name="ce29" office:value-type="float" office:value="27.6253633269748" calcext:value-type="float">
            <text:p>27.63</text:p>
          </table:table-cell>
          <table:table-cell table:style-name="ce29" office:value-type="float" office:value="802.0221" calcext:value-type="float">
            <text:p>802.02</text:p>
          </table:table-cell>
          <table:table-cell table:style-name="ce29" office:value-type="float" office:value="6.66041586262883" calcext:value-type="float">
            <text:p>6.66</text:p>
          </table:table-cell>
          <table:table-cell table:number-columns-repeated="2" table:style-name="ce29" office:value-type="float" office:value="2253.09" calcext:value-type="float">
            <text:p>2253.09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2253.09" calcext:value-type="float">
            <text:p>2253.09</text:p>
          </table:table-cell>
          <table:table-cell table:style-name="ce29" table:formula="of:=([.J64]-[.K64])/[.J64]*100" office:value-type="float" office:value="0" calcext:value-type="float">
            <text:p>0.00</text:p>
          </table:table-cell>
          <table:table-cell table:style-name="ce29" table:formula="of:=([.J64]-[.M64])/[.J64]*100" office:value-type="float" office:value="0" calcext:value-type="float">
            <text:p>0.00</text:p>
          </table:table-cell>
          <table:table-cell table:style-name="ce29" office:value-type="float" office:value="6759.26" calcext:value-type="float">
            <text:p>6759.26</text:p>
          </table:table-cell>
          <table:table-cell table:number-columns-repeated="5"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F8</text:p>
          </table:table-cell>
          <table:table-cell table:style-name="ce29" office:value-type="float" office:value="258.55" calcext:value-type="float">
            <text:p>258.55</text:p>
          </table:table-cell>
          <table:table-cell table:style-name="ce29" office:value-type="float" office:value="112.658998752874" calcext:value-type="float">
            <text:p>112.66</text:p>
          </table:table-cell>
          <table:table-cell table:style-name="ce26" office:value-type="float" office:value="507" calcext:value-type="float">
            <text:p>507</text:p>
          </table:table-cell>
          <table:table-cell table:style-name="ce26" office:value-type="float" office:value="101" calcext:value-type="float">
            <text:p>101</text:p>
          </table:table-cell>
          <table:table-cell table:style-name="ce29" office:value-type="float" office:value="6890.165" calcext:value-type="float">
            <text:p>6890.17</text:p>
          </table:table-cell>
          <table:table-cell table:style-name="ce29" office:value-type="float" office:value="3002.73722768778" calcext:value-type="float">
            <text:p>3002.74</text:p>
          </table:table-cell>
          <table:table-cell table:style-name="ce29" office:value-type="float" office:value="676.20235" calcext:value-type="float">
            <text:p>676.20</text:p>
          </table:table-cell>
          <table:table-cell table:style-name="ce29" office:value-type="float" office:value="7.56897529931093" calcext:value-type="float">
            <text:p>7.57</text:p>
          </table:table-cell>
          <table:table-cell table:style-name="ce29" office:value-type="float" office:value="2412.15" calcext:value-type="float">
            <text:p>2412.15</text:p>
          </table:table-cell>
          <table:table-cell table:style-name="ce29" office:value-type="float" office:value="2374.638" calcext:value-type="float">
            <text:p>2374.64</text:p>
          </table:table-cell>
          <table:table-cell table:style-name="ce29" office:value-type="float" office:value="26.4956255773825" calcext:value-type="float">
            <text:p>26.50</text:p>
          </table:table-cell>
          <table:table-cell table:style-name="ce29" office:value-type="float" office:value="2321.96" calcext:value-type="float">
            <text:p>2321.96</text:p>
          </table:table-cell>
          <table:table-cell table:style-name="ce29" office:value-type="float" office:value="2412.15" calcext:value-type="float">
            <text:p>2412.15</text:p>
          </table:table-cell>
          <table:table-cell table:style-name="ce29" table:formula="of:=([.J65]-[.K65])/[.J65]*100" office:value-type="float" office:value="1.55512716870842" calcext:value-type="float">
            <text:p>1.56</text:p>
          </table:table-cell>
          <table:table-cell table:style-name="ce29" table:formula="of:=([.J65]-[.M65])/[.J65]*100" office:value-type="float" office:value="3.73898803971561" calcext:value-type="float">
            <text:p>3.74</text:p>
          </table:table-cell>
          <table:table-cell table:style-name="ce29" office:value-type="float" office:value="6904.519" calcext:value-type="float">
            <text:p>6904.52</text:p>
          </table:table-cell>
          <table:table-cell table:style-name="ce29" office:value-type="float" office:value="88.1496697847353" calcext:value-type="float">
            <text:p>88.15</text:p>
          </table:table-cell>
          <table:table-cell table:style-name="ce29" office:value-type="float" office:value="176.49255" calcext:value-type="float">
            <text:p>176.49</text:p>
          </table:table-cell>
          <table:table-cell table:style-name="ce29" office:value-type="float" office:value="39.6281394459131" calcext:value-type="float">
            <text:p>39.63</text:p>
          </table:table-cell>
          <table:table-cell table:style-name="ce29" office:value-type="float" office:value="42.900795" calcext:value-type="float">
            <text:p>42.90</text:p>
          </table:table-cell>
          <table:table-cell table:style-name="ce29" office:value-type="float" office:value="1.56684421368995" calcext:value-type="float">
            <text:p>1.57</text:p>
          </table:table-cell>
        </table:table-row>
        <table:table-row table:style-name="ro1">
          <table:table-cell table:style-name="ce26" office:value-type="string" calcext:value-type="string">
            <text:p>F9</text:p>
          </table:table-cell>
          <table:table-cell table:style-name="ce29" office:value-type="float" office:value="191.05" calcext:value-type="float">
            <text:p>191.05</text:p>
          </table:table-cell>
          <table:table-cell table:style-name="ce29" office:value-type="float" office:value="88.7826885686263" calcext:value-type="float">
            <text:p>88.78</text:p>
          </table:table-cell>
          <table:table-cell table:style-name="ce26" office:value-type="float" office:value="369" calcext:value-type="float">
            <text:p>369</text:p>
          </table:table-cell>
          <table:table-cell table:style-name="ce26" office:value-type="float" office:value="101" calcext:value-type="float">
            <text:p>101</text:p>
          </table:table-cell>
          <table:table-cell table:style-name="ce29" office:value-type="float" office:value="5102.9245" calcext:value-type="float">
            <text:p>5102.92</text:p>
          </table:table-cell>
          <table:table-cell table:style-name="ce29" office:value-type="float" office:value="2362.00098682959" calcext:value-type="float">
            <text:p>2362.00</text:p>
          </table:table-cell>
          <table:table-cell table:style-name="ce29" office:value-type="float" office:value="708.72525" calcext:value-type="float">
            <text:p>708.73</text:p>
          </table:table-cell>
          <table:table-cell table:style-name="ce29" office:value-type="float" office:value="6.45701576724272" calcext:value-type="float">
            <text:p>6.46</text:p>
          </table:table-cell>
          <table:table-cell table:style-name="ce29" office:value-type="float" office:value="2539.7" calcext:value-type="float">
            <text:p>2539.70</text:p>
          </table:table-cell>
          <table:table-cell table:style-name="ce29" office:value-type="float" office:value="2529.0865" calcext:value-type="float">
            <text:p>2529.09</text:p>
          </table:table-cell>
          <table:table-cell table:style-name="ce29" office:value-type="float" office:value="8.81483455079524" calcext:value-type="float">
            <text:p>8.81</text:p>
          </table:table-cell>
          <table:table-cell table:style-name="ce29" office:value-type="float" office:value="2510.01" calcext:value-type="float">
            <text:p>2510.01</text:p>
          </table:table-cell>
          <table:table-cell table:style-name="ce29" office:value-type="float" office:value="2539.7" calcext:value-type="float">
            <text:p>2539.70</text:p>
          </table:table-cell>
          <table:table-cell table:style-name="ce29" table:formula="of:=([.J66]-[.K66])/[.J66]*100" office:value-type="float" office:value="0.417903689412133" calcext:value-type="float">
            <text:p>0.42</text:p>
          </table:table-cell>
          <table:table-cell table:style-name="ce29" table:formula="of:=([.J66]-[.M66])/[.J66]*100" office:value-type="float" office:value="1.16903571287946" calcext:value-type="float">
            <text:p>1.17</text:p>
          </table:table-cell>
          <table:table-cell table:style-name="ce29" office:value-type="float" office:value="7586.819" calcext:value-type="float">
            <text:p>7586.82</text:p>
          </table:table-cell>
          <table:table-cell table:style-name="ce29" office:value-type="float" office:value="27.5146636311776" calcext:value-type="float">
            <text:p>27.51</text:p>
          </table:table-cell>
          <table:table-cell table:style-name="ce29" office:value-type="float" office:value="0.2232125" calcext:value-type="float">
            <text:p>0.22</text:p>
          </table:table-cell>
          <table:table-cell table:style-name="ce29" office:value-type="float" office:value="0.998236646855344" calcext:value-type="float">
            <text:p>1.00</text:p>
          </table:table-cell>
          <table:table-cell table:style-name="ce29" office:value-type="float" office:value="0.2232125" calcext:value-type="float">
            <text:p>0.22</text:p>
          </table:table-cell>
          <table:table-cell table:style-name="ce29" office:value-type="float" office:value="0.998236646855344" calcext:value-type="float">
            <text:p>1.00</text:p>
          </table:table-cell>
        </table:table-row>
        <table:table-row table:style-name="ro1">
          <table:table-cell table:style-name="ce26" office:value-type="string" calcext:value-type="string">
            <text:p>F10</text:p>
          </table:table-cell>
          <table:table-cell table:style-name="ce29" office:value-type="float" office:value="110.85" calcext:value-type="float">
            <text:p>110.85</text:p>
          </table:table-cell>
          <table:table-cell table:style-name="ce29" office:value-type="float" office:value="25.5554608439638" calcext:value-type="float">
            <text:p>25.56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101" calcext:value-type="float">
            <text:p>101</text:p>
          </table:table-cell>
          <table:table-cell table:style-name="ce29" office:value-type="float" office:value="3079.5965" calcext:value-type="float">
            <text:p>3079.60</text:p>
          </table:table-cell>
          <table:table-cell table:style-name="ce29" office:value-type="float" office:value="720.679951991794" calcext:value-type="float">
            <text:p>720.68</text:p>
          </table:table-cell>
          <table:table-cell table:style-name="ce29" office:value-type="float" office:value="757.6154" calcext:value-type="float">
            <text:p>757.62</text:p>
          </table:table-cell>
          <table:table-cell table:style-name="ce29" office:value-type="float" office:value="8.9159706169382" calcext:value-type="float">
            <text:p>8.92</text:p>
          </table:table-cell>
          <table:table-cell table:style-name="ce29" office:value-type="float" office:value="2712.22" calcext:value-type="float">
            <text:p>2712.22</text:p>
          </table:table-cell>
          <table:table-cell table:style-name="ce29" office:value-type="float" office:value="2709.233" calcext:value-type="float">
            <text:p>2709.23</text:p>
          </table:table-cell>
          <table:table-cell table:style-name="ce29" office:value-type="float" office:value="7.74530900474258" calcext:value-type="float">
            <text:p>7.75</text:p>
          </table:table-cell>
          <table:table-cell table:style-name="ce29" office:value-type="float" office:value="2686.98" calcext:value-type="float">
            <text:p>2686.98</text:p>
          </table:table-cell>
          <table:table-cell table:style-name="ce29" office:value-type="float" office:value="2712.22" calcext:value-type="float">
            <text:p>2712.22</text:p>
          </table:table-cell>
          <table:table-cell table:style-name="ce29" table:formula="of:=([.J67]-[.K67])/[.J67]*100" office:value-type="float" office:value="0.110131184048478" calcext:value-type="float">
            <text:p>0.11</text:p>
          </table:table-cell>
          <table:table-cell table:style-name="ce29" table:formula="of:=([.J67]-[.M67])/[.J67]*100" office:value-type="float" office:value="0.930602974684936" calcext:value-type="float">
            <text:p>0.93</text:p>
          </table:table-cell>
          <table:table-cell table:style-name="ce29" office:value-type="float" office:value="7494.4315" calcext:value-type="float">
            <text:p>7494.43</text:p>
          </table:table-cell>
          <table:table-cell table:style-name="ce29" office:value-type="float" office:value="26.0214385853786" calcext:value-type="float">
            <text:p>26.02</text:p>
          </table:table-cell>
          <table:table-cell table:style-name="ce29" office:value-type="float" office:value="573.4752" calcext:value-type="float">
            <text:p>573.48</text:p>
          </table:table-cell>
          <table:table-cell table:style-name="ce29" office:value-type="float" office:value="10.7476296069608" calcext:value-type="float">
            <text:p>10.75</text:p>
          </table:table-cell>
          <table:table-cell table:style-name="ce29" office:value-type="float" office:value="59.786" calcext:value-type="float">
            <text:p>59.79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7" office:value-type="string" calcext:value-type="string">
            <text:p>F</text:p>
          </table:table-cell>
          <table:table-cell table:style-name="ce30" table:formula="of:=AVERAGE([.B58:.B67])" office:value-type="float" office:value="205.775" calcext:value-type="float">
            <text:p>205.78</text:p>
          </table:table-cell>
          <table:table-cell table:style-name="ce30" table:formula="of:=AVERAGE([.C58:.C67])" office:value-type="float" office:value="91.3223157038294" calcext:value-type="float">
            <text:p>91.32</text:p>
          </table:table-cell>
          <table:table-cell table:style-name="ce30" table:formula="of:=AVERAGE([.D58:.D67])" office:value-type="float" office:value="449.8" calcext:value-type="float">
            <text:p>449.80</text:p>
          </table:table-cell>
          <table:table-cell table:style-name="ce30" table:formula="of:=AVERAGE([.E58:.E67])" office:value-type="float" office:value="114.5" calcext:value-type="float">
            <text:p>114.50</text:p>
          </table:table-cell>
          <table:table-cell table:style-name="ce30" table:formula="of:=AVERAGE([.F58:.F67])" office:value-type="float" office:value="5501.19545" calcext:value-type="float">
            <text:p>5501.20</text:p>
          </table:table-cell>
          <table:table-cell table:style-name="ce30" table:formula="of:=AVERAGE([.G58:.G67])" office:value-type="float" office:value="2425.52564260172" calcext:value-type="float">
            <text:p>2425.53</text:p>
          </table:table-cell>
          <table:table-cell table:style-name="ce30" table:formula="of:=AVERAGE([.H58:.H67])" office:value-type="float" office:value="714.619425" calcext:value-type="float">
            <text:p>714.62</text:p>
          </table:table-cell>
          <table:table-cell table:style-name="ce30" table:formula="of:=AVERAGE([.I58:.I67])" office:value-type="float" office:value="7.0257098298928" calcext:value-type="float">
            <text:p>7.03</text:p>
          </table:table-cell>
          <table:table-cell table:style-name="ce30" table:formula="of:=AVERAGE([.J58:.J67])" office:value-type="float" office:value="2524.489" calcext:value-type="float">
            <text:p>2524.49</text:p>
          </table:table-cell>
          <table:table-cell table:style-name="ce30" table:formula="of:=AVERAGE([.K58:.K67])" office:value-type="float" office:value="2497.68685" calcext:value-type="float">
            <text:p>2497.69</text:p>
          </table:table-cell>
          <table:table-cell table:style-name="ce30" table:formula="of:=AVERAGE([.L58:.L67])" office:value-type="float" office:value="19.4041925211949" calcext:value-type="float">
            <text:p>19.40</text:p>
          </table:table-cell>
          <table:table-cell table:style-name="ce30" table:formula="of:=AVERAGE([.M58:.M67])" office:value-type="float" office:value="2454.972" calcext:value-type="float">
            <text:p>2454.97</text:p>
          </table:table-cell>
          <table:table-cell table:style-name="ce30" table:formula="of:=AVERAGE([.N58:.N67])" office:value-type="float" office:value="2518.365" calcext:value-type="float">
            <text:p>2518.37</text:p>
          </table:table-cell>
          <table:table-cell table:style-name="ce30" table:formula="of:=AVERAGE([.O58:.O67])" office:value-type="float" office:value="1.0321057641916" calcext:value-type="float">
            <text:p>1.03</text:p>
          </table:table-cell>
          <table:table-cell table:style-name="ce30" table:formula="of:=AVERAGE([.P58:.P67])" office:value-type="float" office:value="2.66686509410815" calcext:value-type="float">
            <text:p>2.67</text:p>
          </table:table-cell>
          <table:table-cell table:style-name="ce30" table:formula="of:=AVERAGE([.Q58:.Q67])" office:value-type="float" office:value="7354.057" calcext:value-type="float">
            <text:p>7354.06</text:p>
          </table:table-cell>
          <table:table-cell table:style-name="ce30" table:formula="of:=AVERAGE([.R58:.R67])" office:value-type="float" office:value="48.8754666443991" calcext:value-type="float">
            <text:p>48.88</text:p>
          </table:table-cell>
          <table:table-cell table:style-name="ce30" table:formula="of:=AVERAGE([.S58:.S67])" office:value-type="float" office:value="118.62947705" calcext:value-type="float">
            <text:p>118.63</text:p>
          </table:table-cell>
          <table:table-cell table:style-name="ce30" table:formula="of:=AVERAGE([.T58:.T67])" office:value-type="float" office:value="23.5844871176687" calcext:value-type="float">
            <text:p>23.58</text:p>
          </table:table-cell>
          <table:table-cell table:style-name="ce30" table:formula="of:=AVERAGE([.U58:.U67])" office:value-type="float" office:value="20.37413285" calcext:value-type="float">
            <text:p>20.37</text:p>
          </table:table-cell>
          <table:table-cell table:style-name="ce30" table:formula="of:=AVERAGE([.V58:.V67])" office:value-type="float" office:value="4.17962215697999" calcext:value-type="float">
            <text:p>4.18</text:p>
          </table:table-cell>
        </table:table-row>
        <table:table-row table:style-name="ro1">
          <table:table-cell table:style-name="ce26" office:value-type="string" calcext:value-type="string">
            <text:p>G1</text:p>
          </table:table-cell>
          <table:table-cell table:style-name="ce29" office:value-type="float" office:value="151" calcext:value-type="float">
            <text:p>151.0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6" office:value-type="float" office:value="151" calcext:value-type="float">
            <text:p>151</text:p>
          </table:table-cell>
          <table:table-cell table:style-name="ce29" office:value-type="float" office:value="4239.052" calcext:value-type="float">
            <text:p>4239.05</text:p>
          </table:table-cell>
          <table:table-cell table:style-name="ce29" office:value-type="float" office:value="128.176172906873" calcext:value-type="float">
            <text:p>128.18</text:p>
          </table:table-cell>
          <table:table-cell table:style-name="ce29" office:value-type="float" office:value="1755.768" calcext:value-type="float">
            <text:p>1755.77</text:p>
          </table:table-cell>
          <table:table-cell table:style-name="ce29" office:value-type="float" office:value="0.51267718374914" calcext:value-type="float">
            <text:p>0.51</text:p>
          </table:table-cell>
          <table:table-cell table:number-columns-repeated="2" table:style-name="ce29" office:value-type="float" office:value="5089.92" calcext:value-type="float">
            <text:p>5089.92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5089.92" calcext:value-type="float">
            <text:p>5089.92</text:p>
          </table:table-cell>
          <table:table-cell table:style-name="ce29" table:formula="of:=([.J69]-[.K69])/[.J69]*100" office:value-type="float" office:value="0" calcext:value-type="float">
            <text:p>0.00</text:p>
          </table:table-cell>
          <table:table-cell table:style-name="ce29" table:formula="of:=([.J69]-[.M69])/[.J69]*100" office:value-type="float" office:value="0" calcext:value-type="float">
            <text:p>0.00</text:p>
          </table:table-cell>
          <table:table-cell table:style-name="ce32" office:value-type="float" office:value="10833.1" calcext:value-type="float">
            <text:p>10,833.10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4306.19" calcext:value-type="float">
            <text:p>4306.19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130.494" calcext:value-type="float">
            <text:p>130.49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G2</text:p>
          </table:table-cell>
          <table:table-cell table:style-name="ce29" office:value-type="float" office:value="151" calcext:value-type="float">
            <text:p>151.0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6" office:value-type="float" office:value="151" calcext:value-type="float">
            <text:p>151</text:p>
          </table:table-cell>
          <table:table-cell table:style-name="ce29" office:value-type="float" office:value="4662.8515" calcext:value-type="float">
            <text:p>4662.85</text:p>
          </table:table-cell>
          <table:table-cell table:style-name="ce29" office:value-type="float" office:value="135.846412047034" calcext:value-type="float">
            <text:p>135.85</text:p>
          </table:table-cell>
          <table:table-cell table:style-name="ce29" office:value-type="float" office:value="1913.85" calcext:value-type="float">
            <text:p>1913.85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10299.5" calcext:value-type="float">
            <text:p>10,299.50</text:p>
          </table:table-cell>
          <table:table-cell table:style-name="ce29" office:value-type="float" office:value="10299.5" calcext:value-type="float">
            <text:p>10299.5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10299.5" calcext:value-type="float">
            <text:p>10299.50</text:p>
          </table:table-cell>
          <table:table-cell table:style-name="ce29" table:formula="of:=([.J70]-[.K70])/[.J70]*100" office:value-type="float" office:value="0" calcext:value-type="float">
            <text:p>0.00</text:p>
          </table:table-cell>
          <table:table-cell table:style-name="ce29" table:formula="of:=([.J70]-[.M70])/[.J70]*100" office:value-type="float" office:value="0" calcext:value-type="float">
            <text:p>0.00</text:p>
          </table:table-cell>
          <table:table-cell table:style-name="ce32" office:value-type="float" office:value="11291.8" calcext:value-type="float">
            <text:p>11,291.8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19381" calcext:value-type="float">
            <text:p>19,381.00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225.625" calcext:value-type="float">
            <text:p>225.63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G3</text:p>
          </table:table-cell>
          <table:table-cell table:style-name="ce29" office:value-type="float" office:value="151" calcext:value-type="float">
            <text:p>151.0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6" office:value-type="float" office:value="151" calcext:value-type="float">
            <text:p>151</text:p>
          </table:table-cell>
          <table:table-cell table:style-name="ce29" office:value-type="float" office:value="4130.035" calcext:value-type="float">
            <text:p>4130.04</text:p>
          </table:table-cell>
          <table:table-cell table:style-name="ce29" office:value-type="float" office:value="13.5906118912634" calcext:value-type="float">
            <text:p>13.59</text:p>
          </table:table-cell>
          <table:table-cell table:style-name="ce29" office:value-type="float" office:value="1654.83" calcext:value-type="float">
            <text:p>1654.83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152.55" calcext:value-type="float">
            <text:p>3152.55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152.55" calcext:value-type="float">
            <text:p>3152.55</text:p>
          </table:table-cell>
          <table:table-cell table:style-name="ce29" table:formula="of:=([.J71]-[.K71])/[.J71]*100" office:value-type="float" office:value="0" calcext:value-type="float">
            <text:p>0.00</text:p>
          </table:table-cell>
          <table:table-cell table:style-name="ce29" table:formula="of:=([.J71]-[.M71])/[.J71]*100" office:value-type="float" office:value="0" calcext:value-type="float">
            <text:p>0.00</text:p>
          </table:table-cell>
          <table:table-cell table:style-name="ce29" office:value-type="float" office:value="9457.66" calcext:value-type="float">
            <text:p>9457.66</text:p>
          </table:table-cell>
          <table:table-cell table:number-columns-repeated="5"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G4</text:p>
          </table:table-cell>
          <table:table-cell table:style-name="ce29" office:value-type="float" office:value="151" calcext:value-type="float">
            <text:p>151.0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6" office:value-type="float" office:value="151" calcext:value-type="float">
            <text:p>151</text:p>
          </table:table-cell>
          <table:table-cell table:style-name="ce29" office:value-type="float" office:value="4581.8455" calcext:value-type="float">
            <text:p>4581.85</text:p>
          </table:table-cell>
          <table:table-cell table:style-name="ce29" office:value-type="float" office:value="130.82969526409" calcext:value-type="float">
            <text:p>130.83</text:p>
          </table:table-cell>
          <table:table-cell table:style-name="ce29" office:value-type="float" office:value="1894.19" calcext:value-type="float">
            <text:p>1894.19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277.34" calcext:value-type="float">
            <text:p>3277.34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277.34" calcext:value-type="float">
            <text:p>3277.34</text:p>
          </table:table-cell>
          <table:table-cell table:style-name="ce29" table:formula="of:=([.J72]-[.K72])/[.J72]*100" office:value-type="float" office:value="0" calcext:value-type="float">
            <text:p>0.00</text:p>
          </table:table-cell>
          <table:table-cell table:style-name="ce29" table:formula="of:=([.J72]-[.M72])/[.J72]*100" office:value-type="float" office:value="0" calcext:value-type="float">
            <text:p>0.00</text:p>
          </table:table-cell>
          <table:table-cell table:style-name="ce29" office:value-type="float" office:value="9810.2" calcext:value-type="float">
            <text:p>9810.20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10.9088" calcext:value-type="float">
            <text:p>10.91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10.9088" calcext:value-type="float">
            <text:p>10.91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G5</text:p>
          </table:table-cell>
          <table:table-cell table:style-name="ce29" office:value-type="float" office:value="151" calcext:value-type="float">
            <text:p>151.0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6" office:value-type="float" office:value="151" calcext:value-type="float">
            <text:p>151</text:p>
          </table:table-cell>
          <table:table-cell table:style-name="ce29" office:value-type="float" office:value="4158.779" calcext:value-type="float">
            <text:p>4158.78</text:p>
          </table:table-cell>
          <table:table-cell table:style-name="ce29" office:value-type="float" office:value="67.3494870765449" calcext:value-type="float">
            <text:p>67.35</text:p>
          </table:table-cell>
          <table:table-cell table:style-name="ce29" office:value-type="float" office:value="1704.57" calcext:value-type="float">
            <text:p>1704.57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584.11" calcext:value-type="float">
            <text:p>3584.11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584.11" calcext:value-type="float">
            <text:p>3584.11</text:p>
          </table:table-cell>
          <table:table-cell table:style-name="ce29" table:formula="of:=([.J73]-[.K73])/[.J73]*100" office:value-type="float" office:value="0" calcext:value-type="float">
            <text:p>0.00</text:p>
          </table:table-cell>
          <table:table-cell table:style-name="ce29" table:formula="of:=([.J73]-[.M73])/[.J73]*100" office:value-type="float" office:value="0" calcext:value-type="float">
            <text:p>0.00</text:p>
          </table:table-cell>
          <table:table-cell table:style-name="ce32" office:value-type="float" office:value="10700.5" calcext:value-type="float">
            <text:p>10,700.50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35.9118" calcext:value-type="float">
            <text:p>35.91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15.9668" calcext:value-type="float">
            <text:p>15.97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G6</text:p>
          </table:table-cell>
          <table:table-cell table:style-name="ce29" office:value-type="float" office:value="151" calcext:value-type="float">
            <text:p>151.0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6" office:value-type="float" office:value="151" calcext:value-type="float">
            <text:p>151</text:p>
          </table:table-cell>
          <table:table-cell table:style-name="ce29" office:value-type="float" office:value="4678.4715" calcext:value-type="float">
            <text:p>4678.47</text:p>
          </table:table-cell>
          <table:table-cell table:style-name="ce29" office:value-type="float" office:value="133.274193074792" calcext:value-type="float">
            <text:p>133.27</text:p>
          </table:table-cell>
          <table:table-cell table:style-name="ce29" office:value-type="float" office:value="1943.66" calcext:value-type="float">
            <text:p>1943.66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498.75" calcext:value-type="float">
            <text:p>3498.75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498.75" calcext:value-type="float">
            <text:p>3498.75</text:p>
          </table:table-cell>
          <table:table-cell table:style-name="ce29" table:formula="of:=([.J74]-[.K74])/[.J74]*100" office:value-type="float" office:value="0" calcext:value-type="float">
            <text:p>0.00</text:p>
          </table:table-cell>
          <table:table-cell table:style-name="ce29" table:formula="of:=([.J74]-[.M74])/[.J74]*100" office:value-type="float" office:value="0" calcext:value-type="float">
            <text:p>0.00</text:p>
          </table:table-cell>
          <table:table-cell table:style-name="ce32" office:value-type="float" office:value="10496.2" calcext:value-type="float">
            <text:p>10,496.20</text:p>
          </table:table-cell>
          <table:table-cell table:number-columns-repeated="5"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G7</text:p>
          </table:table-cell>
          <table:table-cell table:style-name="ce29" office:value-type="float" office:value="151" calcext:value-type="float">
            <text:p>151.0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6" office:value-type="float" office:value="151" calcext:value-type="float">
            <text:p>151</text:p>
          </table:table-cell>
          <table:table-cell table:style-name="ce29" office:value-type="float" office:value="4243.561" calcext:value-type="float">
            <text:p>4243.56</text:p>
          </table:table-cell>
          <table:table-cell table:style-name="ce29" office:value-type="float" office:value="126.821556191118" calcext:value-type="float">
            <text:p>126.82</text:p>
          </table:table-cell>
          <table:table-cell table:style-name="ce29" office:value-type="float" office:value="1724.87" calcext:value-type="float">
            <text:p>1724.87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214.17" calcext:value-type="float">
            <text:p>3214.17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214.17" calcext:value-type="float">
            <text:p>3214.17</text:p>
          </table:table-cell>
          <table:table-cell table:style-name="ce29" table:formula="of:=([.J75]-[.K75])/[.J75]*100" office:value-type="float" office:value="0" calcext:value-type="float">
            <text:p>0.00</text:p>
          </table:table-cell>
          <table:table-cell table:style-name="ce29" table:formula="of:=([.J75]-[.M75])/[.J75]*100" office:value-type="float" office:value="0" calcext:value-type="float">
            <text:p>0.00</text:p>
          </table:table-cell>
          <table:table-cell table:style-name="ce29" office:value-type="float" office:value="9527.08" calcext:value-type="float">
            <text:p>9527.08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84.7471" calcext:value-type="float">
            <text:p>84.75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30.6729" calcext:value-type="float">
            <text:p>30.67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G8</text:p>
          </table:table-cell>
          <table:table-cell table:style-name="ce29" office:value-type="float" office:value="151" calcext:value-type="float">
            <text:p>151.0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6" office:value-type="float" office:value="151" calcext:value-type="float">
            <text:p>151</text:p>
          </table:table-cell>
          <table:table-cell table:style-name="ce29" office:value-type="float" office:value="4108.063" calcext:value-type="float">
            <text:p>4108.06</text:p>
          </table:table-cell>
          <table:table-cell table:style-name="ce29" office:value-type="float" office:value="50.9474704810854" calcext:value-type="float">
            <text:p>50.95</text:p>
          </table:table-cell>
          <table:table-cell table:style-name="ce29" office:value-type="float" office:value="1656.864" calcext:value-type="float">
            <text:p>1656.86</text:p>
          </table:table-cell>
          <table:table-cell table:style-name="ce29" office:value-type="float" office:value="0.351693646591236" calcext:value-type="float">
            <text:p>0.35</text:p>
          </table:table-cell>
          <table:table-cell table:number-columns-repeated="2" table:style-name="ce29" office:value-type="float" office:value="3241.68" calcext:value-type="float">
            <text:p>3241.68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241.68" calcext:value-type="float">
            <text:p>3241.68</text:p>
          </table:table-cell>
          <table:table-cell table:style-name="ce29" table:formula="of:=([.J76]-[.K76])/[.J76]*100" office:value-type="float" office:value="0" calcext:value-type="float">
            <text:p>0.00</text:p>
          </table:table-cell>
          <table:table-cell table:style-name="ce29" table:formula="of:=([.J76]-[.M76])/[.J76]*100" office:value-type="float" office:value="0" calcext:value-type="float">
            <text:p>0.00</text:p>
          </table:table-cell>
          <table:table-cell table:style-name="ce29" office:value-type="float" office:value="9725.04" calcext:value-type="float">
            <text:p>9725.04</text:p>
          </table:table-cell>
          <table:table-cell table:number-columns-repeated="5"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G9</text:p>
          </table:table-cell>
          <table:table-cell table:style-name="ce29" office:value-type="float" office:value="151" calcext:value-type="float">
            <text:p>151.0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6" office:value-type="float" office:value="151" calcext:value-type="float">
            <text:p>151</text:p>
          </table:table-cell>
          <table:table-cell table:style-name="ce29" office:value-type="float" office:value="4135.1815" calcext:value-type="float">
            <text:p>4135.18</text:p>
          </table:table-cell>
          <table:table-cell table:style-name="ce29" office:value-type="float" office:value="27.2387244223714" calcext:value-type="float">
            <text:p>27.24</text:p>
          </table:table-cell>
          <table:table-cell table:style-name="ce29" office:value-type="float" office:value="1655.53" calcext:value-type="float">
            <text:p>1655.53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673.47" calcext:value-type="float">
            <text:p>3673.47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673.47" calcext:value-type="float">
            <text:p>3673.47</text:p>
          </table:table-cell>
          <table:table-cell table:style-name="ce29" table:formula="of:=([.J77]-[.K77])/[.J77]*100" office:value-type="float" office:value="0" calcext:value-type="float">
            <text:p>0.00</text:p>
          </table:table-cell>
          <table:table-cell table:style-name="ce29" table:formula="of:=([.J77]-[.M77])/[.J77]*100" office:value-type="float" office:value="0" calcext:value-type="float">
            <text:p>0.00</text:p>
          </table:table-cell>
          <table:table-cell table:style-name="ce32" office:value-type="float" office:value="10807.8" calcext:value-type="float">
            <text:p>10,807.80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171.583" calcext:value-type="float">
            <text:p>171.58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41.0226" calcext:value-type="float">
            <text:p>41.02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G10</text:p>
          </table:table-cell>
          <table:table-cell table:style-name="ce29" office:value-type="float" office:value="151" calcext:value-type="float">
            <text:p>151.0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6" office:value-type="float" office:value="151" calcext:value-type="float">
            <text:p>151</text:p>
          </table:table-cell>
          <table:table-cell table:style-name="ce29" office:value-type="float" office:value="4080.579" calcext:value-type="float">
            <text:p>4080.58</text:p>
          </table:table-cell>
          <table:table-cell table:style-name="ce29" office:value-type="float" office:value="12.5647061665855" calcext:value-type="float">
            <text:p>12.56</text:p>
          </table:table-cell>
          <table:table-cell table:style-name="ce29" office:value-type="float" office:value="1596.618" calcext:value-type="float">
            <text:p>1596.62</text:p>
          </table:table-cell>
          <table:table-cell table:style-name="ce29" office:value-type="float" office:value="1.66437470477494" calcext:value-type="float">
            <text:p>1.66</text:p>
          </table:table-cell>
          <table:table-cell table:number-columns-repeated="2" table:style-name="ce29" office:value-type="float" office:value="3751.71" calcext:value-type="float">
            <text:p>3751.71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751.71" calcext:value-type="float">
            <text:p>3751.71</text:p>
          </table:table-cell>
          <table:table-cell table:style-name="ce29" table:formula="of:=([.J78]-[.K78])/[.J78]*100" office:value-type="float" office:value="0" calcext:value-type="float">
            <text:p>0.00</text:p>
          </table:table-cell>
          <table:table-cell table:style-name="ce29" table:formula="of:=([.J78]-[.M78])/[.J78]*100" office:value-type="float" office:value="0" calcext:value-type="float">
            <text:p>0.00</text:p>
          </table:table-cell>
          <table:table-cell table:style-name="ce32" office:value-type="float" office:value="11255.1" calcext:value-type="float">
            <text:p>11,255.10</text:p>
          </table:table-cell>
          <table:table-cell table:number-columns-repeated="5"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7" office:value-type="string" calcext:value-type="string">
            <text:p>G</text:p>
          </table:table-cell>
          <table:table-cell table:style-name="ce30" table:formula="of:=AVERAGE([.B69:.B78])" office:value-type="float" office:value="151" calcext:value-type="float">
            <text:p>151.00</text:p>
          </table:table-cell>
          <table:table-cell table:style-name="ce30" table:formula="of:=AVERAGE([.C69:.C78])" office:value-type="float" office:value="0" calcext:value-type="float">
            <text:p>0.00</text:p>
          </table:table-cell>
          <table:table-cell table:style-name="ce30" table:formula="of:=AVERAGE([.D69:.D78])" office:value-type="float" office:value="151" calcext:value-type="float">
            <text:p>151.00</text:p>
          </table:table-cell>
          <table:table-cell table:style-name="ce30" table:formula="of:=AVERAGE([.E69:.E78])" office:value-type="float" office:value="151" calcext:value-type="float">
            <text:p>151.00</text:p>
          </table:table-cell>
          <table:table-cell table:style-name="ce30" table:formula="of:=AVERAGE([.F69:.F78])" office:value-type="float" office:value="4301.8419" calcext:value-type="float">
            <text:p>4301.84</text:p>
          </table:table-cell>
          <table:table-cell table:style-name="ce30" table:formula="of:=AVERAGE([.G69:.G78])" office:value-type="float" office:value="82.6639029521758" calcext:value-type="float">
            <text:p>82.66</text:p>
          </table:table-cell>
          <table:table-cell table:style-name="ce30" table:formula="of:=AVERAGE([.H69:.H78])" office:value-type="float" office:value="1750.075" calcext:value-type="float">
            <text:p>1750.08</text:p>
          </table:table-cell>
          <table:table-cell table:style-name="ce30" table:formula="of:=AVERAGE([.I69:.I78])" office:value-type="float" office:value="0.252874553511532" calcext:value-type="float">
            <text:p>0.25</text:p>
          </table:table-cell>
          <table:table-cell table:style-name="ce30" table:formula="of:=AVERAGE([.J69:.J78])" office:value-type="float" office:value="4278.32" calcext:value-type="float">
            <text:p>4278.32</text:p>
          </table:table-cell>
          <table:table-cell table:style-name="ce30" table:formula="of:=AVERAGE([.K69:.K78])" office:value-type="float" office:value="4278.32" calcext:value-type="float">
            <text:p>4278.32</text:p>
          </table:table-cell>
          <table:table-cell table:style-name="ce30" table:formula="of:=AVERAGE([.L69:.L78])" office:value-type="float" office:value="0" calcext:value-type="float">
            <text:p>0.00</text:p>
          </table:table-cell>
          <table:table-cell table:style-name="ce30" table:formula="of:=AVERAGE([.M69:.M78])" office:value-type="float" office:value="4278.32" calcext:value-type="float">
            <text:p>4278.32</text:p>
          </table:table-cell>
          <table:table-cell table:style-name="ce30" table:formula="of:=AVERAGE([.N69:.N78])" office:value-type="float" office:value="4278.32" calcext:value-type="float">
            <text:p>4278.32</text:p>
          </table:table-cell>
          <table:table-cell table:style-name="ce30" table:formula="of:=AVERAGE([.O69:.O78])" office:value-type="float" office:value="0" calcext:value-type="float">
            <text:p>0.00</text:p>
          </table:table-cell>
          <table:table-cell table:style-name="ce30" table:formula="of:=AVERAGE([.P69:.P78])" office:value-type="float" office:value="0" calcext:value-type="float">
            <text:p>0.00</text:p>
          </table:table-cell>
          <table:table-cell table:style-name="ce33" table:formula="of:=AVERAGE([.Q69:.Q78])" office:value-type="float" office:value="10390.448" calcext:value-type="float">
            <text:p>10,390.45</text:p>
          </table:table-cell>
          <table:table-cell table:style-name="ce30" table:formula="of:=AVERAGE([.R69:.R78])" office:value-type="float" office:value="0" calcext:value-type="float">
            <text:p>0.00</text:p>
          </table:table-cell>
          <table:table-cell table:style-name="ce30" table:formula="of:=AVERAGE([.S69:.S78])" office:value-type="float" office:value="2399.03407" calcext:value-type="float">
            <text:p>2399.03</text:p>
          </table:table-cell>
          <table:table-cell table:style-name="ce30" table:formula="of:=AVERAGE([.T69:.T78])" office:value-type="float" office:value="0" calcext:value-type="float">
            <text:p>0.00</text:p>
          </table:table-cell>
          <table:table-cell table:style-name="ce30" table:formula="of:=AVERAGE([.U69:.U78])" office:value-type="float" office:value="45.46901" calcext:value-type="float">
            <text:p>45.47</text:p>
          </table:table-cell>
          <table:table-cell table:style-name="ce30" table:formula="of:=AVERAGE([.V69:.V78])" office:value-type="float" office:value="0" calcext:value-type="float">
            <text:p>0.00</text:p>
          </table:table-cell>
        </table:table-row>
        <table:table-row table:style-name="ro1" table:number-rows-repeated="104849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Mean by family" table:style-name="ta1">
        <table:table-column table:style-name="co15" table:default-cell-style-name="ce34"/>
        <table:table-column table:style-name="co15" table:number-columns-repeated="21" table:default-cell-style-name="ce35"/>
        <table:table-column table:style-name="co15" table:number-columns-repeated="1002" table:default-cell-style-name="ce37"/>
        <table:table-row table:style-name="ro1">
          <table:table-cell table:style-name="ce25" office:value-type="string" calcext:value-type="string" table:number-columns-spanned="1" table:number-rows-spanned="2">
            <text:p>Instance</text:p>
          </table:table-cell>
          <table:table-cell table:style-name="ce28" office:value-type="string" calcext:value-type="string" table:number-columns-spanned="4" table:number-rows-spanned="1">
            <text:p>Iterations</text:p>
          </table:table-cell>
          <table:covered-table-cell table:style-name="ce28" office:value-type="string" calcext:value-type="string">
            <text:p>iter.sd</text:p>
          </table:covered-table-cell>
          <table:covered-table-cell table:style-name="ce25" office:value-type="string" calcext:value-type="string">
            <text:p>iter.max</text:p>
          </table:covered-table-cell>
          <table:covered-table-cell table:style-name="ce25" office:value-type="string" calcext:value-type="string">
            <text:p>iter.min</text:p>
          </table:covered-table-cell>
          <table:table-cell table:style-name="ce28" office:value-type="string" calcext:value-type="string" table:number-columns-spanned="2" table:number-rows-spanned="1">
            <text:p>Time (sec)</text:p>
          </table:table-cell>
          <table:covered-table-cell table:style-name="ce28" office:value-type="string" calcext:value-type="string">
            <text:p>time.sd</text:p>
          </table:covered-table-cell>
          <table:table-cell table:style-name="ce28" office:value-type="string" calcext:value-type="string" table:number-columns-spanned="2" table:number-rows-spanned="1">
            <text:p>Memory usage (KiB)</text:p>
          </table:table-cell>
          <table:covered-table-cell table:style-name="ce28" office:value-type="string" calcext:value-type="string">
            <text:p>memusage.sd</text:p>
          </table:covered-table-cell>
          <table:table-cell table:style-name="ce28" office:value-type="string" calcext:value-type="string" table:number-columns-spanned="5" table:number-rows-spanned="1">
            <text:p>Cost</text:p>
          </table:table-cell>
          <table:covered-table-cell table:style-name="ce28" office:value-type="string" calcext:value-type="string">
            <text:p>Cost</text:p>
          </table:covered-table-cell>
          <table:covered-table-cell table:style-name="ce28" office:value-type="string" calcext:value-type="string">
            <text:p>cost.sd</text:p>
          </table:covered-table-cell>
          <table:covered-table-cell table:style-name="ce28" office:value-type="string" calcext:value-type="string">
            <text:p>cost.min</text:p>
          </table:covered-table-cell>
          <table:covered-table-cell table:style-name="ce28" office:value-type="string" calcext:value-type="string">
            <text:p>cost.max</text:p>
          </table:covered-table-cell>
          <table:table-cell table:style-name="ce28" office:value-type="string" calcext:value-type="string" table:number-columns-spanned="2" table:number-rows-spanned="1">
            <text:p>Improvement (%)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Travel distance</text:p>
          </table:table-cell>
          <table:covered-table-cell table:style-name="ce28" office:value-type="string" calcext:value-type="string">
            <text:p>dist.sd</text:p>
          </table:covered-table-cell>
          <table:table-cell table:style-name="ce28" office:value-type="string" calcext:value-type="string" table:number-columns-spanned="2" table:number-rows-spanned="1">
            <text:p>Total tardiness</text:p>
          </table:table-cell>
          <table:covered-table-cell table:style-name="ce28" office:value-type="string" calcext:value-type="string">
            <text:p>tard.sd</text:p>
          </table:covered-table-cell>
          <table:table-cell table:style-name="ce28" office:value-type="string" calcext:value-type="string" table:number-columns-spanned="2" table:number-rows-spanned="1">
            <text:p>Maximum tardiness</text:p>
          </table:table-cell>
          <table:covered-table-cell table:style-name="ce28" office:value-type="string" calcext:value-type="string">
            <text:p>tmax.sd</text:p>
          </table:covered-table-cell>
          <table:table-cell table:style-name="Default" table:number-columns-repeated="1002"/>
        </table:table-row>
        <table:table-row table:style-name="ro1">
          <table:covered-table-cell table:style-name="ce25"/>
          <table:table-cell table:style-name="ce28" office:value-type="string" calcext:value-type="string">
            <text:p>Mean</text:p>
          </table:table-cell>
          <table:table-cell table:style-name="ce28" office:value-type="string" calcext:value-type="string">
            <text:p>SD</text:p>
          </table:table-cell>
          <table:table-cell table:style-name="ce25" office:value-type="string" calcext:value-type="string">
            <text:p>Max</text:p>
          </table:table-cell>
          <table:table-cell table:style-name="ce25" office:value-type="string" calcext:value-type="string">
            <text:p>Min</text:p>
          </table:table-cell>
          <table:table-cell table:style-name="ce28" office:value-type="string" calcext:value-type="string">
            <text:p>Mean</text:p>
          </table:table-cell>
          <table:table-cell table:style-name="ce28" office:value-type="string" calcext:value-type="string">
            <text:p>SD</text:p>
          </table:table-cell>
          <table:table-cell table:style-name="ce28" office:value-type="string" calcext:value-type="string">
            <text:p>Mean</text:p>
          </table:table-cell>
          <table:table-cell table:style-name="ce28" office:value-type="string" calcext:value-type="string">
            <text:p>SD</text:p>
          </table:table-cell>
          <table:table-cell table:style-name="ce28" office:value-type="string" calcext:value-type="string">
            <text:p>Initial</text:p>
          </table:table-cell>
          <table:table-cell table:style-name="ce28" office:value-type="string" calcext:value-type="string">
            <text:p>Mean</text:p>
          </table:table-cell>
          <table:table-cell table:style-name="ce28" office:value-type="string" calcext:value-type="string">
            <text:p>SD</text:p>
          </table:table-cell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style-name="ce28" office:value-type="string" calcext:value-type="string">
            <text:p>Mean</text:p>
          </table:table-cell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Mean</text:p>
          </table:table-cell>
          <table:table-cell table:style-name="ce28" office:value-type="string" calcext:value-type="string">
            <text:p>SD</text:p>
          </table:table-cell>
          <table:table-cell table:style-name="ce28" office:value-type="string" calcext:value-type="string">
            <text:p>Mean</text:p>
          </table:table-cell>
          <table:table-cell table:style-name="ce28" office:value-type="string" calcext:value-type="string">
            <text:p>SD</text:p>
          </table:table-cell>
          <table:table-cell table:style-name="ce28" office:value-type="string" calcext:value-type="string">
            <text:p>Mean</text:p>
          </table:table-cell>
          <table:table-cell table:style-name="ce28" office:value-type="string" calcext:value-type="string">
            <text:p>SD</text:p>
          </table:table-cell>
          <table:table-cell table:style-name="Default"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.945" calcext:value-type="float">
            <text:p>7.95</text:p>
          </table:table-cell>
          <table:table-cell office:value-type="float" office:value="1.17236423345576" calcext:value-type="float">
            <text:p>1.17</text:p>
          </table:table-cell>
          <table:table-cell office:value-type="float" office:value="10.8" calcext:value-type="float">
            <text:p>10.80</text:p>
          </table:table-cell>
          <table:table-cell office:value-type="float" office:value="6.8" calcext:value-type="float">
            <text:p>6.80</text:p>
          </table:table-cell>
          <table:table-cell office:value-type="float" office:value="0.54458" calcext:value-type="float">
            <text:p>0.54</text:p>
          </table:table-cell>
          <table:table-cell office:value-type="float" office:value="0.236871749364213" calcext:value-type="float">
            <text:p>0.24</text:p>
          </table:table-cell>
          <table:table-cell office:value-type="float" office:value="134.25504" calcext:value-type="float">
            <text:p>134.26</text:p>
          </table:table-cell>
          <table:table-cell office:value-type="float" office:value="0.127476078171858" calcext:value-type="float">
            <text:p>0.13</text:p>
          </table:table-cell>
          <table:table-cell office:value-type="float" office:value="275.7544" calcext:value-type="float">
            <text:p>275.75</text:p>
          </table:table-cell>
          <table:table-cell office:value-type="float" office:value="226.1308" calcext:value-type="float">
            <text:p>226.13</text:p>
          </table:table-cell>
          <table:table-cell office:value-type="float" office:value="3.23439697765902" calcext:value-type="float">
            <text:p>3.23</text:p>
          </table:table-cell>
          <table:table-cell office:value-type="float" office:value="225.1943" calcext:value-type="float">
            <text:p>225.19</text:p>
          </table:table-cell>
          <table:table-cell office:value-type="float" office:value="237.0884" calcext:value-type="float">
            <text:p>237.09</text:p>
          </table:table-cell>
          <table:table-cell office:value-type="float" office:value="16.3906130062014" calcext:value-type="float">
            <text:p>16.39</text:p>
          </table:table-cell>
          <table:table-cell office:value-type="float" office:value="16.7630974568895" calcext:value-type="float">
            <text:p>16.76</text:p>
          </table:table-cell>
          <table:table-cell office:value-type="float" office:value="641.169945" calcext:value-type="float">
            <text:p>641.17</text:p>
          </table:table-cell>
          <table:table-cell office:value-type="float" office:value="11.2745827640624" calcext:value-type="float">
            <text:p>11.27</text:p>
          </table:table-cell>
          <table:table-cell office:value-type="float" office:value="21.365076" calcext:value-type="float">
            <text:p>21.37</text:p>
          </table:table-cell>
          <table:table-cell office:value-type="float" office:value="1.04758750813678" calcext:value-type="float">
            <text:p>1.05</text:p>
          </table:table-cell>
          <table:table-cell office:value-type="float" office:value="15.857183" calcext:value-type="float">
            <text:p>15.86</text:p>
          </table:table-cell>
          <table:table-cell office:value-type="float" office:value="0.523793754068386" calcext:value-type="float">
            <text:p>0.5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1.395" calcext:value-type="float">
            <text:p>31.40</text:p>
          </table:table-cell>
          <table:table-cell office:value-type="float" office:value="8.8727779857108" calcext:value-type="float">
            <text:p>8.87</text:p>
          </table:table-cell>
          <table:table-cell office:value-type="float" office:value="50.8" calcext:value-type="float">
            <text:p>50.80</text:p>
          </table:table-cell>
          <table:table-cell office:value-type="float" office:value="18.9" calcext:value-type="float">
            <text:p>18.90</text:p>
          </table:table-cell>
          <table:table-cell office:value-type="float" office:value="114.32405" calcext:value-type="float">
            <text:p>114.32</text:p>
          </table:table-cell>
          <table:table-cell office:value-type="float" office:value="53.7975947644259" calcext:value-type="float">
            <text:p>53.80</text:p>
          </table:table-cell>
          <table:table-cell office:value-type="float" office:value="138.291865" calcext:value-type="float">
            <text:p>138.29</text:p>
          </table:table-cell>
          <table:table-cell office:value-type="float" office:value="1.7725853172257" calcext:value-type="float">
            <text:p>1.77</text:p>
          </table:table-cell>
          <table:table-cell office:value-type="float" office:value="936.3754" calcext:value-type="float">
            <text:p>936.38</text:p>
          </table:table-cell>
          <table:table-cell office:value-type="float" office:value="428.20685" calcext:value-type="float">
            <text:p>428.21</text:p>
          </table:table-cell>
          <table:table-cell office:value-type="float" office:value="22.2350427556628" calcext:value-type="float">
            <text:p>22.24</text:p>
          </table:table-cell>
          <table:table-cell office:value-type="float" office:value="407.4346" calcext:value-type="float">
            <text:p>407.43</text:p>
          </table:table-cell>
          <table:table-cell office:value-type="float" office:value="493.1573" calcext:value-type="float">
            <text:p>493.16</text:p>
          </table:table-cell>
          <table:table-cell office:value-type="float" office:value="49.4545195457008" calcext:value-type="float">
            <text:p>49.45</text:p>
          </table:table-cell>
          <table:table-cell office:value-type="float" office:value="51.4330372842867" calcext:value-type="float">
            <text:p>51.43</text:p>
          </table:table-cell>
          <table:table-cell office:value-type="float" office:value="1166.97609" calcext:value-type="float">
            <text:p>1166.98</text:p>
          </table:table-cell>
          <table:table-cell office:value-type="float" office:value="50.2243881794706" calcext:value-type="float">
            <text:p>50.22</text:p>
          </table:table-cell>
          <table:table-cell office:value-type="float" office:value="80.77975095" calcext:value-type="float">
            <text:p>80.78</text:p>
          </table:table-cell>
          <table:table-cell office:value-type="float" office:value="26.4364994852559" calcext:value-type="float">
            <text:p>26.44</text:p>
          </table:table-cell>
          <table:table-cell office:value-type="float" office:value="36.86423055" calcext:value-type="float">
            <text:p>36.86</text:p>
          </table:table-cell>
          <table:table-cell office:value-type="float" office:value="7.79023646566095" calcext:value-type="float">
            <text:p>7.7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1.75" calcext:value-type="float">
            <text:p>121.75</text:p>
          </table:table-cell>
          <table:table-cell office:value-type="float" office:value="33.0919347027865" calcext:value-type="float">
            <text:p>33.09</text:p>
          </table:table-cell>
          <table:table-cell office:value-type="float" office:value="199.4" calcext:value-type="float">
            <text:p>199.40</text:p>
          </table:table-cell>
          <table:table-cell office:value-type="float" office:value="63.1" calcext:value-type="float">
            <text:p>63.10</text:p>
          </table:table-cell>
          <table:table-cell office:value-type="float" office:value="532.41553" calcext:value-type="float">
            <text:p>532.42</text:p>
          </table:table-cell>
          <table:table-cell office:value-type="float" office:value="185.326616543201" calcext:value-type="float">
            <text:p>185.33</text:p>
          </table:table-cell>
          <table:table-cell office:value-type="float" office:value="148.514025" calcext:value-type="float">
            <text:p>148.51</text:p>
          </table:table-cell>
          <table:table-cell office:value-type="float" office:value="3.73917792211431" calcext:value-type="float">
            <text:p>3.74</text:p>
          </table:table-cell>
          <table:table-cell office:value-type="float" office:value="1705.8586" calcext:value-type="float">
            <text:p>1705.86</text:p>
          </table:table-cell>
          <table:table-cell office:value-type="float" office:value="659.182575" calcext:value-type="float">
            <text:p>659.18</text:p>
          </table:table-cell>
          <table:table-cell office:value-type="float" office:value="40.1237923833725" calcext:value-type="float">
            <text:p>40.12</text:p>
          </table:table-cell>
          <table:table-cell office:value-type="float" office:value="622.123" calcext:value-type="float">
            <text:p>622.12</text:p>
          </table:table-cell>
          <table:table-cell office:value-type="float" office:value="774.9581" calcext:value-type="float">
            <text:p>774.96</text:p>
          </table:table-cell>
          <table:table-cell office:value-type="float" office:value="51.3112845796145" calcext:value-type="float">
            <text:p>51.31</text:p>
          </table:table-cell>
          <table:table-cell office:value-type="float" office:value="53.7724941217158" calcext:value-type="float">
            <text:p>53.77</text:p>
          </table:table-cell>
          <table:table-cell office:value-type="float" office:value="1664.6432" calcext:value-type="float">
            <text:p>1664.64</text:p>
          </table:table-cell>
          <table:table-cell office:value-type="float" office:value="72.1598689230827" calcext:value-type="float">
            <text:p>72.16</text:p>
          </table:table-cell>
          <table:table-cell office:value-type="float" office:value="256.1784643" calcext:value-type="float">
            <text:p>256.18</text:p>
          </table:table-cell>
          <table:table-cell office:value-type="float" office:value="69.7562694568655" calcext:value-type="float">
            <text:p>69.76</text:p>
          </table:table-cell>
          <table:table-cell office:value-type="float" office:value="56.72609065" calcext:value-type="float">
            <text:p>56.73</text:p>
          </table:table-cell>
          <table:table-cell office:value-type="float" office:value="14.8318428800471" calcext:value-type="float">
            <text:p>14.8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66.625" calcext:value-type="float">
            <text:p>266.63</text:p>
          </table:table-cell>
          <table:table-cell office:value-type="float" office:value="75.9346522081756" calcext:value-type="float">
            <text:p>75.93</text:p>
          </table:table-cell>
          <table:table-cell office:value-type="float" office:value="428.4" calcext:value-type="float">
            <text:p>428.40</text:p>
          </table:table-cell>
          <table:table-cell office:value-type="float" office:value="139.6" calcext:value-type="float">
            <text:p>139.60</text:p>
          </table:table-cell>
          <table:table-cell office:value-type="float" office:value="1475.845895" calcext:value-type="float">
            <text:p>1475.85</text:p>
          </table:table-cell>
          <table:table-cell office:value-type="float" office:value="490.147503591408" calcext:value-type="float">
            <text:p>490.15</text:p>
          </table:table-cell>
          <table:table-cell office:value-type="float" office:value="177.681285" calcext:value-type="float">
            <text:p>177.68</text:p>
          </table:table-cell>
          <table:table-cell office:value-type="float" office:value="9.42235153435572" calcext:value-type="float">
            <text:p>9.42</text:p>
          </table:table-cell>
          <table:table-cell office:value-type="float" office:value="1891.806" calcext:value-type="float">
            <text:p>1891.81</text:p>
          </table:table-cell>
          <table:table-cell office:value-type="float" office:value="836.74174" calcext:value-type="float">
            <text:p>836.74</text:p>
          </table:table-cell>
          <table:table-cell office:value-type="float" office:value="41.3805331329702" calcext:value-type="float">
            <text:p>41.38</text:p>
          </table:table-cell>
          <table:table-cell office:value-type="float" office:value="785.5136" calcext:value-type="float">
            <text:p>785.51</text:p>
          </table:table-cell>
          <table:table-cell office:value-type="float" office:value="947.5291" calcext:value-type="float">
            <text:p>947.53</text:p>
          </table:table-cell>
          <table:table-cell office:value-type="float" office:value="50.5915403270993" calcext:value-type="float">
            <text:p>50.59</text:p>
          </table:table-cell>
          <table:table-cell office:value-type="float" office:value="53.7112200628416" calcext:value-type="float">
            <text:p>53.71</text:p>
          </table:table-cell>
          <table:table-cell office:value-type="float" office:value="2174.487" calcext:value-type="float">
            <text:p>2174.49</text:p>
          </table:table-cell>
          <table:table-cell office:value-type="float" office:value="92.3210772465685" calcext:value-type="float">
            <text:p>92.32</text:p>
          </table:table-cell>
          <table:table-cell office:value-type="float" office:value="280.273970115" calcext:value-type="float">
            <text:p>280.27</text:p>
          </table:table-cell>
          <table:table-cell office:value-type="float" office:value="53.4830827172536" calcext:value-type="float">
            <text:p>53.48</text:p>
          </table:table-cell>
          <table:table-cell office:value-type="float" office:value="55.464370215" calcext:value-type="float">
            <text:p>55.46</text:p>
          </table:table-cell>
          <table:table-cell office:value-type="float" office:value="11.8376407187574" calcext:value-type="float">
            <text:p>11.8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85.61" calcext:value-type="float">
            <text:p>485.61</text:p>
          </table:table-cell>
          <table:table-cell office:value-type="float" office:value="145.275612328328" calcext:value-type="float">
            <text:p>145.28</text:p>
          </table:table-cell>
          <table:table-cell office:value-type="float" office:value="794.2" calcext:value-type="float">
            <text:p>794.20</text:p>
          </table:table-cell>
          <table:table-cell office:value-type="float" office:value="257.7" calcext:value-type="float">
            <text:p>257.70</text:p>
          </table:table-cell>
          <table:table-cell office:value-type="float" office:value="4643.8307" calcext:value-type="float">
            <text:p>4643.83</text:p>
          </table:table-cell>
          <table:table-cell office:value-type="float" office:value="1446.7015266209" calcext:value-type="float">
            <text:p>1446.70</text:p>
          </table:table-cell>
          <table:table-cell office:value-type="float" office:value="235.50121" calcext:value-type="float">
            <text:p>235.50</text:p>
          </table:table-cell>
          <table:table-cell office:value-type="float" office:value="15.4707521977389" calcext:value-type="float">
            <text:p>15.47</text:p>
          </table:table-cell>
          <table:table-cell office:value-type="float" office:value="1856.642" calcext:value-type="float">
            <text:p>1856.64</text:p>
          </table:table-cell>
          <table:table-cell office:value-type="float" office:value="937.03995" calcext:value-type="float">
            <text:p>937.04</text:p>
          </table:table-cell>
          <table:table-cell office:value-type="float" office:value="48.7999035352606" calcext:value-type="float">
            <text:p>48.80</text:p>
          </table:table-cell>
          <table:table-cell office:value-type="float" office:value="863.7403" calcext:value-type="float">
            <text:p>863.74</text:p>
          </table:table-cell>
          <table:table-cell office:value-type="float" office:value="1049.7074" calcext:value-type="float">
            <text:p>1049.71</text:p>
          </table:table-cell>
          <table:table-cell office:value-type="float" office:value="47.4851333590063" calcext:value-type="float">
            <text:p>47.49</text:p>
          </table:table-cell>
          <table:table-cell office:value-type="float" office:value="51.5698519988758" calcext:value-type="float">
            <text:p>51.57</text:p>
          </table:table-cell>
          <table:table-cell office:value-type="float" office:value="2645.273" calcext:value-type="float">
            <text:p>2645.27</text:p>
          </table:table-cell>
          <table:table-cell office:value-type="float" office:value="124.637621896688" calcext:value-type="float">
            <text:p>124.64</text:p>
          </table:table-cell>
          <table:table-cell office:value-type="float" office:value="135.410211211947" calcext:value-type="float">
            <text:p>135.41</text:p>
          </table:table-cell>
          <table:table-cell office:value-type="float" office:value="47.6152898218661" calcext:value-type="float">
            <text:p>47.62</text:p>
          </table:table-cell>
          <table:table-cell office:value-type="float" office:value="30.4363085619468" calcext:value-type="float">
            <text:p>30.44</text:p>
          </table:table-cell>
          <table:table-cell office:value-type="float" office:value="8.68910753037205" calcext:value-type="float">
            <text:p>8.6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5.775" calcext:value-type="float">
            <text:p>205.78</text:p>
          </table:table-cell>
          <table:table-cell office:value-type="float" office:value="91.3223157038294" calcext:value-type="float">
            <text:p>91.32</text:p>
          </table:table-cell>
          <table:table-cell office:value-type="float" office:value="449.8" calcext:value-type="float">
            <text:p>449.80</text:p>
          </table:table-cell>
          <table:table-cell office:value-type="float" office:value="114.5" calcext:value-type="float">
            <text:p>114.50</text:p>
          </table:table-cell>
          <table:table-cell office:value-type="float" office:value="5501.19545" calcext:value-type="float">
            <text:p>5501.20</text:p>
          </table:table-cell>
          <table:table-cell office:value-type="float" office:value="2425.52564260172" calcext:value-type="float">
            <text:p>2425.53</text:p>
          </table:table-cell>
          <table:table-cell office:value-type="float" office:value="714.619425" calcext:value-type="float">
            <text:p>714.62</text:p>
          </table:table-cell>
          <table:table-cell office:value-type="float" office:value="7.0257098298928" calcext:value-type="float">
            <text:p>7.03</text:p>
          </table:table-cell>
          <table:table-cell office:value-type="float" office:value="2524.489" calcext:value-type="float">
            <text:p>2524.49</text:p>
          </table:table-cell>
          <table:table-cell office:value-type="float" office:value="2497.68685" calcext:value-type="float">
            <text:p>2497.69</text:p>
          </table:table-cell>
          <table:table-cell office:value-type="float" office:value="19.4041925211949" calcext:value-type="float">
            <text:p>19.40</text:p>
          </table:table-cell>
          <table:table-cell office:value-type="float" office:value="2454.972" calcext:value-type="float">
            <text:p>2454.97</text:p>
          </table:table-cell>
          <table:table-cell office:value-type="float" office:value="2518.365" calcext:value-type="float">
            <text:p>2518.37</text:p>
          </table:table-cell>
          <table:table-cell office:value-type="float" office:value="1.0321057641916" calcext:value-type="float">
            <text:p>1.03</text:p>
          </table:table-cell>
          <table:table-cell office:value-type="float" office:value="2.66686509410815" calcext:value-type="float">
            <text:p>2.67</text:p>
          </table:table-cell>
          <table:table-cell office:value-type="float" office:value="7354.057" calcext:value-type="float">
            <text:p>7354.06</text:p>
          </table:table-cell>
          <table:table-cell office:value-type="float" office:value="48.8754666443991" calcext:value-type="float">
            <text:p>48.88</text:p>
          </table:table-cell>
          <table:table-cell office:value-type="float" office:value="118.62947705" calcext:value-type="float">
            <text:p>118.63</text:p>
          </table:table-cell>
          <table:table-cell office:value-type="float" office:value="23.5844871176687" calcext:value-type="float">
            <text:p>23.58</text:p>
          </table:table-cell>
          <table:table-cell office:value-type="float" office:value="20.37413285" calcext:value-type="float">
            <text:p>20.37</text:p>
          </table:table-cell>
          <table:table-cell office:value-type="float" office:value="4.17962215697999" calcext:value-type="float">
            <text:p>4.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51" calcext:value-type="float">
            <text:p>15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51" calcext:value-type="float">
            <text:p>151.00</text:p>
          </table:table-cell>
          <table:table-cell office:value-type="float" office:value="4301.8419" calcext:value-type="float">
            <text:p>4301.84</text:p>
          </table:table-cell>
          <table:table-cell office:value-type="float" office:value="82.6639029521758" calcext:value-type="float">
            <text:p>82.66</text:p>
          </table:table-cell>
          <table:table-cell office:value-type="float" office:value="1750.075" calcext:value-type="float">
            <text:p>1750.08</text:p>
          </table:table-cell>
          <table:table-cell office:value-type="float" office:value="0.252874553511532" calcext:value-type="float">
            <text:p>0.25</text:p>
          </table:table-cell>
          <table:table-cell table:number-columns-repeated="2" office:value-type="float" office:value="4278.32" calcext:value-type="float">
            <text:p>4278.3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278.32" calcext:value-type="float">
            <text:p>4278.32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6" office:value-type="float" office:value="10390.448" calcext:value-type="float">
            <text:p>10,390.45</text:p>
          </table:table-cell>
          <table:table-cell office:value-type="float" office:value="0" calcext:value-type="float">
            <text:p>0.00</text:p>
          </table:table-cell>
          <table:table-cell office:value-type="float" office:value="2399.03407" calcext:value-type="float">
            <text:p>2399.03</text:p>
          </table:table-cell>
          <table:table-cell office:value-type="float" office:value="0" calcext:value-type="float">
            <text:p>0.00</text:p>
          </table:table-cell>
          <table:table-cell office:value-type="float" office:value="45.46901" calcext:value-type="float">
            <text:p>45.47</text:p>
          </table:table-cell>
          <table:table-cell office:value-type="float" office:value="0" calcext:value-type="float">
            <text:p>0.00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7:45:14.216341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7:21:42.110317926</meta:creation-date>
    <meta:generator>LibreOffice/6.4.7.2$Linux_X86_64 LibreOffice_project/40$Build-2</meta:generator>
    <dc:date>2021-06-02T17:45:30.921706528</dc:date>
    <meta:editing-duration>PT20M16S</meta:editing-duration>
    <meta:editing-cycles>9</meta:editing-cycles>
    <meta:document-statistic meta:table-count="3" meta:cell-count="3352" meta:object-count="0"/>
  </office:meta>
</office:document-meta>
</file>